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2" svg:font-family="Calibri2"/>
    <style:font-face style:name="Verdana" svg:font-family="Verdana"/>
    <style:font-face style:name="Calibri1" svg:font-family="Calibri1"/>
    <style:font-face style:name="Liberation Serif" svg:font-family="&quot;Liberation Serif&quot;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  <style:text-properties style:font-name="Calibri2" style:font-name-asian="Calibri2" style:font-name-complex="Calibri2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#FFFF00"/>
      <style:text-properties style:font-name="Calibri2" style:font-name-asian="Calibri2" style:font-name-complex="Calibri2" fo:font-size="10pt" style:font-size-asian="10pt" style:font-size-complex="10pt"/>
    </style:style>
    <style:style style:name="ce5" style:family="table-cell" style:parent-style-name="Excel_32_Built-in_32_Hyperlink" style:data-style-name="N0">
      <style:table-cell-properties style:vertical-align="middle" fo:wrap-option="wrap" fo:background-color="transparent" style:cell-protect="protected"/>
      <style:text-properties fo:color="#0563C1" style:font-name="Calibri2" style:font-name-asian="Calibri2" style:font-name-complex="Calibri2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fo:wrap-option="wrap" fo:background-color="transparent"/>
      <style:text-properties style:font-name="Calibri2" style:font-name-asian="Calibri2" style:font-name-complex="Calibri2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2" style:font-name-asian="Calibri2" style:font-name-complex="Calibri2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fo:background-color="transparent"/>
      <style:text-properties fo:color="#2E2E2E" style:font-name="Calibri2" style:font-name-asian="Calibri2" style:font-name-complex="Calibri2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2E2E2E" style:font-name="Calibri2" style:font-name-asian="Calibri2" style:font-name-complex="Calibri2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style:font-name="Calibri2" style:font-name-asian="Calibri2" style:font-name-complex="Calibri2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 fo:background-color="transparent"/>
      <style:text-properties fo:color="#2E2E2E" style:font-name="Calibri2" style:font-name-asian="Calibri2" style:font-name-complex="Calibri2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80" style:font-name="Calibri2" style:font-name-asian="Calibri2" style:font-name-complex="Calibri2" fo:font-size="10pt" style:font-size-asian="10pt" style:font-size-complex="10pt" style:text-underline-style="solid" style:text-underline-type="singl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Calibri2" style:font-name-asian="Calibri2" style:font-name-complex="Calibri2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2" style:font-name-asian="Calibri2" style:font-name-complex="Calibri2" fo:font-size="10pt" style:font-size-asian="10pt" style:font-size-complex="10pt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fo:color="#000081" style:font-name="Calibri2" style:font-name-asian="Calibri2" style:font-name-complex="Calibri2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80" style:font-name="Calibri2" style:font-name-asian="Calibri2" style:font-name-complex="Calibri2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 fo:background-color="transparent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automatic" fo:wrap-option="wrap" fo:background-color="transparent"/>
      <style:text-properties style:font-name="Calibri1" style:font-name-asian="Calibri1" style:font-name-complex="Calibri1" fo:font-size="8pt" style:font-size-asian="8pt" style:font-size-complex="8pt"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fo:wrap-option="wrap" fo:background-color="transparent"/>
      <style:text-properties style:font-name="Calibri1" style:font-name-asian="Calibri1" style:font-name-complex="Calibri1" fo:font-size="8pt" style:font-size-asian="8pt" style:font-size-complex="8pt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automatic" fo:wrap-option="wrap" fo:background-color="transparent"/>
    </style:style>
    <style:style style:name="ce23" style:family="table-cell" style:parent-style-name="Default" style:data-style-name="N0">
      <style:table-cell-properties style:vertical-align="automatic" fo:wrap-option="wrap" fo:background-color="transparent"/>
      <style:text-properties fo:color="#000081" style:font-name="Calibri1" style:font-name-asian="Calibri1" style:font-name-complex="Calibri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8pt" style:font-size-asian="8pt" style:font-size-complex="8pt" style:text-underline-style="solid" style:text-underline-type="single"/>
    </style:style>
    <style:style style:name="ce2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80" fo:font-size="8pt" style:font-size-asian="8pt" style:font-size-complex="8pt" style:text-underline-style="solid" style:text-underline-type="single"/>
    </style:style>
    <style:style style:name="ce27" style:family="table-cell" style:parent-style-name="Default" style:data-style-name="N0">
      <style:table-cell-properties style:vertical-align="automatic" fo:wrap-option="wrap" fo:background-color="transparent"/>
      <style:text-properties fo:color="#000080" fo:font-size="8pt" style:font-size-asian="8pt" style:font-size-complex="8pt" style:text-underline-style="solid" style:text-underline-type="single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80" fo:font-size="8pt" style:font-size-asian="8pt" style:font-size-complex="8pt" style:text-underline-style="solid" style:text-underline-type="single"/>
    </style:style>
    <style:style style:name="ce30" style:family="table-cell" style:parent-style-name="Default" style:data-style-name="N0">
      <style:table-cell-properties style:vertical-align="automatic" fo:wrap-option="wrap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80" fo:font-size="8pt" style:font-size-asian="8pt" style:font-size-complex="8pt"/>
    </style:style>
    <style:style style:name="ce32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8pt" style:font-size-asian="8pt" style:font-size-complex="8pt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8pt" style:font-size-asian="8pt" style:font-size-complex="8pt" style:text-underline-style="solid" style:text-underline-type="single"/>
    </style:style>
    <style:style style:name="ce38" style:family="table-cell" style:parent-style-name="Default" style:data-style-name="N0">
      <style:table-cell-properties style:vertical-align="automatic" fo:wrap-option="wrap" fo:background-color="transparent"/>
      <style:text-properties style:font-name="Liberation Serif" style:font-name-asian="Liberation Serif" style:font-name-complex="Liberation Serif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8pt" style:font-size-asian="8pt" style:font-size-complex="8pt" style:text-underline-style="solid" style:text-underline-type="single"/>
    </style:style>
    <style:style style:name="ce40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8pt" style:font-size-asian="8pt" style:font-size-complex="8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81" style:font-name="Calibri1" style:font-name-asian="Calibri1" style:font-name-complex="Calibri1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Calibri1" style:font-name-asian="Calibri1" style:font-name-complex="Calibri1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1" style:font-name-asian="Times New Roman1" style:font-name-complex="Times New Roman1"/>
    </style:style>
    <style:style style:name="ce45" style:family="table-cell" style:parent-style-name="Default" style:data-style-name="N0">
      <style:table-cell-properties style:vertical-align="automatic" fo:wrap-option="wrap" fo:background-color="transparent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 fo:wrap-option="wrap" fo:background-color="transparent"/>
      <style:text-properties fo:color="#164194" style:font-name="Times New Roman1" style:font-name-asian="Times New Roman1" style:font-name-complex="Times New Roman1" fo:font-size="10pt" style:font-size-asian="10pt" style:font-size-complex="10pt" style:text-underline-style="solid" style:text-underline-type="single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164194" style:font-name="Times New Roman1" style:font-name-asian="Times New Roman1" style:font-name-complex="Times New Roman1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text-underline-style="solid" style:text-underline-type="single" style:font-family-generic="roman"/>
    </style:style>
    <style:style style:name="ce5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164194" style:font-name="Times New Roman1" style:font-name-asian="Times New Roman1" style:font-name-complex="Times New Roman1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5" style:family="table-cell" style:parent-style-name="Default" style:data-style-name="N0">
      <style:table-cell-properties fo:background-color="transparent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5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5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164194" style:font-name="Verdana" style:font-name-asian="Verdana" style:font-name-complex="Verdana" fo:font-size="9pt" style:font-size-asian="9pt" style:font-size-complex="9pt" style:text-underline-style="solid" style:text-underline-type="single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/>
    </style:style>
    <style:style style:name="ce60" style:family="table-cell" style:parent-style-name="Default" style:data-style-name="N0">
      <style:text-properties fo:font-size="12pt" style:font-size-asian="12pt" style:font-size-complex="12pt"/>
    </style:style>
    <style:style style:name="ce61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automatic" fo:wrap-option="wrap"/>
    </style:style>
    <style:style style:name="ce6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64" style:family="table-cell" style:parent-style-name="Pivot_32_Table_32_Corner" style:data-style-name="N0">
      <style:table-cell-properties fo:border-top="2pt solid #000000" fo:border-bottom="none" fo:border-left="2pt solid #000000" fo:border-right="thin solid #000000" style:vertical-align="automatic" fo:background-color="transparent" style:cell-protect="protected"/>
    </style:style>
    <style:style style:name="ce65" style:family="table-cell" style:parent-style-name="Pivot_32_Table_32_Field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cell-protect="protected"/>
    </style:style>
    <style:style style:name="ce66" style:family="table-cell" style:parent-style-name="Pivot_32_Table_32_Corner" style:data-style-name="N0">
      <style:table-cell-properties fo:border-top="2pt solid #000000" fo:border-bottom="thin solid #000000" fo:border-left="none" fo:border-right="none" style:vertical-align="automatic" fo:background-color="transparent" style:cell-protect="protected"/>
    </style:style>
    <style:style style:name="ce67" style:family="table-cell" style:parent-style-name="Pivot_32_Table_32_Corner" style:data-style-name="N0">
      <style:table-cell-properties fo:border-top="2pt solid #000000" fo:border-bottom="thin solid #000000" fo:border-left="none" fo:border-right="2pt solid #000000" style:vertical-align="automatic" fo:background-color="transparent" style:cell-protect="protected"/>
    </style:style>
    <style:style style:name="ce68" style:family="table-cell" style:parent-style-name="Pivot_32_Table_32_Field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/>
    </style:style>
    <style:style style:name="ce69" style:family="table-cell" style:parent-style-name="Pivot_32_Table_32_Category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70" style:family="table-cell" style:parent-style-name="Pivot_32_Table_32_Category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71" style:family="table-cell" style:parent-style-name="Pivot_32_Table_32_Title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Pivot_32_Table_32_Category" style:data-style-name="N0">
      <style:table-cell-properties fo:border-top="thin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73" style:family="table-cell" style:parent-style-name="Pivot_32_Table_32_Value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</style:style>
    <style:style style:name="ce74" style:family="table-cell" style:parent-style-name="Pivot_32_Table_32_Value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75" style:family="table-cell" style:parent-style-name="Pivot_32_Table_32_Value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</style:style>
    <style:style style:name="ce76" style:family="table-cell" style:parent-style-name="Pivot_32_Table_32_Result" style:data-style-name="N0">
      <style:table-cell-properties fo:border-top="thin solid #000000" fo:border-bottom="none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77" style:family="table-cell" style:parent-style-name="Pivot_32_Table_32_Category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78" style:family="table-cell" style:parent-style-name="Pivot_32_Table_32_Value" style:data-style-name="N0">
      <style:table-cell-properties fo:border-top="none" fo:border-bottom="none" fo:border-left="thin solid #000000" fo:border-right="none" style:vertical-align="automatic" fo:background-color="transparent" style:cell-protect="protected"/>
    </style:style>
    <style:style style:name="ce79" style:family="table-cell" style:parent-style-name="Pivot_32_Table_32_Value" style:data-style-name="N0">
      <style:table-cell-properties style:vertical-align="automatic" fo:background-color="transparent" style:cell-protect="protected"/>
    </style:style>
    <style:style style:name="ce80" style:family="table-cell" style:parent-style-name="Pivot_32_Table_32_Value" style:data-style-name="N0">
      <style:table-cell-properties fo:border-top="none" fo:border-bottom="none" fo:border-left="none" fo:border-right="thin solid #000000" style:vertical-align="automatic" fo:background-color="transparent" style:cell-protect="protected"/>
    </style:style>
    <style:style style:name="ce81" style:family="table-cell" style:parent-style-name="Pivot_32_Table_32_Result" style:data-style-name="N0">
      <style:table-cell-properties fo:border-top="none" fo:border-bottom="none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82" style:family="table-cell" style:parent-style-name="Pivot_32_Table_32_Value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</style:style>
    <style:style style:name="ce83" style:family="table-cell" style:parent-style-name="Pivot_32_Table_32_Value" style:data-style-name="N0">
      <style:table-cell-properties fo:border-top="none" fo:border-bottom="thin solid #000000" fo:border-left="none" fo:border-right="none" style:vertical-align="automatic" fo:background-color="transparent" style:cell-protect="protected"/>
    </style:style>
    <style:style style:name="ce84" style:family="table-cell" style:parent-style-name="Pivot_32_Table_32_Value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</style:style>
    <style:style style:name="ce85" style:family="table-cell" style:parent-style-name="Pivot_32_Table_32_Result" style:data-style-name="N0">
      <style:table-cell-properties fo:border-top="none" fo:border-bottom="thin solid #000000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86" style:family="table-cell" style:parent-style-name="Pivot_32_Table_32_Title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Pivot_32_Table_32_Result" style:data-style-name="N0">
      <style:table-cell-properties fo:border-top="thin solid #000000" fo:border-bottom="2pt solid #000000" fo:border-left="thin solid #000000" fo:border-right="none" style:vertical-align="automatic" fo:background-color="transparent" style:cell-protect="protected"/>
      <style:text-properties fo:font-weight="bold" style:font-weight-asian="bold" style:font-weight-complex="bold"/>
    </style:style>
    <style:style style:name="ce88" style:family="table-cell" style:parent-style-name="Pivot_32_Table_32_Result" style:data-style-name="N0">
      <style:table-cell-properties fo:border-top="thin solid #000000" fo:border-bottom="2pt solid #000000" fo:border-left="none" fo:border-right="none" style:vertical-align="automatic" fo:background-color="transparent" style:cell-protect="protected"/>
      <style:text-properties fo:font-weight="bold" style:font-weight-asian="bold" style:font-weight-complex="bold"/>
    </style:style>
    <style:style style:name="ce89" style:family="table-cell" style:parent-style-name="Pivot_32_Table_32_Result" style:data-style-name="N0">
      <style:table-cell-properties fo:border-top="thin solid #000000" fo:border-bottom="2pt solid #000000" fo:border-left="none" fo:border-right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90" style:family="table-cell" style:parent-style-name="Pivot_32_Table_32_Result" style:data-style-name="N0">
      <style:table-cell-properties fo:border-top="thin solid #000000" fo:border-bottom="2pt solid #000000" fo:border-left="thin solid #000000" fo:border-right="2pt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91" style:family="table-cell" style:parent-style-name="Default" style:data-style-name="N0">
      <style:text-properties fo:font-weight="bold" style:font-weight-asian="bold" style:font-weight-complex="bold"/>
    </style:style>
    <style:style style:name="ce9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2" style:font-name-asian="Calibri2" style:font-name-complex="Calibri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2E2E2E" style:text-line-through-style="none" style:font-name="Calibri2" style:font-name-asian="Calibri2" style:font-name-complex="Calibri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2E2E2E" style:text-line-through-style="none" style:font-name="Verdana" style:font-name-asian="Verdana" style:font-name-complex="Verdan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Verdana" style:font-name-asian="Verdana" style:font-name-complex="Verdan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Calibri2" style:font-name-asian="Calibri2" style:font-name-complex="Calibri2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Calibri1" style:font-name-asian="Calibri1" style:font-name-complex="Calibri1" fo:font-size="8pt" style:font-size-asian="8pt" style:font-size-complex="8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Calibri1" style:font-name-asian="Calibri1" style:font-name-complex="Calibri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Calibri2" style:font-name-asian="Calibri2" style:font-name-complex="Calibri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8.91116666666667cm"/>
    </style:style>
    <style:style style:name="co3" style:family="table-column">
      <style:table-column-properties fo:break-before="auto" style:column-width="9.779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7.70466666666667cm"/>
    </style:style>
    <style:style style:name="co6" style:family="table-column">
      <style:table-column-properties fo:break-before="auto" style:column-width="6.30766666666667cm"/>
    </style:style>
    <style:style style:name="co7" style:family="table-column">
      <style:table-column-properties fo:break-before="auto" style:column-width="7.91633333333333cm"/>
    </style:style>
    <style:style style:name="co8" style:family="table-column">
      <style:table-column-properties fo:break-before="auto" style:column-width="5.3975cm"/>
    </style:style>
    <style:style style:name="co9" style:family="table-column">
      <style:table-column-properties fo:break-before="auto" style:column-width="2.45533333333333cm"/>
    </style:style>
    <style:style style:name="co10" style:family="table-column">
      <style:table-column-properties fo:break-before="auto" style:column-width="3.13266666666667cm"/>
    </style:style>
    <style:style style:name="co11" style:family="table-column">
      <style:table-column-properties fo:break-before="auto" style:column-width="6.858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1115cm"/>
    </style:style>
    <style:style style:name="co14" style:family="table-column">
      <style:table-column-properties fo:break-before="auto" style:column-width="1.88383333333333cm"/>
    </style:style>
    <style:style style:name="co15" style:family="table-column">
      <style:table-column-properties fo:break-before="auto" style:column-width="3.91583333333333cm"/>
    </style:style>
    <style:style style:name="co16" style:family="table-column">
      <style:table-column-properties fo:break-before="auto" style:column-width="2.0955cm"/>
    </style:style>
    <style:style style:name="co17" style:family="table-column">
      <style:table-column-properties fo:break-before="auto" style:column-width="2.26483333333333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3.85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0.2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53.4pt" style:use-optimal-row-height="true" fo:break-before="auto"/>
    </style:style>
    <style:style style:name="ro5" style:family="table-row">
      <style:table-row-properties style:row-height="79.8pt" style:use-optimal-row-height="true" fo:break-before="auto"/>
    </style:style>
    <style:style style:name="ro6" style:family="table-row">
      <style:table-row-properties style:row-height="93pt" style:use-optimal-row-height="true" fo:break-before="auto"/>
    </style:style>
    <style:style style:name="ro7" style:family="table-row">
      <style:table-row-properties style:row-height="106.2pt" style:use-optimal-row-height="true" fo:break-before="auto"/>
    </style:style>
    <style:style style:name="ro8" style:family="table-row">
      <style:table-row-properties style:row-height="66.6pt" style:use-optimal-row-height="true" fo:break-before="auto"/>
    </style:style>
    <style:style style:name="ro9" style:family="table-row">
      <style:table-row-properties style:row-height="211.8pt" style:use-optimal-row-height="true" fo:break-before="auto"/>
    </style:style>
    <style:style style:name="ro10" style:family="table-row">
      <style:table-row-properties style:row-height="251.4pt" style:use-optimal-row-height="true" fo:break-before="auto"/>
    </style:style>
    <style:style style:name="ro11" style:family="table-row">
      <style:table-row-properties style:row-height="409.6pt" style:use-optimal-row-height="true" fo:break-before="auto"/>
    </style:style>
    <style:style style:name="ro12" style:family="table-row">
      <style:table-row-properties style:row-height="172.2pt" style:use-optimal-row-height="true" fo:break-before="auto"/>
    </style:style>
    <style:style style:name="ro13" style:family="table-row">
      <style:table-row-properties style:row-height="132.6pt" style:use-optimal-row-height="true" fo:break-before="auto"/>
    </style:style>
    <style:style style:name="ro14" style:family="table-row">
      <style:table-row-properties style:row-height="52.8pt" style:use-optimal-row-height="true" fo:break-before="auto"/>
    </style:style>
    <style:style style:name="ro15" style:family="table-row">
      <style:table-row-properties style:row-height="92.4pt" style:use-optimal-row-height="true" fo:break-before="auto"/>
    </style:style>
    <style:style style:name="ro16" style:family="table-row">
      <style:table-row-properties style:row-height="79.2pt" style:use-optimal-row-height="true" fo:break-before="auto"/>
    </style:style>
    <style:style style:name="ro17" style:family="table-row">
      <style:table-row-properties style:row-height="39.6pt" style:use-optimal-row-height="true" fo:break-before="auto"/>
    </style:style>
    <style:style style:name="ro18" style:family="table-row">
      <style:table-row-properties style:row-height="66pt" style:use-optimal-row-height="true" fo:break-before="auto"/>
    </style:style>
    <style:style style:name="ro19" style:family="table-row">
      <style:table-row-properties style:row-height="145.2pt" style:use-optimal-row-height="true" fo:break-before="auto"/>
    </style:style>
    <style:style style:name="ro20" style:family="table-row">
      <style:table-row-properties style:row-height="28.8pt" style:use-optimal-row-height="true" fo:break-before="auto"/>
    </style:style>
    <style:style style:name="ro21" style:family="table-row">
      <style:table-row-properties style:row-height="57.6pt" style:use-optimal-row-height="true" fo:break-before="auto"/>
    </style:style>
    <style:style style:name="ro22" style:family="table-row">
      <style:table-row-properties style:row-height="49.8pt" style:use-optimal-row-height="true" fo:break-before="auto"/>
    </style:style>
    <style:style style:name="ro23" style:family="table-row">
      <style:table-row-properties style:row-height="43.2pt" style:use-optimal-row-height="true" fo:break-before="auto"/>
    </style:style>
    <style:style style:name="ro24" style:family="table-row">
      <style:table-row-properties style:row-height="35.4pt" style:use-optimal-row-height="true" fo:break-before="auto"/>
    </style:style>
    <style:style style:name="ro25" style:family="table-row">
      <style:table-row-properties style:row-height="62.4pt" style:use-optimal-row-height="true" fo:break-before="auto"/>
    </style:style>
    <style:style style:name="ro26" style:family="table-row">
      <style:table-row-properties style:row-height="36.6pt" style:use-optimal-row-height="true" fo:break-before="auto"/>
    </style:style>
    <style:style style:name="ro27" style:family="table-row">
      <style:table-row-properties style:row-height="78pt" style:use-optimal-row-height="true" fo:break-before="auto"/>
    </style:style>
    <style:style style:name="ro28" style:family="table-row">
      <style:table-row-properties style:row-height="109.2pt" style:use-optimal-row-height="true" fo:break-before="auto"/>
    </style:style>
    <style:style style:name="ro29" style:family="table-row">
      <style:table-row-properties style:row-height="21.6pt" style:use-optimal-row-height="true" fo:break-before="auto"/>
    </style:style>
    <style:style style:name="ro30" style:family="table-row">
      <style:table-row-properties style:row-height="46.8pt" style:use-optimal-row-height="true" fo:break-before="auto"/>
    </style:style>
    <style:style style:name="ro31" style:family="table-row">
      <style:table-row-properties style:row-height="75.6pt" style:use-optimal-row-height="true" fo:break-before="auto"/>
    </style:style>
    <style:style style:name="ro32" style:family="table-row">
      <style:table-row-properties style:row-height="30.6pt" style:use-optimal-row-height="true" fo:break-before="auto"/>
    </style:style>
    <style:style style:name="ro33" style:family="table-row">
      <style:table-row-properties style:row-height="58.2pt" style:use-optimal-row-height="true" fo:break-before="auto"/>
    </style:style>
    <style:style style:name="ro34" style:family="table-row">
      <style:table-row-properties style:row-height="15.6pt" style:use-optimal-row-height="true" fo:break-before="auto"/>
    </style:style>
    <style:style style:name="ro35" style:family="table-row">
      <style:table-row-properties style:row-height="31.8pt" style:use-optimal-row-height="true" fo:break-before="auto"/>
    </style:style>
    <style:style style:name="ro36" style:family="table-row">
      <style:table-row-properties style:row-height="105.6pt" style:use-optimal-row-height="true" fo:break-before="auto"/>
    </style:style>
    <style:style style:name="ro37" style:family="table-row">
      <style:table-row-properties style:row-height="60.6pt" style:use-optimal-row-height="true" fo:break-before="auto"/>
    </style:style>
    <style:style style:name="ro38" style:family="table-row">
      <style:table-row-properties style:row-height="31.2pt" style:use-optimal-row-height="true" fo:break-before="auto"/>
    </style:style>
    <style:style style:name="ro39" style:family="table-row">
      <style:table-row-properties style:row-height="45.6pt" style:use-optimal-row-height="true" fo:break-before="auto"/>
    </style:style>
    <style:style style:name="ro40" style:family="table-row">
      <style:table-row-properties style:row-height="42pt" style:use-optimal-row-height="true" fo:break-before="auto"/>
    </style:style>
    <style:style style:name="ro41" style:family="table-row">
      <style:table-row-properties style:row-height="27.6pt" style:use-optimal-row-height="true" fo:break-before="auto"/>
    </style:style>
    <style:style style:name="ro42" style:family="table-row">
      <style:table-row-properties style:row-height="41.4pt" style:use-optimal-row-height="true" fo:break-before="auto"/>
    </style:style>
    <style:style style:name="ro43" style:family="table-row">
      <style:table-row-properties style:row-height="119.4pt" style:use-optimal-row-height="true" fo:break-before="auto"/>
    </style:style>
    <style:style style:name="ro44" style:family="table-row">
      <style:table-row-properties style:row-height="90.6pt" style:use-optimal-row-height="true" fo:break-before="auto"/>
    </style:style>
    <style:style style:name="ro45" style:family="table-row">
      <style:table-row-properties style:row-height="249.6pt" style:use-optimal-row-height="true" fo:break-before="auto"/>
    </style:style>
    <style:style style:name="ro46" style:family="table-row">
      <style:table-row-properties style:row-height="100.8pt" style:use-optimal-row-height="true" fo:break-before="auto"/>
    </style:style>
    <style:style style:name="ro47" style:family="table-row">
      <style:table-row-properties style:row-height="86.4pt" style:use-optimal-row-height="true" fo:break-before="auto"/>
    </style:style>
    <style:style style:name="ro48" style:family="table-row">
      <style:table-row-properties style:row-height="72pt" style:use-optimal-row-height="true" fo:break-before="auto"/>
    </style:style>
    <style:style style:name="ro49" style:family="table-row">
      <style:table-row-properties style:row-height="129.6pt" style:use-optimal-row-height="true" fo:break-before="auto"/>
    </style:style>
    <style:style style:name="ro50" style:family="table-row">
      <style:table-row-properties style:row-height="115.2pt" style:use-optimal-row-height="true" fo:break-before="auto"/>
    </style:style>
    <style:style style:name="ro5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2"/>
        <table:table-column table:style-name="co2" table:default-cell-style-name="ce2" table:visibility="collap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001" table:default-cell-style-name="ce2"/>
        <table:table-column table:style-name="co17" table:number-columns-repeated="7" table:default-cell-style-name="ce2"/>
        <table:table-column table:style-name="co17" table:default-cell-style-name="ce3"/>
        <table:table-column table:style-name="co18" table:number-columns-repeated="15360" table:default-cell-style-name="ce1"/>
        <table:table-row table:style-name="ro1">
          <table:table-cell office:value-type="string" table:style-name="ce2">
            <table:cell-range-source table:name="HTML_all" table:last-column-spanned="1" table:last-row-spanned="1" xlink:href="https://www.ianus-fdz.de/it-empfehlungen/admin/structure/entityform_types/manage/lehrangebote_eingabe/submissions/autofields_table"/>
            <text:p>Semester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Stadt</text:p>
          </table:table-cell>
          <table:table-cell office:value-type="string" table:style-name="ce2">
            <text:p>Einrichtung</text:p>
          </table:table-cell>
          <table:table-cell office:value-type="string" table:style-name="ce2">
            <text:p>Institut</text:p>
          </table:table-cell>
          <table:table-cell office:value-type="string" table:style-name="ce2">
            <text:p>Studiengang/Modul</text:p>
          </table:table-cell>
          <table:table-cell office:value-type="string" table:style-name="ce2">
            <text:p>Veranstaltungstitel</text:p>
          </table:table-cell>
          <table:table-cell office:value-type="string" table:style-name="ce2">
            <text:p>Veranstaltungstyp</text:p>
          </table:table-cell>
          <table:table-cell office:value-type="string" table:style-name="ce2">
            <text:p>Zielgruppe</text:p>
          </table:table-cell>
          <table:table-cell office:value-type="string" table:style-name="ce2">
            <text:p>Lehrende</text:p>
          </table:table-cell>
          <table:table-cell office:value-type="string" table:style-name="ce2">
            <text:p>Inhalte</text:p>
          </table:table-cell>
          <table:table-cell office:value-type="string" table:style-name="ce2">
            <text:p>Notiz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Vorname</text:p>
          </table:table-cell>
          <table:table-cell office:value-type="string" table:style-name="ce2">
            <text:p>Position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lsf.uni-heidelberg.de/qisserver/rds?state=verpublish&amp;status=init&amp;vmfile=...</text:p>
          </table:table-cell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Institut für Papyrologie</text:p>
          </table:table-cell>
          <table:table-cell office:value-type="string" table:style-name="ce2">
            <text:p>BA, MA, Dokt, Postdokt</text:p>
          </table:table-cell>
          <table:table-cell office:value-type="string" table:style-name="ce2">
            <text:p>Digitale Papyrologi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Ast, Rodney, Cowey, James</text:p>
          </table:table-cell>
          <table:table-cell office:value-type="string" table:style-name="ce2">
            <text:p>Datenkuratierung,Dig. Editieren,Online-Ressourcen,Metadaten,Digital Humanities,Digitale Ressourcen</text:p>
          </table:table-cell>
          <table:table-cell table:style-name="ce2"/>
          <table:table-cell office:value-type="string" table:style-name="ce2">
            <text:p>Ast</text:p>
          </table:table-cell>
          <table:table-cell office:value-type="string" table:style-name="ce2">
            <text:p>Rodney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s://www.klass-archaeologie.uni-muenchen.de/studium_lehre/lehrveranstaltungen...</text:p>
          </table:table-cell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Institut für Klassische Archäologie</text:p>
          </table:table-cell>
          <table:table-cell office:value-type="string" table:style-name="ce2">
            <text:p>WP 16.1 WP 19.1 P 2.0.1</text:p>
          </table:table-cell>
          <table:table-cell office:value-type="string" table:style-name="ce2">
            <text:p>Digitale Bildbearbeit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. Köb, Ingrun</text:p>
          </table:table-cell>
          <table:table-cell office:value-type="string" table:style-name="ce2">
            <text:p>Bildbearbeitung,Fotografie,Digital Humanities</text:p>
          </table:table-cell>
          <table:table-cell table:style-name="ce2"/>
          <table:table-cell office:value-type="string" table:style-name="ce2">
            <text:p>Ingrun</text:p>
          </table:table-cell>
          <table:table-cell office:value-type="string" table:style-name="ce2">
            <text:p>Dr. Köb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://archaeologie.uni-koeln.de/sites/archaeologie/Dokumente/Studium/VV/WiSe-18...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MA Archäologie / Schwerpunktmodul 1 Archäoinformatik</text:p>
          </table:table-cell>
          <table:table-cell office:value-type="string" table:style-name="ce2">
            <text:p>Kernkompetenzen Archäoinformatik I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, Doktoranden</text:p>
          </table:table-cell>
          <table:table-cell office:value-type="string" table:style-name="ce2">
            <text:p>Paliou, Eleftheria</text:p>
          </table:table-cell>
          <table:table-cell office:value-type="string" table:style-name="ce2">
            <text:p>Archivierung,Datenkuratierung,Statistik,Programmierung,Visualisierung,Datenbanken,Datenmanagement,Digitale Datenauswertung</text:p>
          </table:table-cell>
          <table:table-cell table:style-name="ce2"/>
          <table:table-cell office:value-type="string" table:style-name="ce2">
            <text:p>Schmidt</text:p>
          </table:table-cell>
          <table:table-cell office:value-type="string" table:style-name="ce2">
            <text:p>Sophie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://archaeologie.uni-koeln.de/sites/archaeologie/Dokumente/Studium/VV/WiSe-18...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BA Archäologie / Aufbaumodul, Ergänzungsmodul</text:p>
          </table:table-cell>
          <table:table-cell office:value-type="string" table:style-name="ce2">
            <text:p>Computational approaches to ancient cities and settlements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Paliou, Eleftheria</text:p>
          </table:table-cell>
          <table:table-cell office:value-type="string" table:style-name="ce2">
            <text:p>Space Syntax,Spatial Analysis,GIS,Digitale Datenauswertung</text:p>
          </table:table-cell>
          <table:table-cell table:style-name="ce2"/>
          <table:table-cell office:value-type="string" table:style-name="ce2">
            <text:p>Schmidt</text:p>
          </table:table-cell>
          <table:table-cell office:value-type="string" table:style-name="ce2">
            <text:p>Sophie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://archaeologie.uni-koeln.de/sites/archaeologie/Dokumente/Studium/VV/WiSe-18...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BA Archäologie / Aufbaumodul, Ergänzungsmodul und BA Medienwissenschaft (Medieninformatik) / Aufbaumodul</text:p>
          </table:table-cell>
          <table:table-cell office:value-type="string" table:style-name="ce2">
            <text:p>Archäogaming - Konzepte von Vergangenheit in Computer- und Videospiel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chmidt, Sophie, Wieners, Jan</text:p>
          </table:table-cell>
          <table:table-cell office:value-type="string" table:style-name="ce2">
            <text:p>Internet,Datenpräsentation,Audio und Video</text:p>
          </table:table-cell>
          <table:table-cell table:style-name="ce2"/>
          <table:table-cell office:value-type="string" table:style-name="ce2">
            <text:p>Schmidt</text:p>
          </table:table-cell>
          <table:table-cell office:value-type="string" table:style-name="ce2">
            <text:p>Sophie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s://www.fbkultur.uni-hamburg.de/vfg/pdfs/ws1819.pdf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2">
            <text:p>Gebrauchsspurenanalyse in der Praxis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Harten-Buga, Hella, Meller, Birte</text:p>
          </table:table-cell>
          <table:table-cell office:value-type="string" table:style-name="ce2">
            <text:p>Digitale Datenauswertung,Dig. Methoden &amp; Theorien,Digitale Vermessung</text:p>
          </table:table-cell>
          <table:table-cell table:style-name="ce2"/>
          <table:table-cell office:value-type="string" table:style-name="ce2">
            <text:p>Meller</text:p>
          </table:table-cell>
          <table:table-cell office:value-type="string" table:style-name="ce2">
            <text:p>Birte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www.fbkultur.uni-hamburg.de/vfg/pdfs/ws1819.pdf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2">
            <text:p>BA Vor- und Frühgeschichtliche Archäologie MA Vor- und Frühgeschichtliche Archäologie</text:p>
          </table:table-cell>
          <table:table-cell office:value-type="string" table:style-name="ce2">
            <text:p>Analyse von Keramik – Typologie und Techn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Thielen, Laura, Spallek, Clemens</text:p>
          </table:table-cell>
          <table:table-cell office:value-type="string" table:style-name="ce2">
            <text:p>Archivierung,Zeichnen,Datenbanken</text:p>
          </table:table-cell>
          <table:table-cell table:style-name="ce2"/>
          <table:table-cell office:value-type="string" table:style-name="ce2">
            <text:p>meller</text:p>
          </table:table-cell>
          <table:table-cell office:value-type="string" table:style-name="ce2">
            <text:p>birte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Sog. fest datierte Monumente der griechischen Kunst- und Kulturgeschicht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Dr. Jörn Lang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Monumentale Herrscher-Grabbauten im griechischen Osten (klassische Zeit bis Hellenismus)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Eric Laufer M.A.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"Mensch, der du des Weges gehst...bleibe stehen". Griechische Grabmäler und ihre Funktion als Botschaftsträger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Dr. Elisa Bazzechi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Zwischen Tempeln und Kreuzkuppelkirchen. Das materielle Erbe Süditaliens zwischen griechischen Kolonien und byzantinischer Zeit</text:p>
          </table:table-cell>
          <table:table-cell office:value-type="string" table:style-name="ce2">
            <text:p>Vorlesung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Dr. Jörn Lang, Dr. Armin Bergmeier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Sog. fest datierte Monumente der griechischen Kunst- und Kulturgeschicht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. Jörn Lang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Spurensuche nach der Vergangenheit in der Gegenwart: Die Rezeption der Klassischen Archäologie in der historischen Architektur Leipzigs</text:p>
          </table:table-cell>
          <table:table-cell office:value-type="string" table:style-name="ce2">
            <text:p>Exkursion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Dr. Elisa Bazzechi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Spurensuche nach der Vergangenheit in der Gegenwart: Die Rezeption der Klassischen Archäologie in der historischen Architektur Leipzigs</text:p>
          </table:table-cell>
          <table:table-cell office:value-type="string" table:style-name="ce2">
            <text:p>Vorles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Dr. Hans-Peter Müller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Archaische Plastik</text:p>
          </table:table-cell>
          <table:table-cell office:value-type="string" table:style-name="ce2">
            <text:p>Vorles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PD Dr. Susanne Moraw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Monumentale Herrscher-Grabbauten im griechischen Osten (klassische Zeit bis Hellenismus)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Eric Laufer M.A.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"Mensch, der du des Weges gehst...bleibe stehen! Griechische Grabmäler und ihre Funktion als Botschaftsträger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Dr.Elisa Bazzechi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O Isis und...Aphrodite?! Graeco-ägyptische Terrakott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Dr. Jessica Böttcher-Ebers, Caroline Böhme</text:p>
          </table:table-cell>
          <table:table-cell office:value-type="string" table:style-name="ce2">
            <text:p>Datenpräsentation</text:p>
          </table:table-cell>
          <table:table-cell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historisches-seminar/seminar/klassische-archaeolo...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 und Geschichte des Alten Europa</text:p>
          </table:table-cell>
          <table:table-cell office:value-type="string" table:style-name="ce2">
            <text:p>Einführung in die Klassische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Dr. Jörn Lang</text:p>
          </table:table-cell>
          <table:table-cell table:number-columns-repeated="2" table:style-name="ce2"/>
          <table:table-cell office:value-type="string" table:style-name="ce2">
            <text:p>Rasewsky</text:p>
          </table:table-cell>
          <table:table-cell office:value-type="string" table:style-name="ce2">
            <text:p>Andre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5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aegyptologisches-institut/studium.html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Ägyptologisches Institut/Ägyptisches Museum -Geord Steindorff-</text:p>
          </table:table-cell>
          <table:table-cell office:value-type="string" table:style-name="ce2">
            <text:p>Bachelor und Master Ägyptologie</text:p>
          </table:table-cell>
          <table:table-cell office:value-type="string" table:style-name="ce2">
            <text:p>Digitale Fundbearbeit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Stefanie Blaschta, M.A.</text:p>
          </table:table-cell>
          <table:table-cell office:value-type="string" table:style-name="ce2">
            <text:p>Archivierung,Software und Tools,Metadaten,Visualisierung,Zeichnen,CAD,Bildbearbeitung,Digitale Dokumentation,Fotografie,Digitalisierung,Digital Humanities,Digitale Ressourcen,Digitale Vermessung</text:p>
          </table:table-cell>
          <table:table-cell table:style-name="ce2"/>
          <table:table-cell office:value-type="string" table:style-name="ce2">
            <text:p>Naether</text:p>
          </table:table-cell>
          <table:table-cell office:value-type="string" table:style-name="ce2">
            <text:p>Franziska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aegyptologisches-institut/studium.html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Ägyptologisches Institut/Ägyptisches Museum -Geord Steindorff-</text:p>
          </table:table-cell>
          <table:table-cell office:value-type="string" table:style-name="ce2">
            <text:p>Bachelor und Master Ägyptologie</text:p>
          </table:table-cell>
          <table:table-cell office:value-type="string" table:style-name="ce2">
            <text:p>Erstellen von Audioguides für das Ägyptische Museum und Einführung ins Museumsmanagement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. Franziska Naether, PD Dr. Nadja Braun</text:p>
          </table:table-cell>
          <table:table-cell office:value-type="string" table:style-name="ce2">
            <text:p>Archivierung,Software und Tools,Online-Ressourcen,Internet,Metadaten,Webtechnologien,Audio und Video,Digital Humanities,Digitale Ressourcen</text:p>
          </table:table-cell>
          <table:table-cell table:style-name="ce2"/>
          <table:table-cell office:value-type="string" table:style-name="ce2">
            <text:p>Naether</text:p>
          </table:table-cell>
          <table:table-cell office:value-type="string" table:style-name="ce2">
            <text:p>Franziska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6">
          <table:table-cell office:value-type="string" table:style-name="ce2">
            <text:p>WiSe 2018/19</text:p>
          </table:table-cell>
          <table:table-cell office:value-type="string" table:style-name="ce2">
            <text:p>https://www.gko.uni-leipzig.de/aegyptologisches-institut/studium.html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Ägyptologisches Institut/Ägyptisches Museum -Geord Steindorff-</text:p>
          </table:table-cell>
          <table:table-cell office:value-type="string" table:style-name="ce2">
            <text:p>Bachelor Ägyptologie</text:p>
          </table:table-cell>
          <table:table-cell office:value-type="string" table:style-name="ce2">
            <text:p>Verarbeitung digitaler Daten in der Ägyptologie – Teil 1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Dr. Franziska Naether, Maria-Victoria Schuffenhauer</text:p>
          </table:table-cell>
          <table:table-cell office:value-type="string" table:style-name="ce2">
            <text:p>Archivierung,Datenkuratierung,Dig. Editieren,Software und Tools,Online-Ressourcen,Internet,Metadaten,Visualisierung,Zeichnen,GIS,Datenbanken,Datenmanagement,Bildbearbeitung,Digitale Dokumentation,Digitalisierung,Digital Humanities,Digitale Ressourcen</text:p>
          </table:table-cell>
          <table:table-cell table:style-name="ce2"/>
          <table:table-cell office:value-type="string" table:style-name="ce2">
            <text:p>Naether</text:p>
          </table:table-cell>
          <table:table-cell office:value-type="string" table:style-name="ce2">
            <text:p>Franziska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s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Optionalbereich</text:p>
          </table:table-cell>
          <table:table-cell office:value-type="string" table:style-name="ce2">
            <text:p>Bildbearbeitung mit Adob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amantha Knoll</text:p>
          </table:table-cell>
          <table:table-cell office:value-type="string" table:style-name="ce2">
            <text:p>Visualisierung,Datenbanken,Datenmanagement,Bildbearbeitung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s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Optionalbereich</text:p>
          </table:table-cell>
          <table:table-cell office:value-type="string" table:style-name="ce2">
            <text:p>Gestalten mit Adob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amantha Knoll</text:p>
          </table:table-cell>
          <table:table-cell office:value-type="string" table:style-name="ce2">
            <text:p>Bildbearbeitung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s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Institut für Archäologische Wissenschafte</text:p>
          </table:table-cell>
          <table:table-cell office:value-type="string" table:style-name="ce2">
            <text:p>1- und 2-Fach-BA</text:p>
          </table:table-cell>
          <table:table-cell office:value-type="string" table:style-name="ce2">
            <text:p>Moderne Prospektionsmethod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eate Sikorski</text:p>
          </table:table-cell>
          <table:table-cell office:value-type="string" table:style-name="ce2">
            <text:p>Metadaten,Visualisierung,GIS,Geophysik,Datenbanken,Datenmanagement,Datenpräsentation,Digitale Dokumentation,Dig. Methoden &amp; Theorien,Digitale Ressourcen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s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1- und 2-Fach-BA Archäologische Wissenschaften</text:p>
          </table:table-cell>
          <table:table-cell office:value-type="string" table:style-name="ce2">
            <text:p>GIS in der Ur- und Frühgeschichte: Theorie und Praxis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oquan Song</text:p>
          </table:table-cell>
          <table:table-cell office:value-type="string" table:style-name="ce2">
            <text:p>Datenkuratierung,Software und Tools,Visualisierung,GIS,Digitale Dokumentation,Dig. Methoden &amp; Theorien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5">
          <table:table-cell office:value-type="string" table:style-name="ce2">
            <text:p>WiSe 2018/19</text:p>
          </table:table-cell>
          <table:table-cell office:value-type="string" table:style-name="ce2">
            <text:p>https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1- und 2-Fach-BA Archäologische Wissenschaften</text:p>
          </table:table-cell>
          <table:table-cell office:value-type="string" table:style-name="ce2">
            <text:p>GIS in der Archäologie I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rbora Weissovà</text:p>
          </table:table-cell>
          <table:table-cell office:value-type="string" table:style-name="ce2">
            <text:p>Datenkuratierung,Software und Tools,Visualisierung,GIS,Datenbanken,Digitale Datenauswertung,Digitale Dokumentation,Dig. Methoden &amp; Theorien,Digitalisierung,Digitale Ressourcen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7">
          <table:table-cell office:value-type="string" table:style-name="ce2">
            <text:p>WiSe 2018/19</text:p>
          </table:table-cell>
          <table:table-cell office:value-type="string" table:style-name="ce2">
            <text:p>https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Schwerpunktmodul Klassische Archäologie, 1- und 2-Fach-BA Archäologische Wissenschaften</text:p>
          </table:table-cell>
          <table:table-cell office:value-type="string" table:style-name="ce2">
            <text:p>Angewandte Archäoinformatik: Fallbeispiel Rom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Sonstige</text:p>
          </table:table-cell>
          <table:table-cell office:value-type="string" table:style-name="ce2">
            <text:p>Barbora Weissovà</text:p>
          </table:table-cell>
          <table:table-cell office:value-type="string" table:style-name="ce2">
            <text:p>3D-Modellierung,Software und Tools,Spatial Analysis,Visualisierung,GIS,Datenbanken,Datenmanagement,Datenpräsentation,CAD,Digitale Datenauswertung,Digitale Dokumentation,Dig. Methoden &amp; Theorien,Digitalisierung,Digitale Ressourcen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WiSe 2018/19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Übung, 2 SWS, Teil der Module Kg2, Kv2</text:p>
          </table:table-cell>
          <table:table-cell office:value-type="string" table:style-name="ce2">
            <text:p>Geophysik im Flachwasser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. phil. Christoph Rinne</text:p>
          </table:table-cell>
          <table:table-cell office:value-type="string" table:style-name="ce2">
            <text:p>Geophysik</text:p>
          </table:table-cell>
          <table:table-cell office:value-type="string" table:style-name="ce2">
            <text:p>Vorbereitende Übung für das Praktikum "Maritime Archäologie im Schleigebiet - Geophysik"</text:p>
          </table:table-cell>
          <table:table-cell office:value-type="string" table:style-name="ce2">
            <text:p>Krause</text:p>
          </table:table-cell>
          <table:table-cell office:value-type="string" table:style-name="ce2">
            <text:p>Felix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aktikum, 5,33 SWS, Teil der Module Kg2, Kv2</text:p>
          </table:table-cell>
          <table:table-cell office:value-type="string" table:style-name="ce2">
            <text:p>Maritime Archäologie im Schleigebiet - Geophysik</text:p>
          </table:table-cell>
          <table:table-cell office:value-type="string" table:style-name="ce2">
            <text:p>Praktikum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. phil. Christoph Rinne</text:p>
          </table:table-cell>
          <table:table-cell office:value-type="string" table:style-name="ce2">
            <text:p>Geophysik</text:p>
          </table:table-cell>
          <table:table-cell table:style-name="ce2"/>
          <table:table-cell office:value-type="string" table:style-name="ce2">
            <text:p>Krause</text:p>
          </table:table-cell>
          <table:table-cell office:value-type="string" table:style-name="ce2">
            <text:p>Felix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Übung, 2 SWS, Teil der Module Bg1, Bv1, Bg2, Bv2, Dg1, Dv1, Dg2, Dv2</text:p>
          </table:table-cell>
          <table:table-cell office:value-type="string" table:style-name="ce2">
            <text:p>Einführung in R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Priv.-Doz. Dr. Oliver Nakoinz</text:p>
          </table:table-cell>
          <table:table-cell office:value-type="string" table:style-name="ce2">
            <text:p>Software und Tools,Programmierung,Datenbanken,Datenmanagement,EDV</text:p>
          </table:table-cell>
          <table:table-cell table:style-name="ce2"/>
          <table:table-cell office:value-type="string" table:style-name="ce2">
            <text:p>Krause</text:p>
          </table:table-cell>
          <table:table-cell office:value-type="string" table:style-name="ce2">
            <text:p>Felix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Übung, 2 SWS, Teil der Module Bg2, Bv2, Cg2, Cv2, Dg1, Dv1</text:p>
          </table:table-cell>
          <table:table-cell office:value-type="string" table:style-name="ce2">
            <text:p>AutoCAD: Dokumentation, Aufbereitung und Auswertung in der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. phil. Christoph Rinne</text:p>
          </table:table-cell>
          <table:table-cell office:value-type="string" table:style-name="ce2">
            <text:p>CAD,Digitale Datenauswertung,Digitale Dokumentation,Dig. Methoden &amp; Theorien,Digitale Vermessung</text:p>
          </table:table-cell>
          <table:table-cell table:style-name="ce2"/>
          <table:table-cell office:value-type="string" table:style-name="ce2">
            <text:p>Krause</text:p>
          </table:table-cell>
          <table:table-cell office:value-type="string" table:style-name="ce2">
            <text:p>Felix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Übung, 2 SWS, Teil des Moduls Bv2</text:p>
          </table:table-cell>
          <table:table-cell office:value-type="string" table:style-name="ce2">
            <text:p>Aktuelle Forschung in der Quantitativen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Priv.-Doz. Dr. Oliver Nakoinz</text:p>
          </table:table-cell>
          <table:table-cell office:value-type="string" table:style-name="ce2">
            <text:p>Statistik</text:p>
          </table:table-cell>
          <table:table-cell table:style-name="ce2"/>
          <table:table-cell office:value-type="string" table:style-name="ce2">
            <text:p>Krause</text:p>
          </table:table-cell>
          <table:table-cell office:value-type="string" table:style-name="ce2">
            <text:p>Felix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5">
          <table:table-cell office:value-type="string" table:style-name="ce2">
            <text:p>WiSe 2018/19</text:p>
          </table:table-cell>
          <table:table-cell office:value-type="string" table:style-name="ce2">
            <text:p>https://lsf.uni-heidelberg.de/qisserver/rds?state=verpublish&amp;status=init&amp;vmfile=...</text:p>
          </table:table-cell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BA-UFG 50%: Module A3 und A4 sowie B3 und B4 BA-UFG 25%: C2, C3 MA-UFG: A4 MA GeoArch: C2</text:p>
          </table:table-cell>
          <table:table-cell office:value-type="string" table:style-name="ce2">
            <text:p>Tools for the Digital Humanities: Working with text, part II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Shinoto, Maria</text:p>
          </table:table-cell>
          <table:table-cell office:value-type="string" table:style-name="ce2">
            <text:p>Archivierung,Dig. Editieren,Software und Tools,Programmierung,Metadaten,Datenmanagement,Auszeichnungssprachen,Digitale Dokumentation,Dig. Methoden &amp; Theorien,Digitalisierung,Digital Humanities,Digitale Ressourcen</text:p>
          </table:table-cell>
          <table:table-cell office:value-type="string" table:style-name="ce2">
            <text:p>Teilnahme an Teil I im Sommersemester 2018 ist Teilnahmevoraussetzung.</text:p>
          </table:table-cell>
          <table:table-cell office:value-type="string" table:style-name="ce2">
            <text:p>Shinoto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s://qis.hu-berlin.de/lupo/rds?state=verpublish&amp;status=init&amp;vmfile=no&amp;publish...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Masterstudiengang Klassische Archäologie/MA 7</text:p>
          </table:table-cell>
          <table:table-cell office:value-type="string" table:style-name="ce2">
            <text:p>Die digitale Ausstellung. Digitalisierung der Laokoon-Ausstellung in Video und als Webseit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Henning, Dr. Agnes</text:p>
          </table:table-cell>
          <table:table-cell office:value-type="string" table:style-name="ce2">
            <text:p>Online-Ressourcen,Internet,Visualisierung,Webtechnologien,Audio und Video,Digitale Dokumentation</text:p>
          </table:table-cell>
          <table:table-cell table:style-name="ce2"/>
          <table:table-cell office:value-type="string" table:style-name="ce2">
            <text:p>Keweloh-Kaletta</text:p>
          </table:table-cell>
          <table:table-cell office:value-type="string" table:style-name="ce2">
            <text:p>Anneke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9">
          <table:table-cell office:value-type="string" table:style-name="ce2">
            <text:p>WiSe 2018/19</text:p>
          </table:table-cell>
          <table:table-cell office:value-type="string" table:style-name="ce2">
            <text:p>http://www.univis.uni-kiel.de/form?__s=2&amp;dsc=anew/lecture_view&amp;print=1&amp;anonymous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Klassische Altertumskunde</text:p>
          </table:table-cell>
          <table:table-cell office:value-type="string" table:style-name="ce2">
            <text:p>Zwei-Fächer-Bachelor of Arts Klassische Archäologie, Modul PHF-klar-F.1 (Museologische Übung) Ein-Fach-Bachelor of Arts Prähistorische und Historische Archäologie mit Anteil Klassische Archäologie, Modul PHF-klar-F.1 (Museologische Übung)</text:p>
          </table:table-cell>
          <table:table-cell office:value-type="string" table:style-name="ce2">
            <text:p>NUMiD - Neue Wege für alte Münz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Bendschus, Torsten</text:p>
          </table:table-cell>
          <table:table-cell office:value-type="string" table:style-name="ce2">
            <text:p>Datenkuratierung,Online-Ressourcen,Internet,Datenbanken,Datenmanagement,Bildbearbeitung,Digitale Dokumentation,Dig. Methoden &amp; Theorien,Fotografie,Digitalisierung,Digital Humanities,Digitale Ressourcen</text:p>
          </table:table-cell>
          <table:table-cell office:value-type="string" table:style-name="ce2">
            <text:p>Im Rahmen des Forschungs- und Digitalisierungsverbundes „Netzwerk universitärer Münzsammlungen in Deutschland“ (NUMiD) werden die Münzbestände der Kieler Antikensammlung grundlegend dokumentiert, analysiert und in einem modernen interaktiven Objektkatalog online zugänglich gemacht….</text:p>
          </table:table-cell>
          <table:table-cell office:value-type="string" table:style-name="ce2">
            <text:p>Bendschus</text:p>
          </table:table-cell>
          <table:table-cell office:value-type="string" table:style-name="ce2">
            <text:p>Torst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6">
          <table:table-cell office:value-type="string" table:style-name="ce2">
            <text:p>WiSe 2018/19</text:p>
          </table:table-cell>
          <table:table-cell office:value-type="string" table:style-name="ce2">
            <text:p>https://www.uni-muenster.de/UrFruehGeschichte/studieren/lehrangebot_der_abteilun...</text:p>
          </table:table-cell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2">
            <text:p>Historisches Seminar - Abteilung für Ur- und Frühgeschichtliche Archäologie</text:p>
          </table:table-cell>
          <table:table-cell office:value-type="string" table:style-name="ce2">
            <text:p>MA Modul 2</text:p>
          </table:table-cell>
          <table:table-cell office:value-type="string" table:style-name="ce2">
            <text:p>Geographische Informationssysteme (GIS) in der Archäologi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Dr. Claudia Tappert</text:p>
          </table:table-cell>
          <table:table-cell office:value-type="string" table:style-name="ce2">
            <text:p>Spatial Analysis,Internet,Visualisierung,GIS,Datenbanken,Datenmanagement,Datenpräsentation,Digitale Datenauswertung,Dig. Methoden &amp; Theorien,Digitalisierung,Digital Humanities,Digitale Ressourcen</text:p>
          </table:table-cell>
          <table:table-cell table:style-name="ce2"/>
          <table:table-cell office:value-type="string" table:style-name="ce2">
            <text:p>Schnippe</text:p>
          </table:table-cell>
          <table:table-cell office:value-type="string" table:style-name="ce2">
            <text:p>Sandr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10">
          <table:table-cell office:value-type="string" table:style-name="ce2">
            <text:p>WiSe 2018/19</text:p>
          </table:table-cell>
          <table:table-cell office:value-type="string" table:style-name="ce2">
            <text:p>https://www.philhist.uni-augsburg.de/lehrstuehle/archaeologie/Lehrveranstaltunge...</text:p>
          </table:table-cell>
          <table:table-cell office:value-type="string" table:style-name="ce2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2">
            <text:p>Philologisch-Historische Fakultät, Klassische Archäologie</text:p>
          </table:table-cell>
          <table:table-cell office:value-type="string" table:style-name="ce2">
            <text:p>Kunst- und Kulturgeschichte Hauptfach, 5. Version gültig ab SS 2018 &gt; B, Aufbaumodule Pflichtbereich 1-4 (HF) &gt; KUK-0002 (=KuKBac-11-MT) - Methoden und Theorien der Kunst- und Kulturgeschichte in disziplinärer oder interdisziplinärer Perspektive &gt; Methoden und Theorien 1 Klassische Archäologie 1 Kunst- und Kulturgeschichte Nebenfach, 5. Version gültig ab SS 2018 &gt; B, Aufbaumodule 1/2 (NF) &gt; KUK-0002 (=KuKBac-41-MT) - Methoden und Theorien der Kunst- und Kulturgeschichte in disziplinärer oder interdisziplinärer Perspektive &gt; Methoden und Theorien 1 Klassische Archäologie 1</text:p>
          </table:table-cell>
          <table:table-cell office:value-type="string" table:style-name="ce2">
            <text:p>Mal ganz objektiv – Photographie in der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Thomas Dworschak</text:p>
          </table:table-cell>
          <table:table-cell office:value-type="string" table:style-name="ce2">
            <text:p>Bildbearbeitung,Fotografie</text:p>
          </table:table-cell>
          <table:table-cell table:style-name="ce2"/>
          <table:table-cell office:value-type="string" table:style-name="ce2">
            <text:p>Schaper</text:p>
          </table:table-cell>
          <table:table-cell office:value-type="string" table:style-name="ce2">
            <text:p>Michael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11">
          <table:table-cell office:value-type="string" table:style-name="ce2">
            <text:p>WiSe 2018/19</text:p>
          </table:table-cell>
          <table:table-cell office:value-type="string" table:style-name="ce2">
            <text:p>https://www.philhist.uni-augsburg.de/lehrstuehle/archaeologie/Lehrveranstaltunge...</text:p>
          </table:table-cell>
          <table:table-cell office:value-type="string" table:style-name="ce2">
            <text:p>Augsburg</text:p>
          </table:table-cell>
          <table:table-cell office:value-type="string" table:style-name="ce2">
            <text:p>Universität Augsburg</text:p>
          </table:table-cell>
          <table:table-cell office:value-type="string" table:style-name="ce2">
            <text:p>Philologisch-Historische Fakultät, Klassische Archäologie</text:p>
          </table:table-cell>
          <table:table-cell office:value-type="string" table:style-name="ce2">
            <text:p>Kunst- und Kulturgeschichte Kunst- und Kulturgeschichte Hauptfach <text:s/>Aufbaumodule Wahlpflichtbereich (HF) &gt; KUK-0007 (=KuKBac-17-FA/WP) - Fallstudien: Exemplarische Fallstudien der Kunst- und Kulturgeschichte in disziplinärer Perspektive &gt; Fallstudien Klassische Archäologie Kunst- und Kulturgeschichte Hauptfach, 5. Version gültig ab SS 2018 &gt; B, Aufbaumodule Pflichtbereich 1-4 (HF) &gt; KUK-0003 (=KuKBac-12-FA) - Exemplarische Fallstudien der Kunst- und Kulturgeschichte in disziplinärer oder interdisziplinärer Perspektive &gt; Fallstudien Klassische Archäologie 1 Kunst- und Kulturgeschichte Nebenfach, 5. Version gültig ab SS 2018 &gt; B, Aufbaumodule 1/2 (NF) &gt; KUK-0003 (=KuKBac-42-FA) - Exemplarische Fallstudien der Kunst- und Kulturgeschichte in disziplinärer oder interdisziplinärer Perspektive &gt; Fallstudien Klassische Archäologie 1 Kunst- und Kulturgeschichte Wahlbereichsangebot, 5. Version gültig ab SS 2018 &gt; Wahlbereich Kunst- und Kulturgeschichte (B, Aufbaumodule für fachfremde Studierende) &gt; KUK-0003 - Fallstudien &gt; Fallstudien Klassische Archäologie 1 Bachelor Wahlbereich Phil.-Hist., 5. Version gültig ab WS 2018/19 &gt; Wahlbereich Kunst- und Kulturgeschichte (B, Aufbaumodule für fachfremde Studierende) &gt; KUK-0003 - Fallstudien &gt; Fallstudien Klassische Archäologie 1</text:p>
          </table:table-cell>
          <table:table-cell office:value-type="string" table:style-name="ce2">
            <text:p>Digitales Publizieren für KulturwissenschaftlerInnen. Einführung in XML und seine praktische Anwendung (HTML, PEI, EPUB)</text:p>
          </table:table-cell>
          <table:table-cell office:value-type="string" table:style-name="ce2">
            <text:p>Pro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Ursula Welsch</text:p>
          </table:table-cell>
          <table:table-cell office:value-type="string" table:style-name="ce2">
            <text:p>Programmierung,Online-Ressourcen,Internet,Digitalisierung</text:p>
          </table:table-cell>
          <table:table-cell table:style-name="ce2"/>
          <table:table-cell office:value-type="string" table:style-name="ce2">
            <text:p>Schaper</text:p>
          </table:table-cell>
          <table:table-cell office:value-type="string" table:style-name="ce2">
            <text:p>Michael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5">
          <table:table-cell office:value-type="string" table:style-name="ce2">
            <text:p>WiSe 2018/19</text:p>
          </table:table-cell>
          <table:table-cell office:value-type="string" table:style-name="ce2">
            <text:p>http://univis.uni-bamberg.de/</text:p>
          </table:table-cell>
          <table:table-cell office:value-type="string" table:style-name="ce2">
            <text:p>Bamberg</text:p>
          </table:table-cell>
          <table:table-cell office:value-type="string" table:style-name="ce2">
            <text:p>Otto-Friedrich-Universität Bamberg</text:p>
          </table:table-cell>
          <table:table-cell office:value-type="string" table:style-name="ce2">
            <text:p>Institut für Archäologische Wissenschaften - Denkmalwissenschaften - Kunstgeschichte</text:p>
          </table:table-cell>
          <table:table-cell office:value-type="string" table:style-name="ce2">
            <text:p>Masterstudiengang Denkmalpflege, Modul Profilierung</text:p>
          </table:table-cell>
          <table:table-cell office:value-type="string" table:style-name="ce2">
            <text:p>Digitale Baudokumentation und Visualisierung II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Giese, Jürgen</text:p>
          </table:table-cell>
          <table:table-cell office:value-type="string" table:style-name="ce2">
            <text:p>Photogrammetrie,Software und Tools,Laserscanning,Visualisierung,Zeichnen,CAD,Bildbearbeitung,3D Scan,Digitale Dokumentation,Fotografie,Digitale Vermessung,3D</text:p>
          </table:table-cell>
          <table:table-cell table:style-name="ce2"/>
          <table:table-cell office:value-type="string" table:style-name="ce2">
            <text:p>Giese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://univis.uni-bamberg.de/</text:p>
          </table:table-cell>
          <table:table-cell office:value-type="string" table:style-name="ce2">
            <text:p>Bamberg</text:p>
          </table:table-cell>
          <table:table-cell office:value-type="string" table:style-name="ce2">
            <text:p>Otto-Friedrich-Universität Bamberg</text:p>
          </table:table-cell>
          <table:table-cell office:value-type="string" table:style-name="ce2">
            <text:p>Institut für Archäologische Wissenschaften - Denkmalwissenschaften - Kunstgeschichte</text:p>
          </table:table-cell>
          <table:table-cell office:value-type="string" table:style-name="ce2">
            <text:p>Masterstudiengang Denkmalpflege, Modul Fachwissen</text:p>
          </table:table-cell>
          <table:table-cell office:value-type="string" table:style-name="ce2">
            <text:p>Photographie und Bildbearbeitung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Giese, Jürgen</text:p>
          </table:table-cell>
          <table:table-cell office:value-type="string" table:style-name="ce2">
            <text:p>Bildbearbeitung,Digitale Dokumentation,Fotografie</text:p>
          </table:table-cell>
          <table:table-cell table:style-name="ce2"/>
          <table:table-cell office:value-type="string" table:style-name="ce2">
            <text:p>Giese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8/19</text:p>
          </table:table-cell>
          <table:table-cell office:value-type="string" table:style-name="ce2">
            <text:p>http://univis.uni-bamberg.de/</text:p>
          </table:table-cell>
          <table:table-cell office:value-type="string" table:style-name="ce2">
            <text:p>Bamberg</text:p>
          </table:table-cell>
          <table:table-cell office:value-type="string" table:style-name="ce2">
            <text:p>Otto-Friedrich-Universität Bamberg</text:p>
          </table:table-cell>
          <table:table-cell office:value-type="string" table:style-name="ce2">
            <text:p>Institut für Archäologische Wissenschaften - Denkmalwissenschaften - Kunstgeschichte</text:p>
          </table:table-cell>
          <table:table-cell office:value-type="string" table:style-name="ce2">
            <text:p>Masterstudiengang Denkmalpflege, Modul Fachwissen</text:p>
          </table:table-cell>
          <table:table-cell office:value-type="string" table:style-name="ce2">
            <text:p>Einführung in AutoCAD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Kreisel, Arnold</text:p>
          </table:table-cell>
          <table:table-cell office:value-type="string" table:style-name="ce2">
            <text:p>Zeichnen,CAD,Digitale Dokumentation,Digitale Vermessung</text:p>
          </table:table-cell>
          <table:table-cell table:style-name="ce2"/>
          <table:table-cell office:value-type="string" table:style-name="ce2">
            <text:p>Giese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://www.altorientalistik.uni-wuerzburg.de/fileadmin/04080300/user_upload/_tem...</text:p>
          </table:table-cell>
          <table:table-cell office:value-type="string" table:style-name="ce2">
            <text:p>Würzburg</text:p>
          </table:table-cell>
          <table:table-cell office:value-type="string" table:style-name="ce2">
            <text:p>Universität Würzburg</text:p>
          </table:table-cell>
          <table:table-cell office:value-type="string" table:style-name="ce2">
            <text:p>Insitut für Altertumswissenschaften</text:p>
          </table:table-cell>
          <table:table-cell office:value-type="string" table:style-name="ce2">
            <text:p>Altorientalistik</text:p>
          </table:table-cell>
          <table:table-cell office:value-type="string" table:style-name="ce2">
            <text:p>ALTORIENTALISTIK UND DIGITAL HUMANITIES: STANDARDS UND WERKZEUGE FÜR EIGENE PROJEKT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Müller, Gerfrid G.W.</text:p>
          </table:table-cell>
          <table:table-cell office:value-type="string" table:style-name="ce2">
            <text:p>Software und Tools,Programmierung,Webtechnologien,Datenbanken,Auszeichnungssprachen,Digital Humanities,3D</text:p>
          </table:table-cell>
          <table:table-cell table:style-name="ce2"/>
          <table:table-cell office:value-type="string" table:style-name="ce2">
            <text:p>Mueller</text:p>
          </table:table-cell>
          <table:table-cell office:value-type="string" table:style-name="ce2">
            <text:p>Gerfrid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8/19</text:p>
          </table:table-cell>
          <table:table-cell office:value-type="string" table:style-name="ce2">
            <text:p>http://archaeologie.uni-koeln.de/sites/archaeologie/Dokumente/Studium/VV/WiSe-18...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BA/MA Archäologie/SM1, AM1, EM5</text:p>
          </table:table-cell>
          <table:table-cell office:value-type="string" table:style-name="ce2">
            <text:p>Kernkompetenzen Archäoinformatik II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Paliou, Eleftheria, Hageneuer, Sebastian</text:p>
          </table:table-cell>
          <table:table-cell office:value-type="string" table:style-name="ce2">
            <text:p>3D-Modellierung,Spatial Analysis,Visualisierung,Zeichnen,GIS,CAD,Digitale Dokumentation,3D</text:p>
          </table:table-cell>
          <table:table-cell table:style-name="ce2"/>
          <table:table-cell office:value-type="string" table:style-name="ce2">
            <text:p>Hageneuer</text:p>
          </table:table-cell>
          <table:table-cell office:value-type="string" table:style-name="ce2">
            <text:p>Sebastia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8/19</text:p>
          </table:table-cell>
          <table:table-cell office:value-type="string" table:style-name="ce2">
            <text:p>http://archaeologie.uni-koeln.de/sites/archaeologie/Dokumente/Studium/VV/WiSe-18...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MA Archäologie/SM2 und SM3a Archäoinformatik</text:p>
          </table:table-cell>
          <table:table-cell office:value-type="string" table:style-name="ce2">
            <text:p>3D recording and documentation of material cultur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Paliou, Eleftheria, Hageneuer, Sebastian</text:p>
          </table:table-cell>
          <table:table-cell office:value-type="string" table:style-name="ce2">
            <text:p>Archivierung,Photogrammetrie,Laserscanning,Bildbearbeitung,3D Scan,Digitale Dokumentation,Fotografie,Digitalisierung,Digitale Vermessung,3D</text:p>
          </table:table-cell>
          <table:table-cell table:style-name="ce2"/>
          <table:table-cell office:value-type="string" table:style-name="ce2">
            <text:p>Hageneuer</text:p>
          </table:table-cell>
          <table:table-cell office:value-type="string" table:style-name="ce2">
            <text:p>Sebastia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SoSe 2018</text:p>
          </table:table-cell>
          <table:table-cell office:value-type="string" table:style-name="ce2">
            <text:p>https://lsf.uni-heidelberg.de/qisserver/</text:p>
          </table:table-cell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Institut für KLassische Archäologie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3D Computerrekonstruktio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Sonstige</text:p>
          </table:table-cell>
          <table:table-cell office:value-type="string" table:style-name="ce2">
            <text:p>Süß, Jürgen</text:p>
          </table:table-cell>
          <table:table-cell office:value-type="string" table:style-name="ce2">
            <text:p>3D-Modellierung</text:p>
          </table:table-cell>
          <table:table-cell table:style-name="ce2"/>
          <table:table-cell office:value-type="string" table:style-name="ce2">
            <text:p>Cramer-Langer</text:p>
          </table:table-cell>
          <table:table-cell office:value-type="string" table:style-name="ce2">
            <text:p>Katrin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SoSe 2018</text:p>
          </table:table-cell>
          <table:table-cell office:value-type="string" table:style-name="ce2">
            <text:p>http://www.fu-berlin.de/vv/de/lv/438872?m=176082&amp;pc=74982&amp;sm=383825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Institut für Prähistorische Archäologie</text:p>
          </table:table-cell>
          <table:table-cell office:value-type="string" table:style-name="ce2">
            <text:p>Bachelorstudiengang Altertumswissenschaften / Einführung in die Methoden des Faches A - Quantitative und numerische Methoden</text:p>
          </table:table-cell>
          <table:table-cell office:value-type="string" table:style-name="ce2">
            <text:p>Qualität und Quantität - Auswertung formalisierter Beschreibung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oth, Georg</text:p>
          </table:table-cell>
          <table:table-cell office:value-type="string" table:style-name="ce2">
            <text:p>Statistik</text:p>
          </table:table-cell>
          <table:table-cell office:value-type="string" table:style-name="ce2">
            <text:p>Software: PAST und Spreadsheet-Programme</text:p>
          </table:table-cell>
          <table:table-cell office:value-type="string" table:style-name="ce2">
            <text:p>Roth</text:p>
          </table:table-cell>
          <table:table-cell office:value-type="string" table:style-name="ce2">
            <text:p>Georg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SoSe 2018</text:p>
          </table:table-cell>
          <table:table-cell office:value-type="string" table:style-name="ce2">
            <text:p>https://friedolin.uni-jena.de/qisserver/rds?state=verpublish&amp;status=init&amp;vmfile=...</text:p>
          </table:table-cell>
          <table:table-cell office:value-type="string" table:style-name="ce2">
            <text:p>Jena</text:p>
          </table:table-cell>
          <table:table-cell office:value-type="string" table:style-name="ce2">
            <text:p>Friedrich-Schiller-Universität Jena</text:p>
          </table:table-cell>
          <table:table-cell office:value-type="string" table:style-name="ce2">
            <text:p>Seminar für Ur- und Frühgeschichtliche Archäologie</text:p>
          </table:table-cell>
          <table:table-cell office:value-type="string" table:style-name="ce2">
            <text:p>Archäologie der Ur- und Frühgeschichte</text:p>
          </table:table-cell>
          <table:table-cell office:value-type="string" table:style-name="ce2">
            <text:p>Geographische Informationssysteme (GIS) in der Archäologie – Eine Einführung in QGIS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Christoph Brückner M.A.</text:p>
          </table:table-cell>
          <table:table-cell office:value-type="string" table:style-name="ce2">
            <text:p>Visualisierung,Zeichnen,GIS</text:p>
          </table:table-cell>
          <table:table-cell table:style-name="ce2"/>
          <table:table-cell office:value-type="string" table:style-name="ce2">
            <text:p>Brückner</text:p>
          </table:table-cell>
          <table:table-cell office:value-type="string" table:style-name="ce2">
            <text:p>Christoph</text:p>
          </table:table-cell>
          <table:table-cell office:value-type="string" table:style-name="ce2">
            <text:p>Lehrender</text:p>
          </table:table-cell>
          <table:table-cell table:number-columns-repeated="1008" table:style-name="ce2"/>
          <table:table-cell table:number-columns-repeated="15361"/>
        </table:table-row>
        <table:table-row table:style-name="ro6">
          <table:table-cell office:value-type="string" table:style-name="ce2">
            <text:p>SoSe 2018</text:p>
          </table:table-cell>
          <table:table-cell office:value-type="string" table:style-name="ce2">
            <text:p>http://archaeologie.uni-koeln.de/sites/archaeologie/Dokumente/Studium/VV/SoSe-18...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BA/MA Archäologie/Archäoinformatik</text:p>
          </table:table-cell>
          <table:table-cell office:value-type="string" table:style-name="ce2">
            <text:p>Die Grabkammer in Weiden. Von der Erfassung/Erforschung bis zum virtuellen Modell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Eckhard Deschler-Erb, Sebastian Hageneuer, Sabrina Geiermann</text:p>
          </table:table-cell>
          <table:table-cell office:value-type="string" table:style-name="ce2">
            <text:p>3D-Modellierung,Photogrammetrie,Laserscanning,Visualisierung,Datenpräsentation,3D Scan,Digitale Dokumentation,Dig. Methoden &amp; Theorien,Digitalisierung,Digitale Vermessung,3D</text:p>
          </table:table-cell>
          <table:table-cell table:style-name="ce2"/>
          <table:table-cell office:value-type="string" table:style-name="ce2">
            <text:p>Hageneuer</text:p>
          </table:table-cell>
          <table:table-cell office:value-type="string" table:style-name="ce2">
            <text:p>Sebastian</text:p>
          </table:table-cell>
          <table:table-cell office:value-type="string" table:style-name="ce2">
            <text:p>Lehrender</text:p>
          </table:table-cell>
          <table:table-cell table:number-columns-repeated="1008" table:style-name="ce2"/>
          <table:table-cell table:number-columns-repeated="15361"/>
        </table:table-row>
        <table:table-row table:style-name="ro2">
          <table:table-cell office:value-type="string" table:style-name="ce2">
            <text:p>SoSe 2018</text:p>
          </table:table-cell>
          <table:table-cell office:value-type="string" table:style-name="ce2">
            <text:p>https://www.philhist.uni-augsburg.de/lehrstuehle/archaeologie/Lehrveranstaltunge...</text:p>
          </table:table-cell>
          <table:table-cell office:value-type="string" table:style-name="ce2">
            <text:p>Augsburg</text:p>
          </table:table-cell>
          <table:table-cell office:value-type="string" table:style-name="ce2">
            <text:p>Universität Augsbur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Kunst- und Kulturgeschichte/Feldstudien</text:p>
          </table:table-cell>
          <table:table-cell office:value-type="string" table:style-name="ce2">
            <text:p>Facetten des römischen Spanien: von Urbanisierung, Landwirtschaft bis zu „guten“ Kaisern</text:p>
          </table:table-cell>
          <table:table-cell office:value-type="string" table:style-name="ce2">
            <text:p>Pro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Dr. Johanna Stöger, Annalize Rheeder M.A.</text:p>
          </table:table-cell>
          <table:table-cell office:value-type="string" table:style-name="ce2">
            <text:p>Visualisierung,Datenpräsentation,Audio und Video,Digitalisierung</text:p>
          </table:table-cell>
          <table:table-cell table:style-name="ce2"/>
          <table:table-cell office:value-type="string" table:style-name="ce2">
            <text:p>Götz</text:p>
          </table:table-cell>
          <table:table-cell office:value-type="string" table:style-name="ce2">
            <text:p>Lisa</text:p>
          </table:table-cell>
          <table:table-cell office:value-type="string" table:style-name="ce2">
            <text:p>Sonstiger Mitarbeiter</text:p>
          </table:table-cell>
          <table:table-cell table:number-columns-repeated="1008" table:style-name="ce2"/>
          <table:table-cell table:number-columns-repeated="15361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Bamberg</text:p>
          </table:table-cell>
          <table:table-cell office:value-type="string" table:style-name="ce1">
            <text:p>Otto-Friedrich-Universität Bamberg</text:p>
          </table:table-cell>
          <table:table-cell office:value-type="string" table:style-name="ce1">
            <text:p>Institut für Archäologische Wissenschaften - Denkmalwissenschaften - Kunstgeschichte</text:p>
          </table:table-cell>
          <table:table-cell office:value-type="string" table:style-name="ce1">
            <text:p>Masterstudiengang Denkmalpflege</text:p>
          </table:table-cell>
          <table:table-cell office:value-type="string" table:style-name="ce1">
            <text:p>Geodätische Grundlagen des Bauaufmaße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Jürgen Giese</text:p>
          </table:table-cell>
          <table:table-cell office:value-type="string" table:style-name="ce1">
            <text:p>Digitale Dokumentation,Digitale Vermess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Bamberg</text:p>
          </table:table-cell>
          <table:table-cell office:value-type="string" table:style-name="ce1">
            <text:p>Otto-Friedrich-Universität Bamberg</text:p>
          </table:table-cell>
          <table:table-cell office:value-type="string" table:style-name="ce1">
            <text:p>Institut für Archäologische Wissenschaften - Denkmalwissenschaften - Kunstgeschichte</text:p>
          </table:table-cell>
          <table:table-cell office:value-type="string" table:style-name="ce1">
            <text:p>Masterstudiengang Denkmalpflege</text:p>
          </table:table-cell>
          <table:table-cell office:value-type="string" table:style-name="ce1">
            <text:p>Digitale Baudokumentation und Visualisierung I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Jürgen Giese</text:p>
          </table:table-cell>
          <table:table-cell office:value-type="string" table:style-name="ce1">
            <text:p>Photogrammetrie,Visualisierung,Zeichnen,CAD,Digitale Dokumentation,Fotografie,Digitale Vermess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-Universität zu Berlin und Berlin-Brandenburgische Akademie der Wissenschaften</text:p>
          </table:table-cell>
          <table:table-cell office:value-type="string" table:style-name="ce1">
            <text:p>Institut für Klassische Philologie</text:p>
          </table:table-cell>
          <table:table-cell office:value-type="string" table:style-name="ce1">
            <text:p>BA Latein / MA Klassische Philologie</text:p>
          </table:table-cell>
          <table:table-cell office:value-type="string" table:style-name="ce1">
            <text:p>Philologica electronica - digitale Methoden der Klassischen Philolog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chmitzer, Ulrich</text:p>
          </table:table-cell>
          <table:table-cell office:value-type="string" table:style-name="ce1">
            <text:p>Digitale Ressource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Erlangen</text:p>
          </table:table-cell>
          <table:table-cell office:value-type="string" table:style-name="ce1">
            <text:p>Friedrich-Alexander-Universität</text:p>
          </table:table-cell>
          <table:table-cell office:value-type="string" table:style-name="ce1">
            <text:p>Institut für Klassische Archäologie</text:p>
          </table:table-cell>
          <table:table-cell office:value-type="string" table:style-name="ce1">
            <text:p>Digital Humanities BA; Archäologische Wissenschaften BA/MA</text:p>
          </table:table-cell>
          <table:table-cell office:value-type="string" table:style-name="ce1">
            <text:p>Römische Terra Sigillata – digitale Methoden und die Suche nach dem antiken Arbeitsprozess mit Reliefbilder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einhardt, Corinna, Bauer, Frank</text:p>
          </table:table-cell>
          <table:table-cell office:value-type="string" table:style-name="ce1">
            <text:p>Software und Tools,Visualisierung,Digitale Dokumentation,Dig. Methoden &amp; Theorien,Fotografie,Digital Humanities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Frankfurt a.M.</text:p>
          </table:table-cell>
          <table:table-cell office:value-type="string" table:style-name="ce1">
            <text:p>J. W. Goethe-Universität Frankfurt</text:p>
          </table:table-cell>
          <table:table-cell office:value-type="string" table:style-name="ce1">
            <text:p>Institut für Archäologische Wissenschaften</text:p>
          </table:table-cell>
          <table:table-cell office:value-type="string" table:style-name="ce1">
            <text:p>KLA-BA-HF-M3; KLA-BA-NF-M2</text:p>
          </table:table-cell>
          <table:table-cell office:value-type="string" table:style-name="ce1">
            <text:p>Erarbeiten eines E-Learning-Konzepts für die Vasen der Originalsammlung der Goethe-Universität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Lienhard, Demian</text:p>
          </table:table-cell>
          <table:table-cell office:value-type="string" table:style-name="ce1">
            <text:p>Dig. Editieren,Online-Ressourcen,Digital Humanities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Frankfurt a.M.</text:p>
          </table:table-cell>
          <table:table-cell office:value-type="string" table:style-name="ce1">
            <text:p>J. W. Goethe-Universität Frankfurt</text:p>
          </table:table-cell>
          <table:table-cell office:value-type="string" table:style-name="ce1">
            <text:p>Institut für Physische Geographie</text:p>
          </table:table-cell>
          <table:table-cell office:value-type="string" table:style-name="ce1">
            <text:p>Nebenfachstudiengang Archäometrie für Archäologen</text:p>
          </table:table-cell>
          <table:table-cell office:value-type="string" table:style-name="ce1">
            <text:p>Fernerkundung und GIS in der Archäolog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Marzolff, Irene</text:p>
          </table:table-cell>
          <table:table-cell office:value-type="string" table:style-name="ce1">
            <text:p>Software und Tools,Spatial Analysis,Visualisierung,GIS,Bildbearbeitung,Digitale Datenauswert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</text:p>
          </table:table-cell>
          <table:table-cell office:value-type="string" table:style-name="ce1">
            <text:p>Kunstgeschichtliches Seminar und Kunstsammlung</text:p>
          </table:table-cell>
          <table:table-cell office:value-type="string" table:style-name="ce1">
            <text:p>Kunstgeschichte, Methodenkompetenz</text:p>
          </table:table-cell>
          <table:table-cell office:value-type="string" table:style-name="ce1">
            <text:p>Einführung in die digitale Bildwissenschaft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Dr. Ruth Reiche</text:p>
          </table:table-cell>
          <table:table-cell office:value-type="string" table:style-name="ce1">
            <text:p>Software und Tools,Dig. Methoden &amp; Theorien,Digital Humanities,Digitale Ressource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</text:p>
          </table:table-cell>
          <table:table-cell office:value-type="string" table:style-name="ce1">
            <text:p>Kunstgeschichtliches Seminar und Kunstsammlung</text:p>
          </table:table-cell>
          <table:table-cell office:value-type="string" table:style-name="ce1">
            <text:p>Kunstgeschichte, Methodenkompetenz</text:p>
          </table:table-cell>
          <table:table-cell office:value-type="string" table:style-name="ce1">
            <text:p>Theorie des digitalen Bilde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Dr. Ruth Reiche</text:p>
          </table:table-cell>
          <table:table-cell office:value-type="string" table:style-name="ce1">
            <text:p>Dig. Methoden &amp; Theorie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1">
            <text:p>Georg-August-Universität Göttingen</text:p>
          </table:table-cell>
          <table:table-cell office:value-type="string" table:style-name="ce1">
            <text:p>Kunstgeschichtliches Seminar und Kunstsammlung</text:p>
          </table:table-cell>
          <table:table-cell office:value-type="string" table:style-name="ce1">
            <text:p>Kunstgeschichte, Methodenkompetenz</text:p>
          </table:table-cell>
          <table:table-cell office:value-type="string" table:style-name="ce1">
            <text:p>Digitale Bildbearbeitung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Dr. Ruth Reiche</text:p>
          </table:table-cell>
          <table:table-cell office:value-type="string" table:style-name="ce1">
            <text:p>Bildbearbeit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Hamburg</text:p>
          </table:table-cell>
          <table:table-cell office:value-type="string" table:style-name="ce1">
            <text:p>Universität Hamburg</text:p>
          </table:table-cell>
          <table:table-cell office:value-type="string" table:style-name="ce1">
            <text:p>Institut für Klassische Archäologie</text:p>
          </table:table-cell>
          <table:table-cell office:value-type="string" table:style-name="ce1">
            <text:p>BA ab 12/13 (HF/NF): AÜ, ABK2 BA ab 16/17 (HF/NF): Ü, WB1-FV MA A3 (Projektarbeit), EMCC (Vertiefungsmodul 2: Methodik, ggf. HA) MA A3 (Projekt + Lektüre)</text:p>
          </table:table-cell>
          <table:table-cell office:value-type="string" table:style-name="ce1">
            <text:p>Fieldschool Xant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eifert, Martina, Babucic, Nikola</text:p>
          </table:table-cell>
          <table:table-cell office:value-type="string" table:style-name="ce1">
            <text:p>Geophysik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</text:p>
          </table:table-cell>
          <table:table-cell office:value-type="string" table:style-name="ce1">
            <text:p>Institut für Papyrologie</text:p>
          </table:table-cell>
          <table:table-cell office:value-type="string" table:style-name="ce1">
            <text:p>BA, MA, Promotion, Post-Doc</text:p>
          </table:table-cell>
          <table:table-cell office:value-type="string" table:style-name="ce1">
            <text:p>Research Webinar on Greek Papyri in the British Library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Ast, Rodney, Berkes, Lajos</text:p>
          </table:table-cell>
          <table:table-cell office:value-type="string" table:style-name="ce1">
            <text:p>Archivierung,Datenkuratierung,Dig. Editieren,Online-Ressourcen,Metadaten,Datenbanken,Datenmanagement,Digitalisier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1">
            <text:p>Ruprecht-Karls-Universität Heidelberg</text:p>
          </table:table-cell>
          <table:table-cell office:value-type="string" table:style-name="ce1">
            <text:p>Institut für Papyrologie</text:p>
          </table:table-cell>
          <table:table-cell office:value-type="string" table:style-name="ce1">
            <text:p>BA, MA, Promotion, Post-Doc</text:p>
          </table:table-cell>
          <table:table-cell office:value-type="string" table:style-name="ce1">
            <text:p>Digitale Papyrologi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Ast, Rodney, Cowey, James</text:p>
          </table:table-cell>
          <table:table-cell office:value-type="string" table:style-name="ce1">
            <text:p>Datenkuratierung,Dig. Editieren,Online-Ressourcen,Metadaten,Datenbanken,Datenmanagement,Digitalisierung,Digital Humanities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Module Bv3, Dv2</text:p>
          </table:table-cell>
          <table:table-cell office:value-type="string" table:style-name="ce1">
            <text:p>Datenanalys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Kneisel, Jutta</text:p>
          </table:table-cell>
          <table:table-cell office:value-type="string" table:style-name="ce1">
            <text:p>Software und Tools,Statistik,GIS,Datenbanken,Datenmanagement,Bildbearbeitung,EDV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Praktikum, 5,33 SWS, Teil der Module Eg3, Ev3; max. 8 Teiln.</text:p>
          </table:table-cell>
          <table:table-cell office:value-type="string" table:style-name="ce1">
            <text:p>Übung zur Vermessung und geophysikalischen Prospektion (200124)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Geophysik,Digitale Vermess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Übung, 2 SWS, Teil der Module Bg2, Bv2, Cg2, Cv2, Dg1, Dv1; max. 16 Teiln.</text:p>
          </table:table-cell>
          <table:table-cell office:value-type="string" table:style-name="ce1">
            <text:p>Einführung in die Archäoinformatik (200131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Software und Tools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Übung, 2 SWS, Teil der Module Bg3, Bv3, Dg2, Dv2</text:p>
          </table:table-cell>
          <table:table-cell office:value-type="string" table:style-name="ce1">
            <text:p>Aktuelle Forschung in der Quantitativen Archäologie (200118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Statistik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Übung, 2 SWS, Teil der Module Bg3, Bv3, Dg2, Dv2</text:p>
          </table:table-cell>
          <table:table-cell office:value-type="string" table:style-name="ce1">
            <text:p>Übung zur Quantitativen Archäologie mit R (200123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Statistik,Programmier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Übung, 2 SWS, Teil der Module Bv3, Dv2; max. 10 Teiln</text:p>
          </table:table-cell>
          <table:table-cell office:value-type="string" table:style-name="ce1">
            <text:p>Datenanalyse (200127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Kneisel, Jutta</text:p>
          </table:table-cell>
          <table:table-cell office:value-type="string" table:style-name="ce1">
            <text:p>Digitale Datenauswert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Übung, 2 SWS, Teil der Module Cg2, Cv2, Dg1, Dv1, Eg1, Ev1; max. 16 Teiln.</text:p>
          </table:table-cell>
          <table:table-cell office:value-type="string" table:style-name="ce1">
            <text:p>Dokumentationsstrategien für Ausgrabungen. Datenbanken und konkrete Anwendungen (200130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Programmierung,Datenbanken,Datenmanagement,CAD,Digitale Dokumentatio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Übung, 2 SWS, Teil der Module Cg2, Cv2, Dg2, Dv2; max. 16 Teiln.</text:p>
          </table:table-cell>
          <table:table-cell office:value-type="string" table:style-name="ce1">
            <text:p>Wüstung Nordhusen. Beginn einer Auswertung mit heterogenen Informationen (200146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GIS,Datenmanagement,Digitale Datenauswert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Übung, 2 SWS, Teil der Module Dg2, Dv2, Eg3, Ev3; max. 16 Teiln.</text:p>
          </table:table-cell>
          <table:table-cell office:value-type="string" table:style-name="ce1">
            <text:p>Archäoinformatik - Einzelaspekte (200120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Software und Tools,GIS,Datenmanagement,CAD,Digitale Datenauswert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1">
            <text:p>Vorlesung, 2 SWS, Teil der Module Bg1, Bv1, Cg1, Cv1, Gg1, Gv1,</text:p>
          </table:table-cell>
          <table:table-cell office:value-type="string" table:style-name="ce1">
            <text:p>Quantitative Archäologie: Konzepte, Methoden, Geschichte (200114)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Statistik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Archäoinformatik, Informationsverarbeitung, Archäologie</text:p>
          </table:table-cell>
          <table:table-cell office:value-type="string" table:style-name="ce1">
            <text:p>3D modelling and reconstruction in Archaeology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Hageneuer, Sebastian</text:p>
          </table:table-cell>
          <table:table-cell office:value-type="string" table:style-name="ce1">
            <text:p>3D-Modellierung,Software und Tools,Programmierung,Visualisierung,Digitale Dokumentation,Dig. Methoden &amp; Theorien,3D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Archäologie, Studienrichtung Archäoinformatik / AM, EM</text:p>
          </table:table-cell>
          <table:table-cell office:value-type="string" table:style-name="ce1">
            <text:p>Archäoinformatik II. Relational and Spatial database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oftware und Tools,Visualisierung,Web-Kartierung,GIS,Datenbanken,Datenmanagement,Datenpräsentation,Digitalisier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Archäologie, Studienrichtung Archäoinformatik / AM, EM, SM 3</text:p>
          </table:table-cell>
          <table:table-cell office:value-type="string" table:style-name="ce1">
            <text:p>Theorien und aktuellen Forschungen in der Archäoinformatik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Dig. Methoden &amp; Theorie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Archäologie, Studienrichtung Archäoinformatik / SM 3b, SM 4</text:p>
          </table:table-cell>
          <table:table-cell office:value-type="string" table:style-name="ce1">
            <text:p>Spatial analysis of landscapes andurban environments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oftware und Tools,Space Syntax,Spatial Analysis,Statistik,Programmierung,Visualisierung,GIS,Datenmanagement,Datenpräsentatio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Archäologie, Studienrichtung Archäoinformatik / SM 3b, SM 4</text:p>
          </table:table-cell>
          <table:table-cell office:value-type="string" table:style-name="ce1">
            <text:p>Spatial analysis of landscapes andurban environment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oftware und Tools,Space Syntax,Spatial Analysis,Statistik,Programmierung,Visualisierung,GIS,Datenmanagement,Datenpräsentatio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BA Archäologie / AM und EM</text:p>
          </table:table-cell>
          <table:table-cell office:value-type="string" table:style-name="ce1">
            <text:p>Archäoinformatik I (Basistechnologien)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Recht, Alexander</text:p>
          </table:table-cell>
          <table:table-cell office:value-type="string" table:style-name="ce1">
            <text:p>Archivierung,Software und Tools,GIS,Datenbanken,Datenmanagement,CAD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BA und MA Archäologie / EM, AM</text:p>
          </table:table-cell>
          <table:table-cell office:value-type="string" table:style-name="ce1">
            <text:p>Einführung in die Grundlagen der Statistik für Archäolog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chmidt, Sophie</text:p>
          </table:table-cell>
          <table:table-cell office:value-type="string" table:style-name="ce1">
            <text:p>Statistik,Visualisierung,Datenpräsentation,Digitale Datenauswert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Informationsverarbeitung, Medieninformatik</text:p>
          </table:table-cell>
          <table:table-cell office:value-type="string" table:style-name="ce1">
            <text:p>Künstliche Intelligenz und Cultural Heritage: Upper Brandberg – Im Louvre der Felsmalerei</text:p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eners, Jan Gerrit, Eide, Øyvind, Fäder, Eymard</text:p>
          </table:table-cell>
          <table:table-cell office:value-type="string" table:style-name="ce1">
            <text:p>Programmierung,Bildbearbeitung,Digitalisierung,Digital Humanities,Digitale Ressource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Leipzig</text:p>
          </table:table-cell>
          <table:table-cell office:value-type="string" table:style-name="ce1">
            <text:p>Universität Leipzig</text:p>
          </table:table-cell>
          <table:table-cell office:value-type="string" table:style-name="ce1">
            <text:p>Ägyptologisches Institut/Ägyptisches Museum -Geord Steindorff-</text:p>
          </table:table-cell>
          <table:table-cell office:value-type="string" table:style-name="ce1">
            <text:p>BA Ägyptologie</text:p>
          </table:table-cell>
          <table:table-cell office:value-type="string" table:style-name="ce1">
            <text:p>Verarbeitung digitaler Daten in der Ägyptologie – Teil 2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Dr. Franziska Naether</text:p>
          </table:table-cell>
          <table:table-cell office:value-type="string" table:style-name="ce1">
            <text:p>Archivierung,Datenkuratierung,Dig. Editieren,Software und Tools,Online-Ressourcen,Internet,Metadaten,Visualisierung,Web-Kartierung,Zeichnen,GIS,Datenbanken,Datenmanagement,Datenpräsentation,Bildbearbeitung,Digitale Dokumentation,Digital Humanities,Digitale Ressource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Leipzig</text:p>
          </table:table-cell>
          <table:table-cell office:value-type="string" table:style-name="ce1">
            <text:p>Universität Leipzig</text:p>
          </table:table-cell>
          <table:table-cell office:value-type="string" table:style-name="ce1">
            <text:p>Ägyptologisches Institut/Ägyptisches Museum -Geord Steindorff-</text:p>
          </table:table-cell>
          <table:table-cell office:value-type="string" table:style-name="ce1">
            <text:p>BA und MA Ägyptologie und Digital Humanities; offen für Interessierte aus dem Wahlbereich und aus anderen Programmen</text:p>
          </table:table-cell>
          <table:table-cell office:value-type="string" table:style-name="ce1">
            <text:p>Demotisch II: Anthologie demotischer literarischer und dokumentarischer Text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Dr. Franziska Naether</text:p>
          </table:table-cell>
          <table:table-cell office:value-type="string" table:style-name="ce1">
            <text:p>Dig. Editieren,Online-Ressourcen,Internet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Leipzig</text:p>
          </table:table-cell>
          <table:table-cell office:value-type="string" table:style-name="ce1">
            <text:p>Universität Leipzig</text:p>
          </table:table-cell>
          <table:table-cell office:value-type="string" table:style-name="ce1">
            <text:p>Ägyptologisches Institut/Ägyptisches Museum -Geord Steindorff-</text:p>
          </table:table-cell>
          <table:table-cell office:value-type="string" table:style-name="ce1">
            <text:p>BA und MA Ägyptologie und Digital Humanities; offen für Interessierte aus dem Wahlbereich und aus anderen Programmen</text:p>
          </table:table-cell>
          <table:table-cell office:value-type="string" table:style-name="ce1">
            <text:p>Der Stein von Rosette – analog und digital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Dr. Franziska Naether</text:p>
          </table:table-cell>
          <table:table-cell office:value-type="string" table:style-name="ce1">
            <text:p>Dig. Editieren,Online-Ressourcen,Internet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Vorderasiatische Archäologie</text:p>
          </table:table-cell>
          <table:table-cell office:value-type="string" table:style-name="ce1">
            <text:p>Archäologie Alter Orient</text:p>
          </table:table-cell>
          <table:table-cell office:value-type="string" table:style-name="ce1">
            <text:p>Babylonische Glyptik meets Digital Humanitie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oßberger, Elisa, Kurmangaliev, Anna</text:p>
          </table:table-cell>
          <table:table-cell office:value-type="string" table:style-name="ce1">
            <text:p>Online-Ressourcen,Metadaten,Datenbanken,Datenmanagement,Bildbearbeitung,Digitalisierung,Digital Humanities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Vor- und Frühgeschichtliche Archäologie und Provinzialrömische Archäologie</text:p>
          </table:table-cell>
          <table:table-cell office:value-type="string" table:style-name="ce1">
            <text:p>Bachelor, Magister Artium, Master</text:p>
          </table:table-cell>
          <table:table-cell office:value-type="string" table:style-name="ce1">
            <text:p>Eisenzeit digital: Datenanalyse mit QGIS und MySQ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von Nicolai, Caroline, Lücke, Stephan</text:p>
          </table:table-cell>
          <table:table-cell office:value-type="string" table:style-name="ce1">
            <text:p>Software und Tools,Spatial Analysis,Visualisierung,GIS,Datenbanken,Datenmanagement,Digitale Datenauswertung,Digital Humanities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</text:p>
          </table:table-cell>
          <table:table-cell office:value-type="string" table:style-name="ce1">
            <text:p>Historisches Seminar - Abteilung für Ur- u. Frühgeschichtliche Archäologie</text:p>
          </table:table-cell>
          <table:table-cell office:value-type="string" table:style-name="ce1">
            <text:p>Masterstudiengang - MA Modul 2</text:p>
          </table:table-cell>
          <table:table-cell office:value-type="string" table:style-name="ce1">
            <text:p>Theorie und Anwendung statistischer Methoden zur Gräberfeld- und Siedlungsanalys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iegmund, Frank Dr.</text:p>
          </table:table-cell>
          <table:table-cell office:value-type="string" table:style-name="ce1">
            <text:p>Statistik,Digitale Datenauswertung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</text:p>
          </table:table-cell>
          <table:table-cell office:value-type="string" table:style-name="ce1">
            <text:p>Historisches Seminar - Abteilung für Ur- und Frühgeschichtliche Archäologie</text:p>
          </table:table-cell>
          <table:table-cell office:value-type="string" table:style-name="ce1">
            <text:p>Master-Studiengang "Ur- und Frühgeschichte", MA Modul 2 "Angewandte Methodik"</text:p>
          </table:table-cell>
          <table:table-cell office:value-type="string" table:style-name="ce1">
            <text:p>Theorie und Anwendung statistischer Methoden zur Gräberfeld‐ und Siedlungsanalys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iegmund, Frank</text:p>
          </table:table-cell>
          <table:table-cell office:value-type="string" table:style-name="ce1">
            <text:p>Software und Tools,Statistik,Datenmanagement,Datenpräsentatio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1">
            <text:p>Julius-Maximilians Universität Würzburg</text:p>
          </table:table-cell>
          <table:table-cell office:value-type="string" table:style-name="ce1">
            <text:p>Institut für Klassische Philologie</text:p>
          </table:table-cell>
          <table:table-cell office:value-type="string" table:style-name="ce1">
            <text:p>Digital Humanities, Aufbaumodul Objekte in den Digital Humanities</text:p>
          </table:table-cell>
          <table:table-cell office:value-type="string" table:style-name="ce1">
            <text:p>Digitale Objekt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Essler, Holger</text:p>
          </table:table-cell>
          <table:table-cell office:value-type="string" table:style-name="ce1">
            <text:p>Bildbearbeitung,Digital Humanities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1">
            <text:p>Julius-Maximilians Universität Würzburg</text:p>
          </table:table-cell>
          <table:table-cell office:value-type="string" table:style-name="ce1">
            <text:p>Institut für Klassische Philologie</text:p>
          </table:table-cell>
          <table:table-cell office:value-type="string" table:style-name="ce1">
            <text:p>Digital Humanities, Datenbank</text:p>
          </table:table-cell>
          <table:table-cell office:value-type="string" table:style-name="ce1">
            <text:p>Datenbanken zur Antik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Essler, Holger</text:p>
          </table:table-cell>
          <table:table-cell office:value-type="string" table:style-name="ce1">
            <text:p>Datenmanagement,Auszeichnungssprachen,Digitalisierung,Digital Humanities,Digitale Ressourcen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1">
            <text:p>Julius-Maximilians Universität Würzburg</text:p>
          </table:table-cell>
          <table:table-cell office:value-type="string" table:style-name="ce1">
            <text:p>Lehrstuhl für Vor- und Frühgeschichtliche Archäologie</text:p>
          </table:table-cell>
          <table:table-cell office:value-type="string" table:style-name="ce1">
            <text:p>BA (04-VFG-EX)</text:p>
          </table:table-cell>
          <table:table-cell office:value-type="string" table:style-name="ce1">
            <text:p>Magnetometerprospektionen in Mainfranken</text:p>
          </table:table-cell>
          <table:table-cell office:value-type="string" table:style-name="ce1">
            <text:p>Exkursio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Ostermeier, Nils</text:p>
          </table:table-cell>
          <table:table-cell office:value-type="string" table:style-name="ce1">
            <text:p>Geophysik,EDV</text:p>
          </table:table-cell>
          <table:table-cell table:number-columns-repeated="6" table:style-name="ce1"/>
          <table:table-cell table:number-columns-repeated="16367"/>
        </table:table-row>
        <table:table-row table:style-name="ro1">
          <table:table-cell office:value-type="string" table:style-name="ce4">
            <text:p>SoSe 2018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1">
            <text:p>Julius-Maximilians Universität Würzburg</text:p>
          </table:table-cell>
          <table:table-cell office:value-type="string" table:style-name="ce1">
            <text:p>Lehrstuhl für Vor- und Frühgeschichtliche Archäologie</text:p>
          </table:table-cell>
          <table:table-cell office:value-type="string" table:style-name="ce1">
            <text:p>BA / MA (04-VFG-MuTh, -NuE, -FuF, -MuThS, -NuES)</text:p>
          </table:table-cell>
          <table:table-cell office:value-type="string" table:style-name="ce1">
            <text:p>3D-Scanning - Digitalisierung von Fundobjekt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Ostermeier, Nils</text:p>
          </table:table-cell>
          <table:table-cell office:value-type="string" table:style-name="ce1">
            <text:p>3D Scan</text:p>
          </table:table-cell>
          <table:table-cell table:number-columns-repeated="6" table:style-name="ce1"/>
          <table:table-cell table:number-columns-repeated="16367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s://jogustine.uni-mainz.de/scripts/mgrqispi.dll?APPNAME=CampusNet&amp;PRGNAME=CO...</text:p>
          </table:table-cell>
          <table:table-cell office:value-type="string" table:style-name="ce2">
            <text:p>Mainz</text:p>
          </table:table-cell>
          <table:table-cell office:value-type="string" table:style-name="ce2">
            <text:p>Johannes Gutenberg-Universität Mainz</text:p>
          </table:table-cell>
          <table:table-cell office:value-type="string" table:style-name="ce2">
            <text:p>Institut für Vor- und Frühgeschichtliche Archäologie und Provinzialrömische Archäologie</text:p>
          </table:table-cell>
          <table:table-cell office:value-type="string" table:style-name="ce2">
            <text:p>BA Archäologien (Ein-Fach/Verbundstudiengang)</text:p>
          </table:table-cell>
          <table:table-cell office:value-type="string" table:style-name="ce2">
            <text:p>Digitale Verarbeitung archäologischer Geodat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Klammt, Anne</text:p>
          </table:table-cell>
          <table:table-cell office:value-type="string" table:style-name="ce2">
            <text:p>Archivierung,Online-Ressourcen,Metadaten,Web-Kartierung,GIS,Datenmanagement,Auszeichnungssprachen,EDV</text:p>
          </table:table-cell>
          <table:table-cell table:style-name="ce2"/>
          <table:table-cell office:value-type="string" table:style-name="ce2">
            <text:p>Klammt</text:p>
          </table:table-cell>
          <table:table-cell office:value-type="string" table:style-name="ce2">
            <text:p>Anne</text:p>
          </table:table-cell>
          <table:table-cell office:value-type="string" table:style-name="ce2">
            <text:p>Lehrender</text:p>
          </table:table-cell>
          <table:table-cell table:number-columns-repeated="1008" table:style-name="ce2"/>
          <table:table-cell table:number-columns-repeated="15361"/>
        </table:table-row>
        <table:table-row table:style-name="ro12">
          <table:table-cell office:value-type="string" table:style-name="ce2">
            <text:p>WiSe 2017/18</text:p>
          </table:table-cell>
          <table:table-cell office:value-type="string" table:style-name="ce2">
            <text:p>https://basis.uni-bonn.de/qisserver/rds?state=verpublish&amp;status=init&amp;vmfile=no&amp;p...</text:p>
          </table:table-cell>
          <table:table-cell office:value-type="string" table:style-name="ce2">
            <text:p>Bonn</text:p>
          </table:table-cell>
          <table:table-cell office:value-type="string" table:style-name="ce2">
            <text:p>Rheinische Friedrich-Wilhelms-Universität Bonn</text:p>
          </table:table-cell>
          <table:table-cell office:value-type="string" table:style-name="ce2">
            <text:p>Institut für Archäologie und Kulturanthropologie</text:p>
          </table:table-cell>
          <table:table-cell office:value-type="string" table:style-name="ce2">
            <text:p>Bachelor of Arts Archäologien (B.A.) Bachelor of Arts Archäologien (Zwei-Fach-B.A.) Bachelor of Arts Kunstgesch.u.Archäologie (B.A.) kein Abschluss Pool f. Kunstgeschichte Master of Arts Frg.Arch.u.Arch.Röm.Prov. (M.A.) Master of Arts Klassische Archäologie (M.A.) Master of Arts Ägyptologie (M.A.) Master of Arts Altamerikanistik/Ethnol. (M.A.) kein Abschluss Pool f. Romanistik Master of Arts Kulturs.zu Lateinamerika (M.A.)</text:p>
          </table:table-cell>
          <table:table-cell office:value-type="string" table:style-name="ce2">
            <text:p>Archäoinformatik I: Einführung in die Archäoinformatik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. Ulrich Wölfel</text:p>
          </table:table-cell>
          <table:table-cell office:value-type="string" table:style-name="ce2">
            <text:p>3D-Modellierung,GIS,Datenbanken</text:p>
          </table:table-cell>
          <table:table-cell table:style-name="ce2"/>
          <table:table-cell office:value-type="string" table:style-name="ce2">
            <text:p>Archut</text:p>
          </table:table-cell>
          <table:table-cell office:value-type="string" table:style-name="ce2">
            <text:p>Stefanie</text:p>
          </table:table-cell>
          <table:table-cell office:value-type="string" table:style-name="ce2">
            <text:p>Sonstiger Mitarbeiter</text:p>
          </table:table-cell>
          <table:table-cell table:number-columns-repeated="1008" table:style-name="ce2"/>
          <table:table-cell table:number-columns-repeated="15361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lsf.uni-heidelberg.de/qisserver/rds?state=verpublish&amp;status=init&amp;vmfile=...</text:p>
          </table:table-cell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Institut für Papyrologie</text:p>
          </table:table-cell>
          <table:table-cell office:value-type="string" table:style-name="ce2">
            <text:p>BA, MA, PhD, Post-Doc</text:p>
          </table:table-cell>
          <table:table-cell office:value-type="string" table:style-name="ce2">
            <text:p>Digitale Papyrologi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Ast, Rodney, Cowey, James</text:p>
          </table:table-cell>
          <table:table-cell office:value-type="string" table:style-name="ce2">
            <text:p>Datenkuratierung,Dig. Editieren,Digital Humanities,Digitale Ressourcen</text:p>
          </table:table-cell>
          <table:table-cell table:style-name="ce2"/>
          <table:table-cell office:value-type="string" table:style-name="ce2">
            <text:p>Ast</text:p>
          </table:table-cell>
          <table:table-cell office:value-type="string" table:style-name="ce2">
            <text:p>Rodney</text:p>
          </table:table-cell>
          <table:table-cell office:value-type="string" table:style-name="ce2">
            <text:p>Lehrender</text:p>
          </table:table-cell>
          <table:table-cell table:number-columns-repeated="1008" table:style-name="ce2"/>
          <table:table-cell table:number-columns-repeated="15361"/>
        </table:table-row>
        <table:table-row table:style-name="ro9">
          <table:table-cell office:value-type="string" table:style-name="ce2">
            <text:p>WiSe 2017/18</text:p>
          </table:table-cell>
          <table:table-cell office:value-type="string" table:style-name="ce2">
            <text:p>http://www.uni-goettingen.de/de/323054.html</text:p>
          </table:table-cell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BA Antike Kulturen, MA Klassische Archäologie, MA Angewandte Informatik</text:p>
          </table:table-cell>
          <table:table-cell office:value-type="string" table:style-name="ce2">
            <text:p>Einführung in die Digital Humanities</text:p>
          </table:table-cell>
          <table:table-cell office:value-type="string" table:style-name="ce2">
            <text:p>Vorles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Langner, Martin</text:p>
          </table:table-cell>
          <table:table-cell office:value-type="string" table:style-name="ce2">
            <text:p>3D-Modellierung,Dig. Editieren,Photogrammetrie,Software und Tools,Spatial Analysis,Statistik,Textanalyse,Programmierung,Online-Ressourcen,Internet,Laserscanning,Metadaten,Visualisierung,Web-Kartierung,GIS,Datenbanken,Datenmanagement,Datenpräsentation,CAD,Bildbearbeitung,3D Scan,Auszeichnungssprachen,Digitale Datenauswertung,Digitale Dokumentation,Dig. Methoden &amp; Theorien,EDV,Fotografie,Digitalisierung,Digital Humanities,Digitale Ressourcen,Digitale Vermessung,3D</text:p>
          </table:table-cell>
          <table:table-cell table:style-name="ce2"/>
          <table:table-cell office:value-type="string" table:style-name="ce2">
            <text:p>Langner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Lehrender</text:p>
          </table:table-cell>
          <table:table-cell table:number-columns-repeated="1008" table:style-name="ce2"/>
          <table:table-cell table:number-columns-repeated="15361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www.uni-goettingen.de/de/323054.html</text:p>
          </table:table-cell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BA Antike Kulturen, MA Klassische Archäologie, MA Angewandte Informatik</text:p>
          </table:table-cell>
          <table:table-cell office:value-type="string" table:style-name="ce2">
            <text:p>Computergestützte Maßvergleiche an römischen Porträts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Langner, Martin, Sporleder, Caroline</text:p>
          </table:table-cell>
          <table:table-cell office:value-type="string" table:style-name="ce2">
            <text:p>Software und Tools,3D Scan,Digitale Datenauswertung,Dig. Methoden &amp; Theorien,Digital Humanities,Digitale Vermessung,3D</text:p>
          </table:table-cell>
          <table:table-cell table:style-name="ce2"/>
          <table:table-cell office:value-type="string" table:style-name="ce2">
            <text:p>Langner</text:p>
          </table:table-cell>
          <table:table-cell office:value-type="string" table:style-name="ce2">
            <text:p>Marti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archaeology.altertum.uni-halle.de/3436_2595808/2595808_3058752/2987893_30...</text:p>
          </table:table-cell>
          <table:table-cell office:value-type="string" table:style-name="ce2">
            <text:p>Halle</text:p>
          </table:table-cell>
          <table:table-cell office:value-type="string" table:style-name="ce2">
            <text:p>Seminar für Klassische Archäologie</text:p>
          </table:table-cell>
          <table:table-cell office:value-type="string" table:style-name="ce2">
            <text:p>Institut für Kunstgeschichte und Archäologien Europas</text:p>
          </table:table-cell>
          <table:table-cell office:value-type="string" table:style-name="ce2">
            <text:p>Hilfmittel und Techniken des Studiengangs</text:p>
          </table:table-cell>
          <table:table-cell office:value-type="string" table:style-name="ce2">
            <text:p>Datenbank Management, GIS und 3D-Visualisier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Köster, Jan</text:p>
          </table:table-cell>
          <table:table-cell office:value-type="string" table:style-name="ce2">
            <text:p>3D-Modellierung,GIS,Datenbanken,Bildbearbeitung,Digitale Dokumentation,EDV,Digitalisierung,3D</text:p>
          </table:table-cell>
          <table:table-cell table:style-name="ce2"/>
          <table:table-cell office:value-type="string" table:style-name="ce2">
            <text:p>Tanriöver</text:p>
          </table:table-cell>
          <table:table-cell office:value-type="string" table:style-name="ce2">
            <text:p>Ayli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www.geschichte.hhu.de/lehrstuehle/alte-geschichte/studiumlehre/lehre-aktu...</text:p>
          </table:table-cell>
          <table:table-cell office:value-type="string" table:style-name="ce2">
            <text:p>Düsseldorf</text:p>
          </table:table-cell>
          <table:table-cell office:value-type="string" table:style-name="ce2">
            <text:p>Heinrich-Heine-Universität Düsseldorf</text:p>
          </table:table-cell>
          <table:table-cell office:value-type="string" table:style-name="ce2">
            <text:p>Institut für Geschichtswissenschaften / Abteilung III Alte Geschichte</text:p>
          </table:table-cell>
          <table:table-cell office:value-type="string" table:style-name="ce2">
            <text:p>Geschichte (Master und Bachelor [Kern- und Ergänzungsfach]) Antike Kulturen (Master und Bachelor [Kern- und Ergänzungsfach])</text:p>
          </table:table-cell>
          <table:table-cell office:value-type="string" table:style-name="ce2">
            <text:p>Das "Gallische Sonderreich" zum Anfassen. Historisch-numismatische Übung zum Schatzfund von Brauweiler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Martin, Katharina</text:p>
          </table:table-cell>
          <table:table-cell office:value-type="string" table:style-name="ce2">
            <text:p>Archivierung,Dig. Editieren,Online-Ressourcen,Datenbanken,Digitale Dokumentation,Digitalisierung,Digitale Ressourcen</text:p>
          </table:table-cell>
          <table:table-cell table:style-name="ce2"/>
          <table:table-cell office:value-type="string" table:style-name="ce2">
            <text:p>Martin</text:p>
          </table:table-cell>
          <table:table-cell office:value-type="string" table:style-name="ce2">
            <text:p>Katharina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lsf.uni-heidelberg.de/qisserver/rds?state=verpublish&amp;status=init&amp;vmfile=...</text:p>
          </table:table-cell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Institut für Klassische Archäologie</text:p>
          </table:table-cell>
          <table:table-cell office:value-type="string" table:style-name="ce2">
            <text:p>Modul BA75%/50%/25% PM1/PM2/ÜK Modul MA 75% A5 Modul MA 25 % ---</text:p>
          </table:table-cell>
          <table:table-cell office:value-type="string" table:style-name="ce2">
            <text:p>Museumspraktische Übung: Visionen zur Neueinrichtung der Institutssamml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Süß, Jürgen, Maderna, Caterina</text:p>
          </table:table-cell>
          <table:table-cell office:value-type="string" table:style-name="ce2">
            <text:p>3D-Modellierung,Visualisierung</text:p>
          </table:table-cell>
          <table:table-cell table:style-name="ce2"/>
          <table:table-cell office:value-type="string" table:style-name="ce2">
            <text:p>Süß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5">
          <table:table-cell office:value-type="string" table:style-name="ce2">
            <text:p>WiSe 2017/18</text:p>
          </table:table-cell>
          <table:table-cell office:value-type="string" table:style-name="ce2">
            <text:p>https://univis.uni-bamberg.de/</text:p>
          </table:table-cell>
          <table:table-cell office:value-type="string" table:style-name="ce2">
            <text:p>Bamberg</text:p>
          </table:table-cell>
          <table:table-cell office:value-type="string" table:style-name="ce2">
            <text:p>Otto-Friedrich-Universität Bamberg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Masterstudiengang Denkmalpflege</text:p>
          </table:table-cell>
          <table:table-cell office:value-type="string" table:style-name="ce2">
            <text:p>Digitale Baudokumentation und Visualisierung II</text:p>
          </table:table-cell>
          <table:table-cell office:value-type="string" table:style-name="ce2">
            <text:p>Haupt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Giese, Jürgen</text:p>
          </table:table-cell>
          <table:table-cell office:value-type="string" table:style-name="ce2">
            <text:p>3D-Modellierung,Photogrammetrie,Laserscanning,Visualisierung,Zeichnen,CAD,Bildbearbeitung,3D Scan,Digitale Dokumentation,Fotografie,Digitale Vermessung,3D</text:p>
          </table:table-cell>
          <table:table-cell table:style-name="ce2"/>
          <table:table-cell office:value-type="string" table:style-name="ce2">
            <text:p>Giese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7/18</text:p>
          </table:table-cell>
          <table:table-cell office:value-type="string" table:style-name="ce2">
            <text:p>https://univis.uni-bamberg.de/</text:p>
          </table:table-cell>
          <table:table-cell office:value-type="string" table:style-name="ce2">
            <text:p>Bamberg</text:p>
          </table:table-cell>
          <table:table-cell office:value-type="string" table:style-name="ce2">
            <text:p>Otto-Friedrich-Universität Bamberg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Masterstudiengang Denkmalpflege</text:p>
          </table:table-cell>
          <table:table-cell office:value-type="string" table:style-name="ce2">
            <text:p>Einführung in AutoCAD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Kreisel, Arnold</text:p>
          </table:table-cell>
          <table:table-cell office:value-type="string" table:style-name="ce2">
            <text:p>Zeichnen,CAD,Digitale Vermessung</text:p>
          </table:table-cell>
          <table:table-cell table:style-name="ce2"/>
          <table:table-cell office:value-type="string" table:style-name="ce2">
            <text:p>Giese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7/18</text:p>
          </table:table-cell>
          <table:table-cell office:value-type="string" table:style-name="ce2">
            <text:p>https://univis.uni-bamberg.de/</text:p>
          </table:table-cell>
          <table:table-cell office:value-type="string" table:style-name="ce2">
            <text:p>Bamberg</text:p>
          </table:table-cell>
          <table:table-cell office:value-type="string" table:style-name="ce2">
            <text:p>Otto-Friedrich-Universität Bamberg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Masterstudiengang Denkmalpflege</text:p>
          </table:table-cell>
          <table:table-cell office:value-type="string" table:style-name="ce2">
            <text:p>Photographie und Bildbearbeitung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Giese, Jürgen</text:p>
          </table:table-cell>
          <table:table-cell office:value-type="string" table:style-name="ce2">
            <text:p>Bildbearbeitung,Digitale Dokumentation,Fotografie</text:p>
          </table:table-cell>
          <table:table-cell table:style-name="ce2"/>
          <table:table-cell office:value-type="string" table:style-name="ce2">
            <text:p>Giese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s://univis.uni-bamberg.de/</text:p>
          </table:table-cell>
          <table:table-cell office:value-type="string" table:style-name="ce2">
            <text:p>Bamberg</text:p>
          </table:table-cell>
          <table:table-cell office:value-type="string" table:style-name="ce2">
            <text:p>Otto-Friedrich-Universität Bamberg</text:p>
          </table:table-cell>
          <table:table-cell office:value-type="string" table:style-name="ce2">
            <text:p>Institut für Archäologie</text:p>
          </table:table-cell>
          <table:table-cell office:value-type="string" table:style-name="ce2">
            <text:p>Masterstudiengang Denkmalpflege</text:p>
          </table:table-cell>
          <table:table-cell office:value-type="string" table:style-name="ce2">
            <text:p>Einführung in die Baudokumentatio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Giese, Jürgen</text:p>
          </table:table-cell>
          <table:table-cell office:value-type="string" table:style-name="ce2">
            <text:p>Photogrammetrie,Laserscanning,Visualisierung,Zeichnen,CAD,3D Scan,Digitale Dokumentation,Fotografie,Digitale Vermessung</text:p>
          </table:table-cell>
          <table:table-cell table:style-name="ce2"/>
          <table:table-cell office:value-type="string" table:style-name="ce2">
            <text:p>Giese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s://www.fbkultur.uni-hamburg.de/vfg/studium/vorlesungsverzeichnis.html</text:p>
          </table:table-cell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Institut für Vor- und Frühgeschichtliche Archäologie und Provinzialrömische Archäologie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2">
            <text:p>Einführung: Statistik in der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Dr. Gross, Daniel</text:p>
          </table:table-cell>
          <table:table-cell office:value-type="string" table:style-name="ce2">
            <text:p>Software und Tools,Statistik,Datenbanken,Digitale Datenauswertung</text:p>
          </table:table-cell>
          <table:table-cell office:value-type="string" table:style-name="ce2">
            <text:p>Eigener Laptop mit vorinstallierten Programmen wünschenswert.</text:p>
          </table:table-cell>
          <table:table-cell office:value-type="string" table:style-name="ce2">
            <text:p>Nikulka</text:p>
          </table:table-cell>
          <table:table-cell office:value-type="string" table:style-name="ce2">
            <text:p>Frank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6">
          <table:table-cell office:value-type="string" table:style-name="ce2">
            <text:p>WiSe 2017/18</text:p>
          </table:table-cell>
          <table:table-cell office:value-type="string" table:style-name="ce2">
            <text:p>https://agnes.hu-berlin.de/lupo/rds?state=verpublish&amp;status=init&amp;vmfile=no&amp;publi...</text:p>
          </table:table-cell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2">
            <text:p>Institut für Klassische Archäologie</text:p>
          </table:table-cell>
          <table:table-cell office:value-type="string" table:style-name="ce2">
            <text:p>MA Klassische Archäologie / Praktische Spezialisierung</text:p>
          </table:table-cell>
          <table:table-cell office:value-type="string" table:style-name="ce2">
            <text:p>digitales forum romanum - Konzeption einer e-learning-Plattform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Prof. Dr. Susanne Muth, Dr. Agnes Henning</text:p>
          </table:table-cell>
          <table:table-cell office:value-type="string" table:style-name="ce2">
            <text:p>Digital Humanities,Digitale Ressourcen,3D</text:p>
          </table:table-cell>
          <table:table-cell office:value-type="string" table:style-name="ce2">
            <text:p>Termin der Veranstaltung: Bitte Aushang beachten oder ab Semesterbeginn nachfragen unter winckelmann@culture.hu-berlin.de.</text:p>
          </table:table-cell>
          <table:table-cell office:value-type="string" table:style-name="ce2">
            <text:p>Bartz</text:p>
          </table:table-cell>
          <table:table-cell office:value-type="string" table:style-name="ce2">
            <text:p>Jessica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13">
          <table:table-cell office:value-type="string" table:style-name="ce2">
            <text:p>WiSe 2017/18</text:p>
          </table:table-cell>
          <table:table-cell office:value-type="string" table:style-name="ce2">
            <text:p>https://campus.uni-stuttgart.de/cusonline/wbLv.wbShowLVDetail?pStpSpNr=172265</text:p>
          </table:table-cell>
          <table:table-cell office:value-type="string" table:style-name="ce2">
            <text:p>Stuttgart</text:p>
          </table:table-cell>
          <table:table-cell office:value-type="string" table:style-name="ce2">
            <text:p>Universität Stuttgart</text:p>
          </table:table-cell>
          <table:table-cell office:value-type="string" table:style-name="ce2">
            <text:p>Historisches Institut</text:p>
          </table:table-cell>
          <table:table-cell office:value-type="string" table:style-name="ce2">
            <text:p>BA (inkl. Lehramt); Basismodul Antike</text:p>
          </table:table-cell>
          <table:table-cell office:value-type="string" table:style-name="ce2">
            <text:p>Alltagsgeschichte der Römischen Kaiserzeit</text:p>
          </table:table-cell>
          <table:table-cell office:value-type="string" table:style-name="ce2">
            <text:p>Pro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Dr. Jonas Scherr</text:p>
          </table:table-cell>
          <table:table-cell office:value-type="string" table:style-name="ce2">
            <text:p>Software und Tools,Online-Ressourcen,Internet,Datenbanken</text:p>
          </table:table-cell>
          <table:table-cell office:value-type="string" table:style-name="ce2">
            <text:p>Eines der im Proseminar zu behandelnden Themen hinsichtlich der Propädeutik wird der Umgang mit verschiedenen digitalen Ressourcen für altertumswissenschaftliches Arbeiten sein.</text:p>
          </table:table-cell>
          <table:table-cell office:value-type="string" table:style-name="ce2">
            <text:p>Scherr</text:p>
          </table:table-cell>
          <table:table-cell office:value-type="string" table:style-name="ce2">
            <text:p>Jonas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ufg.phil-fak.uni-koeln.de/6037.html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Archäologie BA/AM2, AM3, AM4, EM6, EM8 Archäologie MA/AM1 Quartärforschung und Geoarchäologie MA/BM7, SM3</text:p>
          </table:table-cell>
          <table:table-cell office:value-type="string" table:style-name="ce2">
            <text:p>Quantum - GIS II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Frank, Thomas, Wendt, Karl Peter</text:p>
          </table:table-cell>
          <table:table-cell office:value-type="string" table:style-name="ce2">
            <text:p>GIS</text:p>
          </table:table-cell>
          <table:table-cell table:style-name="ce2"/>
          <table:table-cell office:value-type="string" table:style-name="ce2">
            <text:p>Vieth</text:p>
          </table:table-cell>
          <table:table-cell office:value-type="string" table:style-name="ce2">
            <text:p>Christina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ufg.phil-fak.uni-koeln.de/6037.html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Archäologie BA/AM3, AM4, EM6, EM8, EM9 Archäologie MA/AM1 Quartärforschung und Geoarchäologie MA/BM7, SM3</text:p>
          </table:table-cell>
          <table:table-cell office:value-type="string" table:style-name="ce2">
            <text:p>Archäologische Statistik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Wotzka, Hans-Peter</text:p>
          </table:table-cell>
          <table:table-cell office:value-type="string" table:style-name="ce2">
            <text:p>Statistik</text:p>
          </table:table-cell>
          <table:table-cell table:style-name="ce2"/>
          <table:table-cell office:value-type="string" table:style-name="ce2">
            <text:p>Vieth</text:p>
          </table:table-cell>
          <table:table-cell office:value-type="string" table:style-name="ce2">
            <text:p>Christina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ufg.phil-fak.uni-koeln.de/6037.html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Archäologie BA/AM2, AM3, AM4, EM6, EM 8, EM9 Archäologie MA/AM1 Quartärforschung und Geoarchäologie MA/BM7, SM3</text:p>
          </table:table-cell>
          <table:table-cell office:value-type="string" table:style-name="ce2">
            <text:p>Einführung in die Software CalPal (Win - Notebook &amp; PC) zur Erstellung von 14C - basierten archäologischen Chronologi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. Bernhard Weninger</text:p>
          </table:table-cell>
          <table:table-cell office:value-type="string" table:style-name="ce2">
            <text:p>Software und Tools</text:p>
          </table:table-cell>
          <table:table-cell table:style-name="ce2"/>
          <table:table-cell office:value-type="string" table:style-name="ce2">
            <text:p>Vieth</text:p>
          </table:table-cell>
          <table:table-cell office:value-type="string" table:style-name="ce2">
            <text:p>Christina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WiSe 2017/18</text:p>
          </table:table-cell>
          <table:table-cell office:value-type="string" table:style-name="ce2">
            <text:p>http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Allgemeine Prospektionsmethod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eate Sikorski</text:p>
          </table:table-cell>
          <table:table-cell office:value-type="string" table:style-name="ce2">
            <text:p>Spatial Analysis,Visualisierung,Datenbanken,Datenmanagement,Digitale Dokumentation,Digitale Ressourcen,Digitale Vermessung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7/18</text:p>
          </table:table-cell>
          <table:table-cell office:value-type="string" table:style-name="ce2">
            <text:p>http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Bildbearbeitung in den Kultur- und Bildwissenschaft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Johannes Becker</text:p>
          </table:table-cell>
          <table:table-cell office:value-type="string" table:style-name="ce2">
            <text:p>Bildbearbeitung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7/18</text:p>
          </table:table-cell>
          <table:table-cell office:value-type="string" table:style-name="ce2">
            <text:p>http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Einführung in die Archäoinformatik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NN</text:p>
          </table:table-cell>
          <table:table-cell office:value-type="string" table:style-name="ce2">
            <text:p>Digitale Datenauswertung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7/18</text:p>
          </table:table-cell>
          <table:table-cell office:value-type="string" table:style-name="ce2">
            <text:p>http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GIS in der Archäologie</text:p>
          </table:table-cell>
          <table:table-cell office:value-type="string" table:style-name="ce2">
            <text:p>Tutorium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Nicolai Moos</text:p>
          </table:table-cell>
          <table:table-cell office:value-type="string" table:style-name="ce2">
            <text:p>GIS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7/18</text:p>
          </table:table-cell>
          <table:table-cell office:value-type="string" table:style-name="ce2">
            <text:p>http://www.ruhr-uni-bochum.de/archaeologie/vvaktuell.html.de</text:p>
          </table:table-cell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GIS in der prähistorischen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ong, Baoquan</text:p>
          </table:table-cell>
          <table:table-cell office:value-type="string" table:style-name="ce2">
            <text:p>GIS</text:p>
          </table:table-cell>
          <table:table-cell table:style-name="ce2"/>
          <table:table-cell office:value-type="string" table:style-name="ce2">
            <text:p>Morstadt</text:p>
          </table:table-cell>
          <table:table-cell office:value-type="string" table:style-name="ce2">
            <text:p>Bärbel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WiSe 2017/18</text:p>
          </table:table-cell>
          <table:table-cell office:value-type="string" table:style-name="ce2">
            <text:p>http://www.zdv.uni-mainz.de/ottestba/html5/1451_DEU_HTML.php?rd_id=3649945401310...</text:p>
          </table:table-cell>
          <table:table-cell office:value-type="string" table:style-name="ce2">
            <text:p>Mainz</text:p>
          </table:table-cell>
          <table:table-cell office:value-type="string" table:style-name="ce2">
            <text:p>Johannes Gutenberg-Universität Mainz</text:p>
          </table:table-cell>
          <table:table-cell office:value-type="string" table:style-name="ce2">
            <text:p>Institut für Altertumswissenschaften</text:p>
          </table:table-cell>
          <table:table-cell office:value-type="string" table:style-name="ce2">
            <text:p>AO Phil, Informatik</text:p>
          </table:table-cell>
          <table:table-cell office:value-type="string" table:style-name="ce2">
            <text:p>Digitale Musterkennung und ihre Anwendungsmöglichkeiten in den Altertumswissenschaft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Prechel, Doris, Wand , Michael</text:p>
          </table:table-cell>
          <table:table-cell office:value-type="string" table:style-name="ce2">
            <text:p>Textanalyse,Programmierung,Online-Ressourcen,Datenbanken,Datenmanagement,Digitale Dokumentation,Dig. Methoden &amp; Theorien,EDV,Digitalisierung,Digital Humanities,Digitale Ressourcen</text:p>
          </table:table-cell>
          <table:table-cell table:style-name="ce2"/>
          <table:table-cell office:value-type="string" table:style-name="ce2">
            <text:p>Huber</text:p>
          </table:table-cell>
          <table:table-cell office:value-type="string" table:style-name="ce2">
            <text:p>Eva</text:p>
          </table:table-cell>
          <table:table-cell office:value-type="string" table:style-name="ce2">
            <text:p>Sonstiger Mitarbeiter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WiSe 2017/18</text:p>
          </table:table-cell>
          <table:table-cell office:value-type="string" table:style-name="ce2">
            <text:p>https://lsf.uni-heidelberg.de/qisserver/rds?state=verpublish&amp;status=init&amp;vmfile=...</text:p>
          </table:table-cell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Institut für Klassische Archäologie</text:p>
          </table:table-cell>
          <table:table-cell office:value-type="string" table:style-name="ce2">
            <text:p>BA Klassische Archäologie, Praxismodul Übergreifende Kompetenzen MA Klassische Archäologie, Feldforschungs- und Praxismodul</text:p>
          </table:table-cell>
          <table:table-cell office:value-type="string" table:style-name="ce2">
            <text:p>3D-Computerrekonstruktio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Süß, Jürgen</text:p>
          </table:table-cell>
          <table:table-cell office:value-type="string" table:style-name="ce2">
            <text:p>3D-Modellierung</text:p>
          </table:table-cell>
          <table:table-cell table:style-name="ce2"/>
          <table:table-cell office:value-type="string" table:style-name="ce2">
            <text:p>Süß</text:p>
          </table:table-cell>
          <table:table-cell office:value-type="string" table:style-name="ce2">
            <text:p>Jürge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7">
          <table:table-cell office:value-type="string" table:style-name="ce2">
            <text:p>WiSe 2017/18</text:p>
          </table:table-cell>
          <table:table-cell office:value-type="string" table:style-name="ce2">
            <text:p>https://www.digitale-methodik.uni-mainz.de/files/2016/12/Modulhandbuch_DM_Stand_...</text:p>
          </table:table-cell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i3mainz</text:p>
          </table:table-cell>
          <table:table-cell office:value-type="string" table:style-name="ce2">
            <text:p>Hochschulübergreifender Masterstudiengang Digitale Methodik in den Geistes- und Kulturwissenschaften</text:p>
          </table:table-cell>
          <table:table-cell office:value-type="string" table:style-name="ce2">
            <text:p>Grundlagen der Verarbeitung von raumbezogenen Daten in interdisziplinärem Kontext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Kai-Christian Bruhn</text:p>
          </table:table-cell>
          <table:table-cell office:value-type="string" table:style-name="ce2">
            <text:p>3D-Modellierung,Archivierung,Datenkuratierung,Software und Tools,Online-Ressourcen,Laserscanning,Metadaten,Visualisierung,GIS,Datenbanken,Datenmanagement,Datenpräsentation,Digitale Datenauswertung,Digitalisierung,Digital Humanities,Digitale Ressourcen,3D</text:p>
          </table:table-cell>
          <table:table-cell table:style-name="ce2"/>
          <table:table-cell office:value-type="string" table:style-name="ce2">
            <text:p>Bruhn</text:p>
          </table:table-cell>
          <table:table-cell office:value-type="string" table:style-name="ce2">
            <text:p>Kai-Christian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WiSe 2017/18</text:p>
          </table:table-cell>
          <table:table-cell office:value-type="string" table:style-name="ce2">
            <text:p>https://friedolin.uni-jena.de/qisserver/rds?state=verpublish&amp;status=init&amp;vmfile=...</text:p>
          </table:table-cell>
          <table:table-cell office:value-type="string" table:style-name="ce2">
            <text:p>Jena</text:p>
          </table:table-cell>
          <table:table-cell office:value-type="string" table:style-name="ce2">
            <text:p>Friedrich-Schiller-Universität Jena</text:p>
          </table:table-cell>
          <table:table-cell office:value-type="string" table:style-name="ce2">
            <text:p>Seminar für Ur- und Frühgeschichtliche Archäologie</text:p>
          </table:table-cell>
          <table:table-cell office:value-type="string" table:style-name="ce2">
            <text:p>Archäologie der Ur- und Frühgeschichte B.A./UFG 400</text:p>
          </table:table-cell>
          <table:table-cell office:value-type="string" table:style-name="ce2">
            <text:p>Hillshades and more - Höhere Anwendungen von Geographischen Informationssystemen in der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Sonstige</text:p>
          </table:table-cell>
          <table:table-cell office:value-type="string" table:style-name="ce2">
            <text:p>Brückner, Christoph</text:p>
          </table:table-cell>
          <table:table-cell office:value-type="string" table:style-name="ce2">
            <text:p>GIS</text:p>
          </table:table-cell>
          <table:table-cell office:value-type="string" table:style-name="ce2">
            <text:p>Die Übung richtet sich an Studierende mit GIS-Grundkenntnissen. Gearbeitet wird mit ArcGIS.</text:p>
          </table:table-cell>
          <table:table-cell office:value-type="string" table:style-name="ce2">
            <text:p>Brückner</text:p>
          </table:table-cell>
          <table:table-cell office:value-type="string" table:style-name="ce2">
            <text:p>Christoph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WiSe 2017/18</text:p>
          </table:table-cell>
          <table:table-cell office:value-type="string" table:style-name="ce2">
            <text:p>http://www.gko.uni-leipzig.de/aegyptologisches-institut/studium.html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Ägyptologisches Institut/Ägyptisches Museum -Geord Steindorff-</text:p>
          </table:table-cell>
          <table:table-cell office:value-type="string" table:style-name="ce2">
            <text:p>B.A., M.A. Ägyptologie, offen für Interessierte</text:p>
          </table:table-cell>
          <table:table-cell office:value-type="string" table:style-name="ce2">
            <text:p>Digitale Objektbearbeitung</text:p>
          </table:table-cell>
          <table:table-cell office:value-type="string" table:style-name="ce2">
            <text:p>Tutorium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Schulz, Stephanie</text:p>
          </table:table-cell>
          <table:table-cell office:value-type="string" table:style-name="ce2">
            <text:p>Software und Tools,Visualisierung,Web-Kartierung,Zeichnen,GIS,Datenmanagement,CAD,Bildbearbeitung,Digitale Dokumentation,Fotografie,Digitale Vermessung</text:p>
          </table:table-cell>
          <table:table-cell table:style-name="ce2"/>
          <table:table-cell office:value-type="string" table:style-name="ce2">
            <text:p>Maether</text:p>
          </table:table-cell>
          <table:table-cell office:value-type="string" table:style-name="ce2">
            <text:p>Franziska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5">
          <table:table-cell office:value-type="string" table:style-name="ce2">
            <text:p>WiSe 2017/18</text:p>
          </table:table-cell>
          <table:table-cell office:value-type="string" table:style-name="ce2">
            <text:p>http://www.gko.uni-leipzig.de/aegyptologisches-institut/studium.html</text:p>
          </table:table-cell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Ägyptologisches Institut/Ägyptisches Museum -Geord Steindorff-</text:p>
          </table:table-cell>
          <table:table-cell office:value-type="string" table:style-name="ce2">
            <text:p>B.A. Ägyptologie, offen für Interessierte (E-Learning)</text:p>
          </table:table-cell>
          <table:table-cell office:value-type="string" table:style-name="ce2">
            <text:p>Verarbeitung digitaler Daten in der Ägypt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Naether, Franziska, Schuffenhauer, Maria-Victoria</text:p>
          </table:table-cell>
          <table:table-cell office:value-type="string" table:style-name="ce2">
            <text:p>Archivierung,Software und Tools,Online-Ressourcen,Internet,Metadaten,Visualisierung,Web-Kartierung,GIS,Datenbanken,Datenmanagement,Bildbearbeitung,Digitale Dokumentation,Digital Humanities</text:p>
          </table:table-cell>
          <table:table-cell table:style-name="ce2"/>
          <table:table-cell office:value-type="string" table:style-name="ce2">
            <text:p>Maether</text:p>
          </table:table-cell>
          <table:table-cell office:value-type="string" table:style-name="ce2">
            <text:p>Franziska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Geländepraktikum – Geomagnetik und Vermessung</text:p>
          </table:table-cell>
          <table:table-cell office:value-type="string" table:style-name="ce2">
            <text:p>Praktikum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Rinne, Christoph</text:p>
          </table:table-cell>
          <table:table-cell office:value-type="string" table:style-name="ce2">
            <text:p>3D-Modellierung,Visualisierung,GIS,Geophysik,CAD,Digitale Datenauswertung,Digitale Dokumentation,EDV,Digitale Vermessung,3D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8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ur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Hallig Langeneß – Archäologische und geophysikalische Prospektion einer Warft</text:p>
          </table:table-cell>
          <table:table-cell office:value-type="string" table:style-name="ce2">
            <text:p>Praktikum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Wehner, Donat</text:p>
          </table:table-cell>
          <table:table-cell office:value-type="string" table:style-name="ce2">
            <text:p>3D-Modellierung,Photogrammetrie,GIS,Geophysik,Digitale Datenauswertung,Digitale Dokumentation,EDV,Digitale Vermessung,3D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Datenanalyse mit R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Nakoinz, Oliver</text:p>
          </table:table-cell>
          <table:table-cell office:value-type="string" table:style-name="ce2">
            <text:p>Software und Tools,Spatial Analysis,Statistik,Programmierung,Visualisierung,GIS,Digitale Datenauswertung,EDV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ur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Archäologischer Film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Wehner, Donat</text:p>
          </table:table-cell>
          <table:table-cell office:value-type="string" table:style-name="ce2">
            <text:p>Datenpräsentation,Audio und Video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Geoarchäologie - Geofernerkundung für Archäolog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Dreibrodt, Stefan, Müller-Scheeßel, Nils</text:p>
          </table:table-cell>
          <table:table-cell office:value-type="string" table:style-name="ce2">
            <text:p>Spatial Analysis,GIS,Geophysik,Digitale Datenauswertung,Digitale Dokumentation,EDV,Digitale Vermessung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Geographische Modelle in der Archäologi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Nakoinz, Oliver</text:p>
          </table:table-cell>
          <table:table-cell office:value-type="string" table:style-name="ce2">
            <text:p>Dig. Methoden &amp; Theorien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Einführung in die Arbeit mit AutoCAD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Rinne, Christoph</text:p>
          </table:table-cell>
          <table:table-cell office:value-type="string" table:style-name="ce2">
            <text:p>3D-Modellierung,Software und Tools,Visualisierung,CAD,Digitale Datenauswertung,Digitale Dokumentation,EDV,Digitalisierung,3D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Die Praxis quantitativer Analyse von Urnengräberfelder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Nakoinz, Oliver</text:p>
          </table:table-cell>
          <table:table-cell office:value-type="string" table:style-name="ce2">
            <text:p>Statistik,Digitale Datenauswertung,Dig. Methoden &amp; Theorien,EDV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://univis.uni-kiel.de/form?__s=2&amp;dsc=anew/lecture_view&amp;lvs=gemei/instit_2/ze...</text:p>
          </table:table-cell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2">
            <text:p>Prähistorische und Historische Archäologie</text:p>
          </table:table-cell>
          <table:table-cell office:value-type="string" table:style-name="ce2">
            <text:p>Altgrabung im GIS-Projekt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Rinne, Christoph</text:p>
          </table:table-cell>
          <table:table-cell office:value-type="string" table:style-name="ce2">
            <text:p>Spatial Analysis,Visualisierung,GIS,Digitale Datenauswertung,Digitale Dokumentation,EDV,Digitalisierung</text:p>
          </table:table-cell>
          <table:table-cell table:style-name="ce2"/>
          <table:table-cell office:value-type="string" table:style-name="ce2">
            <text:p>Schmid</text:p>
          </table:table-cell>
          <table:table-cell office:value-type="string" table:style-name="ce2">
            <text:p>Clemens</text:p>
          </table:table-cell>
          <table:table-cell office:value-type="string" table:style-name="ce2">
            <text:p>Studen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://archaeologie.uni-koeln.de/files/VV-WS.2017-2018-archInf.pdf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B.A. Archäologie / Aufbaumodul 3, 4; Ergänzungsmodul 6</text:p>
          </table:table-cell>
          <table:table-cell office:value-type="string" table:style-name="ce2">
            <text:p>Archäoinformatik I (Basistechnologien)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echt, Alexander</text:p>
          </table:table-cell>
          <table:table-cell office:value-type="string" table:style-name="ce2">
            <text:p>Software und Tools,Metadaten,Webtechnologien,Datenbanken,Datenmanagement</text:p>
          </table:table-cell>
          <table:table-cell table:style-name="ce2"/>
          <table:table-cell office:value-type="string" table:style-name="ce2">
            <text:p>Schmidt</text:p>
          </table:table-cell>
          <table:table-cell office:value-type="string" table:style-name="ce2">
            <text:p>Sophie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campus.uni-freiburg.de/qisserver/pages/cm/exa/coursemanagement/basicCour...</text:p>
          </table:table-cell>
          <table:table-cell office:value-type="string" table:style-name="ce2">
            <text:p>Freiburg</text:p>
          </table:table-cell>
          <table:table-cell office:value-type="string" table:style-name="ce2">
            <text:p>Albert-Ludwigs-Universität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B.A. VA, B.A. Arch. Wiss, B.A. Ergänzungsbereicht</text:p>
          </table:table-cell>
          <table:table-cell office:value-type="string" table:style-name="ce2">
            <text:p>Einführung in die Geschichte und Kulturen des Alten Orients / in die Vorderasiatische Archäologi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Wagner-Durand, Elisabeth, Dr.</text:p>
          </table:table-cell>
          <table:table-cell table:number-columns-repeated="2" table:style-name="ce2"/>
          <table:table-cell office:value-type="string" table:style-name="ce2">
            <text:p>Hohwieler</text:p>
          </table:table-cell>
          <table:table-cell office:value-type="string" table:style-name="ce2">
            <text:p>Tanj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://archaeologie.uni-koeln.de/files/VV-WS.2017-2018-archInf.pdf</text:p>
          </table:table-cell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B.A. Archäologie / Aufbaumodul 3, 4; Ergänzungsmodul 6 M.A. Archäologie / Aufbaumodul 1</text:p>
          </table:table-cell>
          <table:table-cell office:value-type="string" table:style-name="ce2">
            <text:p>Einführung in die Grundlagen der Statistik für Archäolog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Schmidt, Sophie</text:p>
          </table:table-cell>
          <table:table-cell office:value-type="string" table:style-name="ce2">
            <text:p>Statistik</text:p>
          </table:table-cell>
          <table:table-cell table:style-name="ce2"/>
          <table:table-cell office:value-type="string" table:style-name="ce2">
            <text:p>Schmidt</text:p>
          </table:table-cell>
          <table:table-cell office:value-type="string" table:style-name="ce2">
            <text:p>Sophie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campus.uni-freiburg.de/qisserver/pages/cm/exa/coursemanagement/basicCour...</text:p>
          </table:table-cell>
          <table:table-cell office:value-type="string" table:style-name="ce2">
            <text:p>Freiburg</text:p>
          </table:table-cell>
          <table:table-cell office:value-type="string" table:style-name="ce2">
            <text:p>Albert-Ludwigs-Universität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B.A. VA, B.A. Arch. Wiss., M.A. VA</text:p>
          </table:table-cell>
          <table:table-cell office:value-type="string" table:style-name="ce2">
            <text:p>Archäologie der Emotionen: Grundlagen eines neuen Diskurses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Wagner-Durand, Elisabeth, Dr.</text:p>
          </table:table-cell>
          <table:table-cell table:number-columns-repeated="2" table:style-name="ce2"/>
          <table:table-cell office:value-type="string" table:style-name="ce2">
            <text:p>Hohwieler</text:p>
          </table:table-cell>
          <table:table-cell office:value-type="string" table:style-name="ce2">
            <text:p>Tanj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campus.uni-freiburg.de/qisserver/pages/cm/exa/coursemanagement/basicCour...</text:p>
          </table:table-cell>
          <table:table-cell office:value-type="string" table:style-name="ce2">
            <text:p>Freiburg</text:p>
          </table:table-cell>
          <table:table-cell office:value-type="string" table:style-name="ce2">
            <text:p>Albert-Ludwigs-Universität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B. A. VA, B. A. Arch. Wiss., M. A. VA</text:p>
          </table:table-cell>
          <table:table-cell office:value-type="string" table:style-name="ce2">
            <text:p>Konflikttheorie, Friedensforschung und Vorderasiatische Archäologie</text:p>
          </table:table-cell>
          <table:table-cell office:value-type="string" table:style-name="ce2">
            <text:p>Haupt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Heinz, Marlies, Prof. Dr.</text:p>
          </table:table-cell>
          <table:table-cell table:number-columns-repeated="2" table:style-name="ce2"/>
          <table:table-cell office:value-type="string" table:style-name="ce2">
            <text:p>Hohwieler</text:p>
          </table:table-cell>
          <table:table-cell office:value-type="string" table:style-name="ce2">
            <text:p>Tanj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campus.uni-freiburg.de/qisserver/pages/cm/exa/coursemanagement/basicCour...</text:p>
          </table:table-cell>
          <table:table-cell office:value-type="string" table:style-name="ce2">
            <text:p>Freiburg</text:p>
          </table:table-cell>
          <table:table-cell office:value-type="string" table:style-name="ce2">
            <text:p>Albert-Ludwigs-Universität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B. A. VA, B. A. Arch. Wiss, B. A. Ergänzungsbereich</text:p>
          </table:table-cell>
          <table:table-cell office:value-type="string" table:style-name="ce2">
            <text:p>Bildet Banden… Zeiten politischer Instabilität im Alten Orient – oder: Die andere Seite der sog. Ereignisgeschicht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Heinz, Marlies, Prof. Dr.</text:p>
          </table:table-cell>
          <table:table-cell table:number-columns-repeated="2" table:style-name="ce2"/>
          <table:table-cell office:value-type="string" table:style-name="ce2">
            <text:p>Hohwieler</text:p>
          </table:table-cell>
          <table:table-cell office:value-type="string" table:style-name="ce2">
            <text:p>Tanj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campus.uni-freiburg.de/qisserver/pages/cm/exa/coursemanagement/basicCour...</text:p>
          </table:table-cell>
          <table:table-cell office:value-type="string" table:style-name="ce2">
            <text:p>Freiburg</text:p>
          </table:table-cell>
          <table:table-cell office:value-type="string" table:style-name="ce2">
            <text:p>Albert-Ludwigs-Universität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B.A. VA, B.A. Arch. Wiss, M. A. VA</text:p>
          </table:table-cell>
          <table:table-cell office:value-type="string" table:style-name="ce2">
            <text:p>"Disaster-Studies" - Was tun mit Zerstörungshorizonten im archäologischen Befund?</text:p>
          </table:table-cell>
          <table:table-cell office:value-type="string" table:style-name="ce2">
            <text:p>Haupt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Heinz, Marlies, Prof. Dr.</text:p>
          </table:table-cell>
          <table:table-cell table:number-columns-repeated="2" table:style-name="ce2"/>
          <table:table-cell office:value-type="string" table:style-name="ce2">
            <text:p>Hohwieler</text:p>
          </table:table-cell>
          <table:table-cell office:value-type="string" table:style-name="ce2">
            <text:p>Tanj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4">
          <table:table-cell office:value-type="string" table:style-name="ce2">
            <text:p>WiSe 2017/18</text:p>
          </table:table-cell>
          <table:table-cell office:value-type="string" table:style-name="ce2">
            <text:p>https://campus.uni-freiburg.de/qisserver/pages/cm/exa/coursemanagement/basicCour...</text:p>
          </table:table-cell>
          <table:table-cell office:value-type="string" table:style-name="ce2">
            <text:p>Freiburg</text:p>
          </table:table-cell>
          <table:table-cell office:value-type="string" table:style-name="ce2">
            <text:p>Albert-Ludwigs-Universität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BA VA und Arch. Wiss.</text:p>
          </table:table-cell>
          <table:table-cell office:value-type="string" table:style-name="ce2">
            <text:p>Konflikte - Kriege - Rebellionen ... Wir lesen (übersetzte!) Altorientalische Texte des 3., 2. und 1. Jt. v. Chr. und analysieren bildliche Dokumentationen der Ereignisse</text:p>
          </table:table-cell>
          <table:table-cell office:value-type="string" table:style-name="ce2">
            <text:p>Pro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Heinz, Marlies, Prof. Dr.</text:p>
          </table:table-cell>
          <table:table-cell table:number-columns-repeated="2" table:style-name="ce2"/>
          <table:table-cell office:value-type="string" table:style-name="ce2">
            <text:p>Hohwieler</text:p>
          </table:table-cell>
          <table:table-cell office:value-type="string" table:style-name="ce2">
            <text:p>Tanja</text:p>
          </table:table-cell>
          <table:table-cell office:value-type="string" table:style-name="ce2">
            <text:p>Sekretariat</text:p>
          </table:table-cell>
          <table:table-cell table:number-columns-repeated="16369"/>
        </table:table-row>
        <table:table-row table:style-name="ro6">
          <table:table-cell office:value-type="string" table:style-name="ce2">
            <text:p>WiSe 2017/18</text:p>
          </table:table-cell>
          <table:table-cell office:value-type="string" table:style-name="ce2">
            <text:p>https://lsf.verwaltung.uni-muenchen.de/qisserver/rds?state=verpublish&amp;status=ini...</text:p>
          </table:table-cell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Institut für Vor- und Frühgeschichtliche Archäologie und Provinzialrömische Archäologie</text:p>
          </table:table-cell>
          <table:table-cell office:value-type="string" table:style-name="ce2">
            <text:p>- Bachelor Archäologie: Europa und Vorderer Orient (Hauptfach) - Master Vor- und Frühgeschichtliche Archäologie</text:p>
          </table:table-cell>
          <table:table-cell office:value-type="string" table:style-name="ce2">
            <text:p>Archäologische Daten und Statistik: Statistische Grundlagen, Analysemethoden, Grafische Darstell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Schenk, Patrick, Reuß, Simone</text:p>
          </table:table-cell>
          <table:table-cell office:value-type="string" table:style-name="ce2">
            <text:p>Software und Tools,Statistik,Datenmanagement,Datenpräsentation,Digitale Datenauswertung</text:p>
          </table:table-cell>
          <table:table-cell office:value-type="string" table:style-name="ce2">
            <text:p>Die Übung richtet sich sowohl an Anfänger als auch an Fortgeschrittene und ist auch für andere (archäologische) Fächer offen.</text:p>
          </table:table-cell>
          <table:table-cell office:value-type="string" table:style-name="ce2">
            <text:p>Reuß</text:p>
          </table:table-cell>
          <table:table-cell office:value-type="string" table:style-name="ce2">
            <text:p>Simone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qis.server.uni-frankfurt.de/qisserver/rds?state=verpublish&amp;status=init&amp;v...</text:p>
          </table:table-cell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BA und MA Vor- und Frühgeschichtliche Archäologie</text:p>
          </table:table-cell>
          <table:table-cell office:value-type="string" table:style-name="ce2">
            <text:p>Einführung in Geoinformationssysteme (GIS), Geodatenbanken und WebMapping anhand archäologischer Befunde</text:p>
          </table:table-cell>
          <table:table-cell office:value-type="string" table:style-name="ce2">
            <text:p>Praktikum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Knoll, David</text:p>
          </table:table-cell>
          <table:table-cell office:value-type="string" table:style-name="ce2">
            <text:p>Spatial Analysis,Web-Kartierung,GIS,Datenbanken,Dig. Methoden &amp; Theorien</text:p>
          </table:table-cell>
          <table:table-cell table:style-name="ce2"/>
          <table:table-cell office:value-type="string" table:style-name="ce2">
            <text:p>Pankau</text:p>
          </table:table-cell>
          <table:table-cell office:value-type="string" table:style-name="ce2">
            <text:p>Claudia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WiSe 2017/18</text:p>
          </table:table-cell>
          <table:table-cell office:value-type="string" table:style-name="ce2">
            <text:p>https://qis.server.uni-frankfurt.de/qisserver/rds?state=verpublish&amp;status=init&amp;v...</text:p>
          </table:table-cell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Bachelor und Master Vor- und Frühgeschichtliche Archäologie</text:p>
          </table:table-cell>
          <table:table-cell office:value-type="string" table:style-name="ce2">
            <text:p>Theorie und Praxis agentenbasierter Modellierung in der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Linde, Lennart</text:p>
          </table:table-cell>
          <table:table-cell office:value-type="string" table:style-name="ce2">
            <text:p>Digitale Datenauswertung,Dig. Methoden &amp; Theorien</text:p>
          </table:table-cell>
          <table:table-cell table:style-name="ce2"/>
          <table:table-cell office:value-type="string" table:style-name="ce2">
            <text:p>Pankau</text:p>
          </table:table-cell>
          <table:table-cell office:value-type="string" table:style-name="ce2">
            <text:p>Claudia</text:p>
          </table:table-cell>
          <table:table-cell office:value-type="string" table:style-name="ce2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klips2.uni-koeln.de/co/wbLv.wbShowLVDetail?pStpSpNr=163177">https://klips2.uni-koeln.de/co/wbLv.wbShowLVDetail?pStpSpNr=163177</text:a></text:p>
          </table:table-cell>
          <table:table-cell office:value-type="string" table:style-name="ce6">
            <text:p>Köln</text:p>
          </table:table-cell>
          <table:table-cell office:value-type="string" table:style-name="ce6">
            <text:p>Universität zu Köln</text:p>
          </table:table-cell>
          <table:table-cell office:value-type="string" table:style-name="ce6">
            <text:p>Archäologisches Institut</text:p>
          </table:table-cell>
          <table:table-cell office:value-type="string" table:style-name="ce6">
            <text:p>Archäoinformatik</text:p>
          </table:table-cell>
          <table:table-cell office:value-type="string" table:style-name="ce6">
            <text:p>Colloquium in Digital Cultural Heritage</text:p>
          </table:table-cell>
          <table:table-cell office:value-type="string" table:style-name="ce6">
            <text:p>Kolloquium</text:p>
          </table:table-cell>
          <table:table-cell office:value-type="string" table:style-name="ce6">
            <text:p>BA, MA, Doktoranden</text:p>
          </table:table-cell>
          <table:table-cell office:value-type="string" table:style-name="ce6">
            <text:p>Paliou, Eleftheria, Eide, O.</text:p>
          </table:table-cell>
          <table:table-cell office:value-type="string" table:style-name="ce6">
            <text:p>Dig. Methoden &amp; Theorien,Digital Humanities</text:p>
          </table:table-cell>
          <table:table-cell table:style-name="ce6"/>
          <table:table-cell office:value-type="string" table:style-name="ce6">
            <text:p>Paliou</text:p>
          </table:table-cell>
          <table:table-cell office:value-type="string" table:style-name="ce6">
            <text:p>Eleftheria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4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klips2.uni-koeln.de/co/wbLv.wbShowLVDetail?pStpSpNr=160785">https://klips2.uni-koeln.de/co/wbLv.wbShowLVDetail?pStpSpNr=160785</text:a></text:p>
          </table:table-cell>
          <table:table-cell office:value-type="string" table:style-name="ce6">
            <text:p>Köln</text:p>
          </table:table-cell>
          <table:table-cell office:value-type="string" table:style-name="ce6">
            <text:p>Universität zu Köln</text:p>
          </table:table-cell>
          <table:table-cell office:value-type="string" table:style-name="ce6">
            <text:p>Archäologisches Institut</text:p>
          </table:table-cell>
          <table:table-cell office:value-type="string" table:style-name="ce6">
            <text:p>Archäoinformatik</text:p>
          </table:table-cell>
          <table:table-cell office:value-type="string" table:style-name="ce6">
            <text:p>Kernkompetenzen Archäoinformatik II</text:p>
          </table:table-cell>
          <table:table-cell office:value-type="string" table:style-name="ce6">
            <text:p>Seminar</text:p>
          </table:table-cell>
          <table:table-cell office:value-type="string" table:style-name="ce6">
            <text:p>MA</text:p>
          </table:table-cell>
          <table:table-cell office:value-type="string" table:style-name="ce6">
            <text:p>Paliou, Eleftheria, Hageneuer, Sebastian</text:p>
          </table:table-cell>
          <table:table-cell office:value-type="string" table:style-name="ce6">
            <text:p>Software und Tools,Visualisierung,Web-Kartierung,GIS,Datenbanken,Datenmanagement,Datenpräsentation,CAD,Digitale Dokumentation</text:p>
          </table:table-cell>
          <table:table-cell table:style-name="ce6"/>
          <table:table-cell office:value-type="string" table:style-name="ce6">
            <text:p>Paliou</text:p>
          </table:table-cell>
          <table:table-cell office:value-type="string" table:style-name="ce6">
            <text:p>Eleftheria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5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klips2.uni-koeln.de/co/wbLv.wbShowLVDetail?pStpSpNr=189967">https://klips2.uni-koeln.de/co/wbLv.wbShowLVDetail?pStpSpNr=189967</text:a></text:p>
          </table:table-cell>
          <table:table-cell office:value-type="string" table:style-name="ce6">
            <text:p>Köln</text:p>
          </table:table-cell>
          <table:table-cell office:value-type="string" table:style-name="ce6">
            <text:p>Universität zu Köln</text:p>
          </table:table-cell>
          <table:table-cell office:value-type="string" table:style-name="ce6">
            <text:p>Archäologisches Institut</text:p>
          </table:table-cell>
          <table:table-cell office:value-type="string" table:style-name="ce6">
            <text:p>Archäoinformatik</text:p>
          </table:table-cell>
          <table:table-cell office:value-type="string" table:style-name="ce6">
            <text:p>3D recording and documentation of material culture</text:p>
          </table:table-cell>
          <table:table-cell office:value-type="string" table:style-name="ce6">
            <text:p>Seminar</text:p>
          </table:table-cell>
          <table:table-cell office:value-type="string" table:style-name="ce6">
            <text:p>MA</text:p>
          </table:table-cell>
          <table:table-cell office:value-type="string" table:style-name="ce6">
            <text:p>Paliou, Eleftheria, Hageneuer, Sebastian</text:p>
          </table:table-cell>
          <table:table-cell office:value-type="string" table:style-name="ce6">
            <text:p>3D-Modellierung,Photogrammetrie,Software und Tools,Laserscanning,Visualisierung,Bildbearbeitung,3D Scan,Digitale Dokumentation,Dig. Methoden &amp; Theorien,Digitalisierung,3D</text:p>
          </table:table-cell>
          <table:table-cell table:style-name="ce6"/>
          <table:table-cell office:value-type="string" table:style-name="ce6">
            <text:p>Paliou</text:p>
          </table:table-cell>
          <table:table-cell office:value-type="string" table:style-name="ce6">
            <text:p>Eleftheria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4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klips2.uni-koeln.de/co/wbLv.wbShowLVDetail?pStpSpNr=189966">https://klips2.uni-koeln.de/co/wbLv.wbShowLVDetail?pStpSpNr=189966</text:a></text:p>
          </table:table-cell>
          <table:table-cell office:value-type="string" table:style-name="ce6">
            <text:p>Köln</text:p>
          </table:table-cell>
          <table:table-cell office:value-type="string" table:style-name="ce6">
            <text:p>Universität zu Köln</text:p>
          </table:table-cell>
          <table:table-cell office:value-type="string" table:style-name="ce6">
            <text:p>Archäologisches Institut</text:p>
          </table:table-cell>
          <table:table-cell office:value-type="string" table:style-name="ce6">
            <text:p>Archäoinformatik</text:p>
          </table:table-cell>
          <table:table-cell office:value-type="string" table:style-name="ce6">
            <text:p>Kernkompetenzen Archäoinformatik I. Data Science</text:p>
          </table:table-cell>
          <table:table-cell office:value-type="string" table:style-name="ce6">
            <text:p>Seminar</text:p>
          </table:table-cell>
          <table:table-cell office:value-type="string" table:style-name="ce6">
            <text:p>MA</text:p>
          </table:table-cell>
          <table:table-cell office:value-type="string" table:style-name="ce6">
            <text:p>Paliou, Eleftheria</text:p>
          </table:table-cell>
          <table:table-cell office:value-type="string" table:style-name="ce6">
            <text:p>Archivierung,Programmierung,Metadaten,Datenbanken,Datenmanagement,Datenpräsentation,Digitale Dokumentation,Dig. Methoden &amp; Theorien,Digitale Ressourcen</text:p>
          </table:table-cell>
          <table:table-cell table:style-name="ce6"/>
          <table:table-cell office:value-type="string" table:style-name="ce6">
            <text:p>Paliou</text:p>
          </table:table-cell>
          <table:table-cell office:value-type="string" table:style-name="ce6">
            <text:p>Eleftheria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6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klips2.uni-koeln.de/co/wbLv.wbShowLVDetail?pStpSpNr=189973">https://klips2.uni-koeln.de/co/wbLv.wbShowLVDetail?pStpSpNr=189973</text:a></text:p>
          </table:table-cell>
          <table:table-cell office:value-type="string" table:style-name="ce6">
            <text:p>Köln</text:p>
          </table:table-cell>
          <table:table-cell office:value-type="string" table:style-name="ce6">
            <text:p>Universität zu Köln</text:p>
          </table:table-cell>
          <table:table-cell office:value-type="string" table:style-name="ce6">
            <text:p>Archäologisches Institut</text:p>
          </table:table-cell>
          <table:table-cell office:value-type="string" table:style-name="ce6">
            <text:p>Archäoinformatik</text:p>
          </table:table-cell>
          <table:table-cell office:value-type="string" table:style-name="ce6">
            <text:p>Computational approaches to ancient cities and settlements</text:p>
          </table:table-cell>
          <table:table-cell office:value-type="string" table:style-name="ce6">
            <text:p>Hauptseminar</text:p>
          </table:table-cell>
          <table:table-cell office:value-type="string" table:style-name="ce6">
            <text:p>BA, MA, Doktoranden</text:p>
          </table:table-cell>
          <table:table-cell office:value-type="string" table:style-name="ce6">
            <text:p>Paliou, Eleftheria</text:p>
          </table:table-cell>
          <table:table-cell office:value-type="string" table:style-name="ce6">
            <text:p>3D-Modellierung,Software und Tools,Space Syntax,Spatial Analysis,Statistik,Visualisierung,Zeichnen,GIS,Geophysik,Datenmanagement,Digitale Dokumentation,Dig. Methoden &amp; Theorien,Digitalisierung</text:p>
          </table:table-cell>
          <table:table-cell table:style-name="ce6"/>
          <table:table-cell office:value-type="string" table:style-name="ce6">
            <text:p>Paliou</text:p>
          </table:table-cell>
          <table:table-cell office:value-type="string" table:style-name="ce6">
            <text:p>Eleftheria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://www.philhist.uni-augsburg.de/lehrstuehle/archaeologie/Lehrveranstaltungen/Veranstaltungen/">http://www.philhist.uni-augsburg.de/lehrstuehle/archaeologie/Lehrveranstaltungen...</text:a></text:p>
          </table:table-cell>
          <table:table-cell office:value-type="string" table:style-name="ce6">
            <text:p>Augsburg</text:p>
          </table:table-cell>
          <table:table-cell office:value-type="string" table:style-name="ce6">
            <text:p>Universität Augsburg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Kunst- und Kulturgeschichte (BA), Methoden und Theorien 2</text:p>
          </table:table-cell>
          <table:table-cell office:value-type="string" table:style-name="ce6">
            <text:p>If these walls could talk: reading architecture in an archaeological context</text:p>
          </table:table-cell>
          <table:table-cell office:value-type="string" table:style-name="ce6">
            <text:p>Übung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Rheeder, Annalize M.A.</text:p>
          </table:table-cell>
          <table:table-cell office:value-type="string" table:style-name="ce6">
            <text:p>3D-Modellierung,Photogrammetrie,Spatial Analysis,Zeichnen</text:p>
          </table:table-cell>
          <table:table-cell table:style-name="ce6"/>
          <table:table-cell office:value-type="string" table:style-name="ce6">
            <text:p>Götz</text:p>
          </table:table-cell>
          <table:table-cell office:value-type="string" table:style-name="ce6">
            <text:p>Lisa</text:p>
          </table:table-cell>
          <table:table-cell office:value-type="string" table:style-name="ce6">
            <text:p>Sonstiger Mitarbeiter</text:p>
          </table:table-cell>
          <table:table-cell table:number-columns-repeated="16369"/>
        </table:table-row>
        <table:table-row table:style-name="ro18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jogustine.uni-mainz.de/scripts/mgrqispi.dll?APPNAME=CampusNet&amp;PRGNAME=COURSEDETAILS&amp;ARGUMENTS=-N000000000000001%2C-N001091%2C-N0%2C-N364924138563068%2C-N364924138511069%2C-N0%2C-N0%2C-N0">https://jogustine.uni-mainz.de/scripts/mgrqispi.dll?APPNAME=CampusNet&amp;PRGNAME=CO...</text:a></text:p>
          </table:table-cell>
          <table:table-cell office:value-type="string" table:style-name="ce6">
            <text:p>Mainz</text:p>
          </table:table-cell>
          <table:table-cell office:value-type="string" table:style-name="ce6">
            <text:p>Johannes Gutenberg-Universität Mainz</text:p>
          </table:table-cell>
          <table:table-cell office:value-type="string" table:style-name="ce6">
            <text:p>Insitut für Altertumswissenschaften</text:p>
          </table:table-cell>
          <table:table-cell office:value-type="string" table:style-name="ce6">
            <text:p>Ägyptologie/Altorientalistik (Altorientalische Philologie), Informatik, Digitale Methodik in den Geistes- und Kulturwissenschaften</text:p>
          </table:table-cell>
          <table:table-cell office:value-type="string" table:style-name="ce6">
            <text:p>Digitale Mustererkennung und ihre Anwendungsmöglichkeiten in den Altertumswissenschaften</text:p>
          </table:table-cell>
          <table:table-cell office:value-type="string" table:style-name="ce6">
            <text:p>Seminar</text:p>
          </table:table-cell>
          <table:table-cell office:value-type="string" table:style-name="ce6">
            <text:p>BA, MA, Doktoranden</text:p>
          </table:table-cell>
          <table:table-cell office:value-type="string" table:style-name="ce6">
            <text:p>Univ.-Prof. Dr. Doris Prechel, Univ.-Prof. Dr. Michael Wand</text:p>
          </table:table-cell>
          <table:table-cell office:value-type="string" table:style-name="ce6">
            <text:p>Dig. Editieren,Statistik,Textanalyse,Digitale Datenauswertung,Digitale Dokumentation,Dig. Methoden &amp; Theorien,Digitalisierung,Digital Humanities</text:p>
          </table:table-cell>
          <table:table-cell table:style-name="ce6"/>
          <table:table-cell office:value-type="string" table:style-name="ce6">
            <text:p>Roth</text:p>
          </table:table-cell>
          <table:table-cell office:value-type="string" table:style-name="ce6">
            <text:p>Dr. Silke</text:p>
          </table:table-cell>
          <table:table-cell office:value-type="string" table:style-name="ce6">
            <text:p>Sonstiger Mitarbeiter</text:p>
          </table:table-cell>
          <table:table-cell table:number-columns-repeated="16369"/>
        </table:table-row>
        <table:table-row table:style-name="ro19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verwaltung.uni-muenchen.de/qisserver/rds?state=verpublish&amp;status=init&amp;vmfile=no&amp;moduleCall=webInfo&amp;publishConfFile=webInfo&amp;publishSubDir=veranstaltung&amp;veranstaltung.veranstid=662331">https://lsf.verwaltung.uni-muenchen.de/qisserver/rds?state=verpublish&amp;status=ini...</text:a></text:p>
          </table:table-cell>
          <table:table-cell office:value-type="string" table:style-name="ce6">
            <text:p>München</text:p>
          </table:table-cell>
          <table:table-cell office:value-type="string" table:style-name="ce6">
            <text:p>Ludwig-Maximilians-Universität München</text:p>
          </table:table-cell>
          <table:table-cell office:value-type="string" table:style-name="ce6">
            <text:p>Historisches Seminar</text:p>
          </table:table-cell>
          <table:table-cell office:value-type="string" table:style-name="ce6">
            <text:p>Bachelor Geschichte, Übung Theorie und Methode, Übung Grundwissenschaften Master Geschichte, Übung Medien und Geschichte Lehramtsstudiengang Geschichte, Übung Theorie und Methode, Übung Grundwissenschaften Gemeinsamer Geistes- und Sozialwissenschaftlicher Profilbereich, Grundlagenübung Medien und Geschichte</text:p>
          </table:table-cell>
          <table:table-cell office:value-type="string" table:style-name="ce6">
            <text:p>Notarszeichen 2.0: Klassische Quellen treffen auf digitale Methoden</text:p>
          </table:table-cell>
          <table:table-cell office:value-type="string" table:style-name="ce6">
            <text:p>Übung</text:p>
          </table:table-cell>
          <table:table-cell office:value-type="string" table:style-name="ce6">
            <text:p>BA, MA, Sonstige</text:p>
          </table:table-cell>
          <table:table-cell office:value-type="string" table:style-name="ce6">
            <text:p>Fees, Irmgard, Schulz, Julian</text:p>
          </table:table-cell>
          <table:table-cell office:value-type="string" table:style-name="ce6">
            <text:p>Metadaten,Visualisierung,Datenbanken,Datenmanagement,Digitalisierung,Digital Humanities</text:p>
          </table:table-cell>
          <table:table-cell table:style-name="ce6"/>
          <table:table-cell office:value-type="string" table:style-name="ce6">
            <text:p>Schulz</text:p>
          </table:table-cell>
          <table:table-cell office:value-type="string" table:style-name="ce6">
            <text:p>Julian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www.uni-muenster.de/UrFruehGeschichte/studieren/lehrangebot_der_abteilung.html">https://www.uni-muenster.de/UrFruehGeschichte/studieren/lehrangebot_der_abteilun...</text:a></text:p>
          </table:table-cell>
          <table:table-cell office:value-type="string" table:style-name="ce6">
            <text:p>Münster</text:p>
          </table:table-cell>
          <table:table-cell office:value-type="string" table:style-name="ce6">
            <text:p>Westfälische Wilhelms-Universität Münster</text:p>
          </table:table-cell>
          <table:table-cell office:value-type="string" table:style-name="ce6">
            <text:p>Historisches Seminar - Abteilung für Ur- und Frühgeschichtliche Archäologie</text:p>
          </table:table-cell>
          <table:table-cell office:value-type="string" table:style-name="ce6">
            <text:p>Master [88] Ur- und Frühgeschichte [548] Modul 2</text:p>
          </table:table-cell>
          <table:table-cell office:value-type="string" table:style-name="ce6">
            <text:p>Geographische Informationssysteme (GIS) in der Archäologie</text:p>
          </table:table-cell>
          <table:table-cell office:value-type="string" table:style-name="ce6">
            <text:p>Seminar</text:p>
          </table:table-cell>
          <table:table-cell office:value-type="string" table:style-name="ce6">
            <text:p>MA</text:p>
          </table:table-cell>
          <table:table-cell office:value-type="string" table:style-name="ce6">
            <text:p>Tappert, Claudia</text:p>
          </table:table-cell>
          <table:table-cell office:value-type="string" table:style-name="ce6">
            <text:p>GIS</text:p>
          </table:table-cell>
          <table:table-cell table:style-name="ce6"/>
          <table:table-cell office:value-type="string" table:style-name="ce6">
            <text:p>Schnippe</text:p>
          </table:table-cell>
          <table:table-cell office:value-type="string" table:style-name="ce6">
            <text:p>Sandr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4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www.fbkultur.uni-hamburg.de/vfg/studium/vorlesungsverzeichnis.html">https://www.fbkultur.uni-hamburg.de/vfg/studium/vorlesungsverzeichnis.html</text:a></text:p>
          </table:table-cell>
          <table:table-cell office:value-type="string" table:style-name="ce6">
            <text:p>Hamburg</text:p>
          </table:table-cell>
          <table:table-cell office:value-type="string" table:style-name="ce6">
            <text:p>Universität Hamburg</text:p>
          </table:table-cell>
          <table:table-cell office:value-type="string" table:style-name="ce6">
            <text:p>Vor- und Frühgeschichtliche Archäologie</text:p>
          </table:table-cell>
          <table:table-cell office:value-type="string" table:style-name="ce6">
            <text:p>Vor- und Frühgeschichtliche Archäologie BA: A1 - A4, V1, ABK2, VFG-WB2, WB-Kultur, SG, FWB MA: WP1 - WP4</text:p>
          </table:table-cell>
          <table:table-cell office:value-type="string" table:style-name="ce6">
            <text:p>Einführung: Statistik in der Archäologie</text:p>
          </table:table-cell>
          <table:table-cell office:value-type="string" table:style-name="ce6">
            <text:p>Übung</text:p>
          </table:table-cell>
          <table:table-cell office:value-type="string" table:style-name="ce6">
            <text:p>BA, MA</text:p>
          </table:table-cell>
          <table:table-cell office:value-type="string" table:style-name="ce6">
            <text:p>Groß, Daniel</text:p>
          </table:table-cell>
          <table:table-cell office:value-type="string" table:style-name="ce6">
            <text:p>Statistik</text:p>
          </table:table-cell>
          <table:table-cell table:style-name="ce6"/>
          <table:table-cell office:value-type="string" table:style-name="ce6">
            <text:p>Meller</text:p>
          </table:table-cell>
          <table:table-cell office:value-type="string" table:style-name="ce6">
            <text:p>Birte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www.fbkultur.uni-hamburg.de/ka/studium/coursecatalog.html">https://www.fbkultur.uni-hamburg.de/ka/studium/coursecatalog.html</text:a></text:p>
          </table:table-cell>
          <table:table-cell office:value-type="string" table:style-name="ce6">
            <text:p>Hamburg</text:p>
          </table:table-cell>
          <table:table-cell office:value-type="string" table:style-name="ce6">
            <text:p>Universität Hamburg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Archäologie und Kulturgeschichte des antiken Mittelmeerraumes AÜ, Ü, NFÜ, V, NF-V, KLA-WB1, WB-Kultur</text:p>
          </table:table-cell>
          <table:table-cell office:value-type="string" table:style-name="ce6">
            <text:p>Einführung in die Visualisierung und Auswertung von technisch genereirten ForschungsdatenI</text:p>
          </table:table-cell>
          <table:table-cell office:value-type="string" table:style-name="ce6">
            <text:p>Seminar</text:p>
          </table:table-cell>
          <table:table-cell office:value-type="string" table:style-name="ce6">
            <text:p>BA, MA</text:p>
          </table:table-cell>
          <table:table-cell office:value-type="string" table:style-name="ce6">
            <text:p>Babucic, Nikola</text:p>
          </table:table-cell>
          <table:table-cell office:value-type="string" table:style-name="ce6">
            <text:p>CAD</text:p>
          </table:table-cell>
          <table:table-cell table:style-name="ce6"/>
          <table:table-cell office:value-type="string" table:style-name="ce6">
            <text:p>Leisner</text:p>
          </table:table-cell>
          <table:table-cell office:value-type="string" table:style-name="ce6">
            <text:p>Nadine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www.fbkultur.uni-hamburg.de/vfg/studium/vorlesungsverzeichnis.html">https://www.fbkultur.uni-hamburg.de/vfg/studium/vorlesungsverzeichnis.html</text:a></text:p>
          </table:table-cell>
          <table:table-cell office:value-type="string" table:style-name="ce6">
            <text:p>Hamburg</text:p>
          </table:table-cell>
          <table:table-cell office:value-type="string" table:style-name="ce6">
            <text:p>Universität Hamburg</text:p>
          </table:table-cell>
          <table:table-cell office:value-type="string" table:style-name="ce6">
            <text:p>Archäologisches Institut</text:p>
          </table:table-cell>
          <table:table-cell office:value-type="string" table:style-name="ce6">
            <text:p>Archäologie und Kulturgeschichte des antiken Mittelmeerraumes AÜ, ABK2, FWB intern, KLA-WB1, WB-Kultur</text:p>
          </table:table-cell>
          <table:table-cell office:value-type="string" table:style-name="ce6">
            <text:p>Einführung in die Visualisierung und Auswertung von technisch generierten Forschungsdaten II ( GIS)</text:p>
          </table:table-cell>
          <table:table-cell office:value-type="string" table:style-name="ce6">
            <text:p>Übung</text:p>
          </table:table-cell>
          <table:table-cell office:value-type="string" table:style-name="ce6">
            <text:p>BA, MA</text:p>
          </table:table-cell>
          <table:table-cell office:value-type="string" table:style-name="ce6">
            <text:p>N.N.</text:p>
          </table:table-cell>
          <table:table-cell office:value-type="string" table:style-name="ce6">
            <text:p>GIS</text:p>
          </table:table-cell>
          <table:table-cell table:style-name="ce6"/>
          <table:table-cell office:value-type="string" table:style-name="ce6">
            <text:p>Leisner</text:p>
          </table:table-cell>
          <table:table-cell office:value-type="string" table:style-name="ce6">
            <text:p>Nadine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89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Einführung in das wissenschaftliche Arbeiten</text:p>
          </table:table-cell>
          <table:table-cell office:value-type="string" table:style-name="ce6">
            <text:p>Tutorium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Cigaina, Lorenzo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87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Tagesexkursion: Ausstellung zur römischen Portraitkunst: „Charakterköpfe“ in der Glyptothek in München</text:p>
          </table:table-cell>
          <table:table-cell office:value-type="string" table:style-name="ce6">
            <text:p>Exkursion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Steuernagel, Dirk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86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Tagesexkursion</text:p>
          </table:table-cell>
          <table:table-cell office:value-type="string" table:style-name="ce6">
            <text:p>Exkursion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Kunze, Christian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83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che Archäologie</text:p>
          </table:table-cell>
          <table:table-cell office:value-type="string" table:style-name="ce6">
            <text:p>Einführung in die Griechische Archäologie</text:p>
          </table:table-cell>
          <table:table-cell office:value-type="string" table:style-name="ce6">
            <text:p>Übung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Cigaina, Lorenzo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82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Römische Portraits der republikanischen Zeit</text:p>
          </table:table-cell>
          <table:table-cell office:value-type="string" table:style-name="ce6">
            <text:p>Proseminar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Steuernagel, Dirk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81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Rotfigurige Vasenmalerei in Athen: die Pionergruppe</text:p>
          </table:table-cell>
          <table:table-cell office:value-type="string" table:style-name="ce6">
            <text:p>Proseminar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Kunze, Christian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77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Unteritalische Vasenmalerei</text:p>
          </table:table-cell>
          <table:table-cell office:value-type="string" table:style-name="ce6">
            <text:p>Hauptseminar</text:p>
          </table:table-cell>
          <table:table-cell office:value-type="string" table:style-name="ce6">
            <text:p>BA, MA</text:p>
          </table:table-cell>
          <table:table-cell office:value-type="string" table:style-name="ce6">
            <text:p>Steuernagel, Dirk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76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Die Kaiserforen in Rom</text:p>
          </table:table-cell>
          <table:table-cell office:value-type="string" table:style-name="ce6">
            <text:p>Hauptseminar</text:p>
          </table:table-cell>
          <table:table-cell office:value-type="string" table:style-name="ce6">
            <text:p>BA, MA</text:p>
          </table:table-cell>
          <table:table-cell office:value-type="string" table:style-name="ce6">
            <text:p>Kunze, Christian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73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Etruskische Bildwelt</text:p>
          </table:table-cell>
          <table:table-cell office:value-type="string" table:style-name="ce6">
            <text:p>Vorlesung</text:p>
          </table:table-cell>
          <table:table-cell office:value-type="string" table:style-name="ce6">
            <text:p>BA, MA</text:p>
          </table:table-cell>
          <table:table-cell office:value-type="string" table:style-name="ce6">
            <text:p>Steuernagel, Dirk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lsf.uni-regensburg.de/qisserver/rds?state=wsearchv&amp;search=1&amp;subdir=veranstaltung&amp;veranstaltung.semester=20172&amp;veranstaltung.veranstnr=31271&amp;P_start=0&amp;P_anzahl=10&amp;P.sort=veranstaltung.veranstnr&amp;_form=display">https://lsf.uni-regensburg.de/qisserver/rds?state=wsearchv&amp;search=1&amp;subdir=veran...</text:a></text:p>
          </table:table-cell>
          <table:table-cell office:value-type="string" table:style-name="ce6">
            <text:p>Regensburg</text:p>
          </table:table-cell>
          <table:table-cell office:value-type="string" table:style-name="ce6">
            <text:p>Universität Regensburg</text:p>
          </table:table-cell>
          <table:table-cell office:value-type="string" table:style-name="ce6">
            <text:p>Institut für Klassische Archäologie</text:p>
          </table:table-cell>
          <table:table-cell office:value-type="string" table:style-name="ce6">
            <text:p>Klassische Archäologie</text:p>
          </table:table-cell>
          <table:table-cell office:value-type="string" table:style-name="ce6">
            <text:p>Heiligtum und Wettkampfstätte: Das Zeusheiligtum in Olympia</text:p>
          </table:table-cell>
          <table:table-cell office:value-type="string" table:style-name="ce6">
            <text:p>Vorlesung</text:p>
          </table:table-cell>
          <table:table-cell office:value-type="string" table:style-name="ce6">
            <text:p>BA, MA</text:p>
          </table:table-cell>
          <table:table-cell office:value-type="string" table:style-name="ce6">
            <text:p>Kunze, Christian</text:p>
          </table:table-cell>
          <table:table-cell table:number-columns-repeated="2" table:style-name="ce6"/>
          <table:table-cell office:value-type="string" table:style-name="ce6">
            <text:p>Beck</text:p>
          </table:table-cell>
          <table:table-cell office:value-type="string" table:style-name="ce6">
            <text:p>Kordula</text:p>
          </table:table-cell>
          <table:table-cell office:value-type="string" table:style-name="ce6">
            <text:p>Sekretariat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://www.uf.uni-erlangen.de/?page_id=4113">http://www.uf.uni-erlangen.de/?page_id=4113</text:a></text:p>
          </table:table-cell>
          <table:table-cell office:value-type="string" table:style-name="ce6">
            <text:p>Erlangen</text:p>
          </table:table-cell>
          <table:table-cell office:value-type="string" table:style-name="ce6">
            <text:p>Friedrich-Alexander-Universität</text:p>
          </table:table-cell>
          <table:table-cell office:value-type="string" table:style-name="ce6">
            <text:p>Institut für Ur- und Frühgeschichte</text:p>
          </table:table-cell>
          <table:table-cell office:value-type="string" table:style-name="ce6">
            <text:p>Archäologische Wissenschaften</text:p>
          </table:table-cell>
          <table:table-cell office:value-type="string" table:style-name="ce6">
            <text:p>Gradiometerprospektion am Limes in Bayern</text:p>
          </table:table-cell>
          <table:table-cell office:value-type="string" table:style-name="ce6">
            <text:p>Praktikum</text:p>
          </table:table-cell>
          <table:table-cell office:value-type="string" table:style-name="ce6">
            <text:p>BA, MA</text:p>
          </table:table-cell>
          <table:table-cell office:value-type="string" table:style-name="ce6">
            <text:p>Mischka, Carsten</text:p>
          </table:table-cell>
          <table:table-cell office:value-type="string" table:style-name="ce6">
            <text:p>GIS,Geophysik,Digitale Datenauswertung,EDV,Digitalisierung,Digitale Vermessung</text:p>
          </table:table-cell>
          <table:table-cell table:style-name="ce6"/>
          <table:table-cell office:value-type="string" table:style-name="ce6">
            <text:p>Mischka</text:p>
          </table:table-cell>
          <table:table-cell office:value-type="string" table:style-name="ce6">
            <text:p>Carsten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univis.fau.de/form?__s=2&amp;dsc=anew/lecture_view&amp;lvs=phil/dawak/iuf/luf/gis&amp;anonymous=1&amp;founds=phil/dawak/iuf/luf/gis&amp;nosearch=1&amp;ref=main&amp;sem=2017w&amp;__e=373">https://univis.fau.de/form?__s=2&amp;dsc=anew/lecture_view&amp;lvs=phil/dawak/iuf/luf/gi...</text:a></text:p>
          </table:table-cell>
          <table:table-cell office:value-type="string" table:style-name="ce6">
            <text:p>Erlangen</text:p>
          </table:table-cell>
          <table:table-cell office:value-type="string" table:style-name="ce6">
            <text:p>Friedrich-Alexander-Universität</text:p>
          </table:table-cell>
          <table:table-cell office:value-type="string" table:style-name="ce6">
            <text:p>Institut für Ur- und Frühgeschichte</text:p>
          </table:table-cell>
          <table:table-cell office:value-type="string" table:style-name="ce6">
            <text:p>Archäologische Wissenschaften</text:p>
          </table:table-cell>
          <table:table-cell office:value-type="string" table:style-name="ce6">
            <text:p>GIS für Archäologen</text:p>
          </table:table-cell>
          <table:table-cell office:value-type="string" table:style-name="ce6">
            <text:p>Proseminar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Mischka, Carsten</text:p>
          </table:table-cell>
          <table:table-cell office:value-type="string" table:style-name="ce6">
            <text:p>Spatial Analysis,GIS,Digitale Datenauswertung,Digitalisierung,Digitale Vermessung</text:p>
          </table:table-cell>
          <table:table-cell table:style-name="ce6"/>
          <table:table-cell office:value-type="string" table:style-name="ce6">
            <text:p>Mischka</text:p>
          </table:table-cell>
          <table:table-cell office:value-type="string" table:style-name="ce6">
            <text:p>Carsten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17">
          <table:table-cell office:value-type="string" table:style-name="ce2">
            <text:p>WiSe 2017/18</text:p>
          </table:table-cell>
          <table:table-cell office:value-type="string" table:style-name="ce5">
            <text:p><text:a xlink:href="https://www-sbhome1.zv.uni-wuerzburg.de/qisserver/rds?state=verpublish&amp;status=init&amp;vmfile=no&amp;publishid=179771&amp;moduleCall=webInfo&amp;publishConfFile=webInfo&amp;publishSubDir=veranstaltung">https://www-sbhome1.zv.uni-wuerzburg.de/qisserver/rds?state=verpublish&amp;status=in...</text:a></text:p>
          </table:table-cell>
          <table:table-cell office:value-type="string" table:style-name="ce6">
            <text:p>Würzburg</text:p>
          </table:table-cell>
          <table:table-cell office:value-type="string" table:style-name="ce6">
            <text:p>Universität Würzburg</text:p>
          </table:table-cell>
          <table:table-cell office:value-type="string" table:style-name="ce6">
            <text:p>Institut für Klassische Philologie</text:p>
          </table:table-cell>
          <table:table-cell office:value-type="string" table:style-name="ce6">
            <text:p>Digital Humanities BA</text:p>
          </table:table-cell>
          <table:table-cell office:value-type="string" table:style-name="ce6">
            <text:p>Digitale Objekte</text:p>
          </table:table-cell>
          <table:table-cell office:value-type="string" table:style-name="ce6">
            <text:p>Seminar</text:p>
          </table:table-cell>
          <table:table-cell office:value-type="string" table:style-name="ce6">
            <text:p>BA</text:p>
          </table:table-cell>
          <table:table-cell office:value-type="string" table:style-name="ce6">
            <text:p>Essler, Holger</text:p>
          </table:table-cell>
          <table:table-cell office:value-type="string" table:style-name="ce6">
            <text:p>Bildbearbeitung</text:p>
          </table:table-cell>
          <table:table-cell table:style-name="ce6"/>
          <table:table-cell office:value-type="string" table:style-name="ce6">
            <text:p>Essler</text:p>
          </table:table-cell>
          <table:table-cell office:value-type="string" table:style-name="ce6">
            <text:p>Holger</text:p>
          </table:table-cell>
          <table:table-cell office:value-type="string" table:style-name="ce6">
            <text:p>Lehrender</text:p>
          </table:table-cell>
          <table:table-cell table:number-columns-repeated="16369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Augsburg</text:p>
          </table:table-cell>
          <table:table-cell office:value-type="string" table:style-name="ce2">
            <text:p>Universität Augsburg</text:p>
          </table:table-cell>
          <table:table-cell office:value-type="string" table:style-name="ce2">
            <text:p>Klassische Archäologie</text:p>
          </table:table-cell>
          <table:table-cell table:style-name="ce2"/>
          <table:table-cell office:value-type="string" table:style-name="ce2">
            <text:p>Datenbanken erstellen und bearbeiten. Übung an konkreten Fallbeispielen</text:p>
          </table:table-cell>
          <table:table-cell office:value-type="string" table:style-name="ce2">
            <text:p>Proseminar mit Übung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Götz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2">
            <text:p>Informatiosverarbeitung in der Geoarchäologie</text:p>
          </table:table-cell>
          <table:table-cell office:value-type="string" table:style-name="ce2">
            <text:p>Einführung in MS Access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Lambers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2">
            <text:p>Informatiosverarbeitung in der Geoarchäologie</text:p>
          </table:table-cell>
          <table:table-cell office:value-type="string" table:style-name="ce2">
            <text:p>Einführung in die geophysikalische Prospektio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Ullrich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2">
            <text:p>Informatiosverarbeitung in der Geoarchäologie</text:p>
          </table:table-cell>
          <table:table-cell office:value-type="string" table:style-name="ce2">
            <text:p>Grundlagen, Theorie und Methodik, Vertiefung in Informationsverarbeitung der Geoarchäologie</text:p>
          </table:table-cell>
          <table:table-cell office:value-type="string" table:style-name="ce2">
            <text:p>Exportmodul</text:p>
          </table:table-cell>
          <table:table-cell table:number-columns-repeated="1015" table:style-name="ce2"/>
          <table:table-cell table:number-columns-repeated="15361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Prähistorische Archäologie</text:p>
          </table:table-cell>
          <table:table-cell table:style-name="ce2"/>
          <table:table-cell office:value-type="string" table:style-name="ce2">
            <text:p>Introduction into databases and GIS</text:p>
          </table:table-cell>
          <table:table-cell office:value-type="string" table:style-name="ce2">
            <text:p>Einführungskurs/Methodenübung</text:p>
          </table:table-cell>
          <table:table-cell table:style-name="ce2"/>
          <table:table-cell office:value-type="string" table:style-name="ce2">
            <text:p>Popa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Vorderasiatische Archäologie</text:p>
          </table:table-cell>
          <table:table-cell table:style-name="ce2"/>
          <table:table-cell office:value-type="string" table:style-name="ce2">
            <text:p>Einführung in die Techniken archäologschen Arbeitens</text:p>
          </table:table-cell>
          <table:table-cell office:value-type="string" table:style-name="ce2">
            <text:p>Technische Übung</text:p>
          </table:table-cell>
          <table:table-cell table:style-name="ce2"/>
          <table:table-cell office:value-type="string" table:style-name="ce2">
            <text:p>Kreppner, Weixer</text:p>
          </table:table-cell>
          <table:table-cell table:number-columns-repeated="1013" table:style-name="ce2"/>
          <table:table-cell table:number-columns-repeated="15361"/>
        </table:table-row>
        <table:table-row table:style-name="ro4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KI Arch I04: Gattung/Methode, Seminar in Kooperation mit der alten Geschichte und der Klassichen Philologie</text:p>
          </table:table-cell>
          <table:table-cell office:value-type="string" table:style-name="ce2">
            <text:p>Kunstsammlungen in 3D</text:p>
          </table:table-cell>
          <table:table-cell table:number-columns-repeated="2" table:style-name="ce2"/>
          <table:table-cell office:value-type="string" table:style-name="ce2">
            <text:p>Weber-Lehmann</text:p>
          </table:table-cell>
          <table:table-cell table:number-columns-repeated="1013" table:style-name="ce2"/>
          <table:table-cell table:number-columns-repeated="15361"/>
        </table:table-row>
        <table:table-row table:style-name="ro2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Informationstechnologien, Modul Optionalbereich: Bildbearbeitung und Datenbanken</text:p>
          </table:table-cell>
          <table:table-cell office:value-type="string" table:style-name="ce2">
            <text:p>Bildbearbeitung in den Kultur- und Bildwissenschaten</text:p>
          </table:table-cell>
          <table:table-cell table:number-columns-repeated="2" table:style-name="ce2"/>
          <table:table-cell office:value-type="string" table:style-name="ce2">
            <text:p>Kreksa</text:p>
          </table:table-cell>
          <table:table-cell table:number-columns-repeated="1013" table:style-name="ce2"/>
          <table:table-cell table:number-columns-repeated="15361"/>
        </table:table-row>
        <table:table-row table:style-name="ro2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Informationstechnologien, Modul Optionalbereich: Bildbearbeitung und Datenbanken</text:p>
          </table:table-cell>
          <table:table-cell office:value-type="string" table:style-name="ce2">
            <text:p>Datenbanken in den Kultur- und Bildwissenschaften</text:p>
          </table:table-cell>
          <table:table-cell table:number-columns-repeated="2" table:style-name="ce2"/>
          <table:table-cell office:value-type="string" table:style-name="ce2">
            <text:p>Kreksa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Archäologische Wissenschaften, Vor- und Frühgeschichte</text:p>
          </table:table-cell>
          <table:table-cell table:style-name="ce2"/>
          <table:table-cell office:value-type="string" table:style-name="ce2">
            <text:p>GIS und digitale Methoden auf der Ausgrabung</text:p>
          </table:table-cell>
          <table:table-cell office:value-type="string" table:style-name="ce2">
            <text:p>Praktikum</text:p>
          </table:table-cell>
          <table:table-cell table:style-name="ce2"/>
          <table:table-cell office:value-type="string" table:style-name="ce2">
            <text:p>Richter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Wahlpflichtmodul Möglichkeit F</text:p>
          </table:table-cell>
          <table:table-cell office:value-type="string" table:style-name="ce2">
            <text:p>The DH Cooking Book</text:p>
          </table:table-cell>
          <table:table-cell office:value-type="string" table:style-name="ce2">
            <text:p>Seminar / Übung</text:p>
          </table:table-cell>
          <table:table-cell table:style-name="ce2"/>
          <table:table-cell office:value-type="string" table:style-name="ce2">
            <text:p>Langner, Martin, Lauer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Wahlpflichtmodul Möglichkeit F</text:p>
          </table:table-cell>
          <table:table-cell office:value-type="string" table:style-name="ce2">
            <text:p>Werkzeuge der Digitalen Archäologie</text:p>
          </table:table-cell>
          <table:table-cell office:value-type="string" table:style-name="ce2">
            <text:p>Seminar / Übung</text:p>
          </table:table-cell>
          <table:table-cell table:style-name="ce2"/>
          <table:table-cell office:value-type="string" table:style-name="ce2">
            <text:p>Langner, Martin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Klassische Archäologie</text:p>
          </table:table-cell>
          <table:table-cell table:style-name="ce2"/>
          <table:table-cell office:value-type="string" table:style-name="ce2">
            <text:p>3D-Computerrekonstruktio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Süß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Klassische Archäologie</text:p>
          </table:table-cell>
          <table:table-cell table:style-name="ce2"/>
          <table:table-cell office:value-type="string" table:style-name="ce2">
            <text:p>Bildbearbeitung und Zeichnen – Grundlagen professioneller Computerarbeit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Süß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Historisches Seminar</text:p>
          </table:table-cell>
          <table:table-cell table:style-name="ce2"/>
          <table:table-cell office:value-type="string" table:style-name="ce2">
            <text:p>Interdisziplinärer Arbeitskreis Historical GIS: „The HGIS Club“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Schultes, Volkmann, Loo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Geographisches Institut</text:p>
          </table:table-cell>
          <table:table-cell office:value-type="string" table:style-name="ce2">
            <text:p>Modul Geoarchäologie und freiwillige Zusatzleistung für Geoinformatik / Geografie</text:p>
          </table:table-cell>
          <table:table-cell office:value-type="string" table:style-name="ce2">
            <text:p>Digital Cultural Heritage: Methoden der Dokumentation mit CAD und GIS</text:p>
          </table:table-cell>
          <table:table-cell table:number-columns-repeated="2" table:style-name="ce2"/>
          <table:table-cell office:value-type="string" table:style-name="ce2">
            <text:p>Volkmann, Casselmann, Daru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Module A2a und A2b</text:p>
          </table:table-cell>
          <table:table-cell office:value-type="string" table:style-name="ce2">
            <text:p>Vermessungskunde III – CAD Vermessung u. Digit. Kartier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asselmann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Module A6 und B6</text:p>
          </table:table-cell>
          <table:table-cell office:value-type="string" table:style-name="ce2">
            <text:p>Vermessungskunde II – Praktische Übung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asselmann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Module A2a und A2b</text:p>
          </table:table-cell>
          <table:table-cell office:value-type="string" table:style-name="ce2">
            <text:p>Einführung in CAD und GIS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Volkmann, Casselmann, Daru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Vorderasiatische Archäologie</text:p>
          </table:table-cell>
          <table:table-cell table:style-name="ce2"/>
          <table:table-cell office:value-type="string" table:style-name="ce2">
            <text:p>Nutzung des Adobe – Programms InDesign bei der Erstellung archäologischer Publikatio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Pauly, Miglu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Exzellenzcluster Asia and Europe in a Glibal Context: The Dynamics of Transculturality</text:p>
          </table:table-cell>
          <table:table-cell table:style-name="ce2"/>
          <table:table-cell office:value-type="string" table:style-name="ce2">
            <text:p>Introduction to Digital Humanities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Volkmann, Decker, Pfeiffer, Gu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Informatik</text:p>
          </table:table-cell>
          <table:table-cell table:style-name="ce2"/>
          <table:table-cell office:value-type="string" table:style-name="ce2">
            <text:p>Einführung in das maschinelle Sehen in 3D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Mara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Informatik</text:p>
          </table:table-cell>
          <table:table-cell table:style-name="ce2"/>
          <table:table-cell office:value-type="string" table:style-name="ce2">
            <text:p>Vom Messen und Verstehen: Forschungsseminar digitales Kulturerbe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Mara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Theorien und Methoden in der Archäologie, Übung Analyse von Quellengruppen</text:p>
          </table:table-cell>
          <table:table-cell office:value-type="string" table:style-name="ce2">
            <text:p>Erstellen von 3D-Objekten</text:p>
          </table:table-cell>
          <table:table-cell table:number-columns-repeated="2" table:style-name="ce2"/>
          <table:table-cell office:value-type="string" table:style-name="ce2">
            <text:p>Franz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Ur- und Frühgeschichte</text:p>
          </table:table-cell>
          <table:table-cell table:style-name="ce2"/>
          <table:table-cell office:value-type="string" table:style-name="ce2">
            <text:p>Netzwerkforschung in der Archäologie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Wehn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Übungen und andere Veranstaltungen</text:p>
          </table:table-cell>
          <table:table-cell office:value-type="string" table:style-name="ce2">
            <text:p>Data Bases in Heritage Management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Rinne, Christoph, Nakoinz, Oliver</text:p>
          </table:table-cell>
          <table:table-cell table:number-columns-repeated="16374"/>
        </table:table-row>
        <table:table-row table:style-name="ro5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Ur- und Frühgeschichte</text:p>
          </table:table-cell>
          <table:table-cell table:style-name="ce2"/>
          <table:table-cell office:value-type="string" table:style-name="ce2">
            <text:p>Monumentale Architektur der Balearen: Massenbilanz, Arbeitsaufwand und soziale Implikationen metallzeitlicher Steinarchitektur (200078) (Ziele: Durchführung von Analysen und Erstellen von Modellen mit div. Software: 3D-Rekonstrukion, Statistik, Kartierung)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Rinne, Christop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Ur- und Frühgeschichte</text:p>
          </table:table-cell>
          <table:table-cell table:style-name="ce2"/>
          <table:table-cell office:value-type="string" table:style-name="ce2">
            <text:p>Data Analysis Working Group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Kneisel, Jutta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freiwillig, nicht anrechenbar</text:p>
          </table:table-cell>
          <table:table-cell office:value-type="string" table:style-name="ce2">
            <text:p>Internetressourcen für die Klassische Archäologie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Gerleigner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Praxisorientierte Seminare</text:p>
          </table:table-cell>
          <table:table-cell office:value-type="string" table:style-name="ce2">
            <text:p>Einführung in die Archäoinformatik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Förtsc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Praxisorientierte Seminare</text:p>
          </table:table-cell>
          <table:table-cell office:value-type="string" table:style-name="ce2">
            <text:p>Archäoinformatik II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Recht, Alexander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Praxisorientierte Seminare</text:p>
          </table:table-cell>
          <table:table-cell office:value-type="string" table:style-name="ce2">
            <text:p>Archäoinformatik III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Remmy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Praxisorientierte Seminare</text:p>
          </table:table-cell>
          <table:table-cell office:value-type="string" table:style-name="ce2">
            <text:p>Geophysikalische Prospektionen mit praktischen Übungen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Heinzelmann, Steidl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GIS II: Das open-source-GIS gvSIG für Fortgeschrittene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Frank, Thomas, Wendt, Karl Peter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Historisch-Kulturwissenschaftliche Informationsverarbeitung</text:p>
          </table:table-cell>
          <table:table-cell office:value-type="string" table:style-name="ce2">
            <text:p>diverse Übungen, Seminare</text:p>
          </table:table-cell>
          <table:table-cell office:value-type="string" table:style-name="ce2">
            <text:p>IT-Zertifikatserwerb, Software-, Datenbank-, Programmierungsübungen, 3D</text:p>
          </table:table-cell>
          <table:table-cell office:value-type="string" table:style-name="ce2">
            <text:p>Übung, Seminar</text:p>
          </table:table-cell>
          <table:table-cell table:style-name="ce2"/>
          <table:table-cell office:value-type="string" table:style-name="ce2">
            <text:p>Wieners, Stollwerk, Thaller, Kurz, Barabucci, Schubert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Ägyptologisches Institut</text:p>
          </table:table-cell>
          <table:table-cell office:value-type="string" table:style-name="ce2">
            <text:p>E-learning im Portal Moodle und Pflichtmodul im 1. Sem. Ägyptologie im Modul „Einführung Ägyptologie“</text:p>
          </table:table-cell>
          <table:table-cell office:value-type="string" table:style-name="ce2">
            <text:p>Verarbeitung digitaler Daten in der Ägyptologie</text:p>
          </table:table-cell>
          <table:table-cell table:number-columns-repeated="2" table:style-name="ce2"/>
          <table:table-cell office:value-type="string" table:style-name="ce2">
            <text:p>Bruhn (FH Mainz), Naether, Rau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WP Praxismodul, Übung / Archäologisches Praktikum</text:p>
          </table:table-cell>
          <table:table-cell office:value-type="string" table:style-name="ce2">
            <text:p>Digitale Bildbearbeitung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Lerchl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WP Praxismodul, Übung / Archäologisches Praktikum</text:p>
          </table:table-cell>
          <table:table-cell office:value-type="string" table:style-name="ce2">
            <text:p>Computeranwendungen in der VAA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van Exel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2">
            <text:p>Klassische Archäologie und Christliche Archäologie</text:p>
          </table:table-cell>
          <table:table-cell office:value-type="string" table:style-name="ce2">
            <text:p>Modul Spezialwissenschaften, Theorien und Methoden, Übung</text:p>
          </table:table-cell>
          <table:table-cell office:value-type="string" table:style-name="ce2">
            <text:p>Grundlagen der archäologischen Vermessung und Dokumentatio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Pahlen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Trier</text:p>
          </table:table-cell>
          <table:table-cell office:value-type="string" table:style-name="ce2">
            <text:p>Universität Trier</text:p>
          </table:table-cell>
          <table:table-cell office:value-type="string" table:style-name="ce2">
            <text:p>Klassische Archäologie</text:p>
          </table:table-cell>
          <table:table-cell table:style-name="ce2"/>
          <table:table-cell office:value-type="string" table:style-name="ce2">
            <text:p>Datenbanken und Literaturrecherche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Nakaten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Trier</text:p>
          </table:table-cell>
          <table:table-cell office:value-type="string" table:style-name="ce2">
            <text:p>Universität Trier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Praktische Übunge</text:p>
          </table:table-cell>
          <table:table-cell office:value-type="string" table:style-name="ce2">
            <text:p>Archäoinformatik – Kartographische Visualisierung und 3D-Rekonstruktio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Schmitz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Ur- und Frühgeschichte</text:p>
          </table:table-cell>
          <table:table-cell table:style-name="ce2"/>
          <table:table-cell office:value-type="string" table:style-name="ce2">
            <text:p>Medien- und Fachinformatik – Anwendung Geographischer Informationssysteme (GIS)</text:p>
          </table:table-cell>
          <table:table-cell office:value-type="string" table:style-name="ce2">
            <text:p>Vorlesung</text:p>
          </table:table-cell>
          <table:table-cell table:style-name="ce2"/>
          <table:table-cell office:value-type="string" table:style-name="ce2">
            <text:p>Jablonka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4/15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2">
            <text:p>Msc Landschaftsarchäologie / M103 (WiSe 2014/15)</text:p>
          </table:table-cell>
          <table:table-cell office:value-type="string" table:style-name="ce2">
            <text:p>Einführung in GIS für Archäologinnen</text:p>
          </table:table-cell>
          <table:table-cell table:number-columns-repeated="2" table:style-name="ce2"/>
          <table:table-cell office:value-type="string" table:style-name="ce2">
            <text:p>Beckers</text:p>
          </table:table-cell>
          <table:table-cell table:number-columns-repeated="16374"/>
        </table:table-row>
        <table:table-row table:style-name="ro20">
          <table:table-cell office:value-type="string" table:style-name="ce2">
            <text:p>WiSe 2014/15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2">
            <text:p><text:span text:style-name="T1">Msc Landschaftsarchäologie / M302 – MLA6 (WiSe 2014/15)</text:span></text:p>
          </table:table-cell>
          <table:table-cell office:value-type="string" table:style-name="ce2">
            <text:p>Modellieren in der Landschaftsarchäologie</text:p>
          </table:table-cell>
          <table:table-cell table:number-columns-repeated="2" table:style-name="ce2"/>
          <table:table-cell office:value-type="string" table:style-name="ce2">
            <text:p>Knitter</text:p>
          </table:table-cell>
          <table:table-cell table:number-columns-repeated="16374"/>
        </table:table-row>
        <table:table-row table:style-name="ro20">
          <table:table-cell office:value-type="string" table:style-name="ce2">
            <text:p>WiSe 2014/15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2">
            <text:p><text:span text:style-name="T1">Msc Landschaftsarchäologie / M303 – MLA7 (WiSe 2014/15)</text:span></text:p>
          </table:table-cell>
          <table:table-cell office:value-type="string" table:style-name="ce2">
            <text:p>3D-Dokumentation</text:p>
          </table:table-cell>
          <table:table-cell table:number-columns-repeated="2" table:style-name="ce2"/>
          <table:table-cell office:value-type="string" table:style-name="ce2">
            <text:p>Brow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2">
            <text:p>Museumskunde / B37 Museumsdokumentation</text:p>
          </table:table-cell>
          <table:table-cell office:value-type="string" table:style-name="ce2">
            <text:p>Übung zum kontrollierten Vokabular: Erstellung eines Thesaurus</text:p>
          </table:table-cell>
          <table:table-cell table:number-columns-repeated="2" table:style-name="ce2"/>
          <table:table-cell office:value-type="string" table:style-name="ce2">
            <text:p>Haffner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Computer Aided Design (CAD)</text:p>
          </table:table-cell>
          <table:table-cell table:style-name="ce2"/>
          <table:table-cell office:value-type="string" table:style-name="ce2">
            <text:p>BA</text:p>
          </table:table-cell>
          <table:table-cell office:value-type="string" table:style-name="ce2">
            <text:p>Zaiser, Klonowski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Einführung in die Geoinformatik</text:p>
          </table:table-cell>
          <table:table-cell table:style-name="ce2"/>
          <table:table-cell office:value-type="string" table:style-name="ce2">
            <text:p>BA</text:p>
          </table:table-cell>
          <table:table-cell office:value-type="string" table:style-name="ce2">
            <text:p>Bruhn, Kling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Objektorientierte Programmierung</text:p>
          </table:table-cell>
          <table:table-cell table:style-name="ce2"/>
          <table:table-cell office:value-type="string" table:style-name="ce2">
            <text:p>BA</text:p>
          </table:table-cell>
          <table:table-cell office:value-type="string" table:style-name="ce2">
            <text:p>Böhm, Bruhn, Kling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Informatik</text:p>
          </table:table-cell>
          <table:table-cell table:style-name="ce2"/>
          <table:table-cell office:value-type="string" table:style-name="ce2">
            <text:p>BA</text:p>
          </table:table-cell>
          <table:table-cell office:value-type="string" table:style-name="ce2">
            <text:p>Bruhn, Böhm, Schlüter, Kling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Datenbanken und Internet</text:p>
          </table:table-cell>
          <table:table-cell table:style-name="ce2"/>
          <table:table-cell office:value-type="string" table:style-name="ce2">
            <text:p>BA, MA</text:p>
          </table:table-cell>
          <table:table-cell office:value-type="string" table:style-name="ce2">
            <text:p>Böhm, Bruhn, Klinge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(Digitale) Kartografie</text:p>
          </table:table-cell>
          <table:table-cell table:style-name="ce2"/>
          <table:table-cell office:value-type="string" table:style-name="ce2">
            <text:p>MA</text:p>
          </table:table-cell>
          <table:table-cell office:value-type="string" table:style-name="ce2">
            <text:p>Kern, Klinge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Digitale Bildbearbeitung</text:p>
          </table:table-cell>
          <table:table-cell table:style-name="ce2"/>
          <table:table-cell office:value-type="string" table:style-name="ce2">
            <text:p>MA</text:p>
          </table:table-cell>
          <table:table-cell office:value-type="string" table:style-name="ce2">
            <text:p>Kern, Schlüt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Anwendungsbezogene Software-Entwicklung (Software Engineering)</text:p>
          </table:table-cell>
          <table:table-cell table:style-name="ce2"/>
          <table:table-cell office:value-type="string" table:style-name="ce2">
            <text:p>MA</text:p>
          </table:table-cell>
          <table:table-cell office:value-type="string" table:style-name="ce2">
            <text:p>Boochs, Kern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oSe 2015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Photogrammetrische Datenerfassung</text:p>
          </table:table-cell>
          <table:table-cell table:style-name="ce2"/>
          <table:table-cell office:value-type="string" table:style-name="ce2">
            <text:p>MA</text:p>
          </table:table-cell>
          <table:table-cell office:value-type="string" table:style-name="ce2">
            <text:p>Boochs, Schlüter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Augsburg</text:p>
          </table:table-cell>
          <table:table-cell office:value-type="string" table:style-name="ce2">
            <text:p>Universität Augsburg</text:p>
          </table:table-cell>
          <table:table-cell office:value-type="string" table:style-name="ce2">
            <text:p>Kunst- und Kulturgeschichte /Klassische Archäologie</text:p>
          </table:table-cell>
          <table:table-cell table:style-name="ce2"/>
          <table:table-cell office:value-type="string" table:style-name="ce7">
            <text:p>Roman Provinces and the</text:p>
            <text:p>Digital World: Anwendung</text:p>
            <text:p>digitaler Methoden zur</text:p>
            <text:p>Grabungsdokumentatio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Gairhos/Rheeder</text:p>
          </table:table-cell>
          <table:table-cell table:number-columns-repeated="16374"/>
        </table:table-row>
        <table:table-row table:style-name="ro21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8">
            <text:p><text:span text:style-name="T1">Archäologische</text:span><text:span text:style-name="T1"/></text:p>
            <text:p><text:span text:style-name="T1">Wissenschaften:</text:span><text:span text:style-name="T1"/></text:p>
            <text:p><text:span text:style-name="T1">Informationsverarbeitung</text:span><text:span text:style-name="T1"/></text:p>
            <text:p><text:span text:style-name="T1">in der Geoarchäologie</text:span></text:p>
          </table:table-cell>
          <table:table-cell office:value-type="string" table:style-name="ce7">
            <text:p>Einführung in</text:p>
            <text:p>Geographische</text:p>
            <text:p>Informationssysteme</text:p>
            <text:p>(QGIS)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Posluschny</text:p>
          </table:table-cell>
          <table:table-cell table:number-columns-repeated="16374"/>
        </table:table-row>
        <table:table-row table:style-name="ro21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8">
            <text:p><text:span text:style-name="T1">Archäologische</text:span><text:span text:style-name="T1"/></text:p>
            <text:p><text:span text:style-name="T1">Wissenschaften:</text:span><text:span text:style-name="T1"/></text:p>
            <text:p><text:span text:style-name="T1">Informationsverarbeitung</text:span><text:span text:style-name="T1"/></text:p>
            <text:p><text:span text:style-name="T1">in der Geoarchäologie</text:span></text:p>
          </table:table-cell>
          <table:table-cell office:value-type="string" table:style-name="ce7">
            <text:p>z. B. Grundlagen, Theorie</text:p>
            <text:p>und Methodik, Vertiefung in</text:p>
            <text:p>Informationsverarbeitung</text:p>
            <text:p>der Geoarchäologie</text:p>
          </table:table-cell>
          <table:table-cell office:value-type="string" table:style-name="ce2">
            <text:p>Exportmodul</text:p>
          </table:table-cell>
          <table:table-cell table:style-name="ce2"/>
          <table:table-cell office:value-type="string" table:style-name="ce2">
            <text:p>Posluschny</text:p>
          </table:table-cell>
          <table:table-cell table:number-columns-repeated="16374"/>
        </table:table-row>
        <table:table-row table:style-name="ro2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2">
            <text:p><text:span text:style-name="T1">Archäologische<text:s/></text:span><text:span text:style-name="T4">Wissenschaften:</text:span><text:span text:style-name="T4"/></text:p>
            <text:p><text:span text:style-name="T4">Archäologie des</text:span><text:span text:style-name="T4"/></text:p>
            <text:p><text:span text:style-name="T4">Mittelalters und der</text:span><text:span text:style-name="T4"/></text:p>
            <text:p><text:span text:style-name="T4">Neuzeit, Forschungspraktikum</text:span></text:p>
          </table:table-cell>
          <table:table-cell office:value-type="string" table:style-name="ce7">
            <text:p>FPr Geophysikalische</text:p>
            <text:p>Prospektion des Burgstalls</text:p>
            <text:p>bei Eltmann</text:p>
          </table:table-cell>
          <table:table-cell office:value-type="string" table:style-name="ce2">
            <text:p>Praktikum</text:p>
          </table:table-cell>
          <table:table-cell table:style-name="ce2"/>
          <table:table-cell office:value-type="string" table:style-name="ce2">
            <text:p>Ziegler</text:p>
          </table:table-cell>
          <table:table-cell table:number-columns-repeated="16374"/>
        </table:table-row>
        <table:table-row table:style-name="ro2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8">
            <text:p><text:span text:style-name="T1">Denkmalpflege:</text:span><text:span text:style-name="T1"/></text:p>
            <text:p><text:span text:style-name="T1">Restaurierungswissenschaf</text:span><text:span text:style-name="T1"/></text:p>
            <text:p><text:span text:style-name="T1">Ten</text:span></text:p>
          </table:table-cell>
          <table:table-cell office:value-type="string" table:style-name="ce2">
            <text:p>Digitale Dokumentation von Sammlungsobjekten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Rahrig</text:p>
          </table:table-cell>
          <table:table-cell table:number-columns-repeated="16374"/>
        </table:table-row>
        <table:table-row table:style-name="ro2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8">
            <text:p><text:span text:style-name="T1">Denkmalpflege:</text:span><text:span text:style-name="T1"/></text:p>
            <text:p><text:span text:style-name="T1">Restaurierungswissenschaf</text:span><text:span text:style-name="T1"/></text:p>
            <text:p><text:span text:style-name="T1">Ten</text:span></text:p>
          </table:table-cell>
          <table:table-cell office:value-type="string" table:style-name="ce2">
            <text:p>3D Scantechnik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Rahrig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e, Denkmalkunde und Kunstgeschichte</text:p>
          </table:table-cell>
          <table:table-cell office:value-type="string" table:style-name="ce2">
            <text:p>Denkmalpflege: Bauforschung</text:p>
          </table:table-cell>
          <table:table-cell office:value-type="string" table:style-name="ce2">
            <text:p>Digitale Baudokumentation und Visualisierung II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Gies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9">
            <text:p>Digital Classicist Berlin</text:p>
          </table:table-cell>
          <table:table-cell office:value-type="string" table:style-name="ce9">
            <text:p>Digital Classicist Seminar</text:p>
          </table:table-cell>
          <table:table-cell office:value-type="string" table:style-name="ce2">
            <text:p>Photographie und Bildbearbeitung</text:p>
          </table:table-cell>
          <table:table-cell office:value-type="string" table:style-name="ce2">
            <text:p>Seminar</text:p>
          </table:table-cell>
          <table:table-cell table:number-columns-repeated="1015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9">
            <text:p>Digital Classicist Berlin</text:p>
          </table:table-cell>
          <table:table-cell office:value-type="string" table:style-name="ce9">
            <text:p>Digital Classicist Seminar</text:p>
          </table:table-cell>
          <table:table-cell office:value-type="string" table:style-name="ce2">
            <text:p>Einführung in AutoCAD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Kreise, Gies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9">
            <text:p>Digital Classicist Berlin</text:p>
          </table:table-cell>
          <table:table-cell office:value-type="string" table:style-name="ce9">
            <text:p>Digital Classicist Seminar</text:p>
          </table:table-cell>
          <table:table-cell office:value-type="string" table:style-name="ce2">
            <text:p>Erstellen von thematischen Karten mit GIS; Visualisierung von gefügekundlichen Entwicklungen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Eißing, Steng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9">
            <text:p>Digital Classicist Berlin</text:p>
          </table:table-cell>
          <table:table-cell office:value-type="string" table:style-name="ce2">
            <text:p>Digital Classicist Seminar</text:p>
          </table:table-cell>
          <table:table-cell office:value-type="string" table:style-name="ce7">
            <text:p>Digitale Methoden in den</text:p>
            <text:p>Altertumswissenschaften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Meyer, Lieberwirth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9">
            <text:p>Geschichte und</text:p>
            <text:p>Kulturwissenschaften:</text:p>
            <text:p>Public History</text:p>
          </table:table-cell>
          <table:table-cell table:style-name="ce2"/>
          <table:table-cell office:value-type="string" table:style-name="ce7">
            <text:p>Geschichtsvermittlung im</text:p>
            <text:p>Internet</text:p>
          </table:table-cell>
          <table:table-cell office:value-type="string" table:style-name="ce2">
            <text:p>Workshop</text:p>
          </table:table-cell>
          <table:table-cell table:style-name="ce2"/>
          <table:table-cell office:value-type="string" table:style-name="ce2">
            <text:p>Bartlitz</text:p>
          </table:table-cell>
          <table:table-cell table:number-columns-repeated="16374"/>
        </table:table-row>
        <table:table-row table:style-name="ro8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9">
            <text:p>Klassische Archäologie</text:p>
          </table:table-cell>
          <table:table-cell office:value-type="string" table:style-name="ce2">
            <text:p>Informationsvermittlungsmodul – Dokumentation, Vermittlung und Visualisierung klassisch archäologischer Forschung: Seminar und Methodenübung</text:p>
          </table:table-cell>
          <table:table-cell office:value-type="string" table:style-name="ce7">
            <text:p>GIS in der Archäologie</text:p>
          </table:table-cell>
          <table:table-cell office:value-type="string" table:style-name="ce2">
            <text:p>Übung, Seminar</text:p>
          </table:table-cell>
          <table:table-cell table:style-name="ce2"/>
          <table:table-cell office:value-type="string" table:style-name="ce2">
            <text:p>Polla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9">
            <text:p>Prähistorische Archäologie</text:p>
          </table:table-cell>
          <table:table-cell office:value-type="string" table:style-name="ce2">
            <text:p>Praktikumsmodul: Seminar</text:p>
          </table:table-cell>
          <table:table-cell office:value-type="string" table:style-name="ce7">
            <text:p>GIS in der Archäologie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Meyer, Lieberwirth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9">
            <text:p>Vorderasiatische</text:p>
            <text:p>Archäologie</text:p>
          </table:table-cell>
          <table:table-cell table:style-name="ce2"/>
          <table:table-cell office:value-type="string" table:style-name="ce7">
            <text:p>Auswertung einer <text:s/>Ausgrabungsdokumentation: Das Dokumentationssystem der Ausgrabung Tell Schech Hamad, Syrien.</text:p>
          </table:table-cell>
          <table:table-cell office:value-type="string" table:style-name="ce2">
            <text:p>Praktikum</text:p>
          </table:table-cell>
          <table:table-cell table:style-name="ce2"/>
          <table:table-cell office:value-type="string" table:style-name="ce2">
            <text:p>Kühne, Kreppn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2">
            <text:p>Klassische Archäologie</text:p>
          </table:table-cell>
          <table:table-cell table:style-name="ce2"/>
          <table:table-cell office:value-type="string" table:style-name="ce7">
            <text:p>3-D Modelle der Athener</text:p>
            <text:p>Agora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9">
            <text:p>Müll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9">
            <text:p>Archäologie und Kulturgeschichte Nordostafrikas / Philosophische Fakultät</text:p>
          </table:table-cell>
          <table:table-cell office:value-type="string" table:style-name="ce2">
            <text:p>Praxisorientierte Zusatzqualifikation</text:p>
          </table:table-cell>
          <table:table-cell office:value-type="string" table:style-name="ce7">
            <text:p>Visuelles Story Design – Bewegtbild in und mit</text:p>
            <text:p>neuen Medien</text:p>
          </table:table-cell>
          <table:table-cell table:number-columns-repeated="2" table:style-name="ce2"/>
          <table:table-cell office:value-type="string" table:style-name="ce9">
            <text:p>Grimm/Vogelpohl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9">
            <text:p>Geschichte</text:p>
          </table:table-cell>
          <table:table-cell table:style-name="ce2"/>
          <table:table-cell office:value-type="string" table:style-name="ce7">
            <text:p>Digitale Methoden und Werkzeuge für</text:p>
            <text:p>Historiker/inne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9">
            <text:p>Hohls</text:p>
          </table:table-cell>
          <table:table-cell table:number-columns-repeated="16374"/>
        </table:table-row>
        <table:table-row table:style-name="ro5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9">
            <text:p>Msc Landschaftsarchäologie / Vorlesung + Übung</text:p>
            <text:p>(MLA6), 2. Semester</text:p>
            <text:p>Praktische Übung +</text:p>
            <text:p>Seminar (MLA7), 2.</text:p>
            <text:p>Semester</text:p>
          </table:table-cell>
          <table:table-cell office:value-type="string" table:style-name="ce7">
            <text:p>Modellieren in der Landschaftsarchäologie</text:p>
          </table:table-cell>
          <table:table-cell office:value-type="string" table:style-name="ce2">
            <text:p>Vorlesung, Seminar, Übung</text:p>
          </table:table-cell>
          <table:table-cell office:value-type="string" table:style-name="ce2">
            <text:p>MA</text:p>
          </table:table-cell>
          <table:table-cell office:value-type="string" table:style-name="ce9">
            <text:p>Knitte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9">
            <text:p>Praktische Übung +</text:p>
            <text:p>Seminar (MLA7), 2.</text:p>
            <text:p>Semester</text:p>
          </table:table-cell>
          <table:table-cell office:value-type="string" table:style-name="ce7">
            <text:p>3D-Dokumentation</text:p>
          </table:table-cell>
          <table:table-cell office:value-type="string" table:style-name="ce2">
            <text:p>Übung, Seminar</text:p>
          </table:table-cell>
          <table:table-cell office:value-type="string" table:style-name="ce2">
            <text:p>MA</text:p>
          </table:table-cell>
          <table:table-cell office:value-type="string" table:style-name="ce9">
            <text:p>Brown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9">
            <text:p><text:span text:style-name="T4">Msc Landschaftsarchäologie /<text:s/></text:span>Übung (B13.1), 3.</text:p>
            <text:p>Semester</text:p>
          </table:table-cell>
          <table:table-cell office:value-type="string" table:style-name="ce7">
            <text:p>Datenbanken im Museum 2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MA</text:p>
          </table:table-cell>
          <table:table-cell office:value-type="string" table:style-name="ce9">
            <text:p>Bergmeye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9">
            <text:p><text:span text:style-name="T4">Msc Landschaftsarchäologie /<text:s/></text:span>Übung (B15.1), 3.</text:p>
            <text:p>Semester</text:p>
          </table:table-cell>
          <table:table-cell office:value-type="string" table:style-name="ce7">
            <text:p>Desktop-Publishi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MA</text:p>
          </table:table-cell>
          <table:table-cell office:value-type="string" table:style-name="ce9">
            <text:p>Clo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9">
            <text:p>Museumskunde / Übung (B29), 5. Semester</text:p>
          </table:table-cell>
          <table:table-cell office:value-type="string" table:style-name="ce7">
            <text:p>Digitale Medien 1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9">
            <text:p>Nettke/ Kutsch</text:p>
          </table:table-cell>
          <table:table-cell table:number-columns-repeated="16374"/>
        </table:table-row>
        <table:table-row table:style-name="ro2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9">
            <text:p><text:span text:style-name="T4">Museumsmanagement</text:span><text:span text:style-name="T4"/></text:p>
            <text:p><text:span text:style-name="T4">und -kommunikation</text:span><text:span text:style-name="T4"/></text:p>
            <text:p><text:span text:style-name="T4">(Master) /<text:s/></text:span>Seminar (M6), 1.</text:p>
            <text:p>Semester</text:p>
          </table:table-cell>
          <table:table-cell office:value-type="string" table:style-name="ce7">
            <text:p>Multimediaeinsatz in</text:p>
            <text:p>Muse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9">
            <text:p>Nettke/ Kutsch</text:p>
          </table:table-cell>
          <table:table-cell table:number-columns-repeated="16374"/>
        </table:table-row>
        <table:table-row table:style-name="ro24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2">
            <text:p><text:span text:style-name="T4">Konservierung und</text:span><text:span text:style-name="T4"/></text:p>
            <text:p><text:span text:style-name="T4">Restaurierung/Grabungste</text:span><text:span text:style-name="T4"/></text:p>
            <text:p><text:span text:style-name="T4">chnik (Bachelor)</text:span></text:p>
          </table:table-cell>
          <table:table-cell office:value-type="string" table:style-name="ce2">
            <text:p>Digitale Bildbearbeit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chenk, Krämer, Huber</text:p>
          </table:table-cell>
          <table:table-cell table:number-columns-repeated="16374"/>
        </table:table-row>
        <table:table-row table:style-name="ro24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table:style-name="ce2"/>
          <table:table-cell office:value-type="string" table:style-name="ce2">
            <text:p><text:span text:style-name="T4">Konservierung und</text:span><text:span text:style-name="T4"/></text:p>
            <text:p><text:span text:style-name="T4">Restaurierung/Grabungste</text:span><text:span text:style-name="T4"/></text:p>
            <text:p><text:span text:style-name="T4">chnik (Bachelor)</text:span></text:p>
          </table:table-cell>
          <table:table-cell office:value-type="string" table:style-name="ce2">
            <text:p>Digitale Bild- und Tonbearbeit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Koppe, Kräm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Ur- und Frühgeschichte</text:p>
          </table:table-cell>
          <table:table-cell office:value-type="string" table:style-name="ce7">
            <text:p><text:span text:style-name="T5">GIS: Methodik und Anwendung</text:span></text:p>
          </table:table-cell>
          <table:table-cell office:value-type="string" table:style-name="ce2">
            <text:p>Übung und Seminar</text:p>
          </table:table-cell>
          <table:table-cell table:style-name="ce2"/>
          <table:table-cell office:value-type="string" table:style-name="ce2">
            <text:p>Lazewski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Ur- und Frühgeschichte</text:p>
          </table:table-cell>
          <table:table-cell office:value-type="string" table:style-name="ce7">
            <text:p>GIS in der Archäologie</text:p>
          </table:table-cell>
          <table:table-cell office:value-type="string" table:style-name="ce2">
            <text:p>Übung und Seminar</text:p>
          </table:table-cell>
          <table:table-cell table:style-name="ce2"/>
          <table:table-cell office:value-type="string" table:style-name="ce2">
            <text:p>Lazewsk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Informationstechnologien, Modul Optionalbereich: Bildbearbeitung und Datenbanken</text:p>
          </table:table-cell>
          <table:table-cell office:value-type="string" table:style-name="ce7">
            <text:p>Bildbearbeitung in den</text:p>
            <text:p><text:span text:style-name="T5">Kultur- und Bildwissenschaften</text:span>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Kreska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Institut für archäologische Wissenschaften</text:p>
          </table:table-cell>
          <table:table-cell office:value-type="string" table:style-name="ce2">
            <text:p>Informationstechnologien, Modul Optionalbereich: Bildbearbeitung und Datenbanken</text:p>
          </table:table-cell>
          <table:table-cell office:value-type="string" table:style-name="ce7">
            <text:p/>
            <text:p><text:span text:style-name="T5">Datenbanken in den Kultur- und Bildwissenschaften</text:span>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Kreska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9">
            <text:p>Archäologische</text:p>
            <text:p>Wissenschaften, Vor- und</text:p>
            <text:p>Frühgeschichte</text:p>
          </table:table-cell>
          <table:table-cell table:style-name="ce2"/>
          <table:table-cell office:value-type="string" table:style-name="ce7">
            <text:p>Bearbeitung digitaler Daten</text:p>
            <text:p>archäologischer Fundstätten</text:p>
            <text:p>für das Web-</text:p>
            <text:p>Kartierungssystem TOPAMA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9">
            <text:p>Henning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9">
            <text:p>Archäologisches Institut</text:p>
          </table:table-cell>
          <table:table-cell table:style-name="ce2"/>
          <table:table-cell office:value-type="string" table:style-name="ce7">
            <text:p>Theorien und Methoden der</text:p>
            <text:p>Digitalen Archäologie</text:p>
            <text:p>Digital Humanities. An</text:p>
            <text:p>Introduction</text:p>
          </table:table-cell>
          <table:table-cell office:value-type="string" table:style-name="ce2">
            <text:p>Vorlesung, Übung</text:p>
          </table:table-cell>
          <table:table-cell table:style-name="ce2"/>
          <table:table-cell office:value-type="string" table:style-name="ce9">
            <text:p>Langn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9">
            <text:p>Klassische Archäologie</text:p>
          </table:table-cell>
          <table:table-cell table:style-name="ce2"/>
          <table:table-cell office:value-type="string" table:style-name="ce7">
            <text:p>EDV (3D</text:p>
            <text:p>Computerrekonstruktion)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9">
            <text:p>Süß</text:p>
          </table:table-cell>
          <table:table-cell table:number-columns-repeated="16374"/>
        </table:table-row>
        <table:table-row table:style-name="ro25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9">
            <text:p>Klassische Archäologie</text:p>
          </table:table-cell>
          <table:table-cell table:style-name="ce2"/>
          <table:table-cell office:value-type="string" table:style-name="ce2">
            <text:p><text:span text:style-name="T6">Bildbearbeitung und</text:span><text:span text:style-name="T6"/></text:p>
            <text:p><text:span text:style-name="T6">Zeichnen – Grundlagen</text:span><text:span text:style-name="T6"/></text:p>
            <text:p><text:span text:style-name="T6">professioneller</text:span><text:span text:style-name="T6"/></text:p>
            <text:p><text:span text:style-name="T6">Computerarbeit</text:span></text:p>
          </table:table-cell>
          <table:table-cell table:number-columns-repeated="1016" table:style-name="ce2"/>
          <table:table-cell table:number-columns-repeated="15361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Philosophische Fakultät</text:p>
          </table:table-cell>
          <table:table-cell office:value-type="string" table:style-name="ce2">
            <text:p><text:span text:style-name="T4">Historische</text:span><text:span text:style-name="T4"/></text:p>
            <text:p><text:span text:style-name="T4">Hilfswissenschaften/</text:span><text:span text:style-name="T4"/></text:p>
            <text:p><text:span text:style-name="T4">Grundwissenschaften</text:span></text:p>
          </table:table-cell>
          <table:table-cell office:value-type="string" table:style-name="ce7">
            <text:p>Interdisziplinärer</text:p>
            <text:p>Arbeitskreis Historical GIS:</text:p>
            <text:p>"The HGIS Club"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Schultes, Volkmann, Loo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Philosophische Fakultät</text:p>
          </table:table-cell>
          <table:table-cell table:style-name="ce2"/>
          <table:table-cell office:value-type="string" table:style-name="ce7">
            <text:p>Urkundenerschließung und -</text:p>
            <text:p>digitalisierung im Archiv</text:p>
          </table:table-cell>
          <table:table-cell table:number-columns-repeated="2" table:style-name="ce2"/>
          <table:table-cell office:value-type="string" table:style-name="ce2">
            <text:p>Rund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Geographisches Institut</text:p>
          </table:table-cell>
          <table:table-cell office:value-type="string" table:style-name="ce8">
            <text:p>Modul Geoarchäologie und</text:p>
            <text:p>freiwillige Zusatzleistung für Geoinformatik/Geografie</text:p>
          </table:table-cell>
          <table:table-cell office:value-type="string" table:style-name="ce7">
            <text:p><text:span text:style-name="T5">Digital Cultural Heritage:<text:s/></text:span><text:span text:style-name="T6">Methoden der</text:span><text:span text:style-name="T6"/></text:p>
            <text:p><text:span text:style-name="T6">Dokumentation mit CAD und GIS</text:span></text:p>
          </table:table-cell>
          <table:table-cell table:number-columns-repeated="2" table:style-name="ce2"/>
          <table:table-cell office:value-type="string" table:style-name="ce2">
            <text:p>Volkmann, Casselmann, Daru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9">
            <text:p>Ur- und Frühgeschichte</text:p>
          </table:table-cell>
          <table:table-cell office:value-type="string" table:style-name="ce2">
            <text:p>Vertiefungsmodule C3</text:p>
          </table:table-cell>
          <table:table-cell office:value-type="string" table:style-name="ce7">
            <text:p>CAD Vermessung u. digit.</text:p>
            <text:p>Kartier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Casselmann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9">
            <text:p>Vorderasiatische</text:p>
            <text:p>Archäologie</text:p>
          </table:table-cell>
          <table:table-cell table:style-name="ce2"/>
          <table:table-cell office:value-type="string" table:style-name="ce7">
            <text:p>Der Alte Orient im Internet:</text:p>
            <text:p>Wikipedia und</text:p>
            <text:p>Forschungsportale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Miglu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Informatik</text:p>
          </table:table-cell>
          <table:table-cell office:value-type="string" table:style-name="ce2">
            <text:p>Ergänzungsveranstaltung</text:p>
          </table:table-cell>
          <table:table-cell office:value-type="string" table:style-name="ce7">
            <text:p>Digitales Kulturerbe: Lieben– Hassen – Ignorieren. Identifkationsrahmen,Konflikte und Bedeutungen von digitalisiertem <text:s/>Kulturerbe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Mara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Heidelberg</text:p>
          </table:table-cell>
          <table:table-cell office:value-type="string" table:style-name="ce10">
            <text:p>Ruprecht-Karls-Universität Heidelberg</text:p>
          </table:table-cell>
          <table:table-cell office:value-type="string" table:style-name="ce10">
            <text:p>Informatik</text:p>
          </table:table-cell>
          <table:table-cell table:style-name="ce10"/>
          <table:table-cell office:value-type="string" table:style-name="ce7">
            <text:p>Computational and Digital</text:p>
            <text:p>Humanities</text:p>
          </table:table-cell>
          <table:table-cell office:value-type="string" table:style-name="ce10">
            <text:p>Proseminar / Semianr</text:p>
          </table:table-cell>
          <table:table-cell table:style-name="ce10"/>
          <table:table-cell office:value-type="string" table:style-name="ce10">
            <text:p>Mara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Heidelberg</text:p>
          </table:table-cell>
          <table:table-cell office:value-type="string" table:style-name="ce10">
            <text:p>Ruprecht-Karls-Universität Heidelberg</text:p>
          </table:table-cell>
          <table:table-cell office:value-type="string" table:style-name="ce10">
            <text:p>Informatik</text:p>
          </table:table-cell>
          <table:table-cell table:style-name="ce10"/>
          <table:table-cell office:value-type="string" table:style-name="ce7">
            <text:p>Einführung in das</text:p>
            <text:p>maschinelle Sehen in 3D</text:p>
          </table:table-cell>
          <table:table-cell office:value-type="string" table:style-name="ce10">
            <text:p>Vorlesung</text:p>
          </table:table-cell>
          <table:table-cell table:style-name="ce10"/>
          <table:table-cell office:value-type="string" table:style-name="ce10">
            <text:p>Mara</text:p>
          </table:table-cell>
          <table:table-cell table:number-columns-repeated="16374"/>
        </table:table-row>
        <table:table-row table:style-name="ro8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Heidelberg</text:p>
          </table:table-cell>
          <table:table-cell office:value-type="string" table:style-name="ce10">
            <text:p>Ruprecht-Karls-Universität Heidelberg</text:p>
          </table:table-cell>
          <table:table-cell office:value-type="string" table:style-name="ce11">
            <text:p>Exzellenzcluster Asia and Europe in a Global</text:p>
            <text:p>Context: The Dynamics of Transculturality</text:p>
          </table:table-cell>
          <table:table-cell office:value-type="string" table:style-name="ce10">
            <text:p>besonders für Studierende der Südasienstudien</text:p>
          </table:table-cell>
          <table:table-cell office:value-type="string" table:style-name="ce7">
            <text:p>Bringing Indian literature</text:p>
            <text:p>into the digital age with</text:p>
            <text:p>SARIT – a hands-on</text:p>
            <text:p>seminar in Digital</text:p>
            <text:p>Humanities</text:p>
          </table:table-cell>
          <table:table-cell office:value-type="string" table:style-name="ce10">
            <text:p>Seminar</text:p>
          </table:table-cell>
          <table:table-cell table:style-name="ce10"/>
          <table:table-cell office:value-type="string" table:style-name="ce9">
            <text:p>Olalde/ McAllister / Kellner</text:p>
          </table:table-cell>
          <table:table-cell table:number-columns-repeated="16374"/>
        </table:table-row>
        <table:table-row table:style-name="ro8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Heidelberg</text:p>
          </table:table-cell>
          <table:table-cell office:value-type="string" table:style-name="ce10">
            <text:p>Ruprecht-Karls-Universität Heidelberg</text:p>
          </table:table-cell>
          <table:table-cell office:value-type="string" table:style-name="ce11">
            <text:p>Heidelberger Graduiertenschule für Geistes- und Sozialwissenschaften (HGGS)</text:p>
          </table:table-cell>
          <table:table-cell table:style-name="ce10"/>
          <table:table-cell office:value-type="string" table:style-name="ce7">
            <text:p>Vernetzungen und</text:p>
            <text:p>Verstrickungen: "Digital</text:p>
            <text:p>Humanities" and the</text:p>
            <text:p>Science of Complex</text:p>
            <text:p>Networks</text:p>
          </table:table-cell>
          <table:table-cell office:value-type="string" table:style-name="ce10">
            <text:p>Seminar</text:p>
          </table:table-cell>
          <table:table-cell office:value-type="string" table:style-name="ce10">
            <text:p>Doktoranden</text:p>
          </table:table-cell>
          <table:table-cell office:value-type="string" table:style-name="ce9">
            <text:p>Zweig/ Schich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Heidelberg</text:p>
          </table:table-cell>
          <table:table-cell office:value-type="string" table:style-name="ce10">
            <text:p>Ruprecht-Karls-Universität Heidelberg</text:p>
          </table:table-cell>
          <table:table-cell office:value-type="string" table:style-name="ce11">
            <text:p>Interdisciplinary Center for Scientific Computing</text:p>
          </table:table-cell>
          <table:table-cell table:style-name="ce10"/>
          <table:table-cell office:value-type="string" table:style-name="ce7">
            <text:p>Wissenschaftliche</text:p>
            <text:p>Visualisierung für Anfänge +</text:p>
            <text:p>Fortgeschrittene</text:p>
          </table:table-cell>
          <table:table-cell office:value-type="string" table:style-name="ce10">
            <text:p>Praktikum</text:p>
          </table:table-cell>
          <table:table-cell table:style-name="ce10"/>
          <table:table-cell office:value-type="string" table:style-name="ce9">
            <text:p>Sadlo</text:p>
          </table:table-cell>
          <table:table-cell table:number-columns-repeated="16374"/>
        </table:table-row>
        <table:table-row table:style-name="ro20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Ur- und Frühgeschichte</text:p>
          </table:table-cell>
          <table:table-cell table:style-name="ce2"/>
          <table:table-cell office:value-type="string" table:style-name="ce2">
            <text:p><text:span text:style-name="T1">Medien im archäologischen</text:span><text:span text:style-name="T1"/></text:p>
            <text:p><text:span text:style-name="T1">Museum</text:span>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Dörfle / Bleile</text:p>
          </table:table-cell>
          <table:table-cell table:number-columns-repeated="16374"/>
        </table:table-row>
        <table:table-row table:style-name="ro24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iel</text:p>
          </table:table-cell>
          <table:table-cell office:value-type="string" table:style-name="ce10">
            <text:p>Christian-Albrechts-Universität zu Kiel</text:p>
          </table:table-cell>
          <table:table-cell office:value-type="string" table:style-name="ce10">
            <text:p>Ur- und Frühgeschichte</text:p>
          </table:table-cell>
          <table:table-cell table:style-name="ce10"/>
          <table:table-cell office:value-type="string" table:style-name="ce10">
            <text:p><text:span text:style-name="T5">Quantitative Methoden für Prähistoriker. Einführung in</text:span><text:span text:style-name="T5"/></text:p>
            <text:p><text:span text:style-name="T5">die Statistik</text:span></text:p>
          </table:table-cell>
          <table:table-cell table:number-columns-repeated="2" table:style-name="ce10"/>
          <table:table-cell office:value-type="string" table:style-name="ce10">
            <text:p>Rinne, Christoph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iel</text:p>
          </table:table-cell>
          <table:table-cell office:value-type="string" table:style-name="ce10">
            <text:p>Christian-Albrechts-Universität zu Kiel</text:p>
          </table:table-cell>
          <table:table-cell office:value-type="string" table:style-name="ce10">
            <text:p>Ur- und Frühgeschichte</text:p>
          </table:table-cell>
          <table:table-cell table:style-name="ce10"/>
          <table:table-cell office:value-type="string" table:style-name="ce10">
            <text:p><text:span text:style-name="T5">Einführung in QGIS -</text:span><text:span text:style-name="T5"/></text:p>
            <text:p><text:span text:style-name="T5">Prähistorische Fallbeispiele</text:span></text:p>
          </table:table-cell>
          <table:table-cell table:number-columns-repeated="2" table:style-name="ce10"/>
          <table:table-cell office:value-type="string" table:style-name="ce10">
            <text:p>Tayl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Archäologisches Institut</text:p>
          </table:table-cell>
          <table:table-cell table:style-name="ce10"/>
          <table:table-cell office:value-type="string" table:style-name="ce7">
            <text:p>Basistechnologien</text:p>
            <text:p>(Archäoinformatik I)</text:p>
          </table:table-cell>
          <table:table-cell office:value-type="string" table:style-name="ce10">
            <text:p>Seminar</text:p>
          </table:table-cell>
          <table:table-cell table:style-name="ce10"/>
          <table:table-cell office:value-type="string" table:style-name="ce10">
            <text:p>Recht, Alexand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Archäologisches Institut</text:p>
          </table:table-cell>
          <table:table-cell table:style-name="ce10"/>
          <table:table-cell office:value-type="string" table:style-name="ce7">
            <text:p>Archäoinformatik II</text:p>
          </table:table-cell>
          <table:table-cell office:value-type="string" table:style-name="ce10">
            <text:p>Seminar</text:p>
          </table:table-cell>
          <table:table-cell table:style-name="ce10"/>
          <table:table-cell office:value-type="string" table:style-name="ce10">
            <text:p>Remmy, Michael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Archäologisches Institut</text:p>
          </table:table-cell>
          <table:table-cell table:style-name="ce10"/>
          <table:table-cell office:value-type="string" table:style-name="ce7">
            <text:p>Theorien der</text:p>
            <text:p>Archäoinformatik</text:p>
            <text:p>(Archäoinformatik III)</text:p>
          </table:table-cell>
          <table:table-cell office:value-type="string" table:style-name="ce10">
            <text:p>Seminar</text:p>
          </table:table-cell>
          <table:table-cell table:style-name="ce10"/>
          <table:table-cell office:value-type="string" table:style-name="ce10">
            <text:p>Förtsch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Archäologisches Institut</text:p>
          </table:table-cell>
          <table:table-cell table:style-name="ce10"/>
          <table:table-cell office:value-type="string" table:style-name="ce7">
            <text:p>Geophysikalische</text:p>
            <text:p>Prospektionen</text:p>
          </table:table-cell>
          <table:table-cell office:value-type="string" table:style-name="ce10">
            <text:p>Seminar</text:p>
          </table:table-cell>
          <table:table-cell table:style-name="ce10"/>
          <table:table-cell office:value-type="string" table:style-name="ce10">
            <text:p>Broisch</text:p>
          </table:table-cell>
          <table:table-cell table:number-columns-repeated="16374"/>
        </table:table-row>
        <table:table-row table:style-name="ro24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Ur- und Frühgeschichte</text:p>
          </table:table-cell>
          <table:table-cell table:style-name="ce10"/>
          <table:table-cell office:value-type="string" table:style-name="ce7">
            <text:p><text:span text:style-name="T5">GIS III: Crossover gvSIG 2.0/OADE2010, Quantum-</text:span><text:span text:style-name="T5"/></text:p>
            <text:p><text:span text:style-name="T5">GIS, SAGA-GIS und MapWindow GIS</text:span></text:p>
          </table:table-cell>
          <table:table-cell office:value-type="string" table:style-name="ce10">
            <text:p>Seminar</text:p>
          </table:table-cell>
          <table:table-cell table:style-name="ce10"/>
          <table:table-cell office:value-type="string" table:style-name="ce10">
            <text:p>Frank, Thomas, Wendt, Karl Peter</text:p>
          </table:table-cell>
          <table:table-cell table:number-columns-repeated="16374"/>
        </table:table-row>
        <table:table-row table:style-name="ro26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Ur- und Frühgeschichte</text:p>
          </table:table-cell>
          <table:table-cell table:style-name="ce10"/>
          <table:table-cell office:value-type="string" table:style-name="ce7">
            <text:p><text:span text:style-name="T7">Einführung in die Software CalPal (Win-Notebook &amp; PC) zur Erstellung von 14C-</text:span><text:span text:style-name="T7"/></text:p>
            <text:p><text:span text:style-name="T7">basierten archäologischen Chronologie</text:span></text:p>
          </table:table-cell>
          <table:table-cell office:value-type="string" table:style-name="ce10">
            <text:p>Seminar</text:p>
          </table:table-cell>
          <table:table-cell table:style-name="ce10"/>
          <table:table-cell office:value-type="string" table:style-name="ce10">
            <text:p>Weninge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Historisch-Kulturwissenschaftliche Informationsverarbeitung</text:p>
          </table:table-cell>
          <table:table-cell table:style-name="ce10"/>
          <table:table-cell office:value-type="string" table:style-name="ce7">
            <text:p>IT-Zertifikat der Phil.-Fak.: Tools &amp; Methods in Digital</text:p>
            <text:p>Humanities – Mobile Webentwicklung</text:p>
          </table:table-cell>
          <table:table-cell office:value-type="string" table:style-name="ce10">
            <text:p>Übung, Seminar</text:p>
          </table:table-cell>
          <table:table-cell table:style-name="ce10"/>
          <table:table-cell office:value-type="string" table:style-name="ce10">
            <text:p>Wiener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Historisch-Kulturwissenschaftliche Informationsverarbeitung</text:p>
          </table:table-cell>
          <table:table-cell table:style-name="ce10"/>
          <table:table-cell office:value-type="string" table:style-name="ce7">
            <text:p>IT-Zertifikat der Phil.-Fak.:</text:p>
            <text:p>Advanced Web Basics</text:p>
          </table:table-cell>
          <table:table-cell office:value-type="string" table:style-name="ce10">
            <text:p>Übung, Seminar</text:p>
          </table:table-cell>
          <table:table-cell table:style-name="ce10"/>
          <table:table-cell office:value-type="string" table:style-name="ce10">
            <text:p>Wieners, Beyl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Historisch-Kulturwissenschaftliche Informationsverarbeitung</text:p>
          </table:table-cell>
          <table:table-cell table:style-name="ce10"/>
          <table:table-cell office:value-type="string" table:style-name="ce2">
            <text:p>Basissysteme der Informationsverarbeitung -</text:p>
            <text:p>BSI (Hist.-kult.wiss. Informationsverarbeitung</text:p>
            <text:p>(Teil 1) Texte als Information)</text:p>
          </table:table-cell>
          <table:table-cell office:value-type="string" table:style-name="ce10">
            <text:p>Proseminar</text:p>
          </table:table-cell>
          <table:table-cell table:style-name="ce10"/>
          <table:table-cell office:value-type="string" table:style-name="ce10">
            <text:p>Kurz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10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Historisch-Kulturwissenschaftliche Informationsverarbeitung</text:p>
          </table:table-cell>
          <table:table-cell table:style-name="ce10"/>
          <table:table-cell office:value-type="string" table:style-name="ce10">
            <text:p>Computergrafik und Visualisierung I</text:p>
          </table:table-cell>
          <table:table-cell office:value-type="string" table:style-name="ce10">
            <text:p>Übung</text:p>
          </table:table-cell>
          <table:table-cell table:style-name="ce10"/>
          <table:table-cell office:value-type="string" table:style-name="ce10">
            <text:p>Lang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Historisch-Kulturwissenschaftliche Informationsverarbeitung</text:p>
          </table:table-cell>
          <table:table-cell table:style-name="ce2"/>
          <table:table-cell office:value-type="string" table:style-name="ce2">
            <text:p>Repräsentation von Daten und Informatio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Schubert</text:p>
          </table:table-cell>
          <table:table-cell table:number-columns-repeated="16374"/>
        </table:table-row>
        <table:table-row table:style-name="ro20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10">
            <text:p>Köln</text:p>
          </table:table-cell>
          <table:table-cell office:value-type="string" table:style-name="ce10">
            <text:p>Universität zu Köln</text:p>
          </table:table-cell>
          <table:table-cell office:value-type="string" table:style-name="ce10">
            <text:p>Historisch-Kulturwissenschaftliche Informationsverarbeitung</text:p>
          </table:table-cell>
          <table:table-cell table:style-name="ce2"/>
          <table:table-cell office:value-type="string" table:style-name="ce2">
            <text:p><text:span text:style-name="T1">Digital Humanities und die Informatik der</text:span><text:span text:style-name="T1"/></text:p>
            <text:p><text:span text:style-name="T1">Geisteswissenschaften</text:span></text:p>
          </table:table-cell>
          <table:table-cell office:value-type="string" table:style-name="ce2">
            <text:p>Hauptseminar</text:p>
          </table:table-cell>
          <table:table-cell table:style-name="ce2"/>
          <table:table-cell office:value-type="string" table:style-name="ce2">
            <text:p>Eid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Ägyptologisches Institut</text:p>
          </table:table-cell>
          <table:table-cell office:value-type="string" table:style-name="ce2">
            <text:p>e-learning im PortalMoodle und Pflichtmodul im 1. Sem. Ägyptologie imModul "Einführung Ägyptologie"</text:p>
          </table:table-cell>
          <table:table-cell office:value-type="string" table:style-name="ce7">
            <text:p>Verarbeitung digitaler Daten</text:p>
            <text:p>in der Ägyptologie</text:p>
          </table:table-cell>
          <table:table-cell table:number-columns-repeated="2" table:style-name="ce2"/>
          <table:table-cell office:value-type="string" table:style-name="ce9">
            <text:p>Bruhn (FH Mainz),</text:p>
            <text:p>Naether, Raue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Alte Geschichte</text:p>
          </table:table-cell>
          <table:table-cell table:style-name="ce2"/>
          <table:table-cell office:value-type="string" table:style-name="ce7">
            <text:p>Alte Geschichte und digitale</text:p>
            <text:p>Methodik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9">
            <text:p>Brandt/</text:p>
            <text:p>Straßburger/ Wittig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Alte Geschichte</text:p>
          </table:table-cell>
          <table:table-cell table:style-name="ce2"/>
          <table:table-cell office:value-type="string" table:style-name="ce7">
            <text:p>Digital Classics: Textmining</text:p>
            <text:p><text:span text:style-name="T5">&amp; Römische Erinnerungskultur</text:span></text:p>
          </table:table-cell>
          <table:table-cell table:number-columns-repeated="2" table:style-name="ce2"/>
          <table:table-cell office:value-type="string" table:style-name="ce9">
            <text:p>Kath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Alte Geschichte</text:p>
          </table:table-cell>
          <table:table-cell table:style-name="ce2"/>
          <table:table-cell office:value-type="string" table:style-name="ce7">
            <text:p>Einführung in die</text:p>
            <text:p>Papyrologie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9">
            <text:p>Scholl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table:style-name="ce2"/>
          <table:table-cell office:value-type="string" table:style-name="ce7">
            <text:p>Digitale</text:p>
            <text:p>Bestandserschließung</text:p>
            <text:p>griechischer Terrakott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9">
            <text:p>Böttcher-Ebers/</text:p>
            <text:p>Böhm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Hochschule Mainz</text:p>
          </table:table-cell>
          <table:table-cell office:value-type="string" table:style-name="ce2">
            <text:p>Vor- und Frühgeschichtliche Archäologie</text:p>
          </table:table-cell>
          <table:table-cell table:style-name="ce2"/>
          <table:table-cell office:value-type="string" table:style-name="ce7">
            <text:p>Grundlagen der EDV in der</text:p>
            <text:p>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Engel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Technische 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7">
            <text:p>Computer Aided Design</text:p>
            <text:p>(CAD)</text:p>
          </table:table-cell>
          <table:table-cell table:style-name="ce2"/>
          <table:table-cell office:value-type="string" table:style-name="ce2">
            <text:p>BA</text:p>
          </table:table-cell>
          <table:table-cell office:value-type="string" table:style-name="ce2">
            <text:p>Zaisl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Technische 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7">
            <text:p>Informatik</text:p>
          </table:table-cell>
          <table:table-cell table:style-name="ce2"/>
          <table:table-cell office:value-type="string" table:style-name="ce2">
            <text:p>BA</text:p>
          </table:table-cell>
          <table:table-cell table:number-columns-repeated="1014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Technische 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7">
            <text:p>Photogrammetr.</text:p>
            <text:p>Datenerfassung</text:p>
          </table:table-cell>
          <table:table-cell table:style-name="ce2"/>
          <table:table-cell office:value-type="string" table:style-name="ce2">
            <text:p>BA</text:p>
          </table:table-cell>
          <table:table-cell office:value-type="string" table:style-name="ce9">
            <text:p>Schlüt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Technische 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7">
            <text:p>Anwendungsbezogene</text:p>
            <text:p>Software-Entwicklung</text:p>
          </table:table-cell>
          <table:table-cell table:style-name="ce2"/>
          <table:table-cell office:value-type="string" table:style-name="ce2">
            <text:p>BA</text:p>
          </table:table-cell>
          <table:table-cell office:value-type="string" table:style-name="ce9">
            <text:p>Booch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Technische 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7">
            <text:p>Digitale Bildanalyse</text:p>
          </table:table-cell>
          <table:table-cell table:style-name="ce2"/>
          <table:table-cell office:value-type="string" table:style-name="ce2">
            <text:p>MA</text:p>
          </table:table-cell>
          <table:table-cell office:value-type="string" table:style-name="ce9">
            <text:p>Boochs/ Kern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Technische 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7">
            <text:p>Geometrische Modellierung</text:p>
          </table:table-cell>
          <table:table-cell table:style-name="ce2"/>
          <table:table-cell office:value-type="string" table:style-name="ce2">
            <text:p>MA</text:p>
          </table:table-cell>
          <table:table-cell office:value-type="string" table:style-name="ce9">
            <text:p>Klinge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Technische Hochschule Mainz</text:p>
          </table:table-cell>
          <table:table-cell office:value-type="string" table:style-name="ce2">
            <text:p>Geoinformatik</text:p>
          </table:table-cell>
          <table:table-cell office:value-type="string" table:style-name="ce2">
            <text:p>Geoinformatik</text:p>
          </table:table-cell>
          <table:table-cell office:value-type="string" table:style-name="ce7">
            <text:p>Software-Engineering</text:p>
          </table:table-cell>
          <table:table-cell table:style-name="ce2"/>
          <table:table-cell office:value-type="string" table:style-name="ce2">
            <text:p>MA</text:p>
          </table:table-cell>
          <table:table-cell office:value-type="string" table:style-name="ce9">
            <text:p>Böhm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">
            <text:p>WP Praxismodul, Übung</text:p>
          </table:table-cell>
          <table:table-cell office:value-type="string" table:style-name="ce7">
            <text:p>Einführung in GIS für</text:p>
            <text:p>Archäologen</text:p>
          </table:table-cell>
          <table:table-cell office:value-type="string" table:style-name="ce2">
            <text:p>Übung</text:p>
          </table:table-cell>
          <table:table-cell table:number-columns-repeated="1015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Praktische Übung</text:p>
          </table:table-cell>
          <table:table-cell office:value-type="string" table:style-name="ce7">
            <text:p>Digitale Fotografie für</text:p>
            <text:p>Archäologen</text:p>
          </table:table-cell>
          <table:table-cell office:value-type="string" table:style-name="ce2">
            <text:p>Übung</text:p>
          </table:table-cell>
          <table:table-cell table:number-columns-repeated="1015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Wissenschaftliche Übung</text:p>
          </table:table-cell>
          <table:table-cell office:value-type="string" table:style-name="ce7">
            <text:p>Digitale Bildbearbeitung für</text:p>
            <text:p>Archäologe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Köb</text:p>
          </table:table-cell>
          <table:table-cell table:number-columns-repeated="16374"/>
        </table:table-row>
        <table:table-row table:style-name="ro21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<text:span text:style-name="T1">Archäologische Wissenschaften:</text:span><text:span text:style-name="T1"/></text:p>
            <text:p><text:span text:style-name="T1">Informationsverarbeitung</text:span><text:span text:style-name="T1"/></text:p>
            <text:p><text:span text:style-name="T1">in der Geoarchäologie,</text:span><text:span text:style-name="T1"/></text:p>
            <text:p><text:span text:style-name="T1">Übung</text:span></text:p>
          </table:table-cell>
          <table:table-cell office:value-type="string" table:style-name="ce2">
            <text:p><text:span text:style-name="T1">Datenbankauswertung</text:span><text:span text:style-name="T1"/></text:p>
            <text:p><text:span text:style-name="T1">frühgeschichtlicher</text:span><text:span text:style-name="T1"/></text:p>
            <text:p><text:span text:style-name="T1">Gräberfelder</text:span>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Pfäffgen, Stadle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Ur- und Frühgeschichte</text:p>
          </table:table-cell>
          <table:table-cell table:style-name="ce2"/>
          <table:table-cell office:value-type="string" table:style-name="ce2">
            <text:p>Feldpraktikum: geophysikalische</text:p>
            <text:p>Prospektion in der Archäologie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Faßbinde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Provinzialrömische Archäologie</text:p>
          </table:table-cell>
          <table:table-cell table:style-name="ce2"/>
          <table:table-cell office:value-type="string" table:style-name="ce2">
            <text:p>Archäologische Fundaufnahme: zeichnerischeDokumentation – digitale Umsetzung - Katalog und Tafeln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Hüdepohl</text:p>
          </table:table-cell>
          <table:table-cell table:number-columns-repeated="16374"/>
        </table:table-row>
        <table:table-row table:style-name="ro27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2">
            <text:p>Klassische Archäologie und Christliche Archäologie</text:p>
          </table:table-cell>
          <table:table-cell office:value-type="string" table:style-name="ce2">
            <text:p>Denkmalpflege: Restaurierungswissenschaften, Seminar Praxiskurs</text:p>
          </table:table-cell>
          <table:table-cell office:value-type="string" table:style-name="ce2">
            <text:p>3D-Dokumentation und – Visualisierung in der Archäologie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<text:span text:style-name="T6">Nieswandt, H.-H./</text:span><text:span text:style-name="T6"/></text:p>
            <text:p><text:span text:style-name="T6">Klinke, L./ Schreiber, T.</text:span><text:span text:style-name="T6"/></text:p>
            <text:p/>
          </table:table-cell>
          <table:table-cell table:number-columns-repeated="16374"/>
        </table:table-row>
        <table:table-row table:style-name="ro4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2">
            <text:p><text:span text:style-name="T1">Evangelische Theologie, Klassische Archäologie und Christliche Archäologie</text:span></text:p>
          </table:table-cell>
          <table:table-cell office:value-type="string" table:style-name="ce9">
            <text:p>Modul</text:p>
            <text:p>Spezialwissenschaften,</text:p>
            <text:p>Theorien und Methoden,</text:p>
            <text:p>Blockseminar</text:p>
          </table:table-cell>
          <table:table-cell office:value-type="string" table:style-name="ce2">
            <text:p>Praxiskurs: Von der Ausgrabung zur Publikation - Grabungstechnik und Methoden der Auswertung und Präsentation am Beispiel aktueller Kirchenarchäologie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9">
            <text:p>Fischer</text:p>
          </table:table-cell>
          <table:table-cell table:number-columns-repeated="16374"/>
        </table:table-row>
        <table:table-row table:style-name="ro8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2">
            <text:p>Geschichte</text:p>
          </table:table-cell>
          <table:table-cell office:value-type="string" table:style-name="ce9">
            <text:p>Modul Praxis, Übung</text:p>
          </table:table-cell>
          <table:table-cell office:value-type="string" table:style-name="ce7">
            <text:p>Digitales Edieren mit</text:p>
            <text:p>TEI/XML am Beispiel des</text:p>
            <text:p>Traktates "Comment les</text:p>
            <text:p>obsèques se doivent faire</text:p>
            <text:p>…“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MA</text:p>
          </table:table-cell>
          <table:table-cell office:value-type="string" table:style-name="ce9">
            <text:p>Hiltmann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2">
            <text:p>Didaktik der Geschichte</text:p>
          </table:table-cell>
          <table:table-cell table:style-name="ce2"/>
          <table:table-cell office:value-type="string" table:style-name="ce7">
            <text:p>Digitale Medien und</text:p>
            <text:p>Geschichte</text:p>
          </table:table-cell>
          <table:table-cell office:value-type="string" table:style-name="ce9">
            <text:p>Praxisübung</text:p>
          </table:table-cell>
          <table:table-cell table:style-name="ce2"/>
          <table:table-cell office:value-type="string" table:style-name="ce9">
            <text:p>Näpel</text:p>
          </table:table-cell>
          <table:table-cell table:number-columns-repeated="16374"/>
        </table:table-row>
        <table:table-row table:style-name="ro25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2">
            <text:p>Alte Geschichte</text:p>
          </table:table-cell>
          <table:table-cell table:style-name="ce2"/>
          <table:table-cell office:value-type="string" table:style-name="ce2">
            <text:p><text:span text:style-name="T6">Neue Medien und Internetressourcen in den</text:span><text:span text:style-name="T6"/></text:p>
            <text:p><text:span text:style-name="T6">Altertumswissenschaften</text:span><text:span text:style-name="T6"/></text:p>
            <text:p/>
          </table:table-cell>
          <table:table-cell office:value-type="string" table:style-name="ce2">
            <text:p>Allgemeine Studien</text:p>
          </table:table-cell>
          <table:table-cell table:style-name="ce2"/>
          <table:table-cell office:value-type="string" table:style-name="ce2">
            <text:p>Tetzner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rier</text:p>
          </table:table-cell>
          <table:table-cell office:value-type="string" table:style-name="ce9">
            <text:p>Universität Trier</text:p>
          </table:table-cell>
          <table:table-cell office:value-type="string" table:style-name="ce9">
            <text:p>Geoarchäologie</text:p>
          </table:table-cell>
          <table:table-cell table:style-name="ce2"/>
          <table:table-cell office:value-type="string" table:style-name="ce2">
            <text:p>Digitale Photogrammetrie</text:p>
          </table:table-cell>
          <table:table-cell office:value-type="string" table:style-name="ce2">
            <text:p>Exkursion, Übung</text:p>
          </table:table-cell>
          <table:table-cell table:style-name="ce2"/>
          <table:table-cell office:value-type="string" table:style-name="ce2">
            <text:p>Rock / Röder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rier</text:p>
          </table:table-cell>
          <table:table-cell office:value-type="string" table:style-name="ce9">
            <text:p>Universität Trier</text:p>
          </table:table-cell>
          <table:table-cell office:value-type="string" table:style-name="ce9">
            <text:p>Geoarchäologie</text:p>
          </table:table-cell>
          <table:table-cell table:style-name="ce2"/>
          <table:table-cell office:value-type="string" table:style-name="ce2">
            <text:p>Geoinformatik I</text:p>
          </table:table-cell>
          <table:table-cell office:value-type="string" table:style-name="ce2">
            <text:p>Tutorium</text:p>
          </table:table-cell>
          <table:table-cell table:number-columns-repeated="1015" table:style-name="ce2"/>
          <table:table-cell table:number-columns-repeated="15361"/>
        </table:table-row>
        <table:table-row table:style-name="ro20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8">
            <text:p><text:span text:style-name="T1">Ur- und Frühgeschichte und Archäologie des</text:span><text:span text:style-name="T1"/></text:p>
            <text:p><text:span text:style-name="T1">Mittelalters</text:span></text:p>
          </table:table-cell>
          <table:table-cell office:value-type="string" table:style-name="ce2">
            <text:p>Modul BQ-B1</text:p>
          </table:table-cell>
          <table:table-cell office:value-type="string" table:style-name="ce7">
            <text:p>Medien- und Fachinformatik</text:p>
          </table:table-cell>
          <table:table-cell office:value-type="string" table:style-name="ce2">
            <text:p>Vorles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Lang</text:p>
          </table:table-cell>
          <table:table-cell table:number-columns-repeated="1013" table:style-name="ce2"/>
          <table:table-cell table:number-columns-repeated="15361"/>
        </table:table-row>
        <table:table-row table:style-name="ro20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8">
            <text:p><text:span text:style-name="T1">Ur- und Frühgeschichte und Archäologie des</text:span><text:span text:style-name="T1"/></text:p>
            <text:p><text:span text:style-name="T1">Mittelalters</text:span></text:p>
          </table:table-cell>
          <table:table-cell office:value-type="string" table:style-name="ce2">
            <text:p>Ur- und Frühgeschichte</text:p>
          </table:table-cell>
          <table:table-cell office:value-type="string" table:style-name="ce7">
            <text:p>Räumliche Analyse in der</text:p>
            <text:p>Archäologie und GIS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Jablonka</text:p>
          </table:table-cell>
          <table:table-cell table:number-columns-repeated="1013" table:style-name="ce2"/>
          <table:table-cell table:number-columns-repeated="15361"/>
        </table:table-row>
        <table:table-row table:style-name="ro4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8">
            <text:p><text:span text:style-name="T1">Ur- und Frühgeschichte und Archäologie des</text:span><text:span text:style-name="T1"/></text:p>
            <text:p><text:span text:style-name="T1">Mittelalters</text:span></text:p>
          </table:table-cell>
          <table:table-cell office:value-type="string" table:style-name="ce2">
            <text:p>Archäologie des Mittelalters /eScience</text:p>
          </table:table-cell>
          <table:table-cell office:value-type="string" table:style-name="ce7">
            <text:p>Einführung in die 3D-</text:p>
            <text:p>Modellierung für</text:p>
            <text:p>Kunsthistoriker und</text:p>
            <text:p>Archäolog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Lang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table:style-name="ce2"/>
          <table:table-cell office:value-type="string" table:style-name="ce7">
            <text:p>Einführung in die digitale</text:p>
            <text:p>Archivierung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Brandt</text:p>
          </table:table-cell>
          <table:table-cell table:number-columns-repeated="1013" table:style-name="ce2"/>
          <table:table-cell table:number-columns-repeated="15361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table:style-name="ce2"/>
          <table:table-cell office:value-type="string" table:style-name="ce7">
            <text:p>Datenbanken für</text:p>
            <text:p>Studierende der</text:p>
            <text:p>Geisteswissenschaften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8">
            <text:p>Derntl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table:style-name="ce2"/>
          <table:table-cell office:value-type="string" table:style-name="ce2">
            <text:p>Entwicklung mobiler Anwendungen (App) für</text:p>
            <text:p>geisteswissenschaftliche Fragestellungen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Körner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table:style-name="ce2"/>
          <table:table-cell office:value-type="string" table:style-name="ce7">
            <text:p>XML I: Datenmodellierung</text:p>
            <text:p>und -analyse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Schwabe</text:p>
          </table:table-cell>
          <table:table-cell table:number-columns-repeated="1013" table:style-name="ce2"/>
          <table:table-cell table:number-columns-repeated="15361"/>
        </table:table-row>
        <table:table-row table:style-name="ro8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table:style-name="ce2"/>
          <table:table-cell office:value-type="string" table:style-name="ce7">
            <text:p>Julius Eutings</text:p>
            <text:p>Reisetagebücher:</text:p>
            <text:p>computergestützte</text:p>
            <text:p>Bearbeitung historischer</text:p>
            <text:p>Quellen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Körner/Schwabe</text:p>
          </table:table-cell>
          <table:table-cell table:number-columns-repeated="1013" table:style-name="ce2"/>
          <table:table-cell table:number-columns-repeated="15361"/>
        </table:table-row>
        <table:table-row table:style-name="ro2">
          <table:table-cell office:value-type="string" table:style-name="ce2">
            <text:p>WiSe 2015/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table:style-name="ce2"/>
          <table:table-cell office:value-type="string" table:style-name="ce7">
            <text:p>Einführung in die</text:p>
            <text:p>automatisierte</text:p>
            <text:p>Datenverarbeitung</text:p>
          </table:table-cell>
          <table:table-cell office:value-type="string" table:style-name="ce2">
            <text:p>Vorlesung, Übung</text:p>
          </table:table-cell>
          <table:table-cell table:style-name="ce2"/>
          <table:table-cell office:value-type="string" table:style-name="ce2">
            <text:p>Körner</text:p>
          </table:table-cell>
          <table:table-cell table:number-columns-repeated="1013" table:style-name="ce2"/>
          <table:table-cell table:number-columns-repeated="15361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Augsburg</text:p>
          </table:table-cell>
          <table:table-cell office:value-type="string" table:style-name="ce2">
            <text:p>Universität Augsburg</text:p>
          </table:table-cell>
          <table:table-cell office:value-type="string" table:style-name="ce2">
            <text:p>Geschichte</text:p>
          </table:table-cell>
          <table:table-cell table:style-name="ce2"/>
          <table:table-cell office:value-type="string" table:style-name="ce2">
            <text:p>Wie Geschichte auf den Bildschirm kommt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Beck</text:p>
          </table:table-cell>
          <table:table-cell table:number-columns-repeated="1013" table:style-name="ce2"/>
          <table:table-cell table:number-columns-repeated="15361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Augsburg</text:p>
          </table:table-cell>
          <table:table-cell office:value-type="string" table:style-name="ce2">
            <text:p>Universität Augsburg</text:p>
          </table:table-cell>
          <table:table-cell office:value-type="string" table:style-name="ce2">
            <text:p>Geschichte</text:p>
          </table:table-cell>
          <table:table-cell table:style-name="ce2"/>
          <table:table-cell office:value-type="string" table:style-name="ce2">
            <text:p>Projektübung: Vom Buchregal ins Internet</text:p>
          </table:table-cell>
          <table:table-cell office:value-type="string" table:style-name="ce2">
            <text:p>Übung</text:p>
          </table:table-cell>
          <table:table-cell table:style-name="ce2"/>
          <table:table-cell office:value-type="string" table:style-name="ce2">
            <text:p>Dauser</text:p>
          </table:table-cell>
          <table:table-cell office:value-type="string" table:style-name="ce2">
            <text:p>Digitalisieru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Archäologische Wissenschaften</text:p>
          </table:table-cell>
          <table:table-cell table:style-name="ce2"/>
          <table:table-cell office:value-type="string" table:style-name="ce2">
            <text:p>Einführung in AutoCAD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Ziegler</text:p>
          </table:table-cell>
          <table:table-cell office:value-type="string" table:style-name="ce2">
            <text:p>CAD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Denkmalkunde</text:p>
          </table:table-cell>
          <table:table-cell table:style-name="ce2"/>
          <table:table-cell office:value-type="string" table:style-name="ce2">
            <text:p>3D-Scanning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Rahrig, Stark</text:p>
          </table:table-cell>
          <table:table-cell office:value-type="string" table:style-name="ce2">
            <text:p>3D Scan,Digitale Dokumentation,Visualisier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Denkmalkunde</text:p>
          </table:table-cell>
          <table:table-cell table:style-name="ce2"/>
          <table:table-cell office:value-type="string" table:style-name="ce2">
            <text:p>Digitale Baudokumentation und Visualisierung I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Giese, Kreisel</text:p>
          </table:table-cell>
          <table:table-cell office:value-type="string" table:style-name="ce2">
            <text:p>Visualisierung,CAD,Software und Tools,Digitale Dokumentatio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Denkmalkunde</text:p>
          </table:table-cell>
          <table:table-cell table:style-name="ce2"/>
          <table:table-cell office:value-type="string" table:style-name="ce2">
            <text:p>Visualisierung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Amann</text:p>
          </table:table-cell>
          <table:table-cell office:value-type="string" table:style-name="ce2">
            <text:p>Visualisierung,3D,Digitale Dokumentation,Software und Tool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amberg</text:p>
          </table:table-cell>
          <table:table-cell office:value-type="string" table:style-name="ce2">
            <text:p>Universität Bamberg</text:p>
          </table:table-cell>
          <table:table-cell office:value-type="string" table:style-name="ce2">
            <text:p>Informationsverarbeitung in der Geoarchäologie</text:p>
          </table:table-cell>
          <table:table-cell table:style-name="ce2"/>
          <table:table-cell office:value-type="string" table:style-name="ce2">
            <text:p>Visualisierung und Auswertung von LIDAR-Dat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table:style-name="ce2"/>
          <table:table-cell office:value-type="string" table:style-name="ce2">
            <text:p>Visualisierung,Software und Tools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7">
            <text:p>Altorientalistik, Ägyptologie, <text:s/>Klassische Archäologie, Prähistorische Archäologie, Vorderasiatische Archäologie</text:p>
          </table:table-cell>
          <table:table-cell table:style-name="ce2"/>
          <table:table-cell office:value-type="string" table:style-name="ce12">
            <text:p>Techniken archäologischen Arbeitens II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Kreppner, Weixer</text:p>
          </table:table-cell>
          <table:table-cell office:value-type="string" table:style-name="ce13">
            <text:p>Dig. Methoden &amp; Theorien,Digitale Dokumentatio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Geschichts- und Kulturwissenschafen</text:p>
          </table:table-cell>
          <table:table-cell office:value-type="string" table:style-name="ce2">
            <text:p>Modulübergreifend</text:p>
          </table:table-cell>
          <table:table-cell office:value-type="string" table:style-name="ce12">
            <text:p>Digital Humanities and Mapping for Historians</text:p>
          </table:table-cell>
          <table:table-cell office:value-type="string" table:style-name="ce2">
            <text:p>Hauptseminar</text:p>
          </table:table-cell>
          <table:table-cell table:style-name="ce2"/>
          <table:table-cell office:value-type="string" table:style-name="ce2">
            <text:p>Goebel</text:p>
          </table:table-cell>
          <table:table-cell office:value-type="string" table:style-name="ce2">
            <text:p>Digital Humanities,Dig. Methoden &amp; Theorie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Prähistorische Archäologie, Klassische Archäologie, Ägyptologie, Altorientalistik, Vorderasiatische Archäologie</text:p>
          </table:table-cell>
          <table:table-cell table:style-name="ce2"/>
          <table:table-cell office:value-type="string" table:style-name="ce14">
            <text:p><text:span text:style-name="T9">3D Oberflächenvermessung für die Archäologie und Denkmalpflege,<text:s/></text:span><text:span text:style-name="T10">3D Oberflächenvermessung für die Archäologie und Denkmalpflege</text:span>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Lieberwirth</text:p>
          </table:table-cell>
          <table:table-cell office:value-type="string" table:style-name="ce2">
            <text:p>3D,Dig. Methoden &amp; Theorien,Digitale Dokumentation,Software und Tool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ZEDAT</text:p>
          </table:table-cell>
          <table:table-cell table:style-name="ce2"/>
          <table:table-cell office:value-type="string" table:style-name="ce12">
            <text:p>Elektronische Datenanalyse und statistische Method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Leiske</text:p>
          </table:table-cell>
          <table:table-cell office:value-type="string" table:style-name="ce2">
            <text:p>Statistik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ZEDAT</text:p>
          </table:table-cell>
          <table:table-cell office:value-type="string" table:style-name="ce2">
            <text:p>Altertumswissenschaften / ABV</text:p>
          </table:table-cell>
          <table:table-cell office:value-type="string" table:style-name="ce12">
            <text:p>Digitale Bildproduktion und Inventarisatio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enker</text:p>
          </table:table-cell>
          <table:table-cell office:value-type="string" table:style-name="ce2">
            <text:p>Datenbanken,Metadaten,Digitalisierung,Software und Tool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ZEDAT</text:p>
          </table:table-cell>
          <table:table-cell office:value-type="string" table:style-name="ce2">
            <text:p>Altertumswissenschaften / ABV</text:p>
          </table:table-cell>
          <table:table-cell office:value-type="string" table:style-name="ce12">
            <text:p><text:span text:style-name="T11">Einführung Feldarchäologie, digitale Vermessung und Praxis d. DKoenllokmqalpuiufmlege</text:span><text:span text:style-name="T12">BA</text:span></text:p>
          </table:table-cell>
          <table:table-cell office:value-type="string" table:style-name="ce2">
            <text:p>Praktikum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chopper, Suhrbier</text:p>
          </table:table-cell>
          <table:table-cell office:value-type="string" table:style-name="ce2">
            <text:p>Digitale Vermessung</text:p>
          </table:table-cell>
          <table:table-cell table:number-columns-repeated="16373"/>
        </table:table-row>
        <table:table-row table:style-name="ro28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ZEDAT</text:p>
          </table:table-cell>
          <table:table-cell office:value-type="string" table:style-name="ce2">
            <text:p>Altertumswissenschaften / ABV</text:p>
          </table:table-cell>
          <table:table-cell office:value-type="string" table:style-name="ce12">
            <text:p>Prospektions- und Ausgrabungspraktikum</text:p>
          </table:table-cell>
          <table:table-cell office:value-type="string" table:style-name="ce2">
            <text:p>Praktikum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<text:span text:style-name="T6">Schier, Meyer, Luczkiewicz, Nüsse, Orschiedt, Winger, Schussmann</text:span><text:span text:style-name="T6"/></text:p>
            <text:p/>
          </table:table-cell>
          <table:table-cell table:number-columns-repeated="1013" table:style-name="ce2"/>
          <table:table-cell table:number-columns-repeated="15361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ZEDAT</text:p>
          </table:table-cell>
          <table:table-cell office:value-type="string" table:style-name="ce2">
            <text:p>Altertumswissenschaften / ABV</text:p>
          </table:table-cell>
          <table:table-cell office:value-type="string" table:style-name="ce2">
            <text:p>Auswertung einer <text:s/>Ausgrabungsdokumentation: Das Dokumentationssystem der Ausgrabung Tell Schech Hamad, Syrien.</text:p>
          </table:table-cell>
          <table:table-cell office:value-type="string" table:style-name="ce2">
            <text:p>Praktikum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Kühne, Kreppner</text:p>
          </table:table-cell>
          <table:table-cell office:value-type="string" table:style-name="ce15">
            <text:p>EDV,Datenbanken,Digitale Dokumentatio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Freie Universität Berlin</text:p>
          </table:table-cell>
          <table:table-cell office:value-type="string" table:style-name="ce2">
            <text:p>ZEDAT</text:p>
          </table:table-cell>
          <table:table-cell office:value-type="string" table:style-name="ce2">
            <text:p>Altertumswissenschaften / ABV</text:p>
          </table:table-cell>
          <table:table-cell office:value-type="string" table:style-name="ce12">
            <text:p>Elektronisches Publizieren und Präsentier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Ott-Rabenhorst</text:p>
          </table:table-cell>
          <table:table-cell office:value-type="string" table:style-name="ce2">
            <text:p>Software und Tools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Konservierung und Restaurierung/Grabungste chnik (Bachelor)</text:p>
          </table:table-cell>
          <table:table-cell office:value-type="string" table:style-name="ce12">
            <text:p>Fotografie (Farbe) (jedes 2. Semester)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Oehlmann</text:p>
          </table:table-cell>
          <table:table-cell office:value-type="string" table:style-name="ce2">
            <text:p>Fotografie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Konservierung und Restaurierung/Grabungste chnik (Bachelor)</text:p>
          </table:table-cell>
          <table:table-cell office:value-type="string" table:style-name="ce12">
            <text:p>Fotografie (Farbe) (jedes 2. Semester)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Oehlmann</text:p>
          </table:table-cell>
          <table:table-cell office:value-type="string" table:style-name="ce2">
            <text:p>Fotografie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Konservierung und Restaurierung/Grabungste chnik (Bachelor)</text:p>
          </table:table-cell>
          <table:table-cell office:value-type="string" table:style-name="ce12">
            <text:p>Umwelttechnische Messverfahren (jedes 2. Semester)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Trautmann</text:p>
          </table:table-cell>
          <table:table-cell office:value-type="string" table:style-name="ce2">
            <text:p>Dig. Methoden &amp; Theorien,Digitale Dokumentatio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Konservierung und Restaurierung/Grabungste chnik (Bachelor)</text:p>
          </table:table-cell>
          <table:table-cell office:value-type="string" table:style-name="ce12">
            <text:p>Archäometrische Prospektion (jedes 2. Semester)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Meyer</text:p>
          </table:table-cell>
          <table:table-cell office:value-type="string" table:style-name="ce2">
            <text:p>Dig. Methoden &amp; Theorien,Digitale Dokumentatio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Konservierung und Restaurierung/Grabungste chnik (Bachelor)</text:p>
          </table:table-cell>
          <table:table-cell office:value-type="string" table:style-name="ce12">
            <text:p>Archäometrische Prospektion (jedes 2. Semester)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Meyer</text:p>
          </table:table-cell>
          <table:table-cell office:value-type="string" table:style-name="ce2">
            <text:p>Dig. Methoden &amp; Theorien,Digitale Dokumentatio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Konservierung und Restaurierung/Grabungste chnik (Bachelor)</text:p>
          </table:table-cell>
          <table:table-cell office:value-type="string" table:style-name="ce7">
            <text:p>Interdisziplinäres Projekt Archäometrische Prospektion –</text:p>
            <text:p>Durchführung und Bericht (jedes 2. Semester)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chenk</text:p>
          </table:table-cell>
          <table:table-cell office:value-type="string" table:style-name="ce2">
            <text:p>Dig. Methoden &amp; Theorien,Digitale Dokumentatio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Konservierung und Restaurierung/Grabungste chnik (Bachelor)</text:p>
          </table:table-cell>
          <table:table-cell office:value-type="string" table:style-name="ce7">
            <text:p>Interdisziplinäres Projekt : Archäometrische Prospektion –</text:p>
            <text:p>Planung und Konzept (jedes 2. Semester)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chenk</text:p>
          </table:table-cell>
          <table:table-cell office:value-type="string" table:style-name="ce2">
            <text:p>Dig. Methoden &amp; Theorie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Konservierung und Restaurierung/Grabungste chnik (Bachelor)</text:p>
          </table:table-cell>
          <table:table-cell office:value-type="string" table:style-name="ce12">
            <text:p><text:span text:style-name="T11">Moderne Verfahren der Informationsspeicherung (jedes 2. SemeÜsbteurn)</text:span><text:span text:style-name="T12">g BA</text:span>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üdel</text:p>
          </table:table-cell>
          <table:table-cell office:value-type="string" table:style-name="ce2">
            <text:p>Digitale Dokumentatio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Landschaftsarchäologie</text:p>
          </table:table-cell>
          <table:table-cell office:value-type="string" table:style-name="ce2">
            <text:p>Prospektion Seminar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Schenk</text:p>
          </table:table-cell>
          <table:table-cell office:value-type="string" table:style-name="ce2">
            <text:p>Digitale Dokumentation,Dig. Methoden &amp; Theorien,Software und Tool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ochschule für Technik und Wirtschaft Berlin</text:p>
          </table:table-cell>
          <table:table-cell office:value-type="string" table:style-name="ce2">
            <text:p>Gestaltung und Kultur</text:p>
          </table:table-cell>
          <table:table-cell office:value-type="string" table:style-name="ce2">
            <text:p>Museumskunde / 6. Sem</text:p>
          </table:table-cell>
          <table:table-cell office:value-type="string" table:style-name="ce2">
            <text:p>Digitale Medi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Nettke, Clos</text:p>
          </table:table-cell>
          <table:table-cell office:value-type="string" table:style-name="ce2">
            <text:p>Audio und Video,Dig. Methoden &amp; Theorie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2">
            <text:p>Geschichte</text:p>
          </table:table-cell>
          <table:table-cell table:style-name="ce2"/>
          <table:table-cell office:value-type="string" table:style-name="ce12">
            <text:p>Digitale Methoden und Werkzeuge für Historiker/inn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Hohls</text:p>
          </table:table-cell>
          <table:table-cell office:value-type="string" table:style-name="ce2">
            <text:p>Dig. Methoden &amp; Theorie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2">
            <text:p>Geschichte</text:p>
          </table:table-cell>
          <table:table-cell table:style-name="ce2"/>
          <table:table-cell office:value-type="string" table:style-name="ce12">
            <text:p>Geschichte-online. Historische Fachinformation im Wandel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7">
            <text:p>Kahlert,</text:p>
            <text:p>Meyer</text:p>
          </table:table-cell>
          <table:table-cell office:value-type="string" table:style-name="ce7">
            <text:p>Online-Ressourcen,Dig. Methoden &amp; Theorie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2">
            <text:p>Geschichte</text:p>
          </table:table-cell>
          <table:table-cell table:style-name="ce2"/>
          <table:table-cell office:value-type="string" table:style-name="ce16">
            <text:p>Historiografische Arbeit im Netz: Digitale Ressourcen, <text:s/>Recherche, Kommunikation, Präsentatio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Tomic</text:p>
          </table:table-cell>
          <table:table-cell office:value-type="string" table:style-name="ce7">
            <text:p>Online-Ressourcen,Software und Tools,Interne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2">
            <text:p>Klassische Archäologie</text:p>
          </table:table-cell>
          <table:table-cell table:style-name="ce2"/>
          <table:table-cell office:value-type="string" table:style-name="ce12">
            <text:p>Dokumentation archäologischer Fund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Henning</text:p>
          </table:table-cell>
          <table:table-cell office:value-type="string" table:style-name="ce2">
            <text:p>Digitale Dokumentatio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, Ägyptisches Museum</text:p>
          </table:table-cell>
          <table:table-cell office:value-type="string" table:style-name="ce2">
            <text:p>Kulturwissenschaften</text:p>
          </table:table-cell>
          <table:table-cell table:style-name="ce2"/>
          <table:table-cell office:value-type="string" table:style-name="ce16">
            <text:p>Pyramiden, Mumien, Schleier: Die fotografische Aneignung des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Löffler</text:p>
          </table:table-cell>
          <table:table-cell office:value-type="string" table:style-name="ce2">
            <text:p>Fotografie,Digitale Ressourcen</text:p>
          </table:table-cell>
          <table:table-cell table:number-columns-repeated="16373"/>
        </table:table-row>
        <table:table-row table:style-name="ro28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, Ägyptisches Museum</text:p>
          </table:table-cell>
          <table:table-cell office:value-type="string" table:style-name="ce2">
            <text:p>Kulturwissenschaften</text:p>
          </table:table-cell>
          <table:table-cell table:style-name="ce2"/>
          <table:table-cell office:value-type="string" table:style-name="ce12">
            <text:p>Workshop: „Pyramiden, Mumien, Schleier: Die fotografische Aneignung des</text:p>
          </table:table-cell>
          <table:table-cell office:value-type="string" table:style-name="ce2">
            <text:p>Workshop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<text:span text:style-name="T6">Löffler, Derenthal, Edelmann, Schorneck,</text:span><text:span text:style-name="T6"/></text:p>
            <text:p><text:span text:style-name="T6">Harich-Hamburg, Arnst</text:span><text:span text:style-name="T6"/></text:p>
            <text:p/>
          </table:table-cell>
          <table:table-cell office:value-type="string" table:style-name="ce13">
            <text:p>Fotografie,Online-Ressourcen,Digitale Ressourcen,Datenbanke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table:style-name="ce2"/>
          <table:table-cell office:value-type="string" table:style-name="ce2">
            <text:p>Berufsfeldbezogene Zusatzqualifikation</text:p>
          </table:table-cell>
          <table:table-cell office:value-type="string" table:style-name="ce12">
            <text:p>Visuelles Story Design – Bewegtbild in und mit neuen Medi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Grimm/Vogelpohl</text:p>
          </table:table-cell>
          <table:table-cell office:value-type="string" table:style-name="ce2">
            <text:p>Audio und Video,Visualisier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<text:span text:style-name="T13">Humboldt Universität Berlin,<text:s/></text:span><text:span text:style-name="T10">Berlin-</text:span><text:span text:style-name="T10"/></text:p>
            <text:p><text:span text:style-name="T10">Brandenburgische Akademie der Wissenschaften</text:span></text:p>
          </table:table-cell>
          <table:table-cell office:value-type="string" table:style-name="ce2">
            <text:p>Institut für Archäologie</text:p>
          </table:table-cell>
          <table:table-cell office:value-type="string" table:style-name="ce2">
            <text:p><text:span text:style-name="T13">Archäologie und<text:s/></text:span><text:span text:style-name="T10">Kulturgeschichte Nordostafrikas</text:span></text:p>
          </table:table-cell>
          <table:table-cell office:value-type="string" table:style-name="ce12">
            <text:p>Crowd Sourcing: Ägyptische Text-Corpora zum Mitmach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Lincke, Schweitzer</text:p>
          </table:table-cell>
          <table:table-cell office:value-type="string" table:style-name="ce2">
            <text:p>Datenbanken,Digitalisierung,Software und Tools,Textanalyse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B3 Informationstechnologien</text:p>
          </table:table-cell>
          <table:table-cell office:value-type="string" table:style-name="ce12">
            <text:p>Bildbearbeitung in den Kultur- und Bildwissenschaften</text:p>
          </table:table-cell>
          <table:table-cell office:value-type="string" table:style-name="ce7">
            <text:p>Übung</text:p>
          </table:table-cell>
          <table:table-cell table:style-name="ce2"/>
          <table:table-cell office:value-type="string" table:style-name="ce7">
            <text:p>Kreska</text:p>
          </table:table-cell>
          <table:table-cell office:value-type="string" table:style-name="ce7">
            <text:p>Bildbearbeit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B3 Informationstechnologien</text:p>
          </table:table-cell>
          <table:table-cell office:value-type="string" table:style-name="ce12">
            <text:p>Datenbanken in den Kultur- und Bildwissenschaften</text:p>
          </table:table-cell>
          <table:table-cell office:value-type="string" table:style-name="ce7">
            <text:p>Übung</text:p>
          </table:table-cell>
          <table:table-cell table:style-name="ce2"/>
          <table:table-cell office:value-type="string" table:style-name="ce7">
            <text:p>Kreska</text:p>
          </table:table-cell>
          <table:table-cell office:value-type="string" table:style-name="ce7">
            <text:p>Datenbank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table:style-name="ce2"/>
          <table:table-cell office:value-type="string" table:style-name="ce12">
            <text:p>Topographie des antiken Athen</text:p>
          </table:table-cell>
          <table:table-cell office:value-type="string" table:style-name="ce7">
            <text:p>Vorlesung</text:p>
          </table:table-cell>
          <table:table-cell table:style-name="ce2"/>
          <table:table-cell office:value-type="string" table:style-name="ce7">
            <text:p>Lohmann</text:p>
          </table:table-cell>
          <table:table-cell office:value-type="string" table:style-name="ce7">
            <text:p>3D</text:p>
          </table:table-cell>
          <table:table-cell table:number-columns-repeated="16373"/>
        </table:table-row>
        <table:table-row table:style-name="ro2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Klassische Archäologie Modul Antike in 3D</text:p>
          </table:table-cell>
          <table:table-cell office:value-type="string" table:style-name="ce12">
            <text:p>Antike in 3D in den Kunstsammlungen der RUB</text:p>
          </table:table-cell>
          <table:table-cell office:value-type="string" table:style-name="ce7">
            <text:p>Seminar</text:p>
          </table:table-cell>
          <table:table-cell table:style-name="ce2"/>
          <table:table-cell office:value-type="string" table:style-name="ce2">
            <text:p><text:span text:style-name="T6">Weber­-Lehmann, Strothmann</text:span><text:span text:style-name="T6"/></text:p>
            <text:p/>
          </table:table-cell>
          <table:table-cell office:value-type="string" table:style-name="ce7">
            <text:p>3D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Ur- und Frühgeschichte</text:p>
          </table:table-cell>
          <table:table-cell office:value-type="string" table:style-name="ce2">
            <text:p>UFG 2 Fundbearbeitung</text:p>
          </table:table-cell>
          <table:table-cell office:value-type="string" table:style-name="ce12">
            <text:p>Prospektionsmethoden</text:p>
          </table:table-cell>
          <table:table-cell office:value-type="string" table:style-name="ce7">
            <text:p>Seminar</text:p>
          </table:table-cell>
          <table:table-cell table:style-name="ce2"/>
          <table:table-cell office:value-type="string" table:style-name="ce2">
            <text:p>Song</text:p>
          </table:table-cell>
          <table:table-cell office:value-type="string" table:style-name="ce7">
            <text:p>Digitale Dokumentation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onn</text:p>
          </table:table-cell>
          <table:table-cell office:value-type="string" table:style-name="ce2">
            <text:p>Universität Bonn</text:p>
          </table:table-cell>
          <table:table-cell office:value-type="string" table:style-name="ce2">
            <text:p>Archäologie und Kulturanthropologie</text:p>
          </table:table-cell>
          <table:table-cell office:value-type="string" table:style-name="ce2">
            <text:p>B.A.: Archäologien, Altam. u. Ethnologie, Lateinam.-u.Altam.studien / MA:Frg. Arch.u.Arch.Röm.Prov.,Klassische Archäologie,Altamerikanistik/Ethnol., Kulturs.zu Lateinamerika</text:p>
          </table:table-cell>
          <table:table-cell office:value-type="string" table:style-name="ce12">
            <text:p>Archäoinformatik II: Datenauswertung und -präsentatio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Wölfel</text:p>
          </table:table-cell>
          <table:table-cell office:value-type="string" table:style-name="ce2">
            <text:p>GIS,Statistik,Visualisierung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onn</text:p>
          </table:table-cell>
          <table:table-cell office:value-type="string" table:style-name="ce2">
            <text:p>Universität Bonn</text:p>
          </table:table-cell>
          <table:table-cell office:value-type="string" table:style-name="ce2">
            <text:p>Archäologie und Kulturanthropologie</text:p>
          </table:table-cell>
          <table:table-cell office:value-type="string" table:style-name="ce2">
            <text:p>B.A.: Archäologien, Altam. u. Ethnologie, Lateinam.-u.Altam.studien / MA:Frg. Arch.u.Arch.Röm.Prov.,Klassische Archäologie,Altamerikanistik/Ethnol., Kulturs.zu Lateinamerika</text:p>
          </table:table-cell>
          <table:table-cell office:value-type="string" table:style-name="ce7">
            <text:p>Fernerkundung in der Archäologie / Remote Sensing in Archaeology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Wölfel</text:p>
          </table:table-cell>
          <table:table-cell office:value-type="string" table:style-name="ce2">
            <text:p>Geophysik,Bildbearbeitung,GIS,Visualisier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Bonn</text:p>
          </table:table-cell>
          <table:table-cell office:value-type="string" table:style-name="ce2">
            <text:p>Universität Bonn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Archäologie, Klassische Archäologie, Kunstgeschichte</text:p>
          </table:table-cell>
          <table:table-cell office:value-type="string" table:style-name="ce12">
            <text:p>Photographieren für Archäolog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Rumscheid</text:p>
          </table:table-cell>
          <table:table-cell office:value-type="string" table:style-name="ce2">
            <text:p>Fotografie,Software und Tool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Archäometrie</text:p>
          </table:table-cell>
          <table:table-cell office:value-type="string" table:style-name="ce12">
            <text:p>Fernerkundung und GIS in der Archäologie</text:p>
          </table:table-cell>
          <table:table-cell office:value-type="string" table:style-name="ce2">
            <text:p>Vorlesung, 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Marzolff</text:p>
          </table:table-cell>
          <table:table-cell office:value-type="string" table:style-name="ce2">
            <text:p>GI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17">
            <text:p>Einführung in die Anwendung statistischer Methoden in der Archäologie</text:p>
          </table:table-cell>
          <table:table-cell office:value-type="string" table:style-name="ce2">
            <text:p>Praktikum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Müller-Scheeßel</text:p>
          </table:table-cell>
          <table:table-cell office:value-type="string" table:style-name="ce17">
            <text:p>Statistik,Software und Tools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2">
            <text:p>Bearbeitung digitaler archäologischer Daten für das Web- Kartierungssystem TOPAMA (Teil 2: Wirtschaftsdaten)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Sonstige</text:p>
          </table:table-cell>
          <table:table-cell office:value-type="string" table:style-name="ce2">
            <text:p>Henning</text:p>
          </table:table-cell>
          <table:table-cell office:value-type="string" table:style-name="ce17">
            <text:p>Software und Tools,Web-Kartierung</text:p>
          </table:table-cell>
          <table:table-cell table:number-columns-repeated="16373"/>
        </table:table-row>
        <table:table-row table:style-name="ro2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Archäologische Wissenschaften / Vor- und Frühgeschichte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2">
            <text:p><text:span text:style-name="T6">Grundlagen der Vermessungstechnik und digitaler Dokumentationsmethoden in der Archäologie (Block)</text:span><text:span text:style-name="T6"/></text:p>
            <text:p/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table:style-name="ce2"/>
          <table:table-cell office:value-type="string" table:style-name="ce2">
            <text:p>CAD,GIS,Datenbanken,Digitale Dokumentation,Dig. Methoden &amp; Theorien</text:p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Historisches Seminar</text:p>
          </table:table-cell>
          <table:table-cell office:value-type="string" table:style-name="ce18">
            <text:p>Geschichte, Kunstgeschichte</text:p>
          </table:table-cell>
          <table:table-cell office:value-type="string" table:style-name="ce19">
            <text:p>Digital humanities everywhere? Zum Wandel der Geisteswissenschaften</text:p>
          </table:table-cell>
          <table:table-cell office:value-type="string" table:style-name="ce2">
            <text:p>Übung</text:p>
          </table:table-cell>
          <table:table-cell office:value-type="string" table:style-name="ce20">
            <text:p>BA, MA</text:p>
          </table:table-cell>
          <table:table-cell office:value-type="string" table:style-name="ce21">
            <text:p>May, Wübbena</text:p>
          </table:table-cell>
          <table:table-cell office:value-type="string" table:style-name="ce2">
            <text:p>Digital Humanities</text:p>
          </table:table-cell>
          <table:table-cell table:number-columns-repeated="16373"/>
        </table:table-row>
        <table:table-row table:style-name="ro30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Giessen</text:p>
          </table:table-cell>
          <table:table-cell office:value-type="string" table:style-name="ce2">
            <text:p>Justus-Liebig Universität Giessen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<text:span text:style-name="T15">Computergestützte Arbeitsmethoden in der Archäologie</text:span><text:span text:style-name="T15"/></text:p>
            <text:p/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Stark</text:p>
          </table:table-cell>
          <table:table-cell office:value-type="string" table:style-name="ce13">
            <text:p>Dig. Methoden &amp; Theorien,Software und Tools</text:p>
          </table:table-cell>
          <table:table-cell table:number-columns-repeated="16373"/>
        </table:table-row>
        <table:table-row table:style-name="ro2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8">
            <text:p>Archäologisches Institut</text:p>
          </table:table-cell>
          <table:table-cell office:value-type="string" table:style-name="ce18">
            <text:p><text:span text:style-name="T1">BA + MA Klassische Archäologie,</text:span><text:span text:style-name="T1"/></text:p>
            <text:p><text:span text:style-name="T1">BA Antike Kulturen, MA</text:span><text:span text:style-name="T1"/></text:p>
            <text:p><text:span text:style-name="T1">Angewandte Informatik/Digital</text:span><text:span text:style-name="T1"/></text:p>
            <text:p><text:span text:style-name="T1">Humanities</text:span></text:p>
          </table:table-cell>
          <table:table-cell office:value-type="string" table:style-name="ce2">
            <text:p>Automatisierte Erfassung und Corpusbildung in den Altertumswissenschaft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Langner</text:p>
          </table:table-cell>
          <table:table-cell office:value-type="string" table:style-name="ce18">
            <text:p>Auszeichnungssprachen,Datenbanken,Datenmanagement,Digitale Dokumentation,Metadaten,Online-Ressourcen,Software und Tools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8">
            <text:p>Archäologisches Institut</text:p>
          </table:table-cell>
          <table:table-cell office:value-type="string" table:style-name="ce18">
            <text:p><text:span text:style-name="T14">BA + MA Klassische Archäologie,</text:span><text:span text:style-name="T14"/></text:p>
            <text:p><text:span text:style-name="T14">MA Kunstgeschichte, MA</text:span><text:span text:style-name="T14"/></text:p>
            <text:p><text:span text:style-name="T14">Angewandte Informatik/Digital</text:span><text:span text:style-name="T14"/></text:p>
            <text:p><text:span text:style-name="T14">Humanities, MA Germanistik,</text:span><text:span text:style-name="T14"/></text:p>
            <text:p><text:span text:style-name="T14">MA Interkulturelle Germanistik</text:span></text:p>
          </table:table-cell>
          <table:table-cell office:value-type="string" table:style-name="ce2">
            <text:p><text:span text:style-name="T16">Emotionen in Bild und Text. Ihre Darstellung und digitale</text:span><text:span text:style-name="T16"/></text:p>
            <text:p><text:span text:style-name="T16">Erfassung</text:span>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, Doktoranden</text:p>
          </table:table-cell>
          <table:table-cell office:value-type="string" table:style-name="ce2">
            <text:p>Langner, Sporleder</text:p>
          </table:table-cell>
          <table:table-cell office:value-type="string" table:style-name="ce17">
            <text:p>Datenbanken,Datenmanagement,Digitale Dokumentation,Digitalisierung,Dig. Methoden &amp; Theorien,Metadaten,Online-Ressourcen,Software und Tools,Textanalyse,Webtechnolog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Geographisches Institut</text:p>
          </table:table-cell>
          <table:table-cell office:value-type="string" table:style-name="ce2">
            <text:p>übergreifend</text:p>
          </table:table-cell>
          <table:table-cell office:value-type="string" table:style-name="ce2">
            <text:p>Advanced GIS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Heyer</text:p>
          </table:table-cell>
          <table:table-cell office:value-type="string" table:style-name="ce2">
            <text:p>GI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Kunstgeschichtliches Seminar und Kunstsammlung</text:p>
          </table:table-cell>
          <table:table-cell office:value-type="string" table:style-name="ce2">
            <text:p>Antike Kulturen, übergreifend</text:p>
          </table:table-cell>
          <table:table-cell office:value-type="string" table:style-name="ce22">
            <text:p>Digitale Bildbearbeitung (Block)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Reiche</text:p>
          </table:table-cell>
          <table:table-cell office:value-type="string" table:style-name="ce2">
            <text:p>Bildbearbeitung,Software und Tools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Kunstgeschichtliches Seminar und Kunstsammlung</text:p>
          </table:table-cell>
          <table:table-cell office:value-type="string" table:style-name="ce2">
            <text:p>übergreifend</text:p>
          </table:table-cell>
          <table:table-cell office:value-type="string" table:style-name="ce23">
            <text:p>Digitale Bildwissenschaft und "Cultural Analytics"</text:p>
          </table:table-cell>
          <table:table-cell office:value-type="string" table:style-name="ce2">
            <text:p>Seminar</text:p>
          </table:table-cell>
          <table:table-cell table:style-name="ce2"/>
          <table:table-cell office:value-type="string" table:style-name="ce2">
            <text:p>Reiche</text:p>
          </table:table-cell>
          <table:table-cell office:value-type="string" table:style-name="ce17">
            <text:p>Datenmanagement,Dig. Methoden &amp; Theorien,Digital Humanities,Fotografie,Software und Tools</text:p>
          </table:table-cell>
          <table:table-cell table:number-columns-repeated="16373"/>
        </table:table-row>
        <table:table-row table:style-name="ro30">
          <table:table-cell office:value-type="string" table:style-name="ce2">
            <text:p>SoSe 2016</text:p>
          </table:table-cell>
          <table:table-cell table:style-name="ce24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7">
            <text:p>Mittlere und Neuere Geschichte</text:p>
          </table:table-cell>
          <table:table-cell office:value-type="string" table:style-name="ce18">
            <text:p><text:span text:style-name="T1">Geschichte, Deutsche Philologie,</text:span><text:span text:style-name="T1"/></text:p>
            <text:p><text:span text:style-name="T1">Geschlechterforschung</text:span></text:p>
          </table:table-cell>
          <table:table-cell office:value-type="string" table:style-name="ce25">
            <text:p><text:span text:style-name="T9">Digitale Publikationen und Editionen in der Geschichtswissensch</text:span><text:span text:style-name="T10">aften</text:span>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<text:span text:style-name="T6">Schmunk, Enderle, Mittler</text:span><text:span text:style-name="T6"/></text:p>
            <text:p/>
          </table:table-cell>
          <table:table-cell office:value-type="string" table:style-name="ce13">
            <text:p>Textanalyse,Software und Tools</text:p>
          </table:table-cell>
          <table:table-cell table:number-columns-repeated="16373"/>
        </table:table-row>
        <table:table-row table:style-name="ro27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7">
            <text:p>Mittlere und Neuere Geschichte</text:p>
          </table:table-cell>
          <table:table-cell office:value-type="string" table:style-name="ce18">
            <text:p><text:span text:style-name="T1">Geschichte, Deutsche Philologie,</text:span><text:span text:style-name="T1"/></text:p>
            <text:p><text:span text:style-name="T1">Geschlechterforschung, übergreifend</text:span></text:p>
          </table:table-cell>
          <table:table-cell office:value-type="string" table:style-name="ce2">
            <text:p><text:span text:style-name="T6">Digitale Publikationen und Editionen in der</text:span><text:span text:style-name="T6"/></text:p>
            <text:p><text:span text:style-name="T6">Geschichtswissenschaft und in den Literaturwissenschaften</text:span><text:span text:style-name="T6"/></text:p>
            <text:p/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<text:span text:style-name="T6">Schmunk, Enderle, Mittler</text:span><text:span text:style-name="T6"/></text:p>
            <text:p/>
          </table:table-cell>
          <table:table-cell office:value-type="string" table:style-name="ce2">
            <text:p>Dig. Methoden &amp; Theorie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7">
            <text:p>Mittlere und Neuere Geschichte</text:p>
          </table:table-cell>
          <table:table-cell office:value-type="string" table:style-name="ce18">
            <text:p><text:span text:style-name="T1">Geschichte, Interdisziplinäre</text:span><text:span text:style-name="T1"/></text:p>
            <text:p><text:span text:style-name="T1">Indienstudien, übergreifend</text:span></text:p>
          </table:table-cell>
          <table:table-cell office:value-type="string" table:style-name="ce26">
            <text:p>Digitale Werkzeuge für Historiker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Kröger</text:p>
          </table:table-cell>
          <table:table-cell office:value-type="string" table:style-name="ce2">
            <text:p>Digitale Datenauswertung,Dig. Methoden &amp; Theorien,Software und Tools,Datenpräsentation</text:p>
          </table:table-cell>
          <table:table-cell table:number-columns-repeated="16373"/>
        </table:table-row>
        <table:table-row table:style-name="ro30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Geschichte</text:p>
          </table:table-cell>
          <table:table-cell office:value-type="string" table:style-name="ce2">
            <text:p>Geschichte / Methoden</text:p>
          </table:table-cell>
          <table:table-cell office:value-type="string" table:style-name="ce2">
            <text:p><text:span text:style-name="T6">"Augmented Reality" – Zur (Re-)Konstruktion vergangener Realitäten</text:span><text:span text:style-name="T6"/></text:p>
            <text:p/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ittig</text:p>
          </table:table-cell>
          <table:table-cell office:value-type="string" table:style-name="ce2">
            <text:p>Visualisierung</text:p>
          </table:table-cell>
          <table:table-cell table:number-columns-repeated="16373"/>
        </table:table-row>
        <table:table-row table:style-name="ro30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<text:span text:style-name="T6">Allgemeine berufsqualifizierende</text:span><text:span text:style-name="T6"/></text:p>
            <text:p><text:span text:style-name="T6">Kompetenzen Fachbereichsweit</text:span><text:span text:style-name="T6"/></text:p>
            <text:p/>
          </table:table-cell>
          <table:table-cell office:value-type="string" table:style-name="ce27">
            <text:p>Einführung in die archäologischen Prospektionsmethod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Babucic, Nikola</text:p>
          </table:table-cell>
          <table:table-cell office:value-type="string" table:style-name="ce13">
            <text:p>Dig. Methoden &amp; Theorien,Digitale Dokumentation</text:p>
          </table:table-cell>
          <table:table-cell table:number-columns-repeated="16373"/>
        </table:table-row>
        <table:table-row table:style-name="ro3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Klassische Archäologie</text:p>
          </table:table-cell>
          <table:table-cell office:value-type="string" table:style-name="ce28">
            <text:p>BA (AÜ ABK2 FWB)</text:p>
          </table:table-cell>
          <table:table-cell office:value-type="string" table:style-name="ce21">
            <text:p>Modellierung, Aufbau und Nutzung von 3D-Modellen in der</text:p>
            <text:p>archäologischen Forschung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Ziemer</text:p>
          </table:table-cell>
          <table:table-cell office:value-type="string" table:style-name="ce13">
            <text:p>Digitale Dokumentation,Digitalisierung,Dig. Methoden &amp; Theorien,Laserscanning,Software und Tools,Visualisierung</text:p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21">
            <text:p>Allgemeine berufsqualifizierende</text:p>
            <text:p>Kompetenzen</text:p>
          </table:table-cell>
          <table:table-cell office:value-type="string" table:style-name="ce29">
            <text:p>Vermessungstechniken in der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chäffler</text:p>
          </table:table-cell>
          <table:table-cell office:value-type="string" table:style-name="ce2">
            <text:p>CAD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Vor- und Frühgeschichtliche Archäologie</text:p>
          </table:table-cell>
          <table:table-cell office:value-type="string" table:style-name="ce28">
            <text:p>Vor- und Frühgeschichte</text:p>
          </table:table-cell>
          <table:table-cell office:value-type="string" table:style-name="ce29">
            <text:p>Einführung in die Statistik für Prähistoriker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Groß</text:p>
          </table:table-cell>
          <table:table-cell office:value-type="string" table:style-name="ce18">
            <text:p>Statistik,Datenmanagement,Datenpräsentation</text:p>
          </table:table-cell>
          <table:table-cell table:number-columns-repeated="16373"/>
        </table:table-row>
        <table:table-row table:style-name="ro2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8">
            <text:p>Heidelberg</text:p>
          </table:table-cell>
          <table:table-cell office:value-type="string" table:style-name="ce28">
            <text:p>Ruprecht-Karls-Universität Heidelberg</text:p>
          </table:table-cell>
          <table:table-cell office:value-type="string" table:style-name="ce30">
            <text:p>Historisches Seminar</text:p>
            <text:p/>
          </table:table-cell>
          <table:table-cell office:value-type="string" table:style-name="ce2">
            <text:p><text:span text:style-name="T6">Mittlere und Neuere Geschichte,</text:span><text:span text:style-name="T6"/></text:p>
            <text:p><text:span text:style-name="T6">Hilfs-/ Grundwissenschaften</text:span><text:span text:style-name="T6"/></text:p>
            <text:p/>
          </table:table-cell>
          <table:table-cell office:value-type="string" table:style-name="ce31">
            <text:p>Interdisziplinärer Arbeitskreis Historical GIS: "The HGIS Club"</text:p>
          </table:table-cell>
          <table:table-cell office:value-type="string" table:style-name="ce28">
            <text:p>Übung</text:p>
          </table:table-cell>
          <table:table-cell table:style-name="ce2"/>
          <table:table-cell office:value-type="string" table:style-name="ce2">
            <text:p><text:span text:style-name="T6">Schultes,</text:span><text:span text:style-name="T6"/></text:p>
            <text:p><text:span text:style-name="T6">Loos,</text:span><text:span text:style-name="T6"/></text:p>
            <text:p><text:span text:style-name="T6">Volkmann</text:span><text:span text:style-name="T6"/></text:p>
            <text:p/>
          </table:table-cell>
          <table:table-cell office:value-type="string" table:style-name="ce2">
            <text:p>GIS</text:p>
          </table:table-cell>
          <table:table-cell table:number-columns-repeated="16373"/>
        </table:table-row>
        <table:table-row table:style-name="ro3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Klassische Archäologie</text:p>
          </table:table-cell>
          <table:table-cell office:value-type="string" table:style-name="ce18">
            <text:p>Archäologische Prospektion und Ausgrabung: Methoden und Technik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Traumüller</text:p>
          </table:table-cell>
          <table:table-cell office:value-type="string" table:style-name="ce13">
            <text:p>Dig. Methoden &amp; Theorien,Digitale Dokumentation</text:p>
          </table:table-cell>
          <table:table-cell table:number-columns-repeated="16373"/>
        </table:table-row>
        <table:table-row table:style-name="ro3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<text:span text:style-name="T15">Überblick über die Einsatzmöglichkeiten von EDV in der Archäologie</text:span><text:span text:style-name="T15"/></text:p>
            <text:p/>
            <text:p/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Capelletto</text:p>
          </table:table-cell>
          <table:table-cell office:value-type="string" table:style-name="ce18">
            <text:p>EDV,Software und Tools</text:p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Klassische Archäologie</text:p>
          </table:table-cell>
          <table:table-cell office:value-type="string" table:style-name="ce21">
            <text:p>Übergreifende Kompetenzen -</text:p>
            <text:p>EDV, Griechisch, Latein</text:p>
          </table:table-cell>
          <table:table-cell office:value-type="string" table:style-name="ce29">
            <text:p>Einführung in die Präsentationstechnik</text:p>
          </table:table-cell>
          <table:table-cell office:value-type="string" table:style-name="ce28">
            <text:p>Übung</text:p>
          </table:table-cell>
          <table:table-cell office:value-type="string" table:style-name="ce32">
            <text:p>BA, MA</text:p>
          </table:table-cell>
          <table:table-cell office:value-type="string" table:style-name="ce28">
            <text:p>Räuchle</text:p>
          </table:table-cell>
          <table:table-cell office:value-type="string" table:style-name="ce21">
            <text:p>Datenpräsentation,Dig. Methoden &amp; Theorien</text:p>
          </table:table-cell>
          <table:table-cell table:number-columns-repeated="16373"/>
        </table:table-row>
        <table:table-row table:style-name="ro2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8">
            <text:p>Papyrologie</text:p>
          </table:table-cell>
          <table:table-cell office:value-type="string" table:style-name="ce28">
            <text:p>Papyrologie</text:p>
          </table:table-cell>
          <table:table-cell office:value-type="string" table:style-name="ce30">
            <text:p>Online Approaches to Editing Greek Literature. The Philosphical Papyri - Neue Möglichkeiten von Online-Editionen</text:p>
            <text:p>griechischer Literatur.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Ast</text:p>
          </table:table-cell>
          <table:table-cell table:number-columns-repeated="1013" table:style-name="ce2"/>
          <table:table-cell table:number-columns-repeated="15361"/>
        </table:table-row>
        <table:table-row table:style-name="ro34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8">
            <text:p>Papyrologie</text:p>
          </table:table-cell>
          <table:table-cell office:value-type="string" table:style-name="ce28">
            <text:p>Papyrologie, übergreifend</text:p>
          </table:table-cell>
          <table:table-cell office:value-type="string" table:style-name="ce29">
            <text:p>Digitale Papyrologie</text:p>
          </table:table-cell>
          <table:table-cell office:value-type="string" table:style-name="ce28">
            <text:p>Seminar</text:p>
          </table:table-cell>
          <table:table-cell table:style-name="ce28"/>
          <table:table-cell office:value-type="string" table:style-name="ce28">
            <text:p>Cowey, Ast, Berkes</text:p>
          </table:table-cell>
          <table:table-cell office:value-type="string" table:style-name="ce13">
            <text:p>Datenbanken,Digitale Ressourcen</text:p>
          </table:table-cell>
          <table:table-cell table:number-columns-repeated="16373"/>
        </table:table-row>
        <table:table-row table:style-name="ro3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1">
            <text:p>Alte und Mittelalterl. Gesch.,</text:p>
            <text:p>Klass. Arch., Byz. Arch., Ur- und</text:p>
            <text:p>Frühgesch., übergreifend</text:p>
          </table:table-cell>
          <table:table-cell office:value-type="string" table:style-name="ce29">
            <text:p>Vom analogen Fundkatalog zur digitalen Fundstellendatenbank</text:p>
          </table:table-cell>
          <table:table-cell office:value-type="string" table:style-name="ce28">
            <text:p>Praktikum</text:p>
          </table:table-cell>
          <table:table-cell table:style-name="ce33"/>
          <table:table-cell office:value-type="string" table:style-name="ce21">
            <text:p>Volkmann,</text:p>
            <text:p>Casselmann</text:p>
          </table:table-cell>
          <table:table-cell office:value-type="string" table:style-name="ce21">
            <text:p>GIS,Dig. Methoden &amp; Theorien,Software und Tool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Frühgeschichte und Vorderasiatische Archäologie</text:p>
          </table:table-cell>
          <table:table-cell office:value-type="string" table:style-name="ce21">
            <text:p>Ur- und Frühgesch.,</text:p>
            <text:p>Geoarchäologie</text:p>
          </table:table-cell>
          <table:table-cell office:value-type="string" table:style-name="ce29">
            <text:p>CAD Vermessung und digitale Kartierung</text:p>
          </table:table-cell>
          <table:table-cell office:value-type="string" table:style-name="ce28">
            <text:p>Übung</text:p>
          </table:table-cell>
          <table:table-cell office:value-type="string" table:style-name="ce28">
            <text:p>MA</text:p>
          </table:table-cell>
          <table:table-cell office:value-type="string" table:style-name="ce28">
            <text:p>Casselmann</text:p>
          </table:table-cell>
          <table:table-cell office:value-type="string" table:style-name="ce2">
            <text:p>CAD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2">
            <text:p>Frühgeschichte und Vorderasiatische Archäologie</text:p>
          </table:table-cell>
          <table:table-cell office:value-type="string" table:style-name="ce21">
            <text:p>Ur- und Frühgeschichte,</text:p>
            <text:p>Geoarchäologie</text:p>
          </table:table-cell>
          <table:table-cell office:value-type="string" table:style-name="ce29">
            <text:p>Einführung in CAD und GIS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21">
            <text:p>Volkmann,</text:p>
            <text:p>Casselmann</text:p>
          </table:table-cell>
          <table:table-cell office:value-type="string" table:style-name="ce21">
            <text:p>CAD,GIS,Software und Tools,Dig. Methoden &amp; Theorien,Datenmanagement</text:p>
          </table:table-cell>
          <table:table-cell table:number-columns-repeated="16373"/>
        </table:table-row>
        <table:table-row table:style-name="ro36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Prähistorische und HistorischeArchäologie, Teil der ModuleBg2, Bv2, Cg2, Cv2, Dg1, Dv1</text:p>
          </table:table-cell>
          <table:table-cell office:value-type="string" table:style-name="ce17">
            <text:p>Archäoinformatik. Einführung in Methodik der Archäologie und Softwar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Rinne, Christoph</text:p>
          </table:table-cell>
          <table:table-cell office:value-type="string" table:style-name="ce13">
            <text:p>3D,Auszeichnungssprachen,CAD,Datenbanken,Datenmanagement,Digitale Dokumentation,Digitalisierung,Dig. Methoden &amp; Theorien,GIS,Metadaten,Software und Tools,Statistik,Visualisierung</text:p>
          </table:table-cell>
          <table:table-cell table:number-columns-repeated="16373"/>
        </table:table-row>
        <table:table-row table:style-name="ro37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">
            <text:p>Prähistorische und HistorischeArchäologie, Teil der ModuleBg2, Bv2, Cg2, Cv2, Dg1, Dv1, Kg1, Kv1</text:p>
          </table:table-cell>
          <table:table-cell office:value-type="string" table:style-name="ce29">
            <text:p>AutoCAD Einführung</text:p>
          </table:table-cell>
          <table:table-cell office:value-type="string" table:style-name="ce28">
            <text:p>Übung</text:p>
          </table:table-cell>
          <table:table-cell office:value-type="string" table:style-name="ce18">
            <text:p>BA, MA</text:p>
          </table:table-cell>
          <table:table-cell office:value-type="string" table:style-name="ce2">
            <text:p>Rinne, Christoph</text:p>
          </table:table-cell>
          <table:table-cell office:value-type="string" table:style-name="ce13">
            <text:p>3D,CAD,Datenmanagement,Digitale Dokumentation,Digitalisierung,Visualisierung</text:p>
          </table:table-cell>
          <table:table-cell table:number-columns-repeated="16373"/>
        </table:table-row>
        <table:table-row table:style-name="ro3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1">
            <text:p>Prähistorische und Historische</text:p>
            <text:p>Archäologie, Teil der Module</text:p>
            <text:p>Bg3, Bv3, Cg2, Cv2, Dg2, Dv2</text:p>
          </table:table-cell>
          <table:table-cell office:value-type="string" table:style-name="ce29">
            <text:p>Von der Ausgrabung zum GIS-Projekt</text:p>
          </table:table-cell>
          <table:table-cell office:value-type="string" table:style-name="ce28">
            <text:p>Übung</text:p>
          </table:table-cell>
          <table:table-cell office:value-type="string" table:style-name="ce21">
            <text:p>BA, MA</text:p>
          </table:table-cell>
          <table:table-cell office:value-type="string" table:style-name="ce28">
            <text:p>Rinne, Christoph</text:p>
          </table:table-cell>
          <table:table-cell office:value-type="string" table:style-name="ce18">
            <text:p>3D,CAD,Datenmanagement,Digitale Dokumentation,Digitalisierung,GIS,Software und Tools,Visualisierung</text:p>
          </table:table-cell>
          <table:table-cell table:number-columns-repeated="16373"/>
        </table:table-row>
        <table:table-row table:style-name="ro38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<text:span text:style-name="T6">2-Fach MA Klassische</text:span><text:span text:style-name="T6"/></text:p>
            <text:p><text:span text:style-name="T6">Archäologie</text:span></text:p>
          </table:table-cell>
          <table:table-cell office:value-type="string" table:style-name="ce31">
            <text:p>Architekturzeichenübung am Beispiel dorischer Tempel</text:p>
          </table:table-cell>
          <table:table-cell office:value-type="string" table:style-name="ce28">
            <text:p>Übung</text:p>
          </table:table-cell>
          <table:table-cell table:style-name="ce28"/>
          <table:table-cell office:value-type="string" table:style-name="ce28">
            <text:p>Kobusch</text:p>
          </table:table-cell>
          <table:table-cell office:value-type="string" table:style-name="ce2">
            <text:p>Software und Tools,Visualisierung</text:p>
            <text:p/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Klassische Archäologie</text:p>
          </table:table-cell>
          <table:table-cell office:value-type="string" table:style-name="ce28">
            <text:p>Archäoinformatik</text:p>
          </table:table-cell>
          <table:table-cell office:value-type="string" table:style-name="ce31">
            <text:p>Archäoinformatik I</text:p>
          </table:table-cell>
          <table:table-cell office:value-type="string" table:style-name="ce28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Recht</text:p>
          </table:table-cell>
          <table:table-cell office:value-type="string" table:style-name="ce2">
            <text:p>Datenbanken,Datenmanagement,Dig. Methoden &amp; Theorien,Software und Tools</text:p>
            <text:p/>
          </table:table-cell>
          <table:table-cell table:number-columns-repeated="16373"/>
        </table:table-row>
        <table:table-row table:style-name="ro3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8">
            <text:p>Archäoinformatik</text:p>
          </table:table-cell>
          <table:table-cell office:value-type="string" table:style-name="ce29">
            <text:p>Spatial analysis of landscapes and urban environments</text:p>
          </table:table-cell>
          <table:table-cell office:value-type="string" table:style-name="ce21">
            <text:p>Vorlesung, Übung</text:p>
          </table:table-cell>
          <table:table-cell office:value-type="string" table:style-name="ce2">
            <text:p>MA, Doktoranden</text:p>
          </table:table-cell>
          <table:table-cell office:value-type="string" table:style-name="ce28">
            <text:p>Paliou</text:p>
          </table:table-cell>
          <table:table-cell office:value-type="string" table:style-name="ce18">
            <text:p>Datenmanagement,Digitalisierung,GIS,Software und Tools,Statistik</text:p>
            <text:p/>
          </table:table-cell>
          <table:table-cell table:number-columns-repeated="16373"/>
        </table:table-row>
        <table:table-row table:style-name="ro2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8">
            <text:p>Archäoinformatik</text:p>
          </table:table-cell>
          <table:table-cell office:value-type="string" table:style-name="ce29">
            <text:p>Archäoinformatik III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Paliou</text:p>
          </table:table-cell>
          <table:table-cell office:value-type="string" table:style-name="ce30">
            <text:p>Datenbanken,Datenmanagement,Digitalisierung,GIS,Metadaten,Dig. Methoden &amp; Theorien,Software und Tools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8">
            <text:p>Archäologie</text:p>
          </table:table-cell>
          <table:table-cell office:value-type="string" table:style-name="ce29">
            <text:p>Naturwissenschaftliche Untersuchungsmethoden</text:p>
          </table:table-cell>
          <table:table-cell office:value-type="string" table:style-name="ce28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Heinze</text:p>
          </table:table-cell>
          <table:table-cell office:value-type="string" table:style-name="ce2">
            <text:p>Dig. Methoden &amp; Theorien,Geophysik</text:p>
            <text:p/>
            <text:p/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8">
            <text:p>Archäologie</text:p>
          </table:table-cell>
          <table:table-cell office:value-type="string" table:style-name="ce29">
            <text:p>Korrespondenzanalyse für Archäologen</text:p>
          </table:table-cell>
          <table:table-cell office:value-type="string" table:style-name="ce21">
            <text:p>Seminar</text:p>
          </table:table-cell>
          <table:table-cell office:value-type="string" table:style-name="ce21">
            <text:p>BA, MA</text:p>
          </table:table-cell>
          <table:table-cell office:value-type="string" table:style-name="ce28">
            <text:p>Roth</text:p>
          </table:table-cell>
          <table:table-cell office:value-type="string" table:style-name="ce18">
            <text:p>Datenmanagement,Statistik</text:p>
          </table:table-cell>
          <table:table-cell table:number-columns-repeated="16373"/>
        </table:table-row>
        <table:table-row table:style-name="ro2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8">
            <text:p>Archäologie</text:p>
          </table:table-cell>
          <table:table-cell office:value-type="string" table:style-name="ce29">
            <text:p>Denkmalpflege und Rekonstruktion</text:p>
          </table:table-cell>
          <table:table-cell office:value-type="string" table:style-name="ce21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Kienzle</text:p>
          </table:table-cell>
          <table:table-cell office:value-type="string" table:style-name="ce30">
            <text:p>Bildbearbeitung,Digitale Dokumentation,Digitalisierung,Visualisierung</text:p>
            <text:p/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28">
            <text:p>Archäologie</text:p>
          </table:table-cell>
          <table:table-cell office:value-type="string" table:style-name="ce29">
            <text:p>Geophysikalische Prospektion</text:p>
          </table:table-cell>
          <table:table-cell office:value-type="string" table:style-name="ce34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Broisch</text:p>
          </table:table-cell>
          <table:table-cell office:value-type="string" table:style-name="ce28">
            <text:p>Geophysik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Historisches Institut</text:p>
          </table:table-cell>
          <table:table-cell office:value-type="string" table:style-name="ce21">
            <text:p>Geschichte BA Geschichte LA</text:p>
            <text:p>Neuere und Neueste Geschichte (Magister / Diplom)</text:p>
          </table:table-cell>
          <table:table-cell office:value-type="string" table:style-name="ce29">
            <text:p>"Digital ist mehr" - Quelleneditionen im Wandel</text:p>
          </table:table-cell>
          <table:table-cell office:value-type="string" table:style-name="ce21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33">
            <text:p>Kowski</text:p>
          </table:table-cell>
          <table:table-cell office:value-type="string" table:style-name="ce2">
            <text:p>Online-Ressourcen,EDV,Dig. Methoden &amp; Theorien,Digitalisierung</text:p>
            <text:p/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Historisches Institut</text:p>
          </table:table-cell>
          <table:table-cell office:value-type="string" table:style-name="ce21">
            <text:p>Geschichte BA Geschichte LA</text:p>
            <text:p>Neuere und Neueste Geschichte (Magister / Diplom)</text:p>
          </table:table-cell>
          <table:table-cell office:value-type="string" table:style-name="ce29">
            <text:p>eLearning-Angebote und Fachportale für Historiker</text:p>
          </table:table-cell>
          <table:table-cell office:value-type="string" table:style-name="ce21">
            <text:p>Übung</text:p>
          </table:table-cell>
          <table:table-cell office:value-type="string" table:style-name="ce21">
            <text:p>BA</text:p>
          </table:table-cell>
          <table:table-cell office:value-type="string" table:style-name="ce28">
            <text:p>Kowski</text:p>
          </table:table-cell>
          <table:table-cell office:value-type="string" table:style-name="ce18">
            <text:p>Online-Ressourcen,EDV</text:p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Historisches Institut</text:p>
          </table:table-cell>
          <table:table-cell office:value-type="string" table:style-name="ce21">
            <text:p>Geschichte BA Geschichte LA</text:p>
            <text:p>Neuere und Neueste Geschichte (Magister / Diplom)</text:p>
          </table:table-cell>
          <table:table-cell office:value-type="string" table:style-name="ce29">
            <text:p>Vernetzt und multimedial - Publizieren im WWW</text:p>
          </table:table-cell>
          <table:table-cell office:value-type="string" table:style-name="ce21">
            <text:p>Übung BA,</text:p>
            <text:p>Sonstige</text:p>
          </table:table-cell>
          <table:table-cell office:value-type="string" table:style-name="ce33">
            <text:p>BA</text:p>
          </table:table-cell>
          <table:table-cell office:value-type="string" table:style-name="ce28">
            <text:p>Kowski</text:p>
          </table:table-cell>
          <table:table-cell office:value-type="string" table:style-name="ce18">
            <text:p>Online-Ressourcen,EDV</text:p>
          </table:table-cell>
          <table:table-cell table:number-columns-repeated="16373"/>
        </table:table-row>
        <table:table-row table:style-name="ro3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Historisches Institut</text:p>
          </table:table-cell>
          <table:table-cell office:value-type="string" table:style-name="ce21">
            <text:p>Geschichte BA Geschichte LA</text:p>
            <text:p>Neuere und Neueste Geschichte (Magister / Diplom)</text:p>
          </table:table-cell>
          <table:table-cell office:value-type="string" table:style-name="ce35">
            <text:p><text:span text:style-name="T10">Cyberscience? Web 2.0-Anwendungen in Studium und</text:span><text:span text:style-name="T10"/></text:p>
            <text:p><text:span text:style-name="T10">Wissenschaft</text:span></text:p>
          </table:table-cell>
          <table:table-cell office:value-type="string" table:style-name="ce34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28">
            <text:p>Kowski</text:p>
          </table:table-cell>
          <table:table-cell office:value-type="string" table:style-name="ce21">
            <text:p>Webtechnologien,Online-Ressourcen,</text:p>
            <text:p>EDV</text:p>
            <text:p/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Historisches Institut</text:p>
          </table:table-cell>
          <table:table-cell office:value-type="string" table:style-name="ce21">
            <text:p>Geschichte BA Geschichte LA</text:p>
            <text:p>Neuere und Neueste Geschichte (Magister / Diplom)</text:p>
          </table:table-cell>
          <table:table-cell office:value-type="string" table:style-name="ce28">
            <text:p><text:span text:style-name="T14">Die Stecknadel im Heuhaufen? Webgestütztes Recherchieren</text:span><text:span text:style-name="T14"/></text:p>
            <text:p><text:span text:style-name="T14">im Geschichtsstudium</text:span></text:p>
          </table:table-cell>
          <table:table-cell office:value-type="string" table:style-name="ce36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36">
            <text:p>Kowski</text:p>
          </table:table-cell>
          <table:table-cell office:value-type="string" table:style-name="ce17">
            <text:p>Online-Ressourcen,Webtechnologien,EDV</text:p>
          </table:table-cell>
          <table:table-cell table:number-columns-repeated="16373"/>
        </table:table-row>
        <table:table-row table:style-name="ro38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33">
            <text:p>Ur- und Frühgeschichte</text:p>
          </table:table-cell>
          <table:table-cell office:value-type="string" table:style-name="ce2">
            <text:p>Archäologie, Ur- und Frühgeschichte</text:p>
          </table:table-cell>
          <table:table-cell office:value-type="string" table:style-name="ce29">
            <text:p>CalPal für Fortgeschrittene</text:p>
          </table:table-cell>
          <table:table-cell office:value-type="string" table:style-name="ce28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Weninger</text:p>
          </table:table-cell>
          <table:table-cell office:value-type="string" table:style-name="ce2">
            <text:p><text:span text:style-name="T6">Software und Tools</text:span><text:span text:style-name="T6"/></text:p>
            <text:p/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33">
            <text:p>Ur- und Frühgeschichte</text:p>
          </table:table-cell>
          <table:table-cell office:value-type="string" table:style-name="ce2">
            <text:p>Archäologie, Ur- und Frühgeschichte</text:p>
          </table:table-cell>
          <table:table-cell office:value-type="string" table:style-name="ce25">
            <text:p>Einführung in das Open Source GIS Q(antum)-GIS für Archäologen</text:p>
          </table:table-cell>
          <table:table-cell office:value-type="string" table:style-name="ce34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Frank</text:p>
          </table:table-cell>
          <table:table-cell office:value-type="string" table:style-name="ce18">
            <text:p>GIS,Software und Tools,Digitale Datenauswertung</text:p>
          </table:table-cell>
          <table:table-cell table:number-columns-repeated="16373"/>
        </table:table-row>
        <table:table-row table:style-name="ro3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33">
            <text:p>Ur- und Frühgeschichte</text:p>
          </table:table-cell>
          <table:table-cell office:value-type="string" table:style-name="ce2">
            <text:p>Archäologie, Ur- und Frühgeschichte</text:p>
          </table:table-cell>
          <table:table-cell office:value-type="string" table:style-name="ce27">
            <text:p>Ausbau und Analyse der 14C-Datenbank Zentralafrika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Wotzka, Hans-Peter</text:p>
          </table:table-cell>
          <table:table-cell office:value-type="string" table:style-name="ce13">
            <text:p>Datenbanken,Datenmanagement,Digitale Datenauswertung,Software und Tools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Ägyptologisches Institut</text:p>
          </table:table-cell>
          <table:table-cell office:value-type="string" table:style-name="ce28">
            <text:p>Ägyptologie</text:p>
          </table:table-cell>
          <table:table-cell office:value-type="string" table:style-name="ce29">
            <text:p>Einsatz von 3D-Technologien im archäologischen Umfeld</text:p>
          </table:table-cell>
          <table:table-cell office:value-type="string" table:style-name="ce28">
            <text:p>Seminar</text:p>
          </table:table-cell>
          <table:table-cell office:value-type="string" table:style-name="ce33">
            <text:p>MA</text:p>
          </table:table-cell>
          <table:table-cell office:value-type="string" table:style-name="ce28">
            <text:p>Kirchner</text:p>
          </table:table-cell>
          <table:table-cell office:value-type="string" table:style-name="ce2">
            <text:p>Visualisierung,3D,Software und Tools,Dig. Methoden &amp; Theorien</text:p>
            <text:p/>
          </table:table-cell>
          <table:table-cell table:number-columns-repeated="16373"/>
        </table:table-row>
        <table:table-row table:style-name="ro40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<text:span text:style-name="T16">Ägyptologisches</text:span><text:span text:style-name="T16"/></text:p>
            <text:p><text:span text:style-name="T16">Institut/Ägyptisches Museum</text:span><text:span text:style-name="T16"/></text:p>
            <text:p><text:span text:style-name="T16">-Geord Steindorff-</text:span></text:p>
          </table:table-cell>
          <table:table-cell office:value-type="string" table:style-name="ce28">
            <text:p>Einführung in die Ägyptologie</text:p>
          </table:table-cell>
          <table:table-cell office:value-type="string" table:style-name="ce29">
            <text:p>Verarbeitung digitaler Daten in der Ägyptologie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21">
            <text:p>Naether,</text:p>
            <text:p>Bruhn,</text:p>
            <text:p>Jushaninowa</text:p>
          </table:table-cell>
          <table:table-cell office:value-type="string" table:style-name="ce18">
            <text:p>Bildbearbeitung,Datenbanken,Datenmanagement,Digitale Dokumentation,Digitalisierung,GIS,Metadaten,Online-Ressourcen,Software und Tools,Visualisier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Alte Geschichte</text:p>
          </table:table-cell>
          <table:table-cell office:value-type="string" table:style-name="ce36">
            <text:p>Geschichte BA</text:p>
          </table:table-cell>
          <table:table-cell office:value-type="string" table:style-name="ce36">
            <text:p><text:span text:style-name="T16">Visualisierung von Netzwerken und Texten: Strabons</text:span><text:span text:style-name="T16"/></text:p>
            <text:p><text:span text:style-name="T16">Geographica als Quellennetzwerk</text:span></text:p>
          </table:table-cell>
          <table:table-cell office:value-type="string" table:style-name="ce36">
            <text:p>Seminar</text:p>
          </table:table-cell>
          <table:table-cell office:value-type="string" table:style-name="ce33">
            <text:p>BA</text:p>
          </table:table-cell>
          <table:table-cell office:value-type="string" table:style-name="ce36">
            <text:p>Schubert, Willkommen</text:p>
          </table:table-cell>
          <table:table-cell office:value-type="string" table:style-name="ce17">
            <text:p>Visualisierung,Dig. Methoden &amp; Theorien,Software und Tool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Klassische Archäologie</text:p>
          </table:table-cell>
          <table:table-cell office:value-type="string" table:style-name="ce37">
            <text:p>Stadträume in Pergamon – Analyse, Interpretation und Darstellung</text:p>
          </table:table-cell>
          <table:table-cell office:value-type="string" table:style-name="ce34">
            <text:p>Übung</text:p>
          </table:table-cell>
          <table:table-cell office:value-type="string" table:style-name="ce21">
            <text:p>BA</text:p>
          </table:table-cell>
          <table:table-cell office:value-type="string" table:style-name="ce28">
            <text:p>Pirson</text:p>
          </table:table-cell>
          <table:table-cell office:value-type="string" table:style-name="ce18">
            <text:p>3D,Dig. Methoden &amp; Theorien,Digitalisierung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2">
            <text:p>Universität Leipzig</text:p>
          </table:table-cell>
          <table:table-cell office:value-type="string" table:style-name="ce2">
            <text:p>Philologie</text:p>
          </table:table-cell>
          <table:table-cell office:value-type="string" table:style-name="ce2">
            <text:p>International Summer School</text:p>
          </table:table-cell>
          <table:table-cell office:value-type="string" table:style-name="ce38">
            <text:p>7th European Summer University in Digital Humanities: 19-29.07.</text:p>
          </table:table-cell>
          <table:table-cell office:value-type="string" table:style-name="ce2">
            <text:p>Workshop</text:p>
          </table:table-cell>
          <table:table-cell table:number-columns-repeated="2" table:style-name="ce2"/>
          <table:table-cell office:value-type="string" table:style-name="ce2">
            <text:p>Textanalyse,Dig. Editieren,Webtechnologien,GIS,Software und Tools,Dig. Methoden &amp; Theorien,Datenmanagement,Online-Ressourcen</text:p>
            <text:p/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Johannes Gutenberg-Universität Mainz</text:p>
          </table:table-cell>
          <table:table-cell office:value-type="string" table:style-name="ce2">
            <text:p>Geschichte</text:p>
          </table:table-cell>
          <table:table-cell office:value-type="string" table:style-name="ce2">
            <text:p>Mittelalter</text:p>
          </table:table-cell>
          <table:table-cell office:value-type="string" table:style-name="ce39">
            <text:p>Edieren im Internet: Quellen zur mittelalterlichen Mainzer Stadtgeschichte</text:p>
          </table:table-cell>
          <table:table-cell office:value-type="string" table:style-name="ce36">
            <text:p>Übung</text:p>
          </table:table-cell>
          <table:table-cell table:style-name="ce36"/>
          <table:table-cell office:value-type="string" table:style-name="ce28">
            <text:p><text:span text:style-name="T6">Dobras,</text:span><text:span text:style-name="T6"/></text:p>
            <text:p><text:span text:style-name="T6">Hensel-</text:span><text:span text:style-name="T6"/></text:p>
            <text:p><text:span text:style-name="T6">Grobe</text:span><text:span text:style-name="T6"/></text:p>
            <text:p/>
          </table:table-cell>
          <table:table-cell office:value-type="string" table:style-name="ce2">
            <text:p>Online-Ressourc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Johannes Gutenberg-Universität Mainz</text:p>
          </table:table-cell>
          <table:table-cell office:value-type="string" table:style-name="ce2">
            <text:p>Vor- und Frühgeschichte</text:p>
          </table:table-cell>
          <table:table-cell office:value-type="string" table:style-name="ce28">
            <text:p>Vor- und Frühgeschichte</text:p>
          </table:table-cell>
          <table:table-cell office:value-type="string" table:style-name="ce29">
            <text:p>Grundlagen der EDV in der Archäologie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28">
            <text:p>Bruhn</text:p>
          </table:table-cell>
          <table:table-cell office:value-type="string" table:style-name="ce28">
            <text:p>EDV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ainz</text:p>
          </table:table-cell>
          <table:table-cell office:value-type="string" table:style-name="ce2">
            <text:p>Johannes Gutenberg-Universität Mainz</text:p>
          </table:table-cell>
          <table:table-cell office:value-type="string" table:style-name="ce2">
            <text:p>Vor- und Frühgeschichte</text:p>
          </table:table-cell>
          <table:table-cell office:value-type="string" table:style-name="ce28">
            <text:p>Vor- und Frühgeschichte</text:p>
          </table:table-cell>
          <table:table-cell office:value-type="string" table:style-name="ce29">
            <text:p>Seriation und Korrespondenzanalyse in der Archäologie</text:p>
          </table:table-cell>
          <table:table-cell office:value-type="string" table:style-name="ce28">
            <text:p>Übung</text:p>
          </table:table-cell>
          <table:table-cell table:style-name="ce28"/>
          <table:table-cell office:value-type="string" table:style-name="ce28">
            <text:p>Schäfer</text:p>
          </table:table-cell>
          <table:table-cell office:value-type="string" table:style-name="ce28">
            <text:p>Software und Tools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arburg</text:p>
          </table:table-cell>
          <table:table-cell office:value-type="string" table:style-name="ce18">
            <text:p>Philipps-Universität Marburg</text:p>
          </table:table-cell>
          <table:table-cell office:value-type="string" table:style-name="ce18">
            <text:p>Archäologisches Seminar</text:p>
          </table:table-cell>
          <table:table-cell office:value-type="string" table:style-name="ce2">
            <text:p>Archäologische Wissenschaften(BA)/ Klassische Archäologie(MA)/ ArchäologischeWissenschaften (BA)/ KlassischeArchäologie</text:p>
          </table:table-cell>
          <table:table-cell office:value-type="string" table:style-name="ce29">
            <text:p>Einführung in das Graphikprogramm AutoCAD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Wilhelm</text:p>
          </table:table-cell>
          <table:table-cell office:value-type="string" table:style-name="ce21">
            <text:p>CAD,Software und Tools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arburg</text:p>
          </table:table-cell>
          <table:table-cell office:value-type="string" table:style-name="ce18">
            <text:p>Philipps-Universität Marburg</text:p>
          </table:table-cell>
          <table:table-cell office:value-type="string" table:style-name="ce2">
            <text:p>Vor- und Frühgeschichte</text:p>
          </table:table-cell>
          <table:table-cell office:value-type="string" table:style-name="ce2">
            <text:p>B.A. Studiengang ArchäologischeWissenschaften/ M.A.Studiengang PrähistorischeArchäologie/ M.Sc. StudiengangGeoarchäologie/ MCAW: Vor-und Frühgeschichte</text:p>
          </table:table-cell>
          <table:table-cell office:value-type="string" table:style-name="ce40">
            <text:p>Geoarchäologische Fernerkundung - Neue Methoden und Wege der archäologischen Landeskunde</text:p>
          </table:table-cell>
          <table:table-cell office:value-type="string" table:style-name="ce33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33">
            <text:p>Teichner</text:p>
          </table:table-cell>
          <table:table-cell table:number-columns-repeated="1013" table:style-name="ce2"/>
          <table:table-cell table:number-columns-repeated="15361"/>
        </table:table-row>
        <table:table-row table:style-name="ro4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8">
            <text:p>Geisteswissenschaften ,<text:s/><text:span text:style-name="T8">Digitale Humanities in München (dhmuc)</text:span></text:p>
          </table:table-cell>
          <table:table-cell table:style-name="ce33"/>
          <table:table-cell office:value-type="string" table:style-name="ce31">
            <text:p>Münchner Digital Humanities Summerschool 2016, 25-29. Juli</text:p>
          </table:table-cell>
          <table:table-cell office:value-type="string" table:style-name="ce2">
            <text:p>Workshop</text:p>
          </table:table-cell>
          <table:table-cell table:number-columns-repeated="2" table:style-name="ce2"/>
          <table:table-cell office:value-type="string" table:style-name="ce2">
            <text:p>Software und Tools,Datenbanken,Datenmanagement,Auszeichnungssprachen</text:p>
            <text:p/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Historisches Seminar</text:p>
          </table:table-cell>
          <table:table-cell office:value-type="string" table:style-name="ce28">
            <text:p>Praxismodul/ Grundlagenübung</text:p>
          </table:table-cell>
          <table:table-cell office:value-type="string" table:style-name="ce29">
            <text:p>Wiki, WordPress, XML ... und ich? Digital Humanities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33">
            <text:p><text:span text:style-name="T6">Hengerer, Schön</text:span><text:span text:style-name="T6"/></text:p>
            <text:p/>
          </table:table-cell>
          <table:table-cell office:value-type="string" table:style-name="ce13">
            <text:p>Dig. 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18">
            <text:p>IT-Gruppe Geisteswissenschaft</text:p>
          </table:table-cell>
          <table:table-cell office:value-type="string" table:style-name="ce28">
            <text:p>Fakultätsübergreifend</text:p>
          </table:table-cell>
          <table:table-cell office:value-type="string" table:style-name="ce29">
            <text:p>Digitale Bildbearbeitung und Präsentation</text:p>
          </table:table-cell>
          <table:table-cell office:value-type="string" table:style-name="ce28">
            <text:p>Übung</text:p>
          </table:table-cell>
          <table:table-cell table:style-name="ce33"/>
          <table:table-cell office:value-type="string" table:style-name="ce28">
            <text:p>Köb</text:p>
          </table:table-cell>
          <table:table-cell office:value-type="string" table:style-name="ce21">
            <text:p>Bildbearbeitung,Software und Tools</text:p>
          </table:table-cell>
          <table:table-cell table:number-columns-repeated="16373"/>
        </table:table-row>
        <table:table-row table:style-name="ro3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18">
            <text:p>IT-Gruppe Geisteswissenschaft</text:p>
          </table:table-cell>
          <table:table-cell office:value-type="string" table:style-name="ce21">
            <text:p>Fakultätsübergreifend,</text:p>
            <text:p>Geschichte, Philologie</text:p>
          </table:table-cell>
          <table:table-cell office:value-type="string" table:style-name="ce29">
            <text:p>Einführung in die Informatik für Historiker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Schön</text:p>
          </table:table-cell>
          <table:table-cell office:value-type="string" table:style-name="ce13">
            <text:p>Datenbanken,Dig. Methoden &amp; Theorien,Software und Tools,Digitalisierung,Textanalyse</text:p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18">
            <text:p>IT-Gruppe Geisteswissenschaft</text:p>
          </table:table-cell>
          <table:table-cell office:value-type="string" table:style-name="ce21">
            <text:p>Fakultätsübergreifend, Klassiche</text:p>
            <text:p>Archäologie</text:p>
          </table:table-cell>
          <table:table-cell office:value-type="string" table:style-name="ce29">
            <text:p>Digitale Bildbearbeitung und Fotografie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Köb</text:p>
          </table:table-cell>
          <table:table-cell office:value-type="string" table:style-name="ce18">
            <text:p>Bildbearbeitung,Software und Tools</text:p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18">
            <text:p>IT-Gruppe Geisteswissenschaft</text:p>
          </table:table-cell>
          <table:table-cell office:value-type="string" table:style-name="ce21">
            <text:p>Fakultätsübergreifend;</text:p>
            <text:p>Philologie</text:p>
          </table:table-cell>
          <table:table-cell office:value-type="string" table:style-name="ce35">
            <text:p>Beschreibung, Abbildung und Visualisierung von Sprache und Text</text:p>
          </table:table-cell>
          <table:table-cell office:value-type="string" table:style-name="ce34">
            <text:p>Übung</text:p>
          </table:table-cell>
          <table:table-cell office:value-type="string" table:style-name="ce33">
            <text:p>Doktoranden</text:p>
          </table:table-cell>
          <table:table-cell office:value-type="string" table:style-name="ce28">
            <text:p>Riepl, Lücke</text:p>
          </table:table-cell>
          <table:table-cell office:value-type="string" table:style-name="ce21">
            <text:p>Textanalyse,Datenbanke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18">
            <text:p>IT-Gruppe Geisteswissenschaft</text:p>
          </table:table-cell>
          <table:table-cell office:value-type="string" table:style-name="ce21">
            <text:p>Fakultätsübergreifend;</text:p>
            <text:p>Philologie</text:p>
          </table:table-cell>
          <table:table-cell office:value-type="string" table:style-name="ce29">
            <text:p>Digitale Bildbearbeitung: Blockveranstaltung</text:p>
          </table:table-cell>
          <table:table-cell office:value-type="string" table:style-name="ce21">
            <text:p>Workshop</text:p>
          </table:table-cell>
          <table:table-cell office:value-type="string" table:style-name="ce2">
            <text:p>BA, MA, Doktoranden</text:p>
          </table:table-cell>
          <table:table-cell office:value-type="string" table:style-name="ce28">
            <text:p>Köb</text:p>
          </table:table-cell>
          <table:table-cell office:value-type="string" table:style-name="ce18">
            <text:p>Bildbearbeitung,Software und Tool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Klassische Archäologie</text:p>
          </table:table-cell>
          <table:table-cell office:value-type="string" table:style-name="ce28">
            <text:p>Klassische Archäologie</text:p>
          </table:table-cell>
          <table:table-cell office:value-type="string" table:style-name="ce29">
            <text:p>Digitale Fotografie für Archäologen: Blockveranstaltung</text:p>
          </table:table-cell>
          <table:table-cell office:value-type="string" table:style-name="ce21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Hessing</text:p>
          </table:table-cell>
          <table:table-cell office:value-type="string" table:style-name="ce18">
            <text:p>Bildbearbeitung,Dig. 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8">
            <text:p>MA: Vorderasiatische Archäologie/ B.A.: Antike und Orient, Archäologie Europa und Vorderer Orient, Alter Orient</text:p>
          </table:table-cell>
          <table:table-cell office:value-type="string" table:style-name="ce29">
            <text:p>Einführung in GIS für Archäologen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van Exel</text:p>
          </table:table-cell>
          <table:table-cell office:value-type="string" table:style-name="ce28">
            <text:p>GI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">
            <text:p>Vorderasiatische Archäologie</text:p>
          </table:table-cell>
          <table:table-cell office:value-type="string" table:style-name="ce28">
            <text:p>MA: Vorderasiatische Archäologie, Vor- u. Frühgeschichtliche Archäologie / B.A.: Antike und Orient,Archäologie Europa und Vorderer Orient , Alter Orient</text:p>
          </table:table-cell>
          <table:table-cell office:value-type="string" table:style-name="ce29">
            <text:p>Digitale Bildbearbeitung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Lerchl</text:p>
          </table:table-cell>
          <table:table-cell office:value-type="string" table:style-name="ce28">
            <text:p>Bildbearbeitung</text:p>
          </table:table-cell>
          <table:table-cell table:number-columns-repeated="16373"/>
        </table:table-row>
        <table:table-row table:style-name="ro3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1">
            <text:p><text:s/>Vor- und Frühgeschichtliche Archäologie und Provinzialrömische Archäologie</text:p>
          </table:table-cell>
          <table:table-cell office:value-type="string" table:style-name="ce21">
            <text:p>Provinzialröm. Archäologie;</text:p>
            <text:p>Archäolog. Europa und Vorderer</text:p>
            <text:p>Orient</text:p>
          </table:table-cell>
          <table:table-cell office:value-type="string" table:style-name="ce26">
            <text:p/>
            <text:p><text:span text:style-name="T12">Zeichenübung von Kleinfunden aus Bronze und Digitale Bildbearbeitung</text:span></text:p>
          </table:table-cell>
          <table:table-cell office:value-type="string" table:style-name="ce33">
            <text:p>Übung</text:p>
          </table:table-cell>
          <table:table-cell office:value-type="string" table:style-name="ce34">
            <text:p>MA</text:p>
          </table:table-cell>
          <table:table-cell office:value-type="string" table:style-name="ce28">
            <text:p>Kolbe</text:p>
          </table:table-cell>
          <table:table-cell office:value-type="string" table:style-name="ce21">
            <text:p>Bildbearbeitung,Software und Tool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28">
            <text:p>Vor- und Frühgeschichtliche Archäologie und Provinzialrömische Archäologie</text:p>
          </table:table-cell>
          <table:table-cell office:value-type="string" table:style-name="ce28">
            <text:p>Vor- und Frühgeschichte</text:p>
          </table:table-cell>
          <table:table-cell office:value-type="string" table:style-name="ce29">
            <text:p>Photogrammetrie: Blockübung</text:p>
          </table:table-cell>
          <table:table-cell office:value-type="string" table:style-name="ce21">
            <text:p>Übung</text:p>
          </table:table-cell>
          <table:table-cell office:value-type="string" table:style-name="ce2">
            <text:p>MA, Doktoranden</text:p>
          </table:table-cell>
          <table:table-cell office:value-type="string" table:style-name="ce28">
            <text:p>Stremke</text:p>
          </table:table-cell>
          <table:table-cell office:value-type="string" table:style-name="ce28">
            <text:p>3D,Visualisierung,Dig. Methoden &amp; Theorien</text:p>
          </table:table-cell>
          <table:table-cell table:number-columns-repeated="16373"/>
        </table:table-row>
        <table:table-row table:style-name="ro2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8">
            <text:p>Münster</text:p>
          </table:table-cell>
          <table:table-cell office:value-type="string" table:style-name="ce28">
            <text:p>Westfälische Wilhelms-Universität Münster</text:p>
          </table:table-cell>
          <table:table-cell office:value-type="string" table:style-name="ce18">
            <text:p>Geschichte</text:p>
          </table:table-cell>
          <table:table-cell office:value-type="string" table:style-name="ce33">
            <text:p><text:span text:style-name="T6">Geschichte: Historische Grundwissenschaft</text:span><text:span text:style-name="T6"/></text:p>
            <text:p/>
          </table:table-cell>
          <table:table-cell office:value-type="string" table:style-name="ce21">
            <text:p>Einführung in die Methoden der Digital humanities: Semantic</text:p>
            <text:p>web für Historiker</text:p>
          </table:table-cell>
          <table:table-cell office:value-type="string" table:style-name="ce36">
            <text:p>Übung</text:p>
          </table:table-cell>
          <table:table-cell table:style-name="ce36"/>
          <table:table-cell office:value-type="string" table:style-name="ce28">
            <text:p>Hiltmann</text:p>
          </table:table-cell>
          <table:table-cell office:value-type="string" table:style-name="ce21">
            <text:p>Dig. Methoden &amp; Theorien,Online-Ressourcen,Webtechnologien,Digitale Datenauswertung</text:p>
          </table:table-cell>
          <table:table-cell table:number-columns-repeated="16373"/>
        </table:table-row>
        <table:table-row table:style-name="ro3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8">
            <text:p>Münster</text:p>
          </table:table-cell>
          <table:table-cell office:value-type="string" table:style-name="ce28">
            <text:p>Westfälische Wilhelms-Universität Münster</text:p>
          </table:table-cell>
          <table:table-cell office:value-type="string" table:style-name="ce33">
            <text:p>Historisches Seminar, Abteilung für Ur- und Frühgeschichtliche Archäologie</text:p>
          </table:table-cell>
          <table:table-cell office:value-type="string" table:style-name="ce33">
            <text:p>Master Modul 2</text:p>
          </table:table-cell>
          <table:table-cell office:value-type="string" table:style-name="ce29">
            <text:p>Geographische Informationssysteme (GIS) in der Archäologie</text:p>
          </table:table-cell>
          <table:table-cell office:value-type="string" table:style-name="ce28">
            <text:p>Seminar</text:p>
          </table:table-cell>
          <table:table-cell office:value-type="string" table:style-name="ce33">
            <text:p>MA</text:p>
          </table:table-cell>
          <table:table-cell office:value-type="string" table:style-name="ce21">
            <text:p>Tappert, Claudia</text:p>
          </table:table-cell>
          <table:table-cell office:value-type="string" table:style-name="ce21">
            <text:p>Bildbearbeitung,Datenbanken,Datenmanagement,Digitalisierung,GIS,Metadaten,Online-Ressourcen,Software und Tools,Visualisier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8">
            <text:p>Münster</text:p>
          </table:table-cell>
          <table:table-cell office:value-type="string" table:style-name="ce28">
            <text:p>Westfälische Wilhelms-Universität Münster</text:p>
          </table:table-cell>
          <table:table-cell office:value-type="string" table:style-name="ce33">
            <text:p>Historisches Seminar, Abteilung für Ur- und Frühgeschichtliche Archäologie</text:p>
          </table:table-cell>
          <table:table-cell office:value-type="string" table:style-name="ce33">
            <text:p>Master Modul 2</text:p>
          </table:table-cell>
          <table:table-cell office:value-type="string" table:style-name="ce2">
            <text:p><text:span text:style-name="T12">Theorie und Anwendung statistischer Methoden zur</text:span><text:span text:style-name="T12"/></text:p>
            <text:p><text:span text:style-name="T12">Gräberfeld- und Siedlungsanalyse</text:span>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Siegmund, Frank</text:p>
          </table:table-cell>
          <table:table-cell office:value-type="string" table:style-name="ce2">
            <text:p>Datenmanagement,Software und Tools,Statistik</text:p>
          </table:table-cell>
          <table:table-cell table:number-columns-repeated="16373"/>
        </table:table-row>
        <table:table-row table:style-name="ro30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8">
            <text:p>Münster</text:p>
          </table:table-cell>
          <table:table-cell office:value-type="string" table:style-name="ce28">
            <text:p>Westfälische Wilhelms-Universität Münster</text:p>
          </table:table-cell>
          <table:table-cell office:value-type="string" table:style-name="ce33">
            <text:p>Klassische Archäologie</text:p>
          </table:table-cell>
          <table:table-cell office:value-type="string" table:style-name="ce2">
            <text:p><text:span text:style-name="T6">Klassische und Frühchristliche Archäologie</text:span><text:span text:style-name="T6"/></text:p>
            <text:p/>
          </table:table-cell>
          <table:table-cell office:value-type="string" table:style-name="ce21">
            <text:p>Methoden und Techniken der Numismatik. Bestandskataloge</text:p>
            <text:p>und Vernetzung im digitalen Zeitalter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Martin</text:p>
          </table:table-cell>
          <table:table-cell office:value-type="string" table:style-name="ce17">
            <text:p>Dig. Methoden &amp; Theorien,Digitale Ressourcen</text:p>
          </table:table-cell>
          <table:table-cell table:number-columns-repeated="16373"/>
        </table:table-row>
        <table:table-row table:style-name="ro37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Stuttgart</text:p>
          </table:table-cell>
          <table:table-cell office:value-type="string" table:style-name="ce2">
            <text:p>Universität Stuttgart</text:p>
          </table:table-cell>
          <table:table-cell office:value-type="string" table:style-name="ce2">
            <text:p>Historiker, Bauphysik und Akustik, Architekturgeschichte</text:p>
          </table:table-cell>
          <table:table-cell office:value-type="string" table:style-name="ce2">
            <text:p>BA, MA und Lehramt</text:p>
          </table:table-cell>
          <table:table-cell office:value-type="string" table:style-name="ce13">
            <text:p>Historische Rederäume. Möglichkeiten und Grenzen von Rekonstruktionen und computergestützten Simulationen historischer Baute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, MA, Sonstige</text:p>
          </table:table-cell>
          <table:table-cell office:value-type="string" table:style-name="ce2">
            <text:p>Fron, Gübele, Leistner, Stappmanns</text:p>
          </table:table-cell>
          <table:table-cell office:value-type="string" table:style-name="ce2">
            <text:p>3D,Audio und Video,CAD,Dig. 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rier</text:p>
          </table:table-cell>
          <table:table-cell office:value-type="string" table:style-name="ce2">
            <text:p>Universität Trier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Modul Berufspraxis: BA 4. Sem.</text:p>
          </table:table-cell>
          <table:table-cell office:value-type="string" table:style-name="ce29">
            <text:p>Datenbanken und Literaturrecherche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28">
            <text:p>Nakaten</text:p>
          </table:table-cell>
          <table:table-cell office:value-type="string" table:style-name="ce28">
            <text:p>Datenbank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Alte Geschichte / Geschichtswissenschaft</text:p>
          </table:table-cell>
          <table:table-cell table:style-name="ce33"/>
          <table:table-cell office:value-type="string" table:style-name="ce29">
            <text:p>Civitas - die antike Stadt in der APP</text:p>
          </table:table-cell>
          <table:table-cell office:value-type="string" table:style-name="ce28">
            <text:p>Übung</text:p>
          </table:table-cell>
          <table:table-cell office:value-type="string" table:style-name="ce32">
            <text:p>BA, MA</text:p>
          </table:table-cell>
          <table:table-cell office:value-type="string" table:style-name="ce28">
            <text:p>Panzram</text:p>
          </table:table-cell>
          <table:table-cell office:value-type="string" table:style-name="ce21">
            <text:p>Webtechnologien</text:p>
          </table:table-cell>
          <table:table-cell table:number-columns-repeated="16373"/>
        </table:table-row>
        <table:table-row table:style-name="ro40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office:value-type="string" table:style-name="ce2">
            <text:p>Fakultätsübergreifend</text:p>
          </table:table-cell>
          <table:table-cell office:value-type="string" table:style-name="ce2">
            <text:p><text:span text:style-name="T16">QGIS - Eine Einführung in Geo-Informationssysteme für</text:span><text:span text:style-name="T16"/></text:p>
            <text:p><text:span text:style-name="T16">Studierende der Geisteswissenschaften</text:span>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">
            <text:p>Svoboda</text:p>
          </table:table-cell>
          <table:table-cell office:value-type="string" table:style-name="ce2">
            <text:p>GIS,Visualisierung,Datenpräsentatio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office:value-type="string" table:style-name="ce2">
            <text:p>Fakultätsübergreifend</text:p>
          </table:table-cell>
          <table:table-cell office:value-type="string" table:style-name="ce29">
            <text:p>Von der Textauszeichnung ins Web mit XSLT</text:p>
          </table:table-cell>
          <table:table-cell office:value-type="string" table:style-name="ce28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8">
            <text:p>Körner, <text:s/>Schwabe</text:p>
          </table:table-cell>
          <table:table-cell office:value-type="string" table:style-name="ce2">
            <text:p>Dig. Editieren,Auszeichnungssprachen</text:p>
            <text:p/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office:value-type="string" table:style-name="ce2">
            <text:p>Fakultätsübergreifend</text:p>
          </table:table-cell>
          <table:table-cell office:value-type="string" table:style-name="ce41">
            <text:p>Webbasierte Präsentation räumlicher Daten in den Geisteswissenschaften</text:p>
          </table:table-cell>
          <table:table-cell office:value-type="string" table:style-name="ce28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8">
            <text:p>Svoboda, Derntl</text:p>
          </table:table-cell>
          <table:table-cell office:value-type="string" table:style-name="ce2">
            <text:p>Datenpräsentation,Visualisierung,Internet</text:p>
          </table:table-cell>
          <table:table-cell table:number-columns-repeated="16373"/>
        </table:table-row>
        <table:table-row table:style-name="ro39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office:value-type="string" table:style-name="ce2">
            <text:p>Fakultätsübergreifend, Mittelalterliche Geschichte</text:p>
          </table:table-cell>
          <table:table-cell office:value-type="string" table:style-name="ce29">
            <text:p>Digitales Edieren</text:p>
          </table:table-cell>
          <table:table-cell office:value-type="string" table:style-name="ce28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Schwabe</text:p>
          </table:table-cell>
          <table:table-cell office:value-type="string" table:style-name="ce13">
            <text:p>Dig. Editieren,Dig. Methoden &amp; Theorien,Textanalyse,Software und Tools</text:p>
          </table:table-cell>
          <table:table-cell table:number-columns-repeated="16373"/>
        </table:table-row>
        <table:table-row table:style-name="ro2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office:value-type="string" table:style-name="ce18">
            <text:p><text:span text:style-name="T1">Fächerübergreifend/ Ur- und</text:span><text:span text:style-name="T1"/></text:p>
            <text:p><text:span text:style-name="T1">Frühgeschichte und Archäologie</text:span><text:span text:style-name="T1"/></text:p>
            <text:p><text:span text:style-name="T1">des Mittelalters</text:span></text:p>
          </table:table-cell>
          <table:table-cell office:value-type="string" table:style-name="ce29">
            <text:p>Introduction to Archaeological Remote Sensing</text:p>
          </table:table-cell>
          <table:table-cell office:value-type="string" table:style-name="ce21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21">
            <text:p>Herrmann,</text:p>
            <text:p>Jason</text:p>
          </table:table-cell>
          <table:table-cell office:value-type="string" table:style-name="ce21">
            <text:p>Dig. Methoden &amp; Theorien,Digitale Vermessung,Photogrammetrie</text:p>
          </table:table-cell>
          <table:table-cell table:number-columns-repeated="16373"/>
        </table:table-row>
        <table:table-row table:style-name="ro2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office:value-type="string" table:style-name="ce18">
            <text:p><text:span text:style-name="T1">Fächerübergreifend/ Ur- und</text:span><text:span text:style-name="T1"/></text:p>
            <text:p><text:span text:style-name="T1">Frühgeschichte und Archäologie</text:span><text:span text:style-name="T1"/></text:p>
            <text:p><text:span text:style-name="T1">des Mittelalters</text:span></text:p>
          </table:table-cell>
          <table:table-cell office:value-type="string" table:style-name="ce42">
            <text:p>Einführung in das Laserscanning in Kunstgeschichte und Archäologie</text:p>
          </table:table-cell>
          <table:table-cell office:value-type="string" table:style-name="ce21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36">
            <text:p>Lang</text:p>
          </table:table-cell>
          <table:table-cell office:value-type="string" table:style-name="ce17">
            <text:p>Laserscanning,Digitale Datenauswertung,Dig. Methoden &amp; Theorien</text:p>
          </table:table-cell>
          <table:table-cell table:number-columns-repeated="16373"/>
        </table:table-row>
        <table:table-row table:style-name="ro2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2">
            <text:p>Escience-Center</text:p>
          </table:table-cell>
          <table:table-cell office:value-type="string" table:style-name="ce18">
            <text:p><text:span text:style-name="T1">Fächerübergreifend/ Ur- und</text:span><text:span text:style-name="T1"/></text:p>
            <text:p><text:span text:style-name="T1">Frühgeschichte und Archäologie</text:span><text:span text:style-name="T1"/></text:p>
            <text:p><text:span text:style-name="T1">des Mittelalters / Klassische Archäologie</text:span></text:p>
          </table:table-cell>
          <table:table-cell office:value-type="string" table:style-name="ce34">
            <text:p><text:span text:style-name="T14">Online-Präsentation archäologischer Projekte: Aufbau,</text:span><text:span text:style-name="T14"/></text:p>
            <text:p><text:span text:style-name="T14">Inhalte, WebGIS</text:span></text:p>
          </table:table-cell>
          <table:table-cell office:value-type="string" table:style-name="ce34">
            <text:p>Seminar</text:p>
          </table:table-cell>
          <table:table-cell office:value-type="string" table:style-name="ce2">
            <text:p>BA, MA, Doktoranden</text:p>
          </table:table-cell>
          <table:table-cell office:value-type="string" table:style-name="ce34">
            <text:p>Svoboda, Jablonka</text:p>
          </table:table-cell>
          <table:table-cell office:value-type="string" table:style-name="ce17">
            <text:p>GIS,Software und Tools,Visualisierung,Datenpräsentation,Internet,Web-Kartierung</text:p>
          </table:table-cell>
          <table:table-cell table:number-columns-repeated="16373"/>
        </table:table-row>
        <table:table-row table:style-name="ro2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18">
            <text:p><text:span text:style-name="T1">Ur- und</text:span><text:span text:style-name="T1"/></text:p>
            <text:p><text:span text:style-name="T1">Frühgeschichte und Archäologie</text:span><text:span text:style-name="T1"/></text:p>
            <text:p><text:span text:style-name="T1">des Mittelalters</text:span></text:p>
          </table:table-cell>
          <table:table-cell office:value-type="string" table:style-name="ce21">
            <text:p>Ur- und Frühgeschichtliche</text:p>
            <text:p>Archäologie/ Archäologie des</text:p>
            <text:p>Mittelalter</text:p>
          </table:table-cell>
          <table:table-cell office:value-type="string" table:style-name="ce43">
            <text:p><text:span text:style-name="T10">3D-Modellierung in Kunstgeschichte und Archäologie für Fortgeschrittene</text:span><text:span text:style-name="T10"/></text:p>
            <text:p/>
          </table:table-cell>
          <table:table-cell office:value-type="string" table:style-name="ce34">
            <text:p>Übung</text:p>
          </table:table-cell>
          <table:table-cell office:value-type="string" table:style-name="ce2">
            <text:p>MA, Doktoranden</text:p>
          </table:table-cell>
          <table:table-cell office:value-type="string" table:style-name="ce28">
            <text:p>Lang</text:p>
          </table:table-cell>
          <table:table-cell office:value-type="string" table:style-name="ce18">
            <text:p>3D-Modellierung,Dig. Methoden &amp; Theorien,Software und Tools</text:p>
          </table:table-cell>
          <table:table-cell table:number-columns-repeated="16373"/>
        </table:table-row>
        <table:table-row table:style-name="ro2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18">
            <text:p><text:span text:style-name="T1">Ur- und</text:span><text:span text:style-name="T1"/></text:p>
            <text:p><text:span text:style-name="T1">Frühgeschichte und Archäologie</text:span><text:span text:style-name="T1"/></text:p>
            <text:p><text:span text:style-name="T1">des Mittelalters</text:span></text:p>
          </table:table-cell>
          <table:table-cell office:value-type="string" table:style-name="ce21">
            <text:p>Naturwissenschaftliche</text:p>
            <text:p>Archäologie/ Ur- und</text:p>
            <text:p>Frühgeschichtliche Archäologie / Archäologie des Mittelalters</text:p>
          </table:table-cell>
          <table:table-cell office:value-type="string" table:style-name="ce29">
            <text:p>Material culture and 3D imaging</text:p>
          </table:table-cell>
          <table:table-cell office:value-type="string" table:style-name="ce28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Bretzke</text:p>
          </table:table-cell>
          <table:table-cell office:value-type="string" table:style-name="ce21">
            <text:p>3D-Modellierung,Visualisierung</text:p>
          </table:table-cell>
          <table:table-cell table:number-columns-repeated="16373"/>
        </table:table-row>
        <table:table-row table:style-name="ro2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18">
            <text:p><text:span text:style-name="T1">Ur- und</text:span><text:span text:style-name="T1"/></text:p>
            <text:p><text:span text:style-name="T1">Frühgeschichte und Archäologie</text:span><text:span text:style-name="T1"/></text:p>
            <text:p><text:span text:style-name="T1">des Mittelalters</text:span></text:p>
          </table:table-cell>
          <table:table-cell office:value-type="string" table:style-name="ce28">
            <text:p>Ur- und Frühgeschichte/ Archäologie des Mittelalters</text:p>
          </table:table-cell>
          <table:table-cell office:value-type="string" table:style-name="ce29">
            <text:p>Räumliche Analyse und GIS</text:p>
          </table:table-cell>
          <table:table-cell office:value-type="string" table:style-name="ce28">
            <text:p>Übung</text:p>
          </table:table-cell>
          <table:table-cell office:value-type="string" table:style-name="ce44">
            <text:p>MA</text:p>
          </table:table-cell>
          <table:table-cell office:value-type="string" table:style-name="ce28">
            <text:p>Jablonka</text:p>
          </table:table-cell>
          <table:table-cell office:value-type="string" table:style-name="ce2">
            <text:p>GIS</text:p>
          </table:table-cell>
          <table:table-cell table:number-columns-repeated="16373"/>
        </table:table-row>
        <table:table-row table:style-name="ro25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18">
            <text:p><text:span text:style-name="T1">Ur- und</text:span><text:span text:style-name="T1"/></text:p>
            <text:p><text:span text:style-name="T1">Frühgeschichte und Archäologie</text:span><text:span text:style-name="T1"/></text:p>
            <text:p><text:span text:style-name="T1">des Mittelalters</text:span></text:p>
          </table:table-cell>
          <table:table-cell office:value-type="string" table:style-name="ce28">
            <text:p>Ur- und Frühgeschichte/ Archäologie des Mittelalters</text:p>
          </table:table-cell>
          <table:table-cell office:value-type="string" table:style-name="ce21">
            <text:p>TArchIT-Tutorium zu computergestützten Methoden der</text:p>
            <text:p>Feldarchäologie und der Analyse archäologischer Fachdaten</text:p>
          </table:table-cell>
          <table:table-cell office:value-type="string" table:style-name="ce34">
            <text:p>Übung</text:p>
          </table:table-cell>
          <table:table-cell office:value-type="string" table:style-name="ce33">
            <text:p>MA</text:p>
          </table:table-cell>
          <table:table-cell table:style-name="ce34"/>
          <table:table-cell office:value-type="string" table:style-name="ce30">
            <text:p>Dig. Methoden &amp; Theorien,Datenbanken,Fotografie,Statistik,Digitale Vermessung,Software und Tool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Computerphilologie und neuere deutsche Literaturgeschichte</text:p>
          </table:table-cell>
          <table:table-cell office:value-type="string" table:style-name="ce28">
            <text:p>BA Digital Humanities HF/NF <text:s/>Klassische Philologie</text:p>
          </table:table-cell>
          <table:table-cell office:value-type="string" table:style-name="ce29">
            <text:p>Datenbanken zur Antike</text:p>
          </table:table-cell>
          <table:table-cell office:value-type="string" table:style-name="ce28">
            <text:p>Seminar</text:p>
          </table:table-cell>
          <table:table-cell office:value-type="string" table:style-name="ce33">
            <text:p>BA</text:p>
          </table:table-cell>
          <table:table-cell office:value-type="string" table:style-name="ce28">
            <text:p>Essler</text:p>
          </table:table-cell>
          <table:table-cell office:value-type="string" table:style-name="ce28">
            <text:p>Datenbanken,Digitalisier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Computerphilologie und neuere deutsche Literaturgeschichte</text:p>
          </table:table-cell>
          <table:table-cell office:value-type="string" table:style-name="ce28">
            <text:p>BA Digitial Humanities HF/NF</text:p>
          </table:table-cell>
          <table:table-cell office:value-type="string" table:style-name="ce29">
            <text:p>Digitale Objekte</text:p>
          </table:table-cell>
          <table:table-cell office:value-type="string" table:style-name="ce28">
            <text:p>Seminar</text:p>
          </table:table-cell>
          <table:table-cell office:value-type="string" table:style-name="ce33">
            <text:p>BA</text:p>
          </table:table-cell>
          <table:table-cell office:value-type="string" table:style-name="ce28">
            <text:p>Essler</text:p>
          </table:table-cell>
          <table:table-cell office:value-type="string" table:style-name="ce21">
            <text:p>Digitalisierung,Metadaten,Bildbearbeitu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Geschichte</text:p>
          </table:table-cell>
          <table:table-cell office:value-type="string" table:style-name="ce28">
            <text:p>Alte Geschichte Mag Geschichte (Ba/ MA/ Mag/ LA) Digital <text:s/>Humanities MA</text:p>
          </table:table-cell>
          <table:table-cell office:value-type="string" table:style-name="ce29">
            <text:p>Zur Erstellung von Politik- und Konfliktsimulationen</text:p>
          </table:table-cell>
          <table:table-cell office:value-type="string" table:style-name="ce28">
            <text:p>Praktikum</text:p>
          </table:table-cell>
          <table:table-cell office:value-type="string" table:style-name="ce44">
            <text:p>BA, MA</text:p>
          </table:table-cell>
          <table:table-cell office:value-type="string" table:style-name="ce28">
            <text:p>Wintjes</text:p>
          </table:table-cell>
          <table:table-cell table:number-columns-repeated="1013" table:style-name="ce2"/>
          <table:table-cell table:number-columns-repeated="15361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Geschichte</text:p>
          </table:table-cell>
          <table:table-cell table:style-name="ce28"/>
          <table:table-cell office:value-type="string" table:style-name="ce29">
            <text:p>Einführung in die Konfliktsimulation</text:p>
          </table:table-cell>
          <table:table-cell office:value-type="string" table:style-name="ce21">
            <text:p>Praktikum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Wintjes</text:p>
          </table:table-cell>
          <table:table-cell office:value-type="string" table:style-name="ce18">
            <text:p>Digital Humanities</text:p>
          </table:table-cell>
          <table:table-cell table:number-columns-repeated="16373"/>
        </table:table-row>
        <table:table-row table:style-name="ro32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Geschichte</text:p>
          </table:table-cell>
          <table:table-cell office:value-type="string" table:style-name="ce21">
            <text:p>Geschichte (BA/ MA / Mag /LA)</text:p>
            <text:p>Digital Humanities BA</text:p>
          </table:table-cell>
          <table:table-cell office:value-type="string" table:style-name="ce29">
            <text:p>Digitale Kartographie I (Basiskurs)</text:p>
          </table:table-cell>
          <table:table-cell office:value-type="string" table:style-name="ce21">
            <text:p>Praktikum</text:p>
          </table:table-cell>
          <table:table-cell office:value-type="string" table:style-name="ce33">
            <text:p>BA, MA</text:p>
          </table:table-cell>
          <table:table-cell office:value-type="string" table:style-name="ce28">
            <text:p>Naser</text:p>
          </table:table-cell>
          <table:table-cell office:value-type="string" table:style-name="ce13">
            <text:p>GIS,Software und Tools,Dig. 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Klassische Philologie</text:p>
          </table:table-cell>
          <table:table-cell office:value-type="string" table:style-name="ce28">
            <text:p>BA Griechisch HF/NF</text:p>
          </table:table-cell>
          <table:table-cell office:value-type="string" table:style-name="ce28">
            <text:p><text:span text:style-name="T1">Online Approaches to Editing Greek literature - Neue</text:span><text:span text:style-name="T1"/></text:p>
            <text:p><text:span text:style-name="T1">Möglichkeiten von Online-Editionen griechischer Texte</text:span></text:p>
          </table:table-cell>
          <table:table-cell office:value-type="string" table:style-name="ce34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34">
            <text:p>Essler</text:p>
          </table:table-cell>
          <table:table-cell office:value-type="string" table:style-name="ce2">
            <text:p>Textanalyse,Digitale Ressourc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6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Universitätsbibliothek</text:p>
          </table:table-cell>
          <table:table-cell office:value-type="string" table:style-name="ce36">
            <text:p>Gruppe 04/09: Geschichte BA</text:p>
          </table:table-cell>
          <table:table-cell office:value-type="string" table:style-name="ce36">
            <text:p>I<text:span text:style-name="T14">nformationskompetenz für Studierende der</text:span><text:span text:style-name="T14"/></text:p>
            <text:p><text:span text:style-name="T16">Geisteswissenschaften, Basiskurs</text:span></text:p>
          </table:table-cell>
          <table:table-cell office:value-type="string" table:style-name="ce36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36">
            <text:p>Blümig</text:p>
          </table:table-cell>
          <table:table-cell office:value-type="string" table:style-name="ce2">
            <text:p>Online-Ressourcen</text:p>
          </table:table-cell>
          <table:table-cell table:number-columns-repeated="16373"/>
        </table:table-row>
        <table:table-row table:style-name="ro25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Berlin</text:p>
          </table:table-cell>
          <table:table-cell office:value-type="string" table:style-name="ce2">
            <text:p>Humboldt Universität Berlin</text:p>
          </table:table-cell>
          <table:table-cell office:value-type="string" table:style-name="ce2">
            <text:p>Institut für Archäologie</text:p>
          </table:table-cell>
          <table:table-cell office:value-type="string" table:style-name="ce45">
            <text:p>BA-neu 8, MA-alt und -neu 7</text:p>
          </table:table-cell>
          <table:table-cell office:value-type="string" table:style-name="ce46">
            <text:p><text:span text:style-name="T6">Digitale Vermittlung auf mobilen Endgeräten.</text:span><text:span text:style-name="T6"/></text:p>
            <text:p><text:span text:style-name="T6">Vom Audioguide zum User Generated Content</text:span>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office:value-type="string" table:style-name="ce2">
            <text:p>Wesemann</text:p>
          </table:table-cell>
          <table:table-cell table:number-columns-repeated="1013" table:style-name="ce2"/>
          <table:table-cell table:number-columns-repeated="15361"/>
        </table:table-row>
        <table:table-row table:style-name="ro3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Geschichtswissenschaft</text:p>
          </table:table-cell>
          <table:table-cell office:value-type="string" table:style-name="ce2">
            <text:p>BA Ur- und Frühgeschichte</text:p>
          </table:table-cell>
          <table:table-cell office:value-type="string" table:style-name="ce47">
            <text:p>Geoinformationssysteme in der Achäologie</text:p>
          </table:table-cell>
          <table:table-cell office:value-type="string" table:style-name="ce33">
            <text:p>Seminar</text:p>
          </table:table-cell>
          <table:table-cell office:value-type="string" table:style-name="ce48">
            <text:p>BA</text:p>
          </table:table-cell>
          <table:table-cell office:value-type="string" table:style-name="ce2">
            <text:p>Song</text:p>
          </table:table-cell>
          <table:table-cell office:value-type="string" table:style-name="ce49">
            <text:p>GIS,Digitale Dokumentation</text:p>
          </table:table-cell>
          <table:table-cell table:number-columns-repeated="16373"/>
        </table:table-row>
        <table:table-row table:style-name="ro36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2">
            <text:p>Archäologische Wissenschaften / Vor- und Frühgeschichte</text:p>
          </table:table-cell>
          <table:table-cell office:value-type="string" table:style-name="ce49">
            <text:p>Vor- und Frühgeschichte:</text:p>
            <text:p>VFG-MAG: M5, M13; VFG-BA-</text:p>
            <text:p>HF: M2, M8, M9, M16; VFG-</text:p>
            <text:p>BA-NF: M1, M6; VFG-MA: M2.</text:p>
          </table:table-cell>
          <table:table-cell office:value-type="string" table:style-name="ce50">
            <text:p><text:span text:style-name="T17">Digitale Methoden und ihre Anwendung in der</text:span><text:span text:style-name="T17"/></text:p>
            <text:p><text:span text:style-name="T17">Archäologie</text:span></text:p>
          </table:table-cell>
          <table:table-cell office:value-type="string" table:style-name="ce50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9">
            <text:p>Bringemeier,</text:p>
            <text:p>Linde, Richter</text:p>
          </table:table-cell>
          <table:table-cell office:value-type="string" table:style-name="ce13">
            <text:p>Software und Tools,Visualisierung,GIS,Datenbanken,Datenmanagement,Datenpräsentation,Bildbearbeitung,Dig. Methoden &amp; Theorien,Digitalisierung,Digitale Ressourcen</text:p>
          </table:table-cell>
          <table:table-cell table:number-columns-repeated="16373"/>
        </table:table-row>
        <table:table-row table:style-name="ro13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49">
            <text:p>BA: Antike Kulturen,</text:p>
            <text:p>Archäologie der Klassischen</text:p>
            <text:p>und Byzantinischen Welt / MA: Klassische Archäologie, Deutsche Philologie,</text:p>
            <text:p>Anglistik, Komparatistik,</text:p>
            <text:p>Angewandte Informatik</text:p>
          </table:table-cell>
          <table:table-cell office:value-type="string" table:style-name="ce50">
            <text:p>Digital Humanities. An Introduction</text:p>
          </table:table-cell>
          <table:table-cell office:value-type="string" table:style-name="ce33">
            <text:p>Vorlesung</text:p>
          </table:table-cell>
          <table:table-cell office:value-type="string" table:style-name="ce33">
            <text:p>BA, MA</text:p>
          </table:table-cell>
          <table:table-cell office:value-type="string" table:style-name="ce49">
            <text:p>Langner,</text:p>
            <text:p>Lauer,</text:p>
            <text:p>Sporleder</text:p>
          </table:table-cell>
          <table:table-cell office:value-type="string" table:style-name="ce49">
            <text:p>Digital Humanities,Digitale Ressourcen,Dig. Editieren,Dig. Methoden &amp; Theorien,DigitaleDatenauswertung,3D Scan,Photogrammetrie,Software und Tools,Statistik,Textanalyse,Programmierung,Online-Ressourcen,Metadaten,Visualisierung,Webtechnologien,Datenbanken,Datenmanagement,Auszeichnungssprachen,Digitale Dokumentation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2">
            <text:p>Archäologisches Institut</text:p>
          </table:table-cell>
          <table:table-cell office:value-type="string" table:style-name="ce49">
            <text:p>BA Antike Kulturen, BA</text:p>
            <text:p>Archäologie der Klassischen</text:p>
            <text:p>und Byzantinischen Welt,</text:p>
            <text:p>MA Klassische Archäologie,</text:p>
            <text:p>MA Angewandte Informatik</text:p>
            <text:p>(Digital Humanities)</text:p>
          </table:table-cell>
          <table:table-cell office:value-type="string" table:style-name="ce50">
            <text:p><text:span text:style-name="T17">Objekte im Kreuzverhör: Erstellung von e-</text:span><text:span text:style-name="T17"/></text:p>
            <text:p><text:span text:style-name="T17">learning Komponenten</text:span></text:p>
          </table:table-cell>
          <table:table-cell office:value-type="string" table:style-name="ce50">
            <text:p>Übung</text:p>
          </table:table-cell>
          <table:table-cell office:value-type="string" table:style-name="ce2">
            <text:p>BA, MA, Doktoranden</text:p>
          </table:table-cell>
          <table:table-cell office:value-type="string" table:style-name="ce49">
            <text:p>Langner,</text:p>
            <text:p>Sporleder</text:p>
          </table:table-cell>
          <table:table-cell office:value-type="string" table:style-name="ce49">
            <text:p>Photogrammetrie,Software und Tools,</text:p>
            <text:p>Online-Ressourcen,Internet,Datenbanken,</text:p>
            <text:p>Bildbearbeitung,3D Scan,Dig. Methoden &amp; Theorien,Digitale</text:p>
            <text:p>Ressourcen,3D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45">
            <text:p>IWR - Interdisziplinäres Zentrum für wissenschaftliches Rechnen</text:p>
          </table:table-cell>
          <table:table-cell office:value-type="string" table:style-name="ce49">
            <text:p>BSc/MSc Angewandte</text:p>
            <text:p>Informatik</text:p>
          </table:table-cell>
          <table:table-cell office:value-type="string" table:style-name="ce49">
            <text:p><text:span text:style-name="T18">Einführung in das maschinelle Sehen in 3D</text:span></text:p>
          </table:table-cell>
          <table:table-cell office:value-type="string" table:style-name="ce51">
            <text:p>Vorlesung</text:p>
          </table:table-cell>
          <table:table-cell office:value-type="string" table:style-name="ce2">
            <text:p>BA, MA, Doktoranden</text:p>
          </table:table-cell>
          <table:table-cell office:value-type="string" table:style-name="ce48">
            <text:p>Mara</text:p>
          </table:table-cell>
          <table:table-cell office:value-type="string" table:style-name="ce45">
            <text:p>Photogrammetrie,Bildbearbeitung,3D Scan,Digitale Dokumentation,Digitalisierung,3D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49">
            <text:p>Ur- und Frühgeschichte/Teil</text:p>
            <text:p>der Module Bg3, Bv3, Cg2,</text:p>
            <text:p>Cv2, Dg2, Dv2, Gg2, Gv2</text:p>
          </table:table-cell>
          <table:table-cell office:value-type="string" table:style-name="ce50">
            <text:p><text:span text:style-name="T17">Einführung in die Analyse von</text:span><text:span text:style-name="T17"/></text:p>
            <text:p><text:span text:style-name="T17">Siedlungsumfeldern</text:span>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Hofmann</text:p>
          </table:table-cell>
          <table:table-cell office:value-type="string" table:style-name="ce49">
            <text:p>Visualisierung,GIS,</text:p>
            <text:p>Digitale Datenauswertung</text:p>
          </table:table-cell>
          <table:table-cell table:number-columns-repeated="16373"/>
        </table:table-row>
        <table:table-row table:style-name="ro41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49">
            <text:p>Bg3, Bv3, Cg2, Cv2, Dg2,</text:p>
            <text:p>Dv2, Gg2, Gv2</text:p>
          </table:table-cell>
          <table:table-cell office:value-type="string" table:style-name="ce50">
            <text:p><text:span text:style-name="T17">Schnurkeramik in Mitteldeutschland. Gräber</text:span><text:span text:style-name="T17"/></text:p>
            <text:p><text:span text:style-name="T17">und ihre Analyse (200132)</text:span>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Rinne</text:p>
          </table:table-cell>
          <table:table-cell office:value-type="string" table:style-name="ce49">
            <text:p>GIS,Digitale Datenauswertung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49">
            <text:p>Module Bg3, Bv3, Cg2, Cv2,</text:p>
            <text:p>Dg1, Dv1</text:p>
          </table:table-cell>
          <table:table-cell office:value-type="string" table:style-name="ce52">
            <text:p>Chi-Quadrattest und Korrespondenzanalyse:</text:p>
            <text:p>Praktische Anwendung zweier quantitativer Methoden bei der Analyse von Funden und Befunden (200092)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Müller, Rinne</text:p>
          </table:table-cell>
          <table:table-cell office:value-type="string" table:style-name="ce49">
            <text:p>Statistik,Digitale Datenauswertung</text:p>
          </table:table-cell>
          <table:table-cell table:number-columns-repeated="16373"/>
        </table:table-row>
        <table:table-row table:style-name="ro42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49">
            <text:p>Module Bg3, Bv3, Cg2, Cv2,</text:p>
            <text:p>Dg2, Dv2, Gg2, Gv2</text:p>
          </table:table-cell>
          <table:table-cell office:value-type="string" table:style-name="ce50">
            <text:p><text:span text:style-name="T17">Vielfältige Informationen im Raum. GIS-</text:span><text:span text:style-name="T17"/></text:p>
            <text:p><text:span text:style-name="T17">Analyse des neolithischen Gräberfeldes Trebur</text:span><text:span text:style-name="T17"/></text:p>
            <text:p><text:span text:style-name="T17">(200168)</text:span>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Rinne</text:p>
          </table:table-cell>
          <table:table-cell office:value-type="string" table:style-name="ce49">
            <text:p>GIS,Digitale Datenauswertung,</text:p>
            <text:p>Digitalisierung</text:p>
          </table:table-cell>
          <table:table-cell table:number-columns-repeated="16373"/>
        </table:table-row>
        <table:table-row table:style-name="ro41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48">
            <text:p>Module Eg3, Ev3</text:p>
          </table:table-cell>
          <table:table-cell office:value-type="string" table:style-name="ce50">
            <text:p><text:span text:style-name="T17">Geländepraktikum zur Vermessung und</text:span><text:span text:style-name="T17"/></text:p>
            <text:p><text:span text:style-name="T17">geophysikalischen Prospektion (200162)</text:span>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Rinne</text:p>
          </table:table-cell>
          <table:table-cell office:value-type="string" table:style-name="ce49">
            <text:p>GIS,Geophysik,Digitale</text:p>
            <text:p>Vermessung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49">
            <text:p>Prähistorische und</text:p>
            <text:p>Historische Archäologie</text:p>
          </table:table-cell>
          <table:table-cell office:value-type="string" table:style-name="ce50">
            <text:p><text:span text:style-name="T17">Geoinformationssysteme (GIS) in der</text:span><text:span text:style-name="T17"/></text:p>
            <text:p><text:span text:style-name="T17">Historischen Archäologi</text:span>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Wehner</text:p>
          </table:table-cell>
          <table:table-cell office:value-type="string" table:style-name="ce49">
            <text:p>Dig. Editieren,Softwareund Tools,Statistik,Programmierung,Visualisierung,Zeichnen,GIS,Digitale Datenauswertung,EDV,Digital Humanities</text:p>
          </table:table-cell>
          <table:table-cell table:number-columns-repeated="16373"/>
        </table:table-row>
        <table:table-row table:style-name="ro28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2">
            <text:p>Institut für Ur- und Frühgeschichte</text:p>
          </table:table-cell>
          <table:table-cell office:value-type="string" table:style-name="ce49">
            <text:p>Prähistorische und</text:p>
            <text:p>Historische Archäologie</text:p>
          </table:table-cell>
          <table:table-cell office:value-type="string" table:style-name="ce50">
            <text:p>Nürnberg in der Frühen Neuzeit. Eine Space Syntax Perspektive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Wehner</text:p>
          </table:table-cell>
          <table:table-cell office:value-type="string" table:style-name="ce53">
            <text:p>Dig. Editieren,Software und Tools,Statistik,Programmierung,Visualisierung,GIS,Datenbanken,Datenmanagement,Datenpräsentation,Dig. Methoden &amp; Theorien,EDV,Digitalisierung,Digital Humanities</text:p>
          </table:table-cell>
          <table:table-cell table:number-columns-repeated="16373"/>
        </table:table-row>
        <table:table-row table:style-name="ro41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48">
            <text:p>Universität zu Köln</text:p>
          </table:table-cell>
          <table:table-cell office:value-type="string" table:style-name="ce33">
            <text:p>Archäologisches Institut</text:p>
          </table:table-cell>
          <table:table-cell office:value-type="string" table:style-name="ce48">
            <text:p>Archäoinformatik</text:p>
          </table:table-cell>
          <table:table-cell office:value-type="string" table:style-name="ce50">
            <text:p><text:span text:style-name="T17">Einführung in die Grundlagen der Statistik für</text:span><text:span text:style-name="T17"/></text:p>
            <text:p><text:span text:style-name="T17">Archäologen</text:span></text:p>
          </table:table-cell>
          <table:table-cell office:value-type="string" table:style-name="ce33">
            <text:p>Seminar</text:p>
          </table:table-cell>
          <table:table-cell office:value-type="string" table:style-name="ce49">
            <text:p>BA</text:p>
          </table:table-cell>
          <table:table-cell office:value-type="string" table:style-name="ce48">
            <text:p>Schmidt</text:p>
          </table:table-cell>
          <table:table-cell office:value-type="string" table:style-name="ce49">
            <text:p>Statistik,Digitale Datenauswertung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48">
            <text:p>Universität zu Köln</text:p>
          </table:table-cell>
          <table:table-cell office:value-type="string" table:style-name="ce33">
            <text:p>Historisch-Kulturwissenschaftliche Informationsverarbeitung</text:p>
          </table:table-cell>
          <table:table-cell office:value-type="string" table:style-name="ce49">
            <text:p>Medieninformatik Informationsverarbeitung</text:p>
          </table:table-cell>
          <table:table-cell office:value-type="string" table:style-name="ce50">
            <text:p>Künstliche Intelligenz und Cultural Heritage</text:p>
          </table:table-cell>
          <table:table-cell office:value-type="string" table:style-name="ce33">
            <text:p>Hauptseminar</text:p>
          </table:table-cell>
          <table:table-cell office:value-type="string" table:style-name="ce49">
            <text:p>BA</text:p>
          </table:table-cell>
          <table:table-cell office:value-type="string" table:style-name="ce48">
            <text:p>Wieners</text:p>
          </table:table-cell>
          <table:table-cell office:value-type="string" table:style-name="ce49">
            <text:p>Programmierung,Metadaten,Webtechnologien,Bildbearbeitung,Digitale Datenauswertung,Dig. Methoden &amp; Theorien,Digital Humanitie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48">
            <text:p>Universität zu Köln</text:p>
          </table:table-cell>
          <table:table-cell office:value-type="string" table:style-name="ce33">
            <text:p>Institut für Ur- und Frühgeschichte</text:p>
          </table:table-cell>
          <table:table-cell office:value-type="string" table:style-name="ce48">
            <text:p>Archäologie BA, MA</text:p>
          </table:table-cell>
          <table:table-cell office:value-type="string" table:style-name="ce54">
            <text:p>Quantum-GIS II</text:p>
          </table:table-cell>
          <table:table-cell office:value-type="string" table:style-name="ce33">
            <text:p>Seminar</text:p>
          </table:table-cell>
          <table:table-cell office:value-type="string" table:style-name="ce48">
            <text:p>BA, MA</text:p>
          </table:table-cell>
          <table:table-cell office:value-type="string" table:style-name="ce48">
            <text:p>Frank, Wendt</text:p>
          </table:table-cell>
          <table:table-cell office:value-type="string" table:style-name="ce49">
            <text:p>GIS,Digitale Datenauswert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48">
            <text:p>Universität zu Köln</text:p>
          </table:table-cell>
          <table:table-cell office:value-type="string" table:style-name="ce33">
            <text:p>Institut für Ur- und Frühgeschichte</text:p>
          </table:table-cell>
          <table:table-cell office:value-type="string" table:style-name="ce48">
            <text:p>Archäologie BA, MA</text:p>
          </table:table-cell>
          <table:table-cell office:value-type="string" table:style-name="ce47">
            <text:p>Einführung in die Software CalPal (Win- Notebook &amp; PC) zur Erstellung von 14C-</text:p>
            <text:p>basierten archäologischen Chronologien</text:p>
          </table:table-cell>
          <table:table-cell office:value-type="string" table:style-name="ce33">
            <text:p>Seminar</text:p>
          </table:table-cell>
          <table:table-cell office:value-type="string" table:style-name="ce48">
            <text:p>BA, MA</text:p>
          </table:table-cell>
          <table:table-cell office:value-type="string" table:style-name="ce48">
            <text:p>Weninger</text:p>
          </table:table-cell>
          <table:table-cell office:value-type="string" table:style-name="ce48">
            <text:p>Software und Tools</text:p>
          </table:table-cell>
          <table:table-cell table:number-columns-repeated="16373"/>
        </table:table-row>
        <table:table-row table:style-name="ro43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49">
            <text:p>Universität Leipzig</text:p>
          </table:table-cell>
          <table:table-cell office:value-type="string" table:style-name="ce55">
            <text:p>Ägyptologisches Institut, Ägyptisches Museum -Geord Steindorff-</text:p>
          </table:table-cell>
          <table:table-cell office:value-type="string" table:style-name="ce49">
            <text:p>Bachelor</text:p>
            <text:p>Ägyptologie/Einführung in</text:p>
            <text:p>die Ägyptologie</text:p>
          </table:table-cell>
          <table:table-cell office:value-type="string" table:style-name="ce50">
            <text:p><text:span text:style-name="T17">Verarbeitung digitaler Daten in der</text:span><text:span text:style-name="T17"/></text:p>
            <text:p><text:span text:style-name="T17">Ägyptologie</text:span>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49">
            <text:p>Bruhn,</text:p>
            <text:p>Jushaninowa,</text:p>
            <text:p>Naether</text:p>
          </table:table-cell>
          <table:table-cell office:value-type="string" table:style-name="ce2">
            <text:p>Software und Tools,Online-Ressourcen,Internet,Metadaten,Web-Kartierung,Webtechnologien,GIS,Datenbanken,Datenmanagement,Datenpräsentation,Bildbearbeitung,Auszeichnungssprachen,Digitale Dokumentation,Fotografie,Digitalisierung,Digital Humanities,Digitale Ressourcen</text:p>
            <text:p/>
          </table:table-cell>
          <table:table-cell table:number-columns-repeated="16373"/>
        </table:table-row>
        <table:table-row table:style-name="ro8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49">
            <text:p>Universität Leipzig</text:p>
          </table:table-cell>
          <table:table-cell table:style-name="ce33"/>
          <table:table-cell office:value-type="string" table:style-name="ce49">
            <text:p>Hauptseminar</text:p>
            <text:p>BA, MA</text:p>
          </table:table-cell>
          <table:table-cell office:value-type="string" table:style-name="ce47">
            <text:p><text:span text:style-name="T18">Museumsmanagement: Totenkult in 3D?<text:s/></text:span><text:span text:style-name="T19">(Link)</text:span></text:p>
          </table:table-cell>
          <table:table-cell office:value-type="string" table:style-name="ce33">
            <text:p>Hauptseminar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Naether</text:p>
          </table:table-cell>
          <table:table-cell office:value-type="string" table:style-name="ce49">
            <text:p>3D-Modellierung,Photogrammetrie,Software und Tools,Internet,Metadaten,3D Scan,Fotografie,Digitalisierung,Digital Humanities,3D</text:p>
            <text:p/>
          </table:table-cell>
          <table:table-cell table:number-columns-repeated="16373"/>
        </table:table-row>
        <table:table-row table:style-name="ro44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49">
            <text:p>Universität Leipzig</text:p>
          </table:table-cell>
          <table:table-cell office:value-type="string" table:style-name="ce2">
            <text:p>Alte Geschichte</text:p>
          </table:table-cell>
          <table:table-cell office:value-type="string" table:style-name="ce49">
            <text:p>B.A. Geschichte, Geschichte</text:p>
            <text:p>der griechischen Antike:</text:p>
            <text:p>Politik, Verfassung,</text:p>
            <text:p>Gesellschaft III (03-HIS-0229)</text:p>
            <text:p>/ M.A. Klassische Antike, Text</text:p>
            <text:p>und Referenz (03-KLA-0101)</text:p>
          </table:table-cell>
          <table:table-cell office:value-type="string" table:style-name="ce50">
            <text:p><text:span text:style-name="T17">Diodors Sizilien und der Mehrwert einer</text:span><text:span text:style-name="T17"/></text:p>
            <text:p><text:span text:style-name="T17">digitalen Analyse: Blockseminar</text:span></text:p>
          </table:table-cell>
          <table:table-cell office:value-type="string" table:style-name="ce33">
            <text:p>Seminar</text:p>
          </table:table-cell>
          <table:table-cell office:value-type="string" table:style-name="ce33">
            <text:p>BA, MA</text:p>
          </table:table-cell>
          <table:table-cell office:value-type="string" table:style-name="ce49">
            <text:p>Schubert,</text:p>
            <text:p>Scheuermann</text:p>
          </table:table-cell>
          <table:table-cell office:value-type="string" table:style-name="ce13">
            <text:p>Software und Tools,Textanalyse,Internet,Metadaten,Visualisierung,GIS,Datenbanken,Datenpräsentation,Digitale Datenauswertung,Digital Humanities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Leipzig</text:p>
          </table:table-cell>
          <table:table-cell office:value-type="string" table:style-name="ce49">
            <text:p>Universität Leipzig</text:p>
          </table:table-cell>
          <table:table-cell office:value-type="string" table:style-name="ce45">
            <text:p><text:span text:style-name="T17">Institut für Klassische Archäologie</text:span><text:span text:style-name="T17"/></text:p>
            <text:p><text:span text:style-name="T17">und Antikenmuseum</text:span></text:p>
          </table:table-cell>
          <table:table-cell office:value-type="string" table:style-name="ce49">
            <text:p>Archäologie der Alten Welt /Praxismodul II: Konzeptionund praktische Umsetzungmusealer Präsentation (03- ARC-1302)</text:p>
          </table:table-cell>
          <table:table-cell office:value-type="string" table:style-name="ce50">
            <text:p>Stadträume in Pergamon. Analyse, Interpretation und Darstellung</text:p>
          </table:table-cell>
          <table:table-cell office:value-type="string" table:style-name="ce34">
            <text:p>Übung</text:p>
          </table:table-cell>
          <table:table-cell office:value-type="string" table:style-name="ce34">
            <text:p>BA, MA</text:p>
          </table:table-cell>
          <table:table-cell office:value-type="string" table:style-name="ce48">
            <text:p>Pirson, Müller</text:p>
          </table:table-cell>
          <table:table-cell office:value-type="string" table:style-name="ce45">
            <text:p>3D-Modellierung,Visualisierung,Digitale Dokumentatio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Marburg</text:p>
          </table:table-cell>
          <table:table-cell office:value-type="string" table:style-name="ce18">
            <text:p>Philipps-Universität Marburg</text:p>
          </table:table-cell>
          <table:table-cell office:value-type="string" table:style-name="ce2">
            <text:p>Vorgeschichtliches Seminar</text:p>
          </table:table-cell>
          <table:table-cell office:value-type="string" table:style-name="ce48">
            <text:p>BA Archäologische Wissenschaften MSc Geoarchäologie MA Prähistorische Archäologie</text:p>
          </table:table-cell>
          <table:table-cell office:value-type="string" table:style-name="ce48">
            <text:p><text:span text:style-name="T6">Geophysikalische Prospektion in der</text:span><text:span text:style-name="T6"/></text:p>
            <text:p><text:span text:style-name="T6">Archäologie</text:span></text:p>
          </table:table-cell>
          <table:table-cell office:value-type="string" table:style-name="ce33">
            <text:p>Seminar</text:p>
          </table:table-cell>
          <table:table-cell office:value-type="string" table:style-name="ce2">
            <text:p>BA, MA, Doktoranden</text:p>
          </table:table-cell>
          <table:table-cell office:value-type="string" table:style-name="ce48">
            <text:p>Teichner</text:p>
          </table:table-cell>
          <table:table-cell office:value-type="string" table:style-name="ce2">
            <text:p>Geophysik,Digitale Vermessung</text:p>
            <text:p/>
          </table:table-cell>
          <table:table-cell table:number-columns-repeated="16373"/>
        </table:table-row>
        <table:table-row table:style-name="ro39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München</text:p>
          </table:table-cell>
          <table:table-cell office:value-type="string" table:style-name="ce2">
            <text:p>Ludwig-Maximilians-Universität München</text:p>
          </table:table-cell>
          <table:table-cell office:value-type="string" table:style-name="ce48">
            <text:p>Klassische Archäologie</text:p>
          </table:table-cell>
          <table:table-cell office:value-type="string" table:style-name="ce48">
            <text:p>Klassische Archäologie</text:p>
          </table:table-cell>
          <table:table-cell office:value-type="string" table:style-name="ce47">
            <text:p>Digitale Archäologie. Digitale Werkzeuge für Archäologen</text:p>
          </table:table-cell>
          <table:table-cell table:number-columns-repeated="2" table:style-name="ce33"/>
          <table:table-cell office:value-type="string" table:style-name="ce48">
            <text:p>Scheding</text:p>
          </table:table-cell>
          <table:table-cell office:value-type="string" table:style-name="ce13">
            <text:p>Digitalisierung,Digitale Datenauswertung,Digitale Dokumentation</text:p>
          </table:table-cell>
          <table:table-cell table:number-columns-repeated="16373"/>
        </table:table-row>
        <table:table-row table:style-name="ro44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34">
            <text:p>Abteilung für Ur- und Frühgeschichtliche Archäologie</text:p>
          </table:table-cell>
          <table:table-cell office:value-type="string" table:style-name="ce49">
            <text:p>Masterstudiengang Ur- und</text:p>
            <text:p>Frühgeschichte, Modul 2</text:p>
          </table:table-cell>
          <table:table-cell office:value-type="string" table:style-name="ce50">
            <text:p>Geographische Informationssysteme (GIS) in der Archäologie</text:p>
          </table:table-cell>
          <table:table-cell office:value-type="string" table:style-name="ce33">
            <text:p>Seminar</text:p>
          </table:table-cell>
          <table:table-cell office:value-type="string" table:style-name="ce33">
            <text:p>MA</text:p>
          </table:table-cell>
          <table:table-cell office:value-type="string" table:style-name="ce48">
            <text:p>Tappert</text:p>
          </table:table-cell>
          <table:table-cell office:value-type="string" table:style-name="ce13">
            <text:p>Software und Tools,Online-Ressourcen,Metadaten,GIS,Datenmanagement,Bildbearbeitung,Digitale Datenauswertung,Digitalisierung,Digitale Ressourcen</text:p>
          </table:table-cell>
          <table:table-cell table:number-columns-repeated="16373"/>
        </table:table-row>
        <table:table-row table:style-name="ro42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34">
            <text:p>Abteilung für Ur- und Frühgeschichtliche Archäologie</text:p>
          </table:table-cell>
          <table:table-cell office:value-type="string" table:style-name="ce49">
            <text:p>Bachelorstudiengang</text:p>
            <text:p>Archäologie - Geschichte -</text:p>
            <text:p>Landschaft, Praxismodul</text:p>
          </table:table-cell>
          <table:table-cell office:value-type="string" table:style-name="ce50">
            <text:p><text:span text:style-name="T17">Grundlagen der Grabungstechnik: Einführung</text:span><text:span text:style-name="T17"/></text:p>
            <text:p><text:span text:style-name="T17">in die archäologische Anwendung von</text:span><text:span text:style-name="T17"/></text:p>
            <text:p><text:span text:style-name="T17">AutoCad und Archäo-CAD</text:span>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</text:p>
          </table:table-cell>
          <table:table-cell office:value-type="string" table:style-name="ce48">
            <text:p>Schneider</text:p>
          </table:table-cell>
          <table:table-cell office:value-type="string" table:style-name="ce34">
            <text:p>Software und Tools,Visualisierung,CAD,Bildbearbeitung,Digitale Vermess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Trier</text:p>
          </table:table-cell>
          <table:table-cell office:value-type="string" table:style-name="ce9">
            <text:p>Universität Trier</text:p>
          </table:table-cell>
          <table:table-cell office:value-type="string" table:style-name="ce48">
            <text:p>Fachbereich III Papyrologie</text:p>
          </table:table-cell>
          <table:table-cell office:value-type="string" table:style-name="ce49">
            <text:p>MA Papyrologie, Modul: Dokumentarische Papyrologie</text:p>
          </table:table-cell>
          <table:table-cell office:value-type="string" table:style-name="ce52">
            <text:p><text:span text:style-name="T18">Dokumentarische Papyrologie: Methods, Tools</text:span><text:span text:style-name="T18"/></text:p>
            <text:p><text:span text:style-name="T18">and Limits of the Digital Papyrology<text:s/></text:span><text:span text:style-name="T19">(Link)</text:span></text:p>
          </table:table-cell>
          <table:table-cell office:value-type="string" table:style-name="ce33">
            <text:p>Seminar</text:p>
          </table:table-cell>
          <table:table-cell office:value-type="string" table:style-name="ce2">
            <text:p>MA, Doktoranden</text:p>
          </table:table-cell>
          <table:table-cell office:value-type="string" table:style-name="ce48">
            <text:p>Reggiani</text:p>
          </table:table-cell>
          <table:table-cell office:value-type="string" table:style-name="ce49">
            <text:p>Dig. Editieren,Digital Humanities</text:p>
          </table:table-cell>
          <table:table-cell table:number-columns-repeated="16373"/>
        </table:table-row>
        <table:table-row table:style-name="ro39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Tübingen</text:p>
          </table:table-cell>
          <table:table-cell office:value-type="string" table:style-name="ce2">
            <text:p>Eberhard Karls Universität Tübingen</text:p>
          </table:table-cell>
          <table:table-cell office:value-type="string" table:style-name="ce33">
            <text:p>Historisches Seminar</text:p>
          </table:table-cell>
          <table:table-cell office:value-type="string" table:style-name="ce33">
            <text:p>Geschichtswissenschaften</text:p>
          </table:table-cell>
          <table:table-cell office:value-type="string" table:style-name="ce54">
            <text:p>Digital Humanities und Alte Geschichte</text:p>
          </table:table-cell>
          <table:table-cell office:value-type="string" table:style-name="ce33">
            <text:p>Übung</text:p>
          </table:table-cell>
          <table:table-cell office:value-type="string" table:style-name="ce33">
            <text:p>BA, MA</text:p>
          </table:table-cell>
          <table:table-cell office:value-type="string" table:style-name="ce48">
            <text:p>Panzram</text:p>
          </table:table-cell>
          <table:table-cell office:value-type="string" table:style-name="ce13">
            <text:p>Internet,Dig. Methoden &amp; Theorien,Digitalisierung,Digital Humanities,Digitale Ressourcen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Institut für deutsche Philologie</text:p>
          </table:table-cell>
          <table:table-cell office:value-type="string" table:style-name="ce2">
            <text:p>BA Digital Humanities</text:p>
          </table:table-cell>
          <table:table-cell office:value-type="string" table:style-name="ce54">
            <text:p>Textdatenprogrammierung</text:p>
          </table:table-cell>
          <table:table-cell office:value-type="string" table:style-name="ce33">
            <text:p>Seminar</text:p>
          </table:table-cell>
          <table:table-cell office:value-type="string" table:style-name="ce34">
            <text:p>BA</text:p>
          </table:table-cell>
          <table:table-cell office:value-type="string" table:style-name="ce2">
            <text:p>Stahl</text:p>
          </table:table-cell>
          <table:table-cell office:value-type="string" table:style-name="ce49">
            <text:p>Software und Tools,Programmierung</text:p>
          </table:table-cell>
          <table:table-cell table:number-columns-repeated="16373"/>
        </table:table-row>
        <table:table-row table:style-name="ro31">
          <table:table-cell office:value-type="string" table:style-name="ce2">
            <text:p>WiSe 2016/17</text:p>
          </table:table-cell>
          <table:table-cell table:style-name="ce2"/>
          <table:table-cell office:value-type="string" table:style-name="ce2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2">
            <text:p>Institut für deutsche Philologie</text:p>
          </table:table-cell>
          <table:table-cell office:value-type="string" table:style-name="ce45">
            <text:p>LA Gym / BA / Digital Humanities</text:p>
          </table:table-cell>
          <table:table-cell office:value-type="string" table:style-name="ce54">
            <text:p>Textkritische Edition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office:value-type="string" table:style-name="ce2">
            <text:p>Stahl</text:p>
          </table:table-cell>
          <table:table-cell office:value-type="string" table:style-name="ce13">
            <text:p>Dig. Editieren,Software und Tools,Programmierung,Metadaten,Dig. Methoden &amp; Theorien,Digitalisierung,Digital Humanities</text:p>
          </table:table-cell>
          <table:table-cell table:number-columns-repeated="16373"/>
        </table:table-row>
        <table:table-row table:style-name="ro2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56">
            <text:p>Augsburg</text:p>
          </table:table-cell>
          <table:table-cell office:value-type="string" table:style-name="ce57">
            <text:p>Universität Augsburg</text:p>
          </table:table-cell>
          <table:table-cell office:value-type="string" table:style-name="ce33">
            <text:p>Klassische Archäologie</text:p>
          </table:table-cell>
          <table:table-cell office:value-type="string" table:style-name="ce57">
            <text:p>Kunst- undKulturgeschichte: Einführung Methoden / Klassische Archäologie</text:p>
          </table:table-cell>
          <table:table-cell office:value-type="string" table:style-name="ce58">
            <text:p>Die antike Stadt: dokumentieren, analysieren und verstehen</text:p>
          </table:table-cell>
          <table:table-cell office:value-type="string" table:style-name="ce33">
            <text:p>Proseminar</text:p>
          </table:table-cell>
          <table:table-cell office:value-type="string" table:style-name="ce33">
            <text:p>BA</text:p>
          </table:table-cell>
          <table:table-cell office:value-type="string" table:style-name="ce59">
            <text:p>Stöger, Johanna</text:p>
          </table:table-cell>
          <table:table-cell office:value-type="string" table:style-name="ce40">
            <text:p>Digitale Dokumentation,Dig. Methoden &amp; Theorien,Spatial Analysis,Space Syntax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56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1">
            <text:p>Klassische Archäologie</text:p>
          </table:table-cell>
          <table:table-cell office:value-type="string" table:style-name="ce1">
            <text:p>Kunst- und</text:p>
            <text:p>Kulturgeschichte:</text:p>
            <text:p>Methoden und Theorien</text:p>
          </table:table-cell>
          <table:table-cell office:value-type="string" table:style-name="ce1">
            <text:p>Digital Archaeology. Exploring new methods</text:p>
            <text:p>(Block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Rheeder,</text:p>
            <text:p>Annalize</text:p>
          </table:table-cell>
          <table:table-cell office:value-type="string" table:style-name="ce1">
            <text:p>Digitale Datenauswertung,</text:p>
            <text:p>Digitale Dokumentation,</text:p>
            <text:p>Dig. Methoden &amp; Theorien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60">
            <text:p>Hochschule für Technik und</text:p>
            <text:p>Wirtschaft Berlin</text:p>
          </table:table-cell>
          <table:table-cell office:value-type="string" table:style-name="ce1">
            <text:p>Grabungstechnik</text:p>
          </table:table-cell>
          <table:table-cell office:value-type="string" table:style-name="ce1">
            <text:p><text:span text:style-name="T6">Grabungstechnik-</text:span><text:span text:style-name="T6"/></text:p>
            <text:p><text:span text:style-name="T6">Feldarchäologie</text:span><text:span text:style-name="T6"/></text:p>
            <text:p/>
          </table:table-cell>
          <table:table-cell office:value-type="string" table:style-name="ce1">
            <text:p><text:span text:style-name="T6">Projekt Erfassen archäologisch-</text:span><text:span text:style-name="T6"/></text:p>
            <text:p><text:span text:style-name="T6">Topographischer Situationen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chenk, Thomas</text:p>
          </table:table-cell>
          <table:table-cell office:value-type="string" table:style-name="ce2">
            <text:p>3D-Modellierung,</text:p>
            <text:p>Software und Tools,</text:p>
            <text:p>Visualisierung,Digitale</text:p>
            <text:p>Vermessung</text:p>
            <text:p/>
          </table:table-cell>
          <table:table-cell table:number-columns-repeated="16373"/>
        </table:table-row>
        <table:table-row table:style-name="ro25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60">
            <text:p>Hochschule für Technik und</text:p>
            <text:p>Wirtschaft Berlin</text:p>
          </table:table-cell>
          <table:table-cell office:value-type="string" table:style-name="ce1">
            <text:p>Grabungstechnik</text:p>
          </table:table-cell>
          <table:table-cell office:value-type="string" table:style-name="ce1">
            <text:p><text:span text:style-name="T6">Grabungstechnik-</text:span><text:span text:style-name="T6"/></text:p>
            <text:p><text:span text:style-name="T6">Feldarchäologie</text:span><text:span text:style-name="T6"/></text:p>
            <text:p/>
          </table:table-cell>
          <table:table-cell office:value-type="string" table:style-name="ce1">
            <text:p><text:span text:style-name="T6">Geophysikalische</text:span><text:span text:style-name="T6"/></text:p>
            <text:p><text:span text:style-name="T6">Prospektion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Meyer, Cornelius</text:p>
          </table:table-cell>
          <table:table-cell office:value-type="string" table:style-name="ce2">
            <text:p><text:span text:style-name="T6">Software und Tools,</text:span><text:span text:style-name="T6"/></text:p>
            <text:p><text:span text:style-name="T6">Geophysik,</text:span><text:span text:style-name="T6"/></text:p>
            <text:p><text:span text:style-name="T6">Datenpräsentation,</text:span><text:span text:style-name="T6"/></text:p>
            <text:p><text:span text:style-name="T6">Digitale Datenauswertung</text:span></text:p>
          </table:table-cell>
          <table:table-cell table:number-columns-repeated="16373"/>
        </table:table-row>
        <table:table-row table:style-name="ro37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60">
            <text:p>Hochschule für Technik und</text:p>
            <text:p>Wirtschaft Berlin</text:p>
          </table:table-cell>
          <table:table-cell office:value-type="string" table:style-name="ce1">
            <text:p>Grabungstechnik</text:p>
          </table:table-cell>
          <table:table-cell office:value-type="string" table:style-name="ce1">
            <text:p><text:span text:style-name="T6">Grabungstechnik-</text:span><text:span text:style-name="T6"/></text:p>
            <text:p><text:span text:style-name="T6">Feldarchäologie</text:span><text:span text:style-name="T6"/></text:p>
            <text:p/>
          </table:table-cell>
          <table:table-cell office:value-type="string" table:style-name="ce1">
            <text:p><text:span text:style-name="T6">Archäologische</text:span><text:span text:style-name="T6"/></text:p>
            <text:p><text:span text:style-name="T6">Prospektionsmethoden</text:span><text:span text:style-name="T6"/></text:p>
            <text:p/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chenk, Thomas</text:p>
          </table:table-cell>
          <table:table-cell office:value-type="string" table:style-name="ce13">
            <text:p>Laserscanning,</text:p>
            <text:p>Datenpräsentation,</text:p>
            <text:p>Digitale Datenauswertung,</text:p>
            <text:p>Digitale Vermessung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60">
            <text:p>Hochschule für Technik und</text:p>
            <text:p>Wirtschaft Berlin</text:p>
          </table:table-cell>
          <table:table-cell office:value-type="string" table:style-name="ce1">
            <text:p>Grabungstechnik</text:p>
          </table:table-cell>
          <table:table-cell office:value-type="string" table:style-name="ce1">
            <text:p><text:span text:style-name="T6">Grabungstechnik-</text:span><text:span text:style-name="T6"/></text:p>
            <text:p><text:span text:style-name="T6">Feldarchäologie</text:span><text:span text:style-name="T6"/></text:p>
            <text:p/>
          </table:table-cell>
          <table:table-cell office:value-type="string" table:style-name="ce1">
            <text:p><text:span text:style-name="T6">Fotografie (Dokumentation</text:span><text:span text:style-name="T6"/></text:p>
            <text:p><text:span text:style-name="T6">2)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Oehlmann, Peter</text:p>
          </table:table-cell>
          <table:table-cell office:value-type="string" table:style-name="ce2">
            <text:p>Software und Tools,</text:p>
            <text:p>Datenmanagement,</text:p>
            <text:p>Bildbearbeitung,Digitale</text:p>
            <text:p>Dokumentation,</text:p>
            <text:p>Fotografie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60">
            <text:p>Hochschule für Technik und</text:p>
            <text:p>Wirtschaft Berlin</text:p>
          </table:table-cell>
          <table:table-cell office:value-type="string" table:style-name="ce1">
            <text:p>Grabungstechnik</text:p>
          </table:table-cell>
          <table:table-cell office:value-type="string" table:style-name="ce1">
            <text:p><text:span text:style-name="T6">Grabungstechnik-</text:span><text:span text:style-name="T6"/></text:p>
            <text:p><text:span text:style-name="T6">Feldarchäologie</text:span><text:span text:style-name="T6"/></text:p>
            <text:p/>
          </table:table-cell>
          <table:table-cell office:value-type="string" table:style-name="ce1">
            <text:p>Grabungstechnik 2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chenk, Thomas</text:p>
          </table:table-cell>
          <table:table-cell office:value-type="string" table:style-name="ce2">
            <text:p>Photogrammetrie,</text:p>
            <text:p>Zeichnen,GIS,CAD,</text:p>
            <text:p/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60">
            <text:p>Hochschule für Technik und</text:p>
            <text:p>Wirtschaft Berlin</text:p>
          </table:table-cell>
          <table:table-cell office:value-type="string" table:style-name="ce1">
            <text:p>Grabungstechnik</text:p>
          </table:table-cell>
          <table:table-cell office:value-type="string" table:style-name="ce1">
            <text:p><text:span text:style-name="T6">Grabungstechnik-</text:span><text:span text:style-name="T6"/></text:p>
            <text:p><text:span text:style-name="T6">Feldarchäologie</text:span><text:span text:style-name="T6"/></text:p>
            <text:p/>
          </table:table-cell>
          <table:table-cell table:number-columns-repeated="3" table:style-name="ce1"/>
          <table:table-cell table:number-columns-repeated="1014" table:style-name="ce2"/>
          <table:table-cell table:number-columns-repeated="15361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60">
            <text:p>Hochschule für Technik und</text:p>
            <text:p>Wirtschaft Berlin</text:p>
          </table:table-cell>
          <table:table-cell office:value-type="string" table:style-name="ce1">
            <text:p>Grabungstechnik</text:p>
          </table:table-cell>
          <table:table-cell office:value-type="string" table:style-name="ce1">
            <text:p>MA Landschaftsarchäologie</text:p>
          </table:table-cell>
          <table:table-cell office:value-type="string" table:style-name="ce1">
            <text:p>MLA2 Prospektion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chenk, Thomas</text:p>
          </table:table-cell>
          <table:table-cell office:value-type="string" table:style-name="ce1">
            <text:p>Software und Tools,GIS,</text:p>
            <text:p>Geophysik,Datenbanken,</text:p>
            <text:p>Datenmanagement,</text:p>
            <text:p>Datenpräsentation,</text:p>
            <text:p>Digitale Datenauswertung,</text:p>
            <text:p>Digitale Dokumentation,</text:p>
            <text:p>Digitale Vermessu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1">
            <text:p>Institut für Archäologische</text:p>
          </table:table-cell>
          <table:table-cell office:value-type="string" table:style-name="ce1">
            <text:p>Archäologische</text:p>
            <text:p>Wissenschaften</text:p>
          </table:table-cell>
          <table:table-cell office:value-type="string" table:style-name="ce1">
            <text:p>Geophysikalische Anwendungen in der</text:p>
            <text:p>Archäolog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ikorski, Beate</text:p>
          </table:table-cell>
          <table:table-cell office:value-type="string" table:style-name="ce1">
            <text:p>Geophysik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1">
            <text:p>Institut für Archäologische</text:p>
          </table:table-cell>
          <table:table-cell office:value-type="string" table:style-name="ce1">
            <text:p>Archäologische</text:p>
            <text:p>Wissenschaften, Klassische</text:p>
            <text:p>Archäologie, Klassische</text:p>
            <text:p>Philologie, Alte Geschichte</text:p>
          </table:table-cell>
          <table:table-cell office:value-type="string" table:style-name="ce1">
            <text:p>Kunstsammlungen in 3D - Interdisziplinäres Seminar</text:p>
            <text:p>zu ausgewählten Objekten im Antikenmuseum (Block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eber-Lehmann, Cornelia</text:p>
          </table:table-cell>
          <table:table-cell office:value-type="string" table:style-name="ce1">
            <text:p>3D-Modellierung,3D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1">
            <text:p>Institut für Archäologische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Datenbanken in den Kultur- Software und Tools,</text:p>
            <text:p>und Bildwissenschaften Datenbanken, Datenmanagement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ecker, Johannes ,</text:p>
            <text:p>Jungfleisch, Johannes</text:p>
          </table:table-cell>
          <table:table-cell office:value-type="string" table:style-name="ce1">
            <text:p>Datenbank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1">
            <text:p>Institut für Archäologische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Bildbearbeitung in den Kultur- und</text:p>
            <text:p>Bildwissenschaft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ecker, Johannes,</text:p>
            <text:p>Jungfleisch, Johannes</text:p>
          </table:table-cell>
          <table:table-cell office:value-type="string" table:style-name="ce1">
            <text:p>Bildbearbeitu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onn</text:p>
          </table:table-cell>
          <table:table-cell office:value-type="string" table:style-name="ce1">
            <text:p>Rheinische Friedrich-</text:p>
            <text:p>Wilhelms-Universität Bonn</text:p>
          </table:table-cell>
          <table:table-cell office:value-type="string" table:style-name="ce1">
            <text:p>Institut für Archäologie und Kulturanthropologie</text:p>
          </table:table-cell>
          <table:table-cell office:value-type="string" table:style-name="ce1">
            <text:p>B.A. &amp; M.A. am Institut für</text:p>
            <text:p>Archäologie und</text:p>
            <text:p>Kulturanthropologie</text:p>
          </table:table-cell>
          <table:table-cell office:value-type="string" table:style-name="ce1">
            <text:p>Archäoinformatik II:</text:p>
            <text:p>Statistische</text:p>
            <text:p>Datenauswer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Wölfel, Ulrich</text:p>
          </table:table-cell>
          <table:table-cell office:value-type="string" table:style-name="ce1">
            <text:p>Software und Tools,</text:p>
            <text:p>Statistik,Digitale Datenauswert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Bonn</text:p>
          </table:table-cell>
          <table:table-cell office:value-type="string" table:style-name="ce1">
            <text:p>Rheinische Friedrich-</text:p>
            <text:p>Wilhelms-Universität Bonn</text:p>
          </table:table-cell>
          <table:table-cell office:value-type="string" table:style-name="ce1">
            <text:p>Institut für Archäologie und Kulturanthropologie</text:p>
          </table:table-cell>
          <table:table-cell office:value-type="string" table:style-name="ce1">
            <text:p><text:span text:style-name="T6">Archäologien,</text:span><text:span text:style-name="T6"/></text:p>
            <text:p><text:span text:style-name="T6">Altamerikanistik/Ethnologie</text:span><text:span text:style-name="T6"/></text:p>
            <text:p><text:span text:style-name="T6">, Kulturs. Zu Lateinamerika,</text:span><text:span text:style-name="T6"/></text:p>
            <text:p><text:span text:style-name="T6">Romanistik</text:span><text:span text:style-name="T6"/></text:p>
            <text:p/>
          </table:table-cell>
          <table:table-cell office:value-type="string" table:style-name="ce1">
            <text:p>Open Archaeology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ölfel, Ulrich</text:p>
          </table:table-cell>
          <table:table-cell office:value-type="string" table:style-name="ce1">
            <text:p><text:span text:style-name="T6">Metadaten,</text:span><text:span text:style-name="T6"/></text:p>
            <text:p><text:span text:style-name="T6">Webtechnologien,</text:span><text:span text:style-name="T6"/></text:p>
            <text:p><text:span text:style-name="T6">Datenmanagement,</text:span><text:span text:style-name="T6"/></text:p>
            <text:p><text:span text:style-name="T6">Auszeichnungssprachen,</text:span><text:span text:style-name="T6"/></text:p>
            <text:p><text:span text:style-name="T6">Digitale Ressourcen</text:span><text:span text:style-name="T6"/></text:p>
            <text:p/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Hamburg</text:p>
          </table:table-cell>
          <table:table-cell office:value-type="string" table:style-name="ce1">
            <text:p>Universität Hamburg</text:p>
          </table:table-cell>
          <table:table-cell office:value-type="string" table:style-name="ce1">
            <text:p>Geschichts- und</text:p>
            <text:p>Kulturwissenschafte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"Augmented Reality" - Zur</text:p>
            <text:p>(Re)konstruktion</text:p>
            <text:p>vergangener Realität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Panzram, Sabine</text:p>
          </table:table-cell>
          <table:table-cell office:value-type="string" table:style-name="ce1">
            <text:p>Dig. Methoden &amp;</text:p>
            <text:p>Theorien,Digitalisierung,</text:p>
            <text:p>Digital Humanities,</text:p>
            <text:p>Digitale Ressource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Institut für Papyrologie</text:p>
          </table:table-cell>
          <table:table-cell office:value-type="string" table:style-name="ce1">
            <text:p><text:span text:style-name="T6">Altertumswissenschaften:</text:span><text:span text:style-name="T6"/></text:p>
            <text:p><text:span text:style-name="T6">Archäologien, Ägyptologie,</text:span><text:span text:style-name="T6"/></text:p>
            <text:p><text:span text:style-name="T6">Ethnologie,</text:span><text:span text:style-name="T6"/></text:p>
            <text:p><text:span text:style-name="T6">Altamerikanistik,</text:span><text:span text:style-name="T6"/></text:p>
            <text:p><text:span text:style-name="T6">Kunstgeschichte u.a.</text:span></text:p>
          </table:table-cell>
          <table:table-cell office:value-type="string" table:style-name="ce1">
            <text:p>Digitale Papyrologi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<text:span text:style-name="T6">Ast, Rodney,</text:span><text:span text:style-name="T6"/></text:p>
            <text:p><text:span text:style-name="T6">Cowey, James</text:span><text:span text:style-name="T6"/></text:p>
            <text:p/>
          </table:table-cell>
          <table:table-cell office:value-type="string" table:style-name="ce1">
            <text:p>Dig. Editieren,Online-</text:p>
            <text:p>Ressourcen,</text:p>
            <text:p>Datenmanagement,</text:p>
            <text:p>Digitale Dokumentation,</text:p>
            <text:p>Digital Humanities,</text:p>
            <text:p>Digitale Ressource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Institut für Papyrologie</text:p>
          </table:table-cell>
          <table:table-cell office:value-type="string" table:style-name="ce60">
            <text:p>Webinar im Rahmen des</text:p>
            <text:p>vom Ministerium für</text:p>
            <text:p>Wissenschaft, Forschung</text:p>
            <text:p>und Kunst Baden-</text:p>
            <text:p>Württemberg geförderten</text:p>
            <text:p>"Webinars in den kleinen</text:p>
            <text:p>Fächern"</text:p>
            <text:p/>
          </table:table-cell>
          <table:table-cell office:value-type="string" table:style-name="ce1">
            <text:p>Literary Ostraca. (Webinar)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<text:span text:style-name="T6">Lougovaya-Ast, Julia</text:span><text:span text:style-name="T6"/></text:p>
            <text:p/>
          </table:table-cell>
          <table:table-cell office:value-type="string" table:style-name="ce60">
            <text:p>Dig. Editieren,</text:p>
            <text:p>Textanalyse,Online-</text:p>
            <text:p>Ressourcen,</text:p>
            <text:p>Digitalisierung</text:p>
          </table:table-cell>
          <table:table-cell table:number-columns-repeated="16373"/>
        </table:table-row>
        <table:table-row table:style-name="ro3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Institut für Klassische Archäologie</text:p>
          </table:table-cell>
          <table:table-cell office:value-type="string" table:style-name="ce60">
            <text:p>Klassische Archäologie</text:p>
          </table:table-cell>
          <table:table-cell office:value-type="string" table:style-name="ce1">
            <text:p>Digitale Archäologi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22">
            <text:p>Suess, Jürgen</text:p>
          </table:table-cell>
          <table:table-cell office:value-type="string" table:style-name="ce13">
            <text:p>3D-Modellierung,</text:p>
            <text:p>Software und Tools,</text:p>
            <text:p>Datenmanagement,</text:p>
            <text:p>Bildbearbeitung,</text:p>
            <text:p>GIS</text:p>
          </table:table-cell>
          <table:table-cell table:number-columns-repeated="16373"/>
        </table:table-row>
        <table:table-row table:style-name="ro38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Jena</text:p>
          </table:table-cell>
          <table:table-cell office:value-type="string" table:style-name="ce2">
            <text:p>Friedrich-Schiller-Universität Jena</text:p>
          </table:table-cell>
          <table:table-cell office:value-type="string" table:style-name="ce1">
            <text:p>OriIndUFA</text:p>
          </table:table-cell>
          <table:table-cell office:value-type="string" table:style-name="ce1">
            <text:p>Ur- und Frühgeschichtliche</text:p>
            <text:p><text:span text:style-name="T6">Archäologie/UFG 400</text:span><text:span text:style-name="T6"/></text:p>
            <text:p/>
          </table:table-cell>
          <table:table-cell office:value-type="string" table:style-name="ce1">
            <text:p><text:span text:style-name="T6">Anwendungen Geographischer Informationssysteme (GIS) in der Archäologie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2">
            <text:p><text:span text:style-name="T6">Brückner,</text:span><text:span text:style-name="T6"/></text:p>
            <text:p><text:span text:style-name="T6">Christoph</text:span></text:p>
          </table:table-cell>
          <table:table-cell office:value-type="string" table:style-name="ce2">
            <text:p>GIS</text:p>
          </table:table-cell>
          <table:table-cell table:number-columns-repeated="16373"/>
        </table:table-row>
        <table:table-row table:style-name="ro6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<text:span text:style-name="T6">Bg2, Bv2, Cg2, Cv2, Dg1, Dv1</text:span><text:span text:style-name="T6"/></text:p>
            <text:p/>
          </table:table-cell>
          <table:table-cell office:value-type="string" table:style-name="ce1">
            <text:p><text:span text:style-name="T6">Einführung in die</text:span><text:span text:style-name="T6"/></text:p>
            <text:p><text:span text:style-name="T6">Archäoinformatik (200110)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inne, Christoph</text:p>
          </table:table-cell>
          <table:table-cell office:value-type="string" table:style-name="ce2">
            <text:p>Software und Tools,</text:p>
            <text:p>Statistik,Metadaten,</text:p>
            <text:p>Visualisierung,GIS,</text:p>
            <text:p>Datenbanken,</text:p>
            <text:p>Datenmanagement,CAD,</text:p>
            <text:p>Bildbearbeitung,Digitale Datenauswertung,Digitale Ressource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Bg2, Bv2, Cg2, Cv2, Dg1,</text:p>
            <text:p>Dv1</text:p>
          </table:table-cell>
          <table:table-cell office:value-type="string" table:style-name="ce1">
            <text:p>Einführung in GIS</text:p>
            <text:p>(200111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Statistik,Visualisierung,</text:p>
            <text:p>GIS,Datenbanken,</text:p>
            <text:p>Datenmanagement,</text:p>
            <text:p>Digitale Datenauswert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Bg3, Bv3, Dg2, Dv2</text:p>
          </table:table-cell>
          <table:table-cell office:value-type="string" table:style-name="ce1">
            <text:p>Quantitative Methoden für</text:p>
            <text:p>Prähistoriker. Einführung in</text:p>
            <text:p>die Statistik mit Excel und</text:p>
            <text:p>R (200119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Statistik,Visualisierung,</text:p>
            <text:p>Digitale Datenauswertung</text:p>
          </table:table-cell>
          <table:table-cell table:number-columns-repeated="16373"/>
        </table:table-row>
        <table:table-row table:style-name="ro27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Bg3, Bv3, Dg2, Dv2</text:p>
          </table:table-cell>
          <table:table-cell office:value-type="string" table:style-name="ce60">
            <text:p>Dokumentation und Auswertung von Grabungen mit dem Datenbanksystem PostgreSQ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2">
            <text:p><text:span text:style-name="T6">Hofmann, Robert,</text:span><text:span text:style-name="T6"/></text:p>
            <text:p><text:span text:style-name="T6">Müller- Scheeßel, Nils</text:span><text:span text:style-name="T6"/></text:p>
            <text:p/>
          </table:table-cell>
          <table:table-cell office:value-type="string" table:style-name="ce13">
            <text:p>Datenbanken,Digitale Datenauswertung,</text:p>
            <text:p>Digitale Dokumentation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Bg3, Bv3, Dg2, Dv2,</text:p>
          </table:table-cell>
          <table:table-cell office:value-type="string" table:style-name="ce1">
            <text:p><text:span text:style-name="T6">Quantitative Übung zur Vermessung und Geophysikalischen Prospektion</text:span><text:span text:style-name="T6"/></text:p>
            <text:p/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inne, Christoph</text:p>
          </table:table-cell>
          <table:table-cell office:value-type="string" table:style-name="ce2">
            <text:p>GIS,Geophysik,CAD,</text:p>
            <text:p>Digitale Datenauswertung,</text:p>
            <text:p>Digitale Dokumentation,</text:p>
            <text:p>Digitale Vermessung</text:p>
            <text:p/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Dg3, Dv3, Gg3,</text:p>
            <text:p>Gv3, Hg3, Hv3, Iv3</text:p>
          </table:table-cell>
          <table:table-cell office:value-type="string" table:style-name="ce1">
            <text:p>Der Mensch in der</text:p>
            <text:p>Landschaft. Archäologisch-</text:p>
            <text:p>geographische Modelle</text:p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MA, Doktoranden</text:p>
          </table:table-cell>
          <table:table-cell office:value-type="string" table:style-name="ce2">
            <text:p>Nakoinz, Oliver</text:p>
          </table:table-cell>
          <table:table-cell office:value-type="string" table:style-name="ce1">
            <text:p>Statistik,GIS,Dig.</text:p>
            <text:p>Methoden &amp; Theorie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Bg3, Bv3, Cg2,</text:p>
            <text:p>Cv2, Dg2, Dv2, Gg2, Gv2,</text:p>
            <text:p>Hg2, Hv2</text:p>
          </table:table-cell>
          <table:table-cell office:value-type="string" table:style-name="ce1">
            <text:p>Der Mensch in der</text:p>
            <text:p>Landschaft. Quantitative</text:p>
            <text:p>Method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2">
            <text:p>Nakoinz, Oliver</text:p>
          </table:table-cell>
          <table:table-cell office:value-type="string" table:style-name="ce1">
            <text:p>Statistik,GIS,Digitale Datenauswertung,Dig.</text:p>
            <text:p>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Klassische Archäologie,</text:p>
            <text:p>Archäoinformatik,</text:p>
            <text:p>Archäologie der Römischen</text:p>
            <text:p>Provinzen</text:p>
          </table:table-cell>
          <table:table-cell office:value-type="string" table:style-name="ce1">
            <text:p>3D-modelling and</text:p>
            <text:p>reconstruction in</text:p>
            <text:p>archaeology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Hageneuer,</text:p>
            <text:p>Sebastian</text:p>
          </table:table-cell>
          <table:table-cell office:value-type="string" table:style-name="ce1">
            <text:p>3D-Modellierung,</text:p>
            <text:p>Visualisieru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Klassische Archäologie,</text:p>
            <text:p>Archäologie der Römischen</text:p>
            <text:p>Provinze, Archäoinformatik</text:p>
          </table:table-cell>
          <table:table-cell office:value-type="string" table:style-name="ce1">
            <text:p>Spatial Analysis of</text:p>
            <text:p>Landscapes and Urban</text:p>
            <text:p>Environments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patial Analysis,GI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Klassische Archäologie,</text:p>
            <text:p>Archäologie der Römischen</text:p>
            <text:p>Provinze, Archäoinformatik</text:p>
          </table:table-cell>
          <table:table-cell office:value-type="string" table:style-name="ce1">
            <text:p>Spatial Analysis of</text:p>
            <text:p>Landscapes and Urban</text:p>
            <text:p>Environments (Übung zur</text:p>
            <text:p>Vorlesung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Spatial Analysis,GI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Klassische Archäologie,</text:p>
            <text:p>Archäologie der Römischen</text:p>
            <text:p>Provinze, Archäoinformatik</text:p>
          </table:table-cell>
          <table:table-cell office:value-type="string" table:style-name="ce1">
            <text:p>Archäoinformatik I</text:p>
            <text:p>(Basistechnologien)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echt,</text:p>
            <text:p>Alexander</text:p>
          </table:table-cell>
          <table:table-cell office:value-type="string" table:style-name="ce1">
            <text:p>Dig. 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Klassische Archäologie,</text:p>
            <text:p>Archäologie der Römischen</text:p>
            <text:p>Provinze, Archäoinformatik</text:p>
          </table:table-cell>
          <table:table-cell office:value-type="string" table:style-name="ce1">
            <text:p>Einführung in die</text:p>
            <text:p>Grundlagen der Statistik</text:p>
            <text:p>für Archäolog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chmidt, Sophie</text:p>
          </table:table-cell>
          <table:table-cell office:value-type="string" table:style-name="ce1">
            <text:p>Statistik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Klassische Archäologie,</text:p>
            <text:p>Archäologie der Römischen</text:p>
            <text:p>Provinze, Archäoinformatik</text:p>
          </table:table-cell>
          <table:table-cell office:value-type="string" table:style-name="ce1">
            <text:p>Archäoinformatik II -</text:p>
            <text:p>Relational and Spatial</text:p>
            <text:p>Database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Datenbanken,</text:p>
            <text:p>Datenmanagement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Klassische Archäologie,</text:p>
            <text:p>Archäologie der Römischen</text:p>
            <text:p>Provinze, Archäoinformatik</text:p>
          </table:table-cell>
          <table:table-cell office:value-type="string" table:style-name="ce1">
            <text:p>AUTOCAD-Grundlagen für</text:p>
            <text:p>das digitale Zeichnen.</text:p>
            <text:p>Anfänger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Geiermann,</text:p>
            <text:p>Sabrina</text:p>
          </table:table-cell>
          <table:table-cell office:value-type="string" table:style-name="ce1">
            <text:p>CAD,Digitale</text:p>
            <text:p>Dokumentation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Klassische Archäologie,</text:p>
            <text:p>Archäologie der Römischen</text:p>
            <text:p>Provinze, Archäoinformatik</text:p>
          </table:table-cell>
          <table:table-cell office:value-type="string" table:style-name="ce1">
            <text:p><text:span text:style-name="T6">AUTOCAD-Grundlagen für</text:span><text:span text:style-name="T6"/></text:p>
            <text:p><text:span text:style-name="T6">das digitale Zeichnen.</text:span><text:span text:style-name="T6"/></text:p>
            <text:p><text:span text:style-name="T6">Fortgeschrittene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Geiermann,</text:p>
            <text:p>Sabrina</text:p>
          </table:table-cell>
          <table:table-cell office:value-type="string" table:style-name="ce2">
            <text:p>CAD,Digitale</text:p>
            <text:p>Dokumentation</text:p>
            <text:p/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Leipzig</text:p>
          </table:table-cell>
          <table:table-cell office:value-type="string" table:style-name="ce1">
            <text:p>Universität Leipzig</text:p>
          </table:table-cell>
          <table:table-cell office:value-type="string" table:style-name="ce1">
            <text:p>Institut für Klassische</text:p>
            <text:p>Archäologie und</text:p>
            <text:p>Antikenmuseum</text:p>
          </table:table-cell>
          <table:table-cell office:value-type="string" table:style-name="ce1">
            <text:p>Musterstudiengang</text:p>
            <text:p>Archäologie der Alten Welt</text:p>
            <text:p>Schwerpunktmodul II:</text:p>
            <text:p>Materielle Kultur der Antike</text:p>
            <text:p>im sozialen Kontext (03-</text:p>
            <text:p>ARC-2104)</text:p>
          </table:table-cell>
          <table:table-cell office:value-type="string" table:style-name="ce1">
            <text:p>Crossmediale</text:p>
            <text:p>Kommunikation im</text:p>
            <text:p>Antikenmuseum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Cain, Hans-</text:p>
            <text:p>Ulrich</text:p>
          </table:table-cell>
          <table:table-cell office:value-type="string" table:style-name="ce1">
            <text:p>Software und Tools,</text:p>
            <text:p>Textanalyse,</text:p>
            <text:p>Programmierung,</text:p>
            <text:p>Visualisierung,</text:p>
            <text:p>Datenpräsentation,Audio</text:p>
            <text:p>und Video,Digitale</text:p>
            <text:p>Dokumentation,</text:p>
            <text:p>Fotografie,</text:p>
            <text:p>Digitalisierung,Digital</text:p>
            <text:p>Humanities</text:p>
          </table:table-cell>
          <table:table-cell table:number-columns-repeated="16373"/>
        </table:table-row>
        <table:table-row table:style-name="ro13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Leipzig</text:p>
          </table:table-cell>
          <table:table-cell office:value-type="string" table:style-name="ce1">
            <text:p>Universität Leipzig</text:p>
          </table:table-cell>
          <table:table-cell office:value-type="string" table:style-name="ce60">
            <text:p>Ägyptologisches Institut / Ägyptisches Museum -</text:p>
            <text:p>Geord Steindorff</text:p>
          </table:table-cell>
          <table:table-cell office:value-type="string" table:style-name="ce1">
            <text:p><text:span text:style-name="T6">Ägyptologie: Einführung in</text:span><text:span text:style-name="T6"/></text:p>
            <text:p><text:span text:style-name="T6">die Ägyptologie</text:span><text:span text:style-name="T6"/></text:p>
            <text:p/>
          </table:table-cell>
          <table:table-cell office:value-type="string" table:style-name="ce1">
            <text:p><text:span text:style-name="T6">Verarbeitung digitaler Daten in der Ägyptologie –</text:span><text:span text:style-name="T6"/></text:p>
            <text:p><text:span text:style-name="T6">Teil 2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2">
            <text:p><text:span text:style-name="T6">Naether, Franziska</text:span><text:span text:style-name="T6"/></text:p>
            <text:p/>
          </table:table-cell>
          <table:table-cell office:value-type="string" table:style-name="ce2">
            <text:p>Software und Tools,</text:p>
            <text:p>Online-Ressourcen,</text:p>
            <text:p>Internet,Metadaten,</text:p>
            <text:p>Web-Kartierung,GIS,</text:p>
            <text:p>Datenbanken,</text:p>
            <text:p>Datenmanagement,</text:p>
            <text:p>Bildbearbeitung,Digitale</text:p>
            <text:p>Dokumentation,</text:p>
            <text:p>Digitalisierung</text:p>
            <text:p/>
          </table:table-cell>
          <table:table-cell table:number-columns-repeated="16373"/>
        </table:table-row>
        <table:table-row table:style-name="ro8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8">
            <text:p>Philipps-Universität Marburg</text:p>
          </table:table-cell>
          <table:table-cell office:value-type="string" table:style-name="ce1">
            <text:p><text:span text:style-name="T6">Vor- und Frühgeschichtliche Ms Geoarchäologie</text:span><text:span text:style-name="T6"/></text:p>
            <text:p><text:span text:style-name="T6">Archäologie</text:span><text:span text:style-name="T6"/></text:p>
            <text:p/>
          </table:table-cell>
          <table:table-cell office:value-type="string" table:style-name="ce1">
            <text:p><text:span text:style-name="T6">BA Archäologie Ms</text:span><text:span text:style-name="T6"/></text:p>
            <text:p><text:span text:style-name="T6">Prähistorische Archäologie</text:span></text:p>
          </table:table-cell>
          <table:table-cell office:value-type="string" table:style-name="ce1">
            <text:p><text:span text:style-name="T6">Archäologie im Netz – Netzcontent und Wissenschaftliches Publizieren</text:span><text:span text:style-name="T6"/></text:p>
            <text:p/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Teichner, Felix</text:p>
          </table:table-cell>
          <table:table-cell office:value-type="string" table:style-name="ce2">
            <text:p>Dig. Editieren,Software</text:p>
            <text:p>und Tools,Online-</text:p>
            <text:p>Ressourcen,Internet,</text:p>
            <text:p>Datenpräsentation,</text:p>
            <text:p>Digital Humanities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60">
            <text:p>Ludwig-Maximilians-Universität München</text:p>
          </table:table-cell>
          <table:table-cell office:value-type="string" table:style-name="ce60">
            <text:p>Vor- und Frühgeschichtliche</text:p>
          </table:table-cell>
          <table:table-cell office:value-type="string" table:style-name="ce1">
            <text:p><text:span text:style-name="T6">Master Vor- u. Frühgesch.</text:span><text:span text:style-name="T6"/></text:p>
            <text:p><text:span text:style-name="T6">Archäologie;<text:s/></text:span><text:span text:style-name="T6">Bachelor</text:span><text:span text:style-name="T6"/></text:p>
            <text:p><text:span text:style-name="T6">Archäolog. Eur.u.V.Orient; Archäologie; Promotion Vor- u. Frühgesch.</text:span><text:span text:style-name="T6"/></text:p>
            <text:p><text:span text:style-name="T6">Archäologie</text:span></text:p>
          </table:table-cell>
          <table:table-cell office:value-type="string" table:style-name="ce60">
            <text:p>Substratale Kontinuität in</text:p>
            <text:p>der alpinen Toponomastik</text:p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<text:span text:style-name="T6">von Nicolai, Caroline,</text:span><text:span text:style-name="T6"/></text:p>
            <text:p><text:span text:style-name="T6">Krefeld, Thomas,</text:span><text:span text:style-name="T6"/></text:p>
            <text:p><text:span text:style-name="T6">Lücke, Stephan</text:span><text:span text:style-name="T6"/></text:p>
            <text:p/>
          </table:table-cell>
          <table:table-cell office:value-type="string" table:style-name="ce2">
            <text:p>Visualisierung,Web-</text:p>
            <text:p>Kartierung,Datenbanken,</text:p>
            <text:p>Datenmanagement,Dig.</text:p>
            <text:p>Methoden &amp; Theorien,</text:p>
            <text:p>EDV,Digital Humanities</text:p>
            <text:p/>
          </table:table-cell>
          <table:table-cell table:number-columns-repeated="16373"/>
        </table:table-row>
        <table:table-row table:style-name="ro3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60">
            <text:p>Ludwig-Maximilians-Universität München</text:p>
          </table:table-cell>
          <table:table-cell office:value-type="string" table:style-name="ce60">
            <text:p>Vor- und Frühgeschichtliche</text:p>
          </table:table-cell>
          <table:table-cell office:value-type="string" table:style-name="ce1">
            <text:p><text:span text:style-name="T6">Master Vor- u. Frühgesch.</text:span><text:span text:style-name="T6"/></text:p>
            <text:p><text:span text:style-name="T6">Archäologie;<text:s/></text:span><text:span text:style-name="T6">Bachelor</text:span><text:span text:style-name="T6"/></text:p>
            <text:p><text:span text:style-name="T6">Archäolog. Eur.u.V.Orient; Archäologie; Promotion Vor- u. Frühgesch.</text:span><text:span text:style-name="T6"/></text:p>
            <text:p><text:span text:style-name="T6">Archäologie</text:span></text:p>
          </table:table-cell>
          <table:table-cell office:value-type="string" table:style-name="ce1">
            <text:p><text:span text:style-name="T6">Eisenzeit digital:</text:span><text:span text:style-name="T6"/></text:p>
            <text:p><text:span text:style-name="T6">Datenanalyse mit MySQL</text:span><text:span text:style-name="T6"/></text:p>
            <text:p><text:span text:style-name="T6">und QGIS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<text:span text:style-name="T6">von Nicolai, Caroline,</text:span><text:span text:style-name="T6"/></text:p>
            <text:p><text:span text:style-name="T6">Lücke, Stephan</text:span></text:p>
          </table:table-cell>
          <table:table-cell office:value-type="string" table:style-name="ce13">
            <text:p>GIS,Datenbanken,</text:p>
            <text:p>Datenmanagement,</text:p>
            <text:p>Digitale Datenauswertung,EDV,</text:p>
            <text:p>Digitalisierung,Digital</text:p>
            <text:p>Humanities</text:p>
          </table:table-cell>
          <table:table-cell table:number-columns-repeated="16373"/>
        </table:table-row>
        <table:table-row table:style-name="ro39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Regensburg</text:p>
          </table:table-cell>
          <table:table-cell office:value-type="string" table:style-name="ce1">
            <text:p>Universität Regensburg</text:p>
          </table:table-cell>
          <table:table-cell office:value-type="string" table:style-name="ce1">
            <text:p>Institut für Geschichte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<text:span text:style-name="T6">Digital Forschen, bewahren und publizieren in der Archäologie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Klammt, Anne</text:p>
          </table:table-cell>
          <table:table-cell office:value-type="string" table:style-name="ce13">
            <text:p>GIS,Dig. Methoden &amp; Theorien,</text:p>
            <text:p>Datenkuratierung,</text:p>
            <text:p>Archivieru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1">
            <text:p>Institut für Altertumswissenschaften</text:p>
          </table:table-cell>
          <table:table-cell office:value-type="string" table:style-name="ce1">
            <text:p>keine Modulzuordnung</text:p>
          </table:table-cell>
          <table:table-cell office:value-type="string" table:style-name="ce1">
            <text:p>Methoden der Digital</text:p>
            <text:p>Humanities für</text:p>
            <text:p>Altorientalist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Müller, Gerfrid</text:p>
            <text:p>G. W.</text:p>
          </table:table-cell>
          <table:table-cell office:value-type="string" table:style-name="ce1">
            <text:p>Dig. Editieren,Online-</text:p>
            <text:p>Ressourcen,</text:p>
            <text:p>Datenbanken,</text:p>
            <text:p>Datenpräsentation,3D</text:p>
            <text:p>Scan,Digital Humanities</text:p>
          </table:table-cell>
          <table:table-cell table:number-columns-repeated="16373"/>
        </table:table-row>
        <table:table-row table:style-name="ro8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1">
            <text:p><text:span text:style-name="T6">Institut für Klassische Philologie</text:span><text:span text:style-name="T6"/></text:p>
            <text:p/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Datenbanken zur Antik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Essler, Holger</text:p>
          </table:table-cell>
          <table:table-cell office:value-type="string" table:style-name="ce2">
            <text:p>Dig. Editieren,</text:p>
            <text:p>Metadaten,Datenbanken,</text:p>
            <text:p>Auszeichnungssprachen,</text:p>
            <text:p>Digital Humanities</text:p>
            <text:p/>
          </table:table-cell>
          <table:table-cell table:number-columns-repeated="16373"/>
        </table:table-row>
        <table:table-row table:style-name="ro4">
          <table:table-cell office:value-type="string" table:style-name="ce2">
            <text:p>SoSe 2017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1">
            <text:p>Universitätsbibliothek</text:p>
          </table:table-cell>
          <table:table-cell office:value-type="string" table:style-name="ce1">
            <text:p><text:span text:style-name="T6">Philosophische Fakultät,</text:span><text:span text:style-name="T6"/></text:p>
            <text:p><text:span text:style-name="T6">Geschichte u.a.</text:span><text:span text:style-name="T6"/></text:p>
            <text:p/>
          </table:table-cell>
          <table:table-cell office:value-type="string" table:style-name="ce60">
            <text:p>Informationskompetenz für Studierende der</text:p>
            <text:p>Geisteswissenschaften (Block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lümig, Gabriele</text:p>
          </table:table-cell>
          <table:table-cell office:value-type="string" table:style-name="ce2">
            <text:p>Online-Ressourcen,</text:p>
            <text:p>Internet,Datenbanken,</text:p>
            <text:p>Digitale Ressourcen</text:p>
            <text:p/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60">
            <text:p>Philologisch-Historische</text:p>
            <text:p>Fakultät, Klassische Archäologie</text:p>
          </table:table-cell>
          <table:table-cell office:value-type="string" table:style-name="ce60">
            <text:p>Kunst- und Kulturgeschichte,</text:p>
            <text:p>Feldstudien 2 (KUK-0004)</text:p>
          </table:table-cell>
          <table:table-cell office:value-type="string" table:style-name="ce60">
            <text:p>Gallia Narbonensis. Roman archaeology and heritage in Provence</text:p>
          </table:table-cell>
          <table:table-cell office:value-type="string" table:style-name="ce1">
            <text:p>Proseminar</text:p>
          </table:table-cell>
          <table:table-cell office:value-type="string" table:style-name="ce1">
            <text:p>BA</text:p>
          </table:table-cell>
          <table:table-cell office:value-type="string" table:style-name="ce60">
            <text:p>Rheeder, Annalize</text:p>
          </table:table-cell>
          <table:table-cell office:value-type="string" table:style-name="ce1">
            <text:p>Audio und Video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Winckelmann-Institut für</text:p>
            <text:p>Klassische Archäologie</text:p>
          </table:table-cell>
          <table:table-cell office:value-type="string" table:style-name="ce1">
            <text:p>Bachelor of Arts Klassische</text:p>
            <text:p>Archäologie Modul 10:</text:p>
            <text:p>Archäologische Praxis</text:p>
          </table:table-cell>
          <table:table-cell office:value-type="string" table:style-name="ce1">
            <text:p>Die Agora von Athen als</text:p>
            <text:p>virtual history. Konzeption</text:p>
            <text:p>und Realisierung von VR &amp;</text:p>
            <text:p>und AR-Anwendungen in</text:p>
            <text:p>der Archäologi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Muth, Susanne,</text:p>
            <text:p>Mariaschk, Dirk</text:p>
          </table:table-cell>
          <table:table-cell office:value-type="string" table:style-name="ce1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6373"/>
        </table:table-row>
        <table:table-row table:style-name="ro43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Winckelmann-Institut für</text:p>
            <text:p>Klassische Archäologie</text:p>
          </table:table-cell>
          <table:table-cell office:value-type="string" table:style-name="ce1">
            <text:p><text:span text:style-name="T6">Bachelor of Arts Klassische</text:span><text:span text:style-name="T6"/></text:p>
            <text:p><text:span text:style-name="T6">Archäologie Modul 9:</text:span><text:span text:style-name="T6"/></text:p>
            <text:p><text:span text:style-name="T6">Diskutieren, Argumentieren, Präsentieren</text:span><text:span text:style-name="T6"/></text:p>
            <text:p/>
          </table:table-cell>
          <table:table-cell office:value-type="string" table:style-name="ce1">
            <text:p><text:span text:style-name="T6">Archäologische</text:span><text:span text:style-name="T6"/></text:p>
            <text:p><text:span text:style-name="T6">Wissensvermittlung digital:</text:span><text:span text:style-name="T6"/></text:p>
            <text:p><text:span text:style-name="T6">Konzeption und</text:span><text:span text:style-name="T6"/></text:p>
            <text:p><text:span text:style-name="T6">Realisierung von AR &amp; VR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Muth, Susanne,</text:p>
            <text:p>Mariaschk, Dirk</text:p>
          </table:table-cell>
          <table:table-cell office:value-type="string" table:style-name="ce2">
            <text:p>3D-Modellierung,</text:p>
            <text:p>Software und Tools,</text:p>
            <text:p>Visualisierung,</text:p>
            <text:p>Datenpräsentation,Dig.</text:p>
            <text:p>Methoden &amp; Theorien,</text:p>
            <text:p>Digitalisierung,Digital</text:p>
            <text:p>Humanities,Digitale</text:p>
            <text:p>Ressourcen,3D</text:p>
            <text:p/>
          </table:table-cell>
          <table:table-cell table:number-columns-repeated="16373"/>
        </table:table-row>
        <table:table-row table:style-name="ro5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Winckelmann-Institut für</text:p>
            <text:p>Klassische Archäologie</text:p>
          </table:table-cell>
          <table:table-cell office:value-type="string" table:style-name="ce1">
            <text:p><text:span text:style-name="T6">Master of Arts Klassische</text:span><text:span text:style-name="T6"/></text:p>
            <text:p><text:span text:style-name="T6">Archäologie Modul:</text:span><text:span text:style-name="T6"/></text:p>
            <text:p><text:span text:style-name="T6">Praktische Spezialisierung</text:span><text:span text:style-name="T6"/></text:p>
            <text:p><text:span text:style-name="T6">(MA-ARCH 7)</text:span></text:p>
          </table:table-cell>
          <table:table-cell office:value-type="string" table:style-name="ce1">
            <text:p><text:span text:style-name="T6">Die Agora von Athen als</text:span><text:span text:style-name="T6"/></text:p>
            <text:p><text:span text:style-name="T6">virtual history. Konzeption</text:span><text:span text:style-name="T6"/></text:p>
            <text:p><text:span text:style-name="T6">und Realisierung von VR &amp;</text:span><text:span text:style-name="T6"/></text:p>
            <text:p><text:span text:style-name="T6">und AR-Anwendungen in</text:span><text:span text:style-name="T6"/></text:p>
            <text:p><text:span text:style-name="T6">der Archäologie</text:span><text:span text:style-name="T6"/></text:p>
            <text:p/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uth, Susanne</text:p>
          </table:table-cell>
          <table:table-cell office:value-type="string" table:style-name="ce2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12" table:style-name="ce2"/>
          <table:table-cell table:number-columns-repeated="15361"/>
        </table:table-row>
        <table:table-row table:style-name="ro13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1">
            <text:p><text:span text:style-name="T6">Institut für Archäologische</text:span><text:span text:style-name="T6"/></text:p>
            <text:p><text:span text:style-name="T6">Wissenschaften</text:span></text:p>
          </table:table-cell>
          <table:table-cell office:value-type="string" table:style-name="ce1">
            <text:p><text:span text:style-name="T6">1-Fach- und 2-Fächer-BA-</text:span><text:span text:style-name="T6"/></text:p>
            <text:p><text:span text:style-name="T6">Studiengang Archäologische Wissenschaften</text:span><text:span text:style-name="T6"/></text:p>
            <text:p/>
          </table:table-cell>
          <table:table-cell office:value-type="string" table:style-name="ce1">
            <text:p><text:span text:style-name="T6">Archäoinformatische Methoden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<text:span text:style-name="T6">Weissová, Barbora</text:span><text:span text:style-name="T6"/></text:p>
            <text:p/>
          </table:table-cell>
          <table:table-cell office:value-type="string" table:style-name="ce2">
            <text:p>3D-Modellierung,</text:p>
            <text:p>Software und Tools,</text:p>
            <text:p>Spatial Analysis,Online-</text:p>
            <text:p>Ressourcen,Metadaten,</text:p>
            <text:p>Visualisierung,GIS,</text:p>
            <text:p>Datenmanagement,</text:p>
            <text:p>Datenpräsentation,Dig.</text:p>
            <text:p>Methoden &amp; Theorien,</text:p>
            <text:p>Digitalisierung,Digitale</text:p>
            <text:p>Ressourcen</text:p>
          </table:table-cell>
          <table:table-cell table:number-columns-repeated="1012" table:style-name="ce2"/>
          <table:table-cell table:number-columns-repeated="15361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1">
            <text:p><text:span text:style-name="T6">Institut für Archäologische</text:span><text:span text:style-name="T6"/></text:p>
            <text:p><text:span text:style-name="T6">Wissenschaften</text:span>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Gestalten mit Adob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Haubenthal,</text:p>
            <text:p>Clarissa</text:p>
          </table:table-cell>
          <table:table-cell office:value-type="string" table:style-name="ce1">
            <text:p>Dig. Editieren,Software</text:p>
            <text:p>und Tools,Visualisierung,</text:p>
            <text:p>Datenmanagement,</text:p>
            <text:p>Datenpräsentation,</text:p>
            <text:p>Bildbearbeitung,Digitale</text:p>
            <text:p>Dokumentation,</text:p>
            <text:p>Fotografie,Digitalisierung</text:p>
          </table:table-cell>
          <table:table-cell table:number-columns-repeated="1012" table:style-name="ce2"/>
          <table:table-cell table:number-columns-repeated="15361"/>
        </table:table-row>
        <table:table-row table:style-name="ro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1">
            <text:p><text:span text:style-name="T6">Institut für Archäologische</text:span><text:span text:style-name="T6"/></text:p>
            <text:p><text:span text:style-name="T6">Wissenschaften</text:span>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Datenanalyse mit 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teinmann, Lisa</text:p>
          </table:table-cell>
          <table:table-cell office:value-type="string" table:style-name="ce2">
            <text:p>Datenkuratierung,R,</text:p>
            <text:p>Software und Tools,</text:p>
            <text:p>Datenmanagement,</text:p>
            <text:p>Digitale Datenauswertung</text:p>
          </table:table-cell>
          <table:table-cell table:number-columns-repeated="1012" table:style-name="ce2"/>
          <table:table-cell table:number-columns-repeated="15361"/>
        </table:table-row>
        <table:table-row table:style-name="ro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1">
            <text:p><text:span text:style-name="T6">Institut für Archäologische</text:span><text:span text:style-name="T6"/></text:p>
            <text:p><text:span text:style-name="T6">Wissenschaften</text:span></text:p>
          </table:table-cell>
          <table:table-cell office:value-type="string" table:style-name="ce1">
            <text:p>Optionalbereich</text:p>
          </table:table-cell>
          <table:table-cell office:value-type="string" table:style-name="ce1">
            <text:p><text:span text:style-name="T6">Digitale Dokumentation mit AutoCAD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teinmann, Lisa</text:p>
          </table:table-cell>
          <table:table-cell office:value-type="string" table:style-name="ce2">
            <text:p>Dig. Editieren,</text:p>
            <text:p>Visualisierung,Zeichnen,</text:p>
            <text:p>Datenpräsentation,CAD,</text:p>
            <text:p>Digitale Datenauswertung</text:p>
          </table:table-cell>
          <table:table-cell table:number-columns-repeated="1012" table:style-name="ce2"/>
          <table:table-cell table:number-columns-repeated="15361"/>
        </table:table-row>
        <table:table-row table:style-name="ro45">
          <table:table-cell office:value-type="string" table:style-name="ce2">
            <text:p>SoSe 2020</text:p>
          </table:table-cell>
          <table:table-cell table:style-name="ce2"/>
          <table:table-cell office:value-type="string" table:style-name="ce60">
            <text:p>Bochum/Zwickau</text:p>
          </table:table-cell>
          <table:table-cell office:value-type="string" table:style-name="ce60">
            <text:p>Ruhr-Universität Bochum</text:p>
          </table:table-cell>
          <table:table-cell office:value-type="string" table:style-name="ce1">
            <text:p><text:span text:style-name="T6">Seminar für Klassische Philologie</text:span><text:span text:style-name="T6"/></text:p>
            <text:p/>
          </table:table-cell>
          <table:table-cell table:style-name="ce1"/>
          <table:table-cell office:value-type="string" table:style-name="ce1">
            <text:p><text:span text:style-name="T6">Latein extensiv – Die Lateinische Koranübersetzung von</text:span><text:span text:style-name="T6"/></text:p>
            <text:p><text:span text:style-name="T6">Johann Zechendorff (1632): Digitale Edition</text:span><text:span text:style-name="T6"/></text:p>
            <text:p/>
          </table:table-cell>
          <table:table-cell office:value-type="string" table:style-name="ce1">
            <text:p>Workshop</text:p>
          </table:table-cell>
          <table:table-cell office:value-type="string" table:style-name="ce1">
            <text:p>MA, Doktoranden</text:p>
          </table:table-cell>
          <table:table-cell office:value-type="string" table:style-name="ce30">
            <text:p>Glei, Reinhold F.</text:p>
            <text:p/>
          </table:table-cell>
          <table:table-cell office:value-type="string" table:style-name="ce2">
            <text:p>Dig. Editieren,Software</text:p>
            <text:p>und Tools,Textanalyse,</text:p>
            <text:p>Internet,Digitale</text:p>
            <text:p>Dokumentation,Dig.</text:p>
            <text:p>Methoden &amp; Theorien,</text:p>
            <text:p>Digitalisierung,Digital</text:p>
            <text:p>Humanities</text:p>
          </table:table-cell>
          <table:table-cell office:value-type="string" table:style-name="ce30">
            <text:p>https://vvz.ruhr-uni-</text:p>
            <text:p>bochum.de/campus/all/eve</text:p>
            <text:p>nt.asp?</text:p>
            <text:p>objgguid=NEW&amp;from=vvz&amp;</text:p>
            <text:p>gguid=0x2753F9DD735244</text:p>
            <text:p>2AA4AD3F22287FFB3F&amp;mo</text:p>
            <text:p>de=own&amp;tguid=0x8CCD7D</text:p>
            <text:p>5E5FF243B0AE322230DFD</text:p>
            <text:p>659D2&amp;lang=de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Darmstadt</text:p>
          </table:table-cell>
          <table:table-cell office:value-type="string" table:style-name="ce60">
            <text:p>Technische Universität Darmstadt</text:p>
          </table:table-cell>
          <table:table-cell office:value-type="string" table:style-name="ce1">
            <text:p><text:span text:style-name="T6">Fachgebiet Klassische Archäologie</text:span><text:span text:style-name="T6"/></text:p>
            <text:p/>
          </table:table-cell>
          <table:table-cell office:value-type="string" table:style-name="ce1">
            <text:p><text:span text:style-name="T6">Studiengang Architektur /</text:span><text:span text:style-name="T6"/></text:p>
            <text:p><text:span text:style-name="T6">Modul Historische Grundlagen</text:span></text:p>
          </table:table-cell>
          <table:table-cell office:value-type="string" table:style-name="ce1">
            <text:p>Digitale Bauaufnahm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<text:span text:style-name="T6">Dr.-Ing. Clemens Brünenberg</text:span><text:span text:style-name="T6"/></text:p>
            <text:p/>
          </table:table-cell>
          <table:table-cell office:value-type="string" table:style-name="ce2">
            <text:p>3D-Modellierung,</text:p>
            <text:p>Photogrammetrie,</text:p>
            <text:p>Visualisierung,</text:p>
            <text:p>Bildbearbeitung,3D</text:p>
            <text:p>Scan,Digitale</text:p>
            <text:p>Dokumentation,Dig.</text:p>
            <text:p>Methoden &amp; Theorien,</text:p>
            <text:p>Fotografie,3D</text:p>
          </table:table-cell>
          <table:table-cell table:number-columns-repeated="1012" table:style-name="ce2"/>
          <table:table-cell table:number-columns-repeated="15361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Düsseldorf</text:p>
          </table:table-cell>
          <table:table-cell office:value-type="string" table:style-name="ce2">
            <text:p>Heinrich-Heine-Universität Düsseldorf</text:p>
          </table:table-cell>
          <table:table-cell office:value-type="string" table:style-name="ce1">
            <text:p>Alte Geschichte</text:p>
          </table:table-cell>
          <table:table-cell office:value-type="string" table:style-name="ce1">
            <text:p>Geschichte (BA, Kernfach);</text:p>
            <text:p>Geschichte (BA,</text:p>
            <text:p>Ergänzungsfach);</text:p>
            <text:p>Geschichte (MA)</text:p>
          </table:table-cell>
          <table:table-cell office:value-type="string" table:style-name="ce1">
            <text:p>Münzen und Münzprägung</text:p>
            <text:p>in der Zeit der Römischen</text:p>
            <text:p>Republik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Martin,</text:p>
            <text:p>Katharina</text:p>
          </table:table-cell>
          <table:table-cell office:value-type="string" table:style-name="ce1">
            <text:p>Online-Ressourcen,</text:p>
            <text:p>Digitale Dokumentation,</text:p>
            <text:p>Digitalisierung,Digitale</text:p>
            <text:p>Ressourcen</text:p>
          </table:table-cell>
          <table:table-cell table:number-columns-repeated="1012" table:style-name="ce2"/>
          <table:table-cell table:number-columns-repeated="15361"/>
        </table:table-row>
        <table:table-row table:style-name="ro32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Erlangen</text:p>
          </table:table-cell>
          <table:table-cell office:value-type="string" table:style-name="ce60">
            <text:p>Friedrich-Alexander-Universität</text:p>
          </table:table-cell>
          <table:table-cell office:value-type="string" table:style-name="ce60">
            <text:p>Institut für Klassische Archäologie</text:p>
          </table:table-cell>
          <table:table-cell office:value-type="string" table:style-name="ce60">
            <text:p>Archäologische Wissenschaften</text:p>
          </table:table-cell>
          <table:table-cell office:value-type="string" table:style-name="ce60">
            <text:p>Klassisch-archäologische Methoden der Bildanalyse.</text:p>
            <text:p>Von Panofsky bis zu den Digital Humanitie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Reinhardt, Corinna,</text:p>
            <text:p>Bendschus, Torsten</text:p>
          </table:table-cell>
          <table:table-cell office:value-type="string" table:style-name="ce13">
            <text:p>Dig. Methoden &amp; Theorien,Digital Humanities</text:p>
          </table:table-cell>
          <table:table-cell table:number-columns-repeated="1012" table:style-name="ce2"/>
          <table:table-cell table:number-columns-repeated="15361"/>
        </table:table-row>
        <table:table-row table:style-name="ro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1">
            <text:p><text:span text:style-name="T6">Institut für Archäologische</text:span><text:span text:style-name="T6"/></text:p>
            <text:p><text:span text:style-name="T6">Wissenschaften</text:span></text:p>
          </table:table-cell>
          <table:table-cell office:value-type="string" table:style-name="ce1">
            <text:p><text:span text:style-name="T6">Bachelorhauptfach</text:span><text:span text:style-name="T6"/></text:p>
            <text:p><text:span text:style-name="T6">Archäologische Wissenschaften,</text:span><text:span text:style-name="T6"/></text:p>
            <text:p><text:span text:style-name="T6">Schwerpunkt Vor- und</text:span><text:span text:style-name="T6"/></text:p>
            <text:p><text:span text:style-name="T6">Frühgeschichtliche Archäologie</text:span><text:span text:style-name="T6"/></text:p>
            <text:p/>
          </table:table-cell>
          <table:table-cell office:value-type="string" table:style-name="ce60">
            <text:p>Intensivkurs Tachymeter und CAD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chäffler, Doris</text:p>
          </table:table-cell>
          <table:table-cell office:value-type="string" table:style-name="ce2">
            <text:p>CAD,Digitale</text:p>
            <text:p>Datenauswertung,</text:p>
            <text:p>Digitale Dokumentation,</text:p>
            <text:p>Digitale Vermessung</text:p>
          </table:table-cell>
          <table:table-cell table:number-columns-repeated="1012" table:style-name="ce2"/>
          <table:table-cell table:number-columns-repeated="15361"/>
        </table:table-row>
        <table:table-row table:style-name="ro3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1">
            <text:p><text:span text:style-name="T6">Institut für Physische Geographie</text:span><text:span text:style-name="T6"/></text:p>
            <text:p/>
          </table:table-cell>
          <table:table-cell office:value-type="string" table:style-name="ce1">
            <text:p><text:span text:style-name="T6">Nebenfachstudiengang</text:span><text:span text:style-name="T6"/></text:p>
            <text:p><text:span text:style-name="T6">Archäometrie für</text:span><text:span text:style-name="T6"/></text:p>
            <text:p><text:span text:style-name="T6">Archäologen AMET-BA-NF-</text:span><text:span text:style-name="T6"/></text:p>
            <text:p><text:span text:style-name="T6">M 3c</text:span></text:p>
          </table:table-cell>
          <table:table-cell office:value-type="string" table:style-name="ce1">
            <text:p><text:span text:style-name="T6">Lernerkundung und GIS in der Archäologie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Marzolff, Irene</text:p>
          </table:table-cell>
          <table:table-cell office:value-type="string" table:style-name="ce13">
            <text:p>Software und Tools,</text:p>
            <text:p>Spatial Analysis,GIS,</text:p>
            <text:p>Datenpräsentation,</text:p>
            <text:p>Bildbearbeitung,Digitale Datenauswertung</text:p>
          </table:table-cell>
          <table:table-cell table:number-columns-repeated="1012" table:style-name="ce2"/>
          <table:table-cell table:number-columns-repeated="15361"/>
        </table:table-row>
        <table:table-row table:style-name="ro30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60">
            <text:p>Abteilung für Englische Sprache und Literatur des Mittelalters</text:p>
          </table:table-cell>
          <table:table-cell office:value-type="string" table:style-name="ce1">
            <text:p><text:span text:style-name="T6">Schlüsselkompetenzmodul</text:span><text:span text:style-name="T6"/></text:p>
            <text:p><text:span text:style-name="T6">"Digital Humanities" BA/MA</text:span><text:span text:style-name="T6"/></text:p>
            <text:p><text:span text:style-name="T6">(SK.DH.18)</text:span></text:p>
          </table:table-cell>
          <table:table-cell office:value-type="string" table:style-name="ce1">
            <text:p><text:span text:style-name="T6">Gendering the Medieval Wiki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Langeslag, Paul</text:p>
          </table:table-cell>
          <table:table-cell office:value-type="string" table:style-name="ce2">
            <text:p><text:span text:style-name="T6">Online-Ressourcen,</text:span><text:span text:style-name="T6"/></text:p>
            <text:p><text:span text:style-name="T6">Internet</text:span><text:span text:style-name="T6"/></text:p>
            <text:p/>
          </table:table-cell>
          <table:table-cell table:number-columns-repeated="1012" table:style-name="ce2"/>
          <table:table-cell table:number-columns-repeated="15361"/>
        </table:table-row>
        <table:table-row table:style-name="ro3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60">
            <text:p>Abteilung Literaturwissenschaft (Neuere Deutsche Literatur)</text:p>
          </table:table-cell>
          <table:table-cell office:value-type="string" table:style-name="ce1">
            <text:p><text:span text:style-name="T6">Schlüsselkompetenzmodule</text:span><text:span text:style-name="T6"/></text:p>
            <text:p><text:span text:style-name="T6">"Digital Humanities" BA/MA</text:span><text:span text:style-name="T6"/></text:p>
            <text:p><text:span text:style-name="T6">(SK.DH.04)</text:span></text:p>
          </table:table-cell>
          <table:table-cell office:value-type="string" table:style-name="ce1">
            <text:p>Netzliteratur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esche, Jörg</text:p>
          </table:table-cell>
          <table:table-cell office:value-type="string" table:style-name="ce2">
            <text:p>Software und Tools,</text:p>
            <text:p>Textanalyse,Internet</text:p>
          </table:table-cell>
          <table:table-cell table:number-columns-repeated="1012" table:style-name="ce2"/>
          <table:table-cell table:number-columns-repeated="15361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60">
            <text:p>Abteilung Literaturwissenschaft (Neuere Deutsche Literatur)</text:p>
          </table:table-cell>
          <table:table-cell office:value-type="string" table:style-name="ce1">
            <text:p>Schlüsselkompetenzmodule</text:p>
            <text:p>"Digital Humanities" BA/MA</text:p>
            <text:p>(SK.DH.04)</text:p>
          </table:table-cell>
          <table:table-cell office:value-type="string" table:style-name="ce1">
            <text:p>Methoden digitaler</text:p>
            <text:p>Literaturanalys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Doliva, Lydia</text:p>
          </table:table-cell>
          <table:table-cell office:value-type="string" table:style-name="ce1">
            <text:p>Textanalyse,Online-</text:p>
            <text:p>Ressourcen,Dig.</text:p>
            <text:p>Methoden &amp; Theorien</text:p>
          </table:table-cell>
          <table:table-cell table:number-columns-repeated="1012" table:style-name="ce2"/>
          <table:table-cell table:number-columns-repeated="15361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Masterstudiengang "Digital</text:p>
            <text:p>Humanities" (M.DH.10)</text:p>
          </table:table-cell>
          <table:table-cell office:value-type="string" table:style-name="ce1">
            <text:p>Entitäten im Diskurs:</text:p>
            <text:p>linguistische und</text:p>
            <text:p>maschinelle Ansätz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Holler, Anke,</text:p>
            <text:p>Sporleder,</text:p>
            <text:p>Caroline</text:p>
          </table:table-cell>
          <table:table-cell office:value-type="string" table:style-name="ce1">
            <text:p>Textanalyse,</text:p>
            <text:p>Programmierung,Dig.</text:p>
            <text:p>Methoden &amp; Theorien</text:p>
          </table:table-cell>
          <table:table-cell table:number-columns-repeated="1012" table:style-name="ce2"/>
          <table:table-cell table:number-columns-repeated="15361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chlüsselkompetenzen</text:p>
            <text:p>"Digital Humanities"</text:p>
            <text:p>(SK.DH.03)</text:p>
          </table:table-cell>
          <table:table-cell office:value-type="string" table:style-name="ce1">
            <text:p>Werkzeuge und Methoden</text:p>
            <text:p>der Digital Humanities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porleder,</text:p>
            <text:p>Caroline</text:p>
          </table:table-cell>
          <table:table-cell office:value-type="string" table:style-name="ce1">
            <text:p>Dig. Methoden &amp; Theorien,Digital</text:p>
            <text:p>Humanities</text:p>
          </table:table-cell>
          <table:table-cell table:number-columns-repeated="1012" table:style-name="ce2"/>
          <table:table-cell table:number-columns-repeated="15361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chlüsselkompetenzmodul</text:p>
            <text:p>BA/MA (SK.DH.O1)</text:p>
          </table:table-cell>
          <table:table-cell office:value-type="string" table:style-name="ce1">
            <text:p>Tutorium "Einführung in die</text:p>
            <text:p>Digitale Bild- und</text:p>
            <text:p>Objektwissenschaft</text:p>
          </table:table-cell>
          <table:table-cell office:value-type="string" table:style-name="ce1">
            <text:p>Tutori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Kipke, Marta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chlüsselkompetenzmodul</text:p>
            <text:p>"Digital Humanities" BA/MA</text:p>
            <text:p>(SK.DH.01)</text:p>
          </table:table-cell>
          <table:table-cell office:value-type="string" table:style-name="ce1">
            <text:p>Einführung in die Digitale</text:p>
            <text:p>Bild- und</text:p>
            <text:p>Objektwissenschaft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Langner, Martin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chlüsselkompetenzmodul</text:p>
            <text:p>(Digital Humanities) BA/MA</text:p>
            <text:p>(SK.DH.05)</text:p>
          </table:table-cell>
          <table:table-cell office:value-type="string" table:style-name="ce1">
            <text:p>Einführung in die Python-</text:p>
            <text:p>Programmierung für</text:p>
            <text:p>Geistes- und</text:p>
            <text:p>SozialwissenschaftlerInn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porleder,</text:p>
            <text:p>Caroline</text:p>
          </table:table-cell>
          <table:table-cell office:value-type="string" table:style-name="ce1">
            <text:p>Programmieru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chlüsselkompetenzmodul</text:p>
            <text:p>"Digital Humanities" BA/MA</text:p>
            <text:p>(SK.DH.06)</text:p>
          </table:table-cell>
          <table:table-cell office:value-type="string" table:style-name="ce1">
            <text:p>Auge und Maschine.</text:p>
            <text:p>Methoden und Technik in</text:p>
            <text:p>der Keramikforschung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Hollaender,</text:p>
            <text:p>Julian</text:p>
          </table:table-cell>
          <table:table-cell office:value-type="string" table:style-name="ce1">
            <text:p>Dig. 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chlüsselkompetenzmodul</text:p>
            <text:p>"Digital Humanities" BA/MA</text:p>
            <text:p>(SK.DH.06)</text:p>
          </table:table-cell>
          <table:table-cell office:value-type="string" table:style-name="ce1">
            <text:p>3D Bildbearbeitung mit</text:p>
            <text:p>MeshLab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Böttger, Lucie,</text:p>
            <text:p>Langner, Martin</text:p>
          </table:table-cell>
          <table:table-cell office:value-type="string" table:style-name="ce1">
            <text:p>Software und Tools,</text:p>
            <text:p>Visualisierung,</text:p>
            <text:p>Bildbearbeitung,3D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chlüsselkompetenzmodul</text:p>
            <text:p>"Digital Humanities" BA/MA</text:p>
            <text:p>(SK.DH.07)</text:p>
          </table:table-cell>
          <table:table-cell office:value-type="string" table:style-name="ce1">
            <text:p>Die Geschichte der</text:p>
            <text:p>optischen Illusionsmedien.</text:p>
            <text:p>Von Aristoteles zur VR-</text:p>
            <text:p>Brill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Ehlers, Deborah,</text:p>
            <text:p>Langner, Martin</text:p>
          </table:table-cell>
          <table:table-cell office:value-type="string" table:style-name="ce1">
            <text:p>Software und Tools,</text:p>
            <text:p>Visualisierung,3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<text:span text:style-name="T6">Schlüsselkompetenzmodul</text:span><text:span text:style-name="T6"/></text:p>
            <text:p><text:span text:style-name="T6">"Digital Humanities" BA/MA</text:span><text:span text:style-name="T6"/></text:p>
            <text:p><text:span text:style-name="T6">(SK.DH.10)</text:span><text:span text:style-name="T6"/></text:p>
            <text:p/>
          </table:table-cell>
          <table:table-cell office:value-type="string" table:style-name="ce1">
            <text:p><text:span text:style-name="T6">Distant Reading und Distant Viewing:</text:span><text:span text:style-name="T6"/></text:p>
            <text:p><text:span text:style-name="T6">Quantifizierende Methoden in den Geisteswissenschaften</text:span><text:span text:style-name="T6"/></text:p>
            <text:p/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Langner, Martin</text:p>
          </table:table-cell>
          <table:table-cell office:value-type="string" table:style-name="ce60">
            <text:p>Statistik,Digitale Datenauswertung,Dig.</text:p>
            <text:p>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chlüsselkompetenzmodul</text:p>
            <text:p>"Digital Humanities" BA/MA</text:p>
            <text:p>(SK.DH.10)</text:p>
          </table:table-cell>
          <table:table-cell office:value-type="string" table:style-name="ce1">
            <text:p>Zentrale Texte der Digital</text:p>
            <text:p>Humanitie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Dig. Methoden &amp; Theorien,Digital</text:p>
            <text:p>Humanities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60">
            <text:p>Kunstgeschichtliches Seminar und Kunstsammlung</text:p>
          </table:table-cell>
          <table:table-cell office:value-type="string" table:style-name="ce1">
            <text:p><text:span text:style-name="T6">Schlüsselkompetenzmodul</text:span><text:span text:style-name="T6"/></text:p>
            <text:p><text:span text:style-name="T6">"Digital Humanities" BA/MA</text:span><text:span text:style-name="T6"/></text:p>
            <text:p><text:span text:style-name="T6">(SK.DH.06)</text:span></text:p>
          </table:table-cell>
          <table:table-cell office:value-type="string" table:style-name="ce60">
            <text:p>Inventarisierung und Digitalisierung der Neuzugänge in die Kunstsammlung seit 2009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Sors, Anne-Katrin</text:span><text:span text:style-name="T6"/></text:p>
            <text:p/>
          </table:table-cell>
          <table:table-cell office:value-type="string" table:style-name="ce1">
            <text:p>Digitalisier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<text:span text:style-name="T6">Professuren für Statistik</text:span><text:span text:style-name="T6"/></text:p>
            <text:p><text:span text:style-name="T6">und Ökonometrie</text:span></text:p>
          </table:table-cell>
          <table:table-cell office:value-type="string" table:style-name="ce1">
            <text:p><text:span text:style-name="T6">Schlüsselkompetenzen</text:span><text:span text:style-name="T6"/></text:p>
            <text:p><text:span text:style-name="T6">(SK.DigKo.01.Mp)</text:span></text:p>
          </table:table-cell>
          <table:table-cell office:value-type="string" table:style-name="ce1">
            <text:p>Daten Lesen Lernen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Silbersdorff, Alexander,</text:p>
            <text:p>Säfken, Benjamin,</text:p>
            <text:p>Dammann, Lea,</text:p>
            <text:p>Kruse, René-Marcel</text:p>
          </table:table-cell>
          <table:table-cell office:value-type="string" table:style-name="ce1">
            <text:p>Metadaten,Datenbanken,</text:p>
            <text:p>Datenmanagement,</text:p>
            <text:p>Digitale Datenauswertung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Seminar für Mittlere und Neuere Geschichte</text:p>
          </table:table-cell>
          <table:table-cell office:value-type="string" table:style-name="ce1">
            <text:p>Schlüsselkompetenzmodul</text:p>
            <text:p>"Digital Humanities" BA/MA</text:p>
            <text:p>(SK.DH.08)</text:p>
          </table:table-cell>
          <table:table-cell office:value-type="string" table:style-name="ce1">
            <text:p>Digitale Kartographie in</text:p>
            <text:p>GIS für GeisteswissenschaftlerInn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etersen, Niels</text:p>
          </table:table-cell>
          <table:table-cell office:value-type="string" table:style-name="ce1">
            <text:p>GIS,Dig. Methoden &amp; Theori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Hamburg</text:p>
          </table:table-cell>
          <table:table-cell office:value-type="string" table:style-name="ce1">
            <text:p>Universität Hamburg</text:p>
          </table:table-cell>
          <table:table-cell office:value-type="string" table:style-name="ce1">
            <text:p>Institut für Klassische</text:p>
            <text:p>Archäologie</text:p>
          </table:table-cell>
          <table:table-cell office:value-type="string" table:style-name="ce1">
            <text:p>BA- Klassische Archäologie,</text:p>
            <text:p>Modul Praktische</text:p>
            <text:p>Übungen/Methoden (AÜ)</text:p>
            <text:p>MA - Archäologie und</text:p>
            <text:p>Kulturgeschichte des</text:p>
            <text:p>antiken Mittelmeerraumes</text:p>
            <text:p>(A3)</text:p>
          </table:table-cell>
          <table:table-cell office:value-type="string" table:style-name="ce1">
            <text:p>Was tun mit all den</text:p>
            <text:p>Scherben? Grundlagen der</text:p>
            <text:p>Keramikbearbei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Huy, Sabine</text:p>
          </table:table-cell>
          <table:table-cell office:value-type="string" table:style-name="ce1">
            <text:p>Archivierung,Software</text:p>
            <text:p>und Tools,Visualisierung,</text:p>
            <text:p>Zeichnen,Datenbanken,</text:p>
            <text:p>Datenmanagement,</text:p>
            <text:p>Bildbearbeitung,</text:p>
            <text:p>Fotografie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Hamburg</text:p>
          </table:table-cell>
          <table:table-cell office:value-type="string" table:style-name="ce1">
            <text:p>Universität Hamburg</text:p>
          </table:table-cell>
          <table:table-cell office:value-type="string" table:style-name="ce60">
            <text:p>Institut für Klassische Archäologie</text:p>
          </table:table-cell>
          <table:table-cell office:value-type="string" table:style-name="ce1">
            <text:p><text:span text:style-name="T6">BA - Klassische</text:span><text:span text:style-name="T6"/></text:p>
            <text:p><text:span text:style-name="T6">Archäologie, Modul</text:span><text:span text:style-name="T6"/></text:p>
            <text:p><text:span text:style-name="T6">Praktische</text:span><text:span text:style-name="T6"/></text:p>
            <text:p><text:span text:style-name="T6">Übungen/Methoden (AÜ)</text:span><text:span text:style-name="T6"/></text:p>
            <text:p><text:span text:style-name="T6">MA - Archäologie und</text:span><text:span text:style-name="T6"/></text:p>
            <text:p><text:span text:style-name="T6">Kulturgeschichte des</text:span><text:span text:style-name="T6"/></text:p>
            <text:p><text:span text:style-name="T6">antiken Mittelmeerraumes,</text:span><text:span text:style-name="T6"/></text:p>
            <text:p><text:span text:style-name="T6">Modul Projekt (A3)</text:span></text:p>
          </table:table-cell>
          <table:table-cell office:value-type="string" table:style-name="ce60">
            <text:p>Colonia Ulpia Traiana –</text:p>
            <text:p>Einführung in die Geophysikalische Prospektio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Seifert, Martina,</text:span><text:span text:style-name="T6"/></text:p>
            <text:p><text:span text:style-name="T6">Babucic, Nikola</text:span></text:p>
          </table:table-cell>
          <table:table-cell office:value-type="string" table:style-name="ce60">
            <text:p>Software und Tools,</text:p>
            <text:p>Spatial Analysis,GIS,</text:p>
            <text:p>Geophysik,Digitale Datenauswertung,</text:p>
            <text:p>Digitale Dokumentation,</text:p>
            <text:p>Digital Humanities,</text:p>
            <text:p>Digitale Vermess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Hamburg</text:p>
          </table:table-cell>
          <table:table-cell office:value-type="string" table:style-name="ce1">
            <text:p>Universität Hamburg</text:p>
          </table:table-cell>
          <table:table-cell office:value-type="string" table:style-name="ce60">
            <text:p>Institut für Klassische Archäologie</text:p>
          </table:table-cell>
          <table:table-cell office:value-type="string" table:style-name="ce1">
            <text:p><text:span text:style-name="T6">BA - Klassische</text:span><text:span text:style-name="T6"/></text:p>
            <text:p><text:span text:style-name="T6">Archäologie, Modul</text:span><text:span text:style-name="T6"/></text:p>
            <text:p><text:span text:style-name="T6">Praktische</text:span><text:span text:style-name="T6"/></text:p>
            <text:p><text:span text:style-name="T6">Übungen/Methoden (AÜ)</text:span><text:span text:style-name="T6"/></text:p>
            <text:p><text:span text:style-name="T6">MA - Archäologie und</text:span><text:span text:style-name="T6"/></text:p>
            <text:p><text:span text:style-name="T6">Kulturgeschichte des</text:span><text:span text:style-name="T6"/></text:p>
            <text:p><text:span text:style-name="T6">antiken Mittelmeerraumes,</text:span><text:span text:style-name="T6"/></text:p>
            <text:p><text:span text:style-name="T6">Modul Projekt (A3)</text:span></text:p>
          </table:table-cell>
          <table:table-cell office:value-type="string" table:style-name="ce1">
            <text:p><text:span text:style-name="T6">Fieldschool Xanten –</text:span><text:span text:style-name="T6"/></text:p>
            <text:p><text:span text:style-name="T6">Geophysikalische</text:span><text:span text:style-name="T6"/></text:p>
            <text:p><text:span text:style-name="T6">Prospektionen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eifert, Martina</text:p>
          </table:table-cell>
          <table:table-cell office:value-type="string" table:style-name="ce60">
            <text:p>Spatial Analysis,GIS,</text:p>
            <text:p>Geophysik,Digitale Datenauswertung,Dig.</text:p>
            <text:p>Methoden &amp; Theorien,</text:p>
            <text:p>Digital Humanities,</text:p>
            <text:p>Digitale Vermess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1">
            <text:p>Universität Heidelberg</text:p>
          </table:table-cell>
          <table:table-cell office:value-type="string" table:style-name="ce1">
            <text:p>Institut für Papyrologie</text:p>
          </table:table-cell>
          <table:table-cell office:value-type="string" table:style-name="ce1">
            <text:p>BA, MA, Promotion</text:p>
          </table:table-cell>
          <table:table-cell office:value-type="string" table:style-name="ce1">
            <text:p><text:span text:style-name="T6">Digitale Papyrologie -</text:span><text:span text:style-name="T6"/></text:p>
            <text:p><text:span text:style-name="T6">Digital Papyrology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<text:span text:style-name="T6">Ast, Rodney,</text:span><text:span text:style-name="T6"/></text:p>
            <text:p><text:span text:style-name="T6">Cowey, James</text:span></text:p>
          </table:table-cell>
          <table:table-cell office:value-type="string" table:style-name="ce1">
            <text:p>Datenkuratierung,Dig.</text:p>
            <text:p>Editieren,Online-</text:p>
            <text:p>Ressourcen,</text:p>
            <text:p>Datenbanken,</text:p>
            <text:p>Datenmanagement,</text:p>
            <text:p>Digital Humanities,</text:p>
            <text:p>Digitale Ressourcen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Institut für Klassische Archäologie und Christliche</text:p>
            <text:p>Archäologie</text:p>
          </table:table-cell>
          <table:table-cell office:value-type="string" table:style-name="ce1">
            <text:p>Übergreifende Kompetenzen, Visuelle</text:p>
            <text:p>Kompetenzen</text:p>
          </table:table-cell>
          <table:table-cell office:value-type="string" table:style-name="ce1">
            <text:p>3D-</text:p>
            <text:p>Computerrekonstruktio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3D-Modellier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Institut für Klassische Archäologie und Christliche</text:p>
            <text:p>Archäologie</text:p>
          </table:table-cell>
          <table:table-cell office:value-type="string" table:style-name="ce60">
            <text:p>Übergreifende Kompetenzen, Visuelle Kompetenzen</text:p>
          </table:table-cell>
          <table:table-cell office:value-type="string" table:style-name="ce1">
            <text:p>Digitales Zeichn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Zeichne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60">
            <text:p>Zentrum für Altertumswissenschaften</text:p>
            <text:p>(ZAW) und Interdisziplinäres Zentrum</text:p>
            <text:p>für wissenschaftliches Rechnen (IWR)</text:p>
          </table:table-cell>
          <table:table-cell office:value-type="string" table:style-name="ce60">
            <text:p>Studiengänge der Informatik und Archäologie</text:p>
          </table:table-cell>
          <table:table-cell office:value-type="string" table:style-name="ce60">
            <text:p>3D-Vermessung von Objekten zur Neukonzeption der Antikensamml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Mara, Hubert,</text:span><text:span text:style-name="T6"/></text:p>
            <text:p><text:span text:style-name="T6">Lohmann, Polly</text:span></text:p>
          </table:table-cell>
          <table:table-cell office:value-type="string" table:style-name="ce1">
            <text:p>Software und Tools,</text:p>
            <text:p>Spatial Analysis,</text:p>
            <text:p>Visualisierung,Zeichnen,</text:p>
            <text:p>3D Scan,Digitalisierung,</text:p>
            <text:p>Digitale Vermessung,3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60">
            <text:p>Zentrum für Altertumswissenschaften (ZAW)</text:p>
          </table:table-cell>
          <table:table-cell office:value-type="string" table:style-name="ce1">
            <text:p><text:span text:style-name="T6">BA-UFG 50%: Module A3</text:span><text:span text:style-name="T6"/></text:p>
            <text:p><text:span text:style-name="T6">und A4 sowie B3 und B4</text:span><text:span text:style-name="T6"/></text:p>
            <text:p><text:span text:style-name="T6">BA-UFG 25%: C2, C3 MA-</text:span><text:span text:style-name="T6"/></text:p>
            <text:p><text:span text:style-name="T6">UFG: A4 MA GeoArch: C2</text:span></text:p>
          </table:table-cell>
          <table:table-cell office:value-type="string" table:style-name="ce60">
            <text:p>Statistik und Datenorganisation mit R (1/3): Grundlag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Shinoto, Maria</text:p>
          </table:table-cell>
          <table:table-cell office:value-type="string" table:style-name="ce60">
            <text:p>R,Software und Tools,</text:p>
            <text:p>Statistik,</text:p>
            <text:p>Programmierung,</text:p>
            <text:p>Datenpräsentation,</text:p>
            <text:p>Digitale Datenauswertung,Digital</text:p>
            <text:p>Humanities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2">
            <text:p>Christian-Albrechts-Universität zu Kiel</text:p>
          </table:table-cell>
          <table:table-cell office:value-type="string" table:style-name="ce60">
            <text:p>Institut für Klassische Archäologie</text:p>
          </table:table-cell>
          <table:table-cell office:value-type="string" table:style-name="ce1">
            <text:p>Klassiche Archäologie</text:p>
          </table:table-cell>
          <table:table-cell office:value-type="string" table:style-name="ce1">
            <text:p><text:span text:style-name="T6">Datenbanken und</text:span><text:span text:style-name="T6"/></text:p>
            <text:p><text:span text:style-name="T6">Geographische</text:span><text:span text:style-name="T6"/></text:p>
            <text:p><text:span text:style-name="T6">Informationssysteme (GIS)</text:span><text:span text:style-name="T6"/></text:p>
            <text:p><text:span text:style-name="T6">in der Archäologie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Doronzio, Annarita</text:span><text:span text:style-name="T6"/></text:p>
            <text:p/>
          </table:table-cell>
          <table:table-cell office:value-type="string" table:style-name="ce1">
            <text:p>Software und Tools,GIS,</text:p>
            <text:p>Datenbanke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<text:span text:style-name="T6">Christian-Albrechts-</text:span><text:span text:style-name="T6"/></text:p>
            <text:p><text:span text:style-name="T6">Universität zu Kiel</text:span>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Teil der Module Bg2, Bv2,</text:p>
            <text:p>Bg3, Bv3, Cg2, Cv2, Dg,1</text:p>
            <text:p>Dv1, Dg2, Dv2</text:p>
          </table:table-cell>
          <table:table-cell office:value-type="string" table:style-name="ce1">
            <text:p>Verkehrsgeographie und</text:p>
            <text:p>Wegeforschung in der</text:p>
            <text:p>Archäologie: Anwendungen</text:p>
            <text:p>mit R und GI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D DR. Nakoinz,</text:p>
            <text:p>Oliver</text:p>
          </table:table-cell>
          <table:table-cell office:value-type="string" table:style-name="ce1">
            <text:p>Dig. Editieren,R,</text:p>
            <text:p>Software und Tools,</text:p>
            <text:p>Statistik,</text:p>
            <text:p>Programmierung,GIS,</text:p>
            <text:p>Datenbanken,</text:p>
            <text:p>Datenmanagement,</text:p>
            <text:p>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<text:span text:style-name="T6">Christian-Albrechts-</text:span><text:span text:style-name="T6"/></text:p>
            <text:p><text:span text:style-name="T6">Universität zu Kiel</text:span>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<text:span text:style-name="T6">Teil der Module Bg2, Bv2,</text:span><text:span text:style-name="T6"/></text:p>
            <text:p><text:span text:style-name="T6">Cg2, Cv2, Dg1, Dv1</text:span></text:p>
          </table:table-cell>
          <table:table-cell office:value-type="string" table:style-name="ce1">
            <text:p><text:span text:style-name="T6">AutoCAD: Dokumentation,</text:span><text:span text:style-name="T6"/></text:p>
            <text:p><text:span text:style-name="T6">Aufbereitung und</text:span><text:span text:style-name="T6"/></text:p>
            <text:p><text:span text:style-name="T6">Auswertung in der</text:span><text:span text:style-name="T6"/></text:p>
            <text:p><text:span text:style-name="T6">Archäologie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Dr. Rinne, Christoph</text:p>
          </table:table-cell>
          <table:table-cell office:value-type="string" table:style-name="ce60">
            <text:p>Dig. Editieren,Software</text:p>
            <text:p>und Tools,CAD,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<text:span text:style-name="T6">Christian-Albrechts-</text:span><text:span text:style-name="T6"/></text:p>
            <text:p><text:span text:style-name="T6">Universität zu Kiel</text:span>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<text:span text:style-name="T6">Teil der Module Bg3, Bv3,</text:span><text:span text:style-name="T6"/></text:p>
            <text:p><text:span text:style-name="T6">Cg3, Cv3, Dg1, Dv1, Dg2,</text:span><text:span text:style-name="T6"/></text:p>
            <text:p><text:span text:style-name="T6">Dv2</text:span></text:p>
          </table:table-cell>
          <table:table-cell office:value-type="string" table:style-name="ce1">
            <text:p><text:span text:style-name="T6">Bayesian Statistics in</text:span><text:span text:style-name="T6"/></text:p>
            <text:p><text:span text:style-name="T6">Interpreting Archaeological</text:span><text:span text:style-name="T6"/></text:p>
            <text:p><text:span text:style-name="T6">and Palaeoenvironmental</text:span><text:span text:style-name="T6"/></text:p>
            <text:p><text:span text:style-name="T6">Data: Statistics in Practice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Dr. Schmid, Magdalena</text:p>
          </table:table-cell>
          <table:table-cell office:value-type="string" table:style-name="ce60">
            <text:p>Software und Tools,</text:p>
            <text:p>Statistik,Digitale Datenauswertung,EDV,</text:p>
            <text:p>Digital Humanities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<text:span text:style-name="T6">Christian-Albrechts-</text:span><text:span text:style-name="T6"/></text:p>
            <text:p><text:span text:style-name="T6">Universität zu Kiel</text:span>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Teil der Module Cg2, Cv2,</text:p>
            <text:p>Dg2, Dv2</text:p>
          </table:table-cell>
          <table:table-cell office:value-type="string" table:style-name="ce1">
            <text:p>GIS Einführung: Daten</text:p>
            <text:p>organisieren, analysieren</text:p>
            <text:p>und visualisier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Dr. Rinne, Christoph</text:p>
          </table:table-cell>
          <table:table-cell office:value-type="string" table:style-name="ce1">
            <text:p>Archivierung,Dig.</text:p>
            <text:p>Editieren,Software und</text:p>
            <text:p>Tools,Online-Ressourcen,</text:p>
            <text:p>GIS,Datenmanagement,</text:p>
            <text:p>Digitale Datenauswertung,</text:p>
            <text:p>Digitale Dokumentation,</text:p>
            <text:p>Dig. Methoden &amp; Theorien,Digitalisier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<text:span text:style-name="T6">Christian-Albrechts-</text:span><text:span text:style-name="T6"/></text:p>
            <text:p><text:span text:style-name="T6">Universität zu Kiel</text:span>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<text:span text:style-name="T6">Teil der Module Dg2, Dv2,</text:span><text:span text:style-name="T6"/></text:p>
            <text:p><text:span text:style-name="T6">Eg3, Ev3</text:span></text:p>
          </table:table-cell>
          <table:table-cell office:value-type="string" table:style-name="ce1">
            <text:p><text:span text:style-name="T6">Archäoinformatik -</text:span><text:span text:style-name="T6"/></text:p>
            <text:p><text:span text:style-name="T6">Einzelaspekte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60">
            <text:p>Dr. Rinne, Christoph</text:p>
          </table:table-cell>
          <table:table-cell office:value-type="string" table:style-name="ce60">
            <text:p>Archivierung,</text:p>
            <text:p>Datenkuratierung,</text:p>
            <text:p>Photogrammetrie,R,</text:p>
            <text:p>Software und Tools,</text:p>
            <text:p>Statistik,</text:p>
            <text:p>Programmierung,Online-</text:p>
            <text:p>Ressourcen,Internet,</text:p>
            <text:p>Metadaten,</text:p>
            <text:p>Webtechnologien,GIS,</text:p>
            <text:p>Geophysik,Datenbanken,</text:p>
            <text:p>Datenmanagement,</text:p>
            <text:p>Datenpräsentation,CAD,</text:p>
            <text:p>Bildbearbeitung,3D</text:p>
            <text:p>Scan,Digitale Datenauswertung,</text:p>
            <text:p>Digitale Dokumentation,</text:p>
            <text:p>Dig. Methoden &amp; Theorien,EDV,</text:p>
            <text:p>Fotografie,</text:p>
            <text:p>Digitalisierung,Digital</text:p>
            <text:p>Humanities,Digitale</text:p>
            <text:p>Ressourcen,Digitale</text:p>
            <text:p>Vermessung,3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<text:span text:style-name="T6">Christian-Albrechts-</text:span><text:span text:style-name="T6"/></text:p>
            <text:p><text:span text:style-name="T6">Universität zu Kiel</text:span>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<text:span text:style-name="T6">Teil der Module Eg3, Ev3,</text:span><text:span text:style-name="T6"/></text:p>
            <text:p><text:span text:style-name="T6">Kg2, Kv2</text:span></text:p>
          </table:table-cell>
          <table:table-cell office:value-type="string" table:style-name="ce60">
            <text:p>Geomagnetische Prospektionen in Mecklenburg-Vorpommern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Dr. Kneisel, Jutta</text:p>
          </table:table-cell>
          <table:table-cell office:value-type="string" table:style-name="ce60">
            <text:p>Geophysik,Digitale Datenauswertung,EDV,</text:p>
            <text:p>Digitale Vermess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<text:span text:style-name="T6">Christian-Albrechts-</text:span><text:span text:style-name="T6"/></text:p>
            <text:p><text:span text:style-name="T6">Universität zu Kiel</text:span>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<text:span text:style-name="T6">Teil der Module Eg3, Ev3,</text:span><text:span text:style-name="T6"/></text:p>
            <text:p><text:span text:style-name="T6">Kg2, Kv2</text:span></text:p>
          </table:table-cell>
          <table:table-cell office:value-type="string" table:style-name="ce1">
            <text:p>Geomagnetische</text:p>
            <text:p>Prospektionen in Polen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Dr. Kneisel, Jutta</text:p>
          </table:table-cell>
          <table:table-cell office:value-type="string" table:style-name="ce1">
            <text:p>Geophysik,Digitale Datenauswertung,</text:p>
            <text:p>Digitale Dokumentation,</text:p>
            <text:p>Dig. Methoden &amp; Theorien,EDV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<text:span text:style-name="T6">Christian-Albrechts-</text:span><text:span text:style-name="T6"/></text:p>
            <text:p><text:span text:style-name="T6">Universität zu Kiel</text:span>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<text:span text:style-name="T6">Teil der Module Eg3, Ev3,</text:span><text:span text:style-name="T6"/></text:p>
            <text:p><text:span text:style-name="T6">Kg2, Kv2</text:span></text:p>
          </table:table-cell>
          <table:table-cell office:value-type="string" table:style-name="ce1">
            <text:p><text:span text:style-name="T6">Maritime Archäologie im Schleigebiet - Geophysik</text:span><text:span text:style-name="T6"/></text:p>
            <text:p/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Dr. Rinne, Christoph</text:p>
          </table:table-cell>
          <table:table-cell office:value-type="string" table:style-name="ce60">
            <text:p>Geophysik,Digitale Datenauswertung,</text:p>
            <text:p>Digitale Dokumentation,</text:p>
            <text:p>Dig. Methoden &amp; Theorien,EDV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0">
            <text:p>SM, AM oder EM</text:p>
          </table:table-cell>
          <table:table-cell office:value-type="string" table:style-name="ce60">
            <text:p>Spatial analysis of landscapes and urban environments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Dig.</text:p>
            <text:p>Methoden &amp; Theorien,3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0">
            <text:p>SM, AM oder EM</text:p>
          </table:table-cell>
          <table:table-cell office:value-type="string" table:style-name="ce60">
            <text:p>Spatial analysis of landscapes and urban environment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Paliou, Eleftheria</text:p>
          </table:table-cell>
          <table:table-cell office:value-type="string" table:style-name="ce60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0">
            <text:p>SM, AM oder EM</text:p>
          </table:table-cell>
          <table:table-cell office:value-type="string" table:style-name="ce60">
            <text:p>3D modelling and reconstruction in Archaeology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60">
            <text:p>Hageneuer, Sebastian</text:p>
          </table:table-cell>
          <table:table-cell office:value-type="string" table:style-name="ce1">
            <text:p>3D-Modellierung,</text:p>
            <text:p>Software und Tools,</text:p>
            <text:p>Visualisierung,3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0">
            <text:p>SM, AM oder EM</text:p>
          </table:table-cell>
          <table:table-cell office:value-type="string" table:style-name="ce1">
            <text:p>Theorien und aktuelle Forschungen in der Archäoinformatik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3D-Modellierung,R,</text:p>
            <text:p>Software und Tools,</text:p>
            <text:p>Space Syntax,Spatial</text:p>
            <text:p>Analysis,GIS,3D Scan,</text:p>
            <text:p>Digitale Datenauswertung,Dig. Methoden &amp; Theorien,</text:p>
            <text:p>Digital Humanities,3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0">
            <text:p>SM, AM oder EM</text:p>
          </table:table-cell>
          <table:table-cell office:value-type="string" table:style-name="ce60">
            <text:p>Relational and Spatial database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aliou, Eleftheria</text:p>
          </table:table-cell>
          <table:table-cell office:value-type="string" table:style-name="ce60">
            <text:p>Software und Tools,</text:p>
            <text:p>Programmierung,</text:p>
            <text:p>Metadaten,Web-</text:p>
            <text:p>Kartierung,GIS,</text:p>
            <text:p>Datenbanken,</text:p>
            <text:p>Datenmanagement,</text:p>
            <text:p>Datenpräsentation,</text:p>
            <text:p>Digitale Datenauswertung,</text:p>
            <text:p>Digitale Dokumentation,</text:p>
            <text:p>Dig. Methoden &amp; Theorien,Digitale</text:p>
            <text:p>Ressource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Archäologie BA</text:p>
          </table:table-cell>
          <table:table-cell office:value-type="string" table:style-name="ce60">
            <text:p>Basistechnologien (Archäoinformatik I)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Recht, Alexander</text:p>
          </table:table-cell>
          <table:table-cell office:value-type="string" table:style-name="ce60">
            <text:p>3D-Modellierung,</text:p>
            <text:p>Archivierung,Software</text:p>
            <text:p>und Tools,</text:p>
            <text:p>Programmierung,Online-</text:p>
            <text:p>Ressourcen,</text:p>
            <text:p>Webtechnologien,</text:p>
            <text:p>Zeichnen,GIS,</text:p>
            <text:p>Datenbanken,</text:p>
            <text:p>Datenpräsentation,CAD,</text:p>
            <text:p>Digitale Datenauswertung,EDV,</text:p>
            <text:p>Digitale Ressourcen,3D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Leipzig</text:p>
          </table:table-cell>
          <table:table-cell office:value-type="string" table:style-name="ce1">
            <text:p>Universität Leipzig</text:p>
          </table:table-cell>
          <table:table-cell office:value-type="string" table:style-name="ce1">
            <text:p>Ägyptologisches Institut / Ägyptisches Museum -</text:p>
            <text:p>Geord Steindorff</text:p>
          </table:table-cell>
          <table:table-cell office:value-type="string" table:style-name="ce1">
            <text:p>Bachelor Ägyptologie /</text:p>
            <text:p>Einführung in die</text:p>
            <text:p>Ägyptologie</text:p>
          </table:table-cell>
          <table:table-cell office:value-type="string" table:style-name="ce1">
            <text:p>Verarbeitung digitaler</text:p>
            <text:p>Daten in der Ägyptolog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Naether,</text:p>
            <text:p>Franziska Dr.,</text:p>
            <text:p>Schuffenhauer,</text:p>
            <text:p>Maria BA</text:p>
          </table:table-cell>
          <table:table-cell office:value-type="string" table:style-name="ce1">
            <text:p>Archivierung,Software</text:p>
            <text:p>und Tools,Online-</text:p>
            <text:p>Ressourcen,Internet,</text:p>
            <text:p>Metadaten,Zeichnen,</text:p>
            <text:p>GIS,Digitale</text:p>
            <text:p>Dokumentation,Digital</text:p>
            <text:p>Humanities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<text:span text:style-name="T6">B.A. alt: 2 / 7 /14 / 15 B.A.</text:span><text:span text:style-name="T6"/></text:p>
            <text:p><text:span text:style-name="T6">neu: Quellen, Sachkultur II</text:span><text:span text:style-name="T6"/></text:p>
            <text:p><text:span text:style-name="T6">b, Fachspezifische</text:span><text:span text:style-name="T6"/></text:p>
            <text:p><text:span text:style-name="T6">Sprachen und</text:span><text:span text:style-name="T6"/></text:p>
            <text:p><text:span text:style-name="T6">Schlüsselqualifikationen 1</text:span><text:span text:style-name="T6"/></text:p>
            <text:p><text:span text:style-name="T6">Und 2</text:span></text:p>
          </table:table-cell>
          <table:table-cell office:value-type="string" table:style-name="ce60">
            <text:p>Poseidippos – Epigramme und archäologische Überliefer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<text:span text:style-name="T6">Amedick, Rita,</text:span><text:span text:style-name="T6"/></text:p>
            <text:p><text:span text:style-name="T6">deBrasi, Diego</text:span></text:p>
          </table:table-cell>
          <table:table-cell table:style-name="ce1"/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<text:span text:style-name="T6">B.A. alt: 8 / 14 / 15 B.A.</text:span><text:span text:style-name="T6"/></text:p>
            <text:p><text:span text:style-name="T6">neu: Digitale Archäologie</text:span><text:span text:style-name="T6"/></text:p>
            <text:p><text:span text:style-name="T6">und Methoden</text:span><text:span text:style-name="T6"/></text:p>
            <text:p><text:span text:style-name="T6">Fachspezifische Sprachen</text:span><text:span text:style-name="T6"/></text:p>
            <text:p><text:span text:style-name="T6">und</text:span><text:span text:style-name="T6"/></text:p>
            <text:p><text:span text:style-name="T6">Schlüsselqualifikationen 1</text:span><text:span text:style-name="T6"/></text:p>
            <text:p><text:span text:style-name="T6">Und 2</text:span></text:p>
          </table:table-cell>
          <table:table-cell office:value-type="string" table:style-name="ce60">
            <text:p>Einführung in die Bauaufnahm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<text:span text:style-name="T6">Burwitz,</text:span><text:span text:style-name="T6"/></text:p>
            <text:p><text:span text:style-name="T6">Henning</text:span></text:p>
          </table:table-cell>
          <table:table-cell table:style-name="ce1"/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Vorgeschichtliches Seminar</text:p>
          </table:table-cell>
          <table:table-cell office:value-type="string" table:style-name="ce1">
            <text:p><text:span text:style-name="T6">BA Archäologie Master</text:span><text:span text:style-name="T6"/></text:p>
            <text:p><text:span text:style-name="T6">Prähistorische</text:span><text:span text:style-name="T6"/></text:p>
            <text:p><text:span text:style-name="T6">Archäologie/Geoarchäologie</text:span></text:p>
          </table:table-cell>
          <table:table-cell office:value-type="string" table:style-name="ce60">
            <text:p>Bildgebende Verfahren in der Archäologe: vom Fundobjekt zum 3D-Model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Prof. Felix</text:span><text:span text:style-name="T6"/></text:p>
            <text:p><text:span text:style-name="T6">Teichner</text:span></text:p>
          </table:table-cell>
          <table:table-cell office:value-type="string" table:style-name="ce1">
            <text:p>3D-Modellierung,</text:p>
            <text:p>Photogrammetrie,3D</text:p>
            <text:p>Scan,Fotografie,</text:p>
            <text:p>Digitalisierung,3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Vorgeschichtliches Seminar</text:p>
          </table:table-cell>
          <table:table-cell office:value-type="string" table:style-name="ce1">
            <text:p><text:span text:style-name="T6">BA Archäologie Master</text:span><text:span text:style-name="T6"/></text:p>
            <text:p><text:span text:style-name="T6">Prähistorische</text:span><text:span text:style-name="T6"/></text:p>
            <text:p><text:span text:style-name="T6">Archäologie/Geoarchäologie</text:span></text:p>
          </table:table-cell>
          <table:table-cell office:value-type="string" table:style-name="ce1">
            <text:p><text:span text:style-name="T6">Nicht-invasive Landschaftsarchäologie im</text:span><text:span text:style-name="T6"/></text:p>
            <text:p><text:span text:style-name="T6">Mittleren Donauraum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Prof. Felix</text:span><text:span text:style-name="T6"/></text:p>
            <text:p><text:span text:style-name="T6">Teichner</text:span></text:p>
          </table:table-cell>
          <table:table-cell office:value-type="string" table:style-name="ce1">
            <text:p>Spatial Analysis,GIS,</text:p>
            <text:p>Geophysik,Digital</text:p>
            <text:p>Humanities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60">
            <text:p>Ludwig-Maximilians-Universität München</text:p>
          </table:table-cell>
          <table:table-cell office:value-type="string" table:style-name="ce1">
            <text:p>Institut für Klassische Archäologie</text:p>
          </table:table-cell>
          <table:table-cell office:value-type="string" table:style-name="ce1">
            <text:p>BA Classical Studies BA</text:p>
            <text:p>Naher und Mittlerer Osten</text:p>
            <text:p>BA Antike und Orient BA</text:p>
            <text:p>Archäologie: Europa und</text:p>
            <text:p>Vorderer Orient MA</text:p>
            <text:p>Klassische Archäologie MA</text:p>
            <text:p>Provinzialrömische</text:p>
            <text:p>Archäologie MA</text:p>
            <text:p>Vorderasiatische</text:p>
            <text:p>Archäologie MA Vor- und</text:p>
            <text:p>Frühgeschichtliche</text:p>
            <text:p>Archäologie</text:p>
          </table:table-cell>
          <table:table-cell office:value-type="string" table:style-name="ce1">
            <text:p>Die Biographie eines</text:p>
            <text:p>Heiligtums.</text:p>
            <text:p>Computergestützte</text:p>
            <text:p>Visualisierung und Analyse</text:p>
            <text:p>mit georeferenzierten</text:p>
            <text:p>Datenmodell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Graml,</text:p>
            <text:p>Constanze,</text:p>
            <text:p>Hunziker,</text:p>
            <text:p>Manuel</text:p>
          </table:table-cell>
          <table:table-cell office:value-type="string" table:style-name="ce1">
            <text:p>Online-Ressourcen,</text:p>
            <text:p>Laserscanning,</text:p>
            <text:p>Metadaten,Web-Kartierung,</text:p>
            <text:p>Webtechnologien,GIS,</text:p>
            <text:p>Auszeichnungssprachen,</text:p>
            <text:p>Digitale Datenauswert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60">
            <text:p>Ludwig-Maximilians-Universität München</text:p>
          </table:table-cell>
          <table:table-cell office:value-type="string" table:style-name="ce1">
            <text:p><text:span text:style-name="T6">Institut für Vor- und Frühgeschichtliche Archäologie und Provinzialrömische Archäologie</text:span><text:span text:style-name="T6"/></text:p>
            <text:p/>
          </table:table-cell>
          <table:table-cell office:value-type="string" table:style-name="ce1">
            <text:p><text:span text:style-name="T6">BA Archäologie: Europa</text:span><text:span text:style-name="T6"/></text:p>
            <text:p><text:span text:style-name="T6">und Vorderer Orient MA</text:span><text:span text:style-name="T6"/></text:p>
            <text:p><text:span text:style-name="T6">Vor- und Frühgeschichtliche Doktoranden/innen</text:span><text:span text:style-name="T6"/></text:p>
            <text:p><text:span text:style-name="T6">Archäologie</text:span></text:p>
          </table:table-cell>
          <table:table-cell office:value-type="string" table:style-name="ce1">
            <text:p>Statistik@EisenzeitDigita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Dr. Caroline von</text:span><text:span text:style-name="T6"/></text:p>
            <text:p><text:span text:style-name="T6">Nicolai, Dr.</text:span><text:span text:style-name="T6"/></text:p>
            <text:p><text:span text:style-name="T6">Stephan Lücke,</text:span><text:span text:style-name="T6"/></text:p>
            <text:p><text:span text:style-name="T6">Prof. Dr. Helmut</text:span><text:span text:style-name="T6"/></text:p>
            <text:p><text:span text:style-name="T6">Küchenhoff</text:span></text:p>
          </table:table-cell>
          <table:table-cell office:value-type="string" table:style-name="ce60">
            <text:p>R,Spatial Analysis,</text:p>
            <text:p>Statistik,GIS,Digitale Datenauswertung,Digital</text:p>
            <text:p>Humanitie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1">
            <text:p><text:span text:style-name="T6">Institut für Klassische</text:span><text:span text:style-name="T6"/></text:p>
            <text:p><text:span text:style-name="T6">Archäologie und Christliche</text:span><text:span text:style-name="T6"/></text:p>
            <text:p><text:span text:style-name="T6">Archäologie</text:span></text:p>
          </table:table-cell>
          <table:table-cell office:value-type="string" table:style-name="ce1">
            <text:p><text:span text:style-name="T6">Klassische</text:span><text:span text:style-name="T6"/></text:p>
            <text:p><text:span text:style-name="T6">Archäologie/Praxismodul</text:span></text:p>
          </table:table-cell>
          <table:table-cell office:value-type="string" table:style-name="ce60">
            <text:p>Das Korfsmeyer-Modell der Agora von Athen - Verbereitung einer virtuelllen Station als Vermittlungsmedium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60">
            <text:p>H.-Helge Nieswandt</text:p>
          </table:table-cell>
          <table:table-cell office:value-type="string" table:style-name="ce1">
            <text:p>Digital Humanitie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1">
            <text:p><text:span text:style-name="T6">Historisches Seminar -</text:span><text:span text:style-name="T6"/></text:p>
            <text:p><text:span text:style-name="T6">Abteilung für Ur- und</text:span><text:span text:style-name="T6"/></text:p>
            <text:p><text:span text:style-name="T6">Frühgeschichtliche</text:span><text:span text:style-name="T6"/></text:p>
            <text:p><text:span text:style-name="T6">Archäologie</text:span></text:p>
          </table:table-cell>
          <table:table-cell office:value-type="string" table:style-name="ce1">
            <text:p>MA Modul 2</text:p>
          </table:table-cell>
          <table:table-cell office:value-type="string" table:style-name="ce1">
            <text:p><text:span text:style-name="T6">Theorie und Anwendung statistischer Methoden zur</text:span><text:span text:style-name="T6"/></text:p>
            <text:p><text:span text:style-name="T6">Gräberfeld- und Siedlungsanalyse</text:span><text:span text:style-name="T6"/></text:p>
            <text:p/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<text:span text:style-name="T6">Dr. Frank Siegmund</text:span><text:span text:style-name="T6"/></text:p>
            <text:p/>
          </table:table-cell>
          <table:table-cell office:value-type="string" table:style-name="ce60">
            <text:p>Statistik,Datenbanken,</text:p>
            <text:p>Digitale Datenauswertung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1">
            <text:p>Institut für Ägyptologie und</text:p>
            <text:p>Koptologie</text:p>
          </table:table-cell>
          <table:table-cell office:value-type="string" table:style-name="ce1">
            <text:p>Master-Studiengang</text:p>
            <text:p>"Sprachen und Kulturen</text:p>
            <text:p>Ägyptens und</text:p>
            <text:p>Altvorderasiens"/M21</text:p>
          </table:table-cell>
          <table:table-cell office:value-type="string" table:style-name="ce1">
            <text:p>Analoge und digitiale</text:p>
            <text:p>Dokumentationsmethoden.</text:p>
            <text:p>Einführung in das Zeichnen</text:p>
            <text:p>von Kleinfunden und das</text:p>
            <text:p>elektronische Faksimilier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Alexa Rickert,</text:p>
            <text:p>Anke Ilona</text:p>
            <text:p>Blöbaum</text:p>
          </table:table-cell>
          <table:table-cell office:value-type="string" table:style-name="ce1">
            <text:p>Dig. Editieren,Zeichnen,</text:p>
            <text:p>Digitale Dokumentatio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Potsdam</text:p>
          </table:table-cell>
          <table:table-cell office:value-type="string" table:style-name="ce1">
            <text:p>Universität Potsdam</text:p>
          </table:table-cell>
          <table:table-cell office:value-type="string" table:style-name="ce1">
            <text:p><text:span text:style-name="T6">Institut für Klassische Philologie</text:span><text:span text:style-name="T6"/></text:p>
            <text:p/>
          </table:table-cell>
          <table:table-cell office:value-type="string" table:style-name="ce1">
            <text:p>Wahlbereich</text:p>
          </table:table-cell>
          <table:table-cell office:value-type="string" table:style-name="ce1">
            <text:p><text:span text:style-name="T6">Instrumenta digitalia –</text:span><text:span text:style-name="T6"/></text:p>
            <text:p><text:span text:style-name="T6">Digitale Werkzeuge für Klassische Philologen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Tischer, Ute</text:p>
          </table:table-cell>
          <table:table-cell office:value-type="string" table:style-name="ce1">
            <text:p>Software und Tools,</text:p>
            <text:p>Textanalyse,Online-</text:p>
            <text:p>Ressourcen,Digital</text:p>
            <text:p>Humanities,Digitale</text:p>
            <text:p>Ressourcen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1">
            <text:p><text:span text:style-name="T6">Lehrstuhl für Vor- und</text:span><text:span text:style-name="T6"/></text:p>
            <text:p><text:span text:style-name="T6">Frühgeschichtliche</text:span><text:span text:style-name="T6"/></text:p>
            <text:p><text:span text:style-name="T6">Archäologie</text:span></text:p>
          </table:table-cell>
          <table:table-cell office:value-type="string" table:style-name="ce1">
            <text:p><text:span text:style-name="T6">BA, MA Vor- und</text:span><text:span text:style-name="T6"/></text:p>
            <text:p><text:span text:style-name="T6">Frühgeschichtliche</text:span><text:span text:style-name="T6"/></text:p>
            <text:p><text:span text:style-name="T6">Archäologie (HF, NF)</text:span></text:p>
          </table:table-cell>
          <table:table-cell office:value-type="string" table:style-name="ce1">
            <text:p>Vermessungstechnik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Ostermeier, Nils</text:p>
          </table:table-cell>
          <table:table-cell office:value-type="string" table:style-name="ce1">
            <text:p>Software und Tools,GIS,</text:p>
            <text:p>CAD,Digitale</text:p>
            <text:p>Vermessung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1">
            <text:p><text:span text:style-name="T6">Lehrstuhl für Vor- und</text:span><text:span text:style-name="T6"/></text:p>
            <text:p><text:span text:style-name="T6">Frühgeschichtliche</text:span><text:span text:style-name="T6"/></text:p>
            <text:p><text:span text:style-name="T6">Archäologie</text:span></text:p>
          </table:table-cell>
          <table:table-cell office:value-type="string" table:style-name="ce1">
            <text:p><text:span text:style-name="T6">BA, MA Vor- und</text:span><text:span text:style-name="T6"/></text:p>
            <text:p><text:span text:style-name="T6">Frühgeschichtliche</text:span><text:span text:style-name="T6"/></text:p>
            <text:p><text:span text:style-name="T6">Archäologie (HF, NF)</text:span></text:p>
          </table:table-cell>
          <table:table-cell office:value-type="string" table:style-name="ce1">
            <text:p><text:span text:style-name="T6">Magnetometerprospektionen in Mainfranken</text:span><text:span text:style-name="T6"/>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Ostermeier, Nils</text:p>
          </table:table-cell>
          <table:table-cell office:value-type="string" table:style-name="ce1">
            <text:p>GIS,Geophysik,CAD</text:p>
          </table:table-cell>
          <table:table-cell table:number-columns-repeated="16373"/>
        </table:table-row>
        <table:table-row table:style-name="ro34">
          <table:table-cell office:value-type="string" table:style-name="ce2">
            <text:p>SoSe 2020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60">
            <text:p>Institut für Klassische Philologie</text:p>
          </table:table-cell>
          <table:table-cell office:value-type="string" table:style-name="ce1">
            <text:p><text:span text:style-name="T6">Digital Humanities Master Griechisch</text:span><text:span text:style-name="T6"/></text:p>
            <text:p/>
          </table:table-cell>
          <table:table-cell office:value-type="string" table:style-name="ce1">
            <text:p>Datenbanken zur Antik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Essler, Holger</text:p>
          </table:table-cell>
          <table:table-cell office:value-type="string" table:style-name="ce1">
            <text:p>Metadaten,Datenbanken,</text:p>
            <text:p>Auszeichnungssprachen,</text:p>
            <text:p>Digital Humanities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1">
            <text:p>Philologisch-Historische Fakultät, Klassische Archäologie</text:p>
          </table:table-cell>
          <table:table-cell office:value-type="string" table:style-name="ce1">
            <text:p>BA Kunst- und Kulturgeschichte</text:p>
          </table:table-cell>
          <table:table-cell office:value-type="string" table:style-name="ce60">
            <text:p>Gallia Narbonensis. Roman archaeology and heritage in Provence</text:p>
          </table:table-cell>
          <table:table-cell office:value-type="string" table:style-name="ce1">
            <text:p>Pro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Dr. Annelize Rheeder</text:p>
          </table:table-cell>
          <table:table-cell office:value-type="string" table:style-name="ce61">
            <text:p>Dig. Editieren,Software und Tools,Bildbearbeitung,EDV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1">
            <text:p>Philologisch-Historische Fakultät, Klassische Archäologie</text:p>
          </table:table-cell>
          <table:table-cell office:value-type="string" table:style-name="ce1">
            <text:p>BA und MA Kunst- und Kulturgeschichte</text:p>
          </table:table-cell>
          <table:table-cell office:value-type="string" table:style-name="ce1">
            <text:p>Nachbearbeitung des Akragas Projekts.</text:p>
            <text:p>Digitalisierungsprojekt der Ausgrabung in Agrigent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rof. Dr. Natascha</text:p>
            <text:p>Sojc</text:p>
          </table:table-cell>
          <table:table-cell office:value-type="string" table:style-name="ce1">
            <text:p>Archivierung,Datenbanken,</text:p>
            <text:p>Datenmanagement,Digitale Datenauswertung,Digitale</text:p>
            <text:p>Dokumentation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1">
            <text:p>Philologisch-Historische Fakultät, Klassische Archäologie</text:p>
          </table:table-cell>
          <table:table-cell office:value-type="string" table:style-name="ce1">
            <text:p>MA Kunst- und Kulturgeschichte</text:p>
          </table:table-cell>
          <table:table-cell office:value-type="string" table:style-name="ce1">
            <text:p>The Akragas Project goes online. Ausgrabungen und</text:p>
            <text:p>Forschungen zu extraurbanem Heiligtum</text:p>
            <text:p>und griechischer Polis in Agrigent</text:p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Prof. Dr. Natascha</text:p>
            <text:p>Sojc</text:p>
          </table:table-cell>
          <table:table-cell office:value-type="string" table:style-name="ce1">
            <text:p>Dig. Editieren,Online-</text:p>
            <text:p>Ressourcen,Internet,</text:p>
            <text:p>Datenpräsentation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Freie Universität Berlin</text:p>
          </table:table-cell>
          <table:table-cell office:value-type="string" table:style-name="ce1">
            <text:p>Institut für Klassische Archäologie</text:p>
          </table:table-cell>
          <table:table-cell office:value-type="string" table:style-name="ce1">
            <text:p>Master Klassische Archäologie;</text:p>
            <text:p>Modul: Interdisziplinäre</text:p>
            <text:p>Perspektiven der Klassischen</text:p>
            <text:p>Archäologie</text:p>
          </table:table-cell>
          <table:table-cell office:value-type="string" table:style-name="ce1">
            <text:p>Datenkompetenz und Geoinformationssysteme in Den Altertumswissenschaft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Polla, Silvia</text:p>
          </table:table-cell>
          <table:table-cell office:value-type="string" table:style-name="ce1">
            <text:p>Archivierung,</text:p>
            <text:p>Datenkuratierung,Spatial</text:p>
            <text:p>Analysis,Metadaten,</text:p>
            <text:p>Visualisierung,GIS,</text:p>
            <text:p>Datenbanken,</text:p>
            <text:p>Datenmanagement,</text:p>
            <text:p>Datenpräsentation,</text:p>
            <text:p>Digitale Datenauswertung,</text:p>
            <text:p>Digitale Dokumentation,Dig. Methoden &amp; Theorien,</text:p>
            <text:p>Digitalisierung,Digital Humanities,</text:p>
            <text:p>Digitale Ressourcen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Freie Universität Berlin</text:p>
          </table:table-cell>
          <table:table-cell office:value-type="string" table:style-name="ce1">
            <text:p>Institut für Klassische Archäologie</text:p>
          </table:table-cell>
          <table:table-cell office:value-type="string" table:style-name="ce1">
            <text:p>Master Klassische Archäologie,</text:p>
            <text:p>Modul Interdisziplinäre</text:p>
            <text:p>Perspektiven der Klassischen</text:p>
            <text:p>Archäologie (LV 13964 Seminar</text:p>
            <text:p>+ LV 13965 Projektseminar)</text:p>
          </table:table-cell>
          <table:table-cell office:value-type="string" table:style-name="ce1">
            <text:p>Datenkompetenz und Geoinformationssysteme in Den Altertumswissenschaften (Seminar und Projektseminar)</text:p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Polla, Silvia</text:p>
          </table:table-cell>
          <table:table-cell office:value-type="string" table:style-name="ce1">
            <text:p>GIS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Freie Universität Berlin</text:p>
          </table:table-cell>
          <table:table-cell office:value-type="string" table:style-name="ce1">
            <text:p>Institut für Prähistorische Archäologie</text:p>
          </table:table-cell>
          <table:table-cell office:value-type="string" table:style-name="ce1">
            <text:p>Allgemeine Berufsvorbereitung</text:p>
            <text:p>(ABV) [der Fakultät Geschichts- und Kulturwissenschaften]</text:p>
          </table:table-cell>
          <table:table-cell office:value-type="string" table:style-name="ce1">
            <text:p>Einführung zu statistischem Programmieren mit R für</text:p>
            <text:p>die Geisteswissenschaft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Georg Roth</text:p>
          </table:table-cell>
          <table:table-cell office:value-type="string" table:style-name="ce1">
            <text:p>R,Spatial Analysis,Statistik,</text:p>
            <text:p>Textanalyse,</text:p>
            <text:p>Programmierung,</text:p>
            <text:p>Datenbanken,</text:p>
            <text:p>Datenmanagement,</text:p>
            <text:p>Datenpräsentation,</text:p>
            <text:p>Bildbearbeitung,Digitale Datenauswertung,</text:p>
            <text:p>Dig. Methoden &amp; Theorien,</text:p>
            <text:p>Digital Humanities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Institut für Archäologie</text:p>
          </table:table-cell>
          <table:table-cell office:value-type="string" table:style-name="ce1">
            <text:p>B.A. Archäologie und Kulturgeschichte Nordostafrikas</text:p>
          </table:table-cell>
          <table:table-cell office:value-type="string" table:style-name="ce1">
            <text:p>Ägyptische Sprachdaten digital verarbeiten und</text:p>
            <text:p>Analysier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Lincke, Eliese-Sophia</text:p>
          </table:table-cell>
          <table:table-cell office:value-type="string" table:style-name="ce1">
            <text:p>Textanalyse,</text:p>
            <text:p>Programmierung,Digitale Datenauswertung</text:p>
          </table:table-cell>
          <table:table-cell table:number-columns-repeated="1012" table:style-name="ce2"/>
          <table:table-cell table:number-columns-repeated="15361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Institut für Archäologie</text:p>
          </table:table-cell>
          <table:table-cell office:value-type="string" table:style-name="ce1">
            <text:p><text:span text:style-name="T6">M.A. Archäologie und</text:span><text:span text:style-name="T6"/></text:p>
            <text:p><text:span text:style-name="T6">Kulturgeschichte Nordostafrikas</text:span></text:p>
          </table:table-cell>
          <table:table-cell office:value-type="string" table:style-name="ce60">
            <text:p>Einführung  in die Auswertung  digitaler</text:p>
            <text:p>Ägyptisch-koptischer Textkorpora mit Pytho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erning, Daniel</text:p>
          </table:table-cell>
          <table:table-cell office:value-type="string" table:style-name="ce60">
            <text:p>Textanalyse,</text:p>
            <text:p>Programmierung,Digitale Datenauswertung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Institut für Klassische Philologie</text:p>
          </table:table-cell>
          <table:table-cell office:value-type="string" table:style-name="ce1">
            <text:p>Klassische Philologie</text:p>
          </table:table-cell>
          <table:table-cell office:value-type="string" table:style-name="ce60">
            <text:p>Römische Mythen im sozialgeschichtlichen</text:p>
            <text:p>Kontext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Sterbenc Erker, Darja PD Dr.</text:p>
          </table:table-cell>
          <table:table-cell office:value-type="string" table:style-name="ce1">
            <text:p>Textanalyse,</text:p>
            <text:p>Datenpräsentation,Audio</text:p>
            <text:p>und Video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ern</text:p>
          </table:table-cell>
          <table:table-cell office:value-type="string" table:style-name="ce1">
            <text:p>Universität Bern</text:p>
          </table:table-cell>
          <table:table-cell office:value-type="string" table:style-name="ce60">
            <text:p>Institut für archäologische Wissenschaften</text:p>
          </table:table-cell>
          <table:table-cell office:value-type="string" table:style-name="ce1">
            <text:p>Prähistorische Archäologie</text:p>
          </table:table-cell>
          <table:table-cell office:value-type="string" table:style-name="ce1">
            <text:p>GIS in Archaeology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Hinz, Martin</text:p>
          </table:table-cell>
          <table:table-cell office:value-type="string" table:style-name="ce1">
            <text:p>GIS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60">
            <text:p>Institut für archäologische Wissenschaften</text:p>
          </table:table-cell>
          <table:table-cell office:value-type="string" table:style-name="ce1">
            <text:p><text:span text:style-name="T6">BA Archäologische</text:span><text:span text:style-name="T6"/></text:p>
            <text:p><text:span text:style-name="T6">Wissenschaften und MA</text:span><text:span text:style-name="T6"/></text:p>
            <text:p><text:span text:style-name="T6">Klassische</text:span><text:span text:style-name="T6"/></text:p>
            <text:p><text:span text:style-name="T6">Archäologie/Praktikumsmodul</text:span></text:p>
          </table:table-cell>
          <table:table-cell office:value-type="string" table:style-name="ce60">
            <text:p>Digitalisierung im Museum: Praktische Anwendung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Agelidis, Soi,</text:span><text:span text:style-name="T6"/></text:p>
            <text:p><text:span text:style-name="T6">Latzel, Lucas</text:span></text:p>
          </table:table-cell>
          <table:table-cell office:value-type="string" table:style-name="ce1">
            <text:p>3D-Modellierung,Software</text:p>
            <text:p>und Tools,Visualisierung,3D</text:p>
            <text:p>Scan,Digitale</text:p>
            <text:p>Dokumentation,</text:p>
            <text:p>Digitalisierung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60">
            <text:p>Institut für archäologische Wissenschaften</text:p>
          </table:table-cell>
          <table:table-cell office:value-type="string" table:style-name="ce1">
            <text:p><text:span text:style-name="T6">Einführungsmodul/MA</text:span><text:span text:style-name="T6"/></text:p>
            <text:p><text:span text:style-name="T6">Wirtschafts- und</text:span><text:span text:style-name="T6"/></text:p>
            <text:p><text:span text:style-name="T6">Rohstoffarchäologie</text:span></text:p>
          </table:table-cell>
          <table:table-cell office:value-type="string" table:style-name="ce1">
            <text:p><text:span text:style-name="T6">Angewandte Analysen antiker Landschaften und</text:span><text:span text:style-name="T6"/></text:p>
            <text:p><text:span text:style-name="T6">Verbreitung  von pflanzlichen Rohstoffen mit</text:span><text:span text:style-name="T6"/></text:p>
            <text:p><text:span text:style-name="T6">GIS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eissová, Barbora</text:p>
          </table:table-cell>
          <table:table-cell office:value-type="string" table:style-name="ce1">
            <text:p>Archivierung,</text:p>
            <text:p>Datenkuratierung,Software</text:p>
            <text:p>und Tools,Spatial Analysis,</text:p>
            <text:p>GIS,Datenpräsentation,</text:p>
            <text:p>Digitale Datenauswertung,</text:p>
            <text:p>Digitale Dokumentation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60">
            <text:p>Institut für archäologische Wissenschaften</text:p>
          </table:table-cell>
          <table:table-cell office:value-type="string" table:style-name="ce1">
            <text:p>Optionalbereich</text:p>
          </table:table-cell>
          <table:table-cell office:value-type="string" table:style-name="ce60">
            <text:p>Von der Zeichnung  zum 3D-Modell am Beispiel</text:p>
            <text:p>griechischer Tempe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Latzel, Lucas</text:p>
          </table:table-cell>
          <table:table-cell office:value-type="string" table:style-name="ce1">
            <text:p>3D-Modellierung,Software</text:p>
            <text:p>und Tools,Visualisierung,</text:p>
            <text:p>Datenpräsentation,3D Scan,</text:p>
            <text:p>Dig. Methoden &amp; Theorien,</text:p>
            <text:p>3D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60">
            <text:p>Institut für archäologische Wissenschaften</text:p>
          </table:table-cell>
          <table:table-cell office:value-type="string" table:style-name="ce1">
            <text:p>Optionalbereich</text:p>
          </table:table-cell>
          <table:table-cell office:value-type="string" table:style-name="ce60">
            <text:p>Gestalten mit Adobe und alternativen Free Ware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60">
            <text:p>Haubenthal, Clarissa</text:p>
          </table:table-cell>
          <table:table-cell office:value-type="string" table:style-name="ce1">
            <text:p>Dig. Editieren,Software und</text:p>
            <text:p>Tools,Visualisierung,</text:p>
            <text:p>Datenmanagement,</text:p>
            <text:p>Datenpräsentation,</text:p>
            <text:p>Bildbearbeitung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ochum</text:p>
          </table:table-cell>
          <table:table-cell office:value-type="string" table:style-name="ce1">
            <text:p>Ruhr-Universität Bochum</text:p>
          </table:table-cell>
          <table:table-cell office:value-type="string" table:style-name="ce60">
            <text:p>Institut für archäologische Wissenschaften</text:p>
          </table:table-cell>
          <table:table-cell office:value-type="string" table:style-name="ce1">
            <text:p>Optionalbereich</text:p>
          </table:table-cell>
          <table:table-cell office:value-type="string" table:style-name="ce60">
            <text:p>Editieren mit Adobe und alternativen Free Ware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60">
            <text:p>Haubenthal, Clarissa</text:p>
          </table:table-cell>
          <table:table-cell office:value-type="string" table:style-name="ce1">
            <text:p>Dig. Editieren,Software und</text:p>
            <text:p>Tools,Datenpräsentation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onn</text:p>
          </table:table-cell>
          <table:table-cell office:value-type="string" table:style-name="ce60">
            <text:p>Rheinische Friedrich-Wilhelms-Universität Bonn</text:p>
          </table:table-cell>
          <table:table-cell office:value-type="string" table:style-name="ce1">
            <text:p><text:span text:style-name="T6">Institut für Archäologie und</text:span><text:span text:style-name="T6"/></text:p>
            <text:p><text:span text:style-name="T6">Kulturanthropologie</text:span></text:p>
          </table:table-cell>
          <table:table-cell office:value-type="string" table:style-name="ce1">
            <text:p><text:span text:style-name="T6">Archäologien (B.A., Zwei-Fach-</text:span><text:span text:style-name="T6"/></text:p>
            <text:p><text:span text:style-name="T6">B.A.),</text:span><text:span text:style-name="T6"/></text:p>
            <text:p><text:span text:style-name="T6">Kunstgesch.u.Archäologie</text:span><text:span text:style-name="T6"/></text:p>
            <text:p><text:span text:style-name="T6">(B.A.),</text:span><text:span text:style-name="T6"/></text:p>
            <text:p><text:span text:style-name="T6">Frg.Arch.u.Arch.Röm.Prov.</text:span><text:span text:style-name="T6"/></text:p>
            <text:p><text:span text:style-name="T6">(M.A.), Klassische Archäologie</text:span><text:span text:style-name="T6"/></text:p>
            <text:p><text:span text:style-name="T6">(M.A.), Ägyptologie (M.A.),</text:span><text:span text:style-name="T6"/></text:p>
            <text:p><text:span text:style-name="T6">Altamerikanistik/Ethnol. (M.A.),</text:span><text:span text:style-name="T6"/></text:p>
            <text:p><text:span text:style-name="T6">Kulturs.zu Lateinamerika</text:span><text:span text:style-name="T6"/></text:p>
            <text:p><text:span text:style-name="T6">(M.A.), Anthropology of the</text:span><text:span text:style-name="T6"/></text:p>
            <text:p><text:span text:style-name="T6">Americas (M.A.)</text:span></text:p>
          </table:table-cell>
          <table:table-cell office:value-type="string" table:style-name="ce1">
            <text:p>Archäoinformatik I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Ulrich Wölfel</text:p>
          </table:table-cell>
          <table:table-cell office:value-type="string" table:style-name="ce1">
            <text:p>GIS,Datenbanken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Bonn</text:p>
          </table:table-cell>
          <table:table-cell office:value-type="string" table:style-name="ce60">
            <text:p>Rheinische Friedrich-Wilhelms-Universität Bonn</text:p>
          </table:table-cell>
          <table:table-cell office:value-type="string" table:style-name="ce1">
            <text:p><text:span text:style-name="T6">Institut für Archäologie und</text:span><text:span text:style-name="T6"/></text:p>
            <text:p><text:span text:style-name="T6">Kulturanthropologie</text:span></text:p>
          </table:table-cell>
          <table:table-cell office:value-type="string" table:style-name="ce1">
            <text:p><text:span text:style-name="T6">M.A. Altamerikanistik und</text:span><text:span text:style-name="T6"/></text:p>
            <text:p><text:span text:style-name="T6">Ethnologie, M.A. Anthropology</text:span><text:span text:style-name="T6"/></text:p>
            <text:p><text:span text:style-name="T6">of the Americas B.A.</text:span><text:span text:style-name="T6"/></text:p>
            <text:p><text:span text:style-name="T6">Archäologien M.A.</text:span><text:span text:style-name="T6"/></text:p>
            <text:p><text:span text:style-name="T6">Archäologische Wissenschaften</text:span></text:p>
          </table:table-cell>
          <table:table-cell office:value-type="string" table:style-name="ce60">
            <text:p>Archäologie im 21. Jahrhundert: Fallstudien zur</text:p>
            <text:p>Archäoinformatik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Ulrich Wölfel</text:p>
          </table:table-cell>
          <table:table-cell office:value-type="string" table:style-name="ce1">
            <text:p>Datenkuratierung,</text:p>
            <text:p>Photogrammetrie,Statistik,</text:p>
            <text:p>Visualisierung,GIS,</text:p>
            <text:p>Datenbanken,</text:p>
            <text:p>Datenmanagement,</text:p>
            <text:p>Bildbearbeitung,Digitale</text:p>
            <text:p>Dokumentation,Digitale</text:p>
            <text:p>Vermessung</text:p>
          </table:table-cell>
          <table:table-cell table:number-columns-repeated="3" table:style-name="ce1"/>
          <table:table-cell table:number-columns-repeated="1009" table:style-name="ce2"/>
          <table:table-cell table:number-columns-repeated="15361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Erlangen</text:p>
          </table:table-cell>
          <table:table-cell office:value-type="string" table:style-name="ce1">
            <text:p>Friedrich-Alexander-Universität</text:p>
          </table:table-cell>
          <table:table-cell office:value-type="string" table:style-name="ce60">
            <text:p>Institut für Klassische Archäologie</text:p>
          </table:table-cell>
          <table:table-cell office:value-type="string" table:style-name="ce1">
            <text:p><text:span text:style-name="T6">Archäologische Wissenschaften,</text:span><text:span text:style-name="T6"/></text:p>
            <text:p><text:span text:style-name="T6">Museumspraktikum</text:span></text:p>
          </table:table-cell>
          <table:table-cell office:value-type="string" table:style-name="ce1">
            <text:p><text:span text:style-name="T6">3D-Modellierung  am</text:span><text:span text:style-name="T6"/></text:p>
            <text:p><text:span text:style-name="T6">Beispiel eines antiken</text:span><text:span text:style-name="T6"/></text:p>
            <text:p><text:span text:style-name="T6">Gebäudes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Dr. Süß Jürgen</text:p>
          </table:table-cell>
          <table:table-cell office:value-type="string" table:style-name="ce1">
            <text:p>3D-Modellierung</text:p>
          </table:table-cell>
          <table:table-cell table:number-columns-repeated="3" table:style-name="ce1"/>
          <table:table-cell table:number-columns-repeated="1009" table:style-name="ce2"/>
          <table:table-cell table:number-columns-repeated="15361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K.DH.07</text:p>
          </table:table-cell>
          <table:table-cell office:value-type="string" table:style-name="ce1">
            <text:p><text:span text:style-name="T6">Objekte der Vergangenheit -</text:span><text:span text:style-name="T6"/></text:p>
            <text:p><text:span text:style-name="T6">Sammlungen der Zukunft?</text:span><text:span text:style-name="T6"/></text:p>
            <text:p><text:span text:style-name="T6">Chancen und Herausforderungen der</text:span><text:span text:style-name="T6"/></text:p>
            <text:p><text:span text:style-name="T6">Digitalisierung in 3D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Sonstige</text:p>
          </table:table-cell>
          <table:table-cell office:value-type="string" table:style-name="ce1">
            <text:p>Böttger, Lucie</text:p>
          </table:table-cell>
          <table:table-cell office:value-type="string" table:style-name="ce1">
            <text:p>3D-Modellierung,</text:p>
            <text:p>Visualisierung,3D Scan,Dig.</text:p>
            <text:p>Methoden &amp; Theorien,</text:p>
            <text:p>Digitalisierung,Digital</text:p>
            <text:p>Humanities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K.DH.08; M.DH.16</text:p>
          </table:table-cell>
          <table:table-cell office:value-type="string" table:style-name="ce60">
            <text:p>Historische Quellen kartieren und digital</text:p>
            <text:p>Auswert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GIS,Digital Humanities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SK.DH.08; M.DH.16</text:p>
          </table:table-cell>
          <table:table-cell office:value-type="string" table:style-name="ce60">
            <text:p>Mit Plinius im antiken Rom: Erstellen einer interaktiven Karte</text:p>
            <text:p/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Günther, Elisabeth</text:p>
          </table:table-cell>
          <table:table-cell office:value-type="string" table:style-name="ce1">
            <text:p>GIS,Digitale Datenauswertung,</text:p>
            <text:p>Digital Humanities,</text:p>
            <text:p>Digitale Ressourcen,</text:p>
            <text:p>Digitale Vermessung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<text:span text:style-name="T6">Institut für Klassische</text:span><text:span text:style-name="T6"/></text:p>
            <text:p><text:span text:style-name="T6">Archäologie</text:span></text:p>
          </table:table-cell>
          <table:table-cell office:value-type="string" table:style-name="ce1">
            <text:p><text:span text:style-name="T6">BA Klassische Archäologie,</text:span><text:span text:style-name="T6"/></text:p>
            <text:p><text:span text:style-name="T6">Praxismodul 1 / 2 MA</text:span><text:span text:style-name="T6"/></text:p>
            <text:p><text:span text:style-name="T6">Klassische Archäologie, Modul</text:span><text:span text:style-name="T6"/></text:p>
            <text:p><text:span text:style-name="T6">A3</text:span></text:p>
          </table:table-cell>
          <table:table-cell office:value-type="string" table:style-name="ce1">
            <text:p><text:span text:style-name="T6">Videos selbstgemacht:</text:span><text:span text:style-name="T6"/></text:p>
            <text:p><text:span text:style-name="T6">Produktion von Erklärvideos</text:span><text:span text:style-name="T6"/></text:p>
            <text:p><text:span text:style-name="T6">zur Antikensammlung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Lohmann, Polly</text:p>
          </table:table-cell>
          <table:table-cell office:value-type="string" table:style-name="ce1">
            <text:p>Visualisierung,Audio und</text:p>
            <text:p>Video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<text:span text:style-name="T6">Institut für Klassische</text:span><text:span text:style-name="T6"/></text:p>
            <text:p><text:span text:style-name="T6">Archäologie</text:span></text:p>
          </table:table-cell>
          <table:table-cell office:value-type="string" table:style-name="ce1">
            <text:p><text:span text:style-name="T6">BA Klassische Archäologie,</text:span><text:span text:style-name="T6"/></text:p>
            <text:p><text:span text:style-name="T6">Praxismodul 2 / Übergreifende</text:span><text:span text:style-name="T6"/></text:p>
            <text:p><text:span text:style-name="T6">Kompetenzen MA Klassische</text:span><text:span text:style-name="T6"/></text:p>
            <text:p><text:span text:style-name="T6">Archäologie, Modul A3 / A9</text:span></text:p>
          </table:table-cell>
          <table:table-cell office:value-type="string" table:style-name="ce60">
            <text:p>EDV 3-D-Computerrekonstruktio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üß, Jürgen</text:p>
          </table:table-cell>
          <table:table-cell office:value-type="string" table:style-name="ce60">
            <text:p>3D-Modellierung,</text:p>
            <text:p>Visualisierung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<text:span text:style-name="T6">Institut für Klassische</text:span><text:span text:style-name="T6"/></text:p>
            <text:p><text:span text:style-name="T6">Archäologie</text:span></text:p>
          </table:table-cell>
          <table:table-cell office:value-type="string" table:style-name="ce1">
            <text:p><text:span text:style-name="T6">BA Klassische Archäologie,</text:span><text:span text:style-name="T6"/></text:p>
            <text:p><text:span text:style-name="T6">Praxismodul 2 / Übergreifende</text:span><text:span text:style-name="T6"/></text:p>
            <text:p><text:span text:style-name="T6">Kompetenzen MA Klassische</text:span><text:span text:style-name="T6"/></text:p>
            <text:p><text:span text:style-name="T6">Archäologie, Modul A3 / A9</text:span></text:p>
          </table:table-cell>
          <table:table-cell office:value-type="string" table:style-name="ce60">
            <text:p>EDV Digitale Vortragstechnik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Software und Tools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1">
            <text:p><text:span text:style-name="T6">Institut für Klassische</text:span><text:span text:style-name="T6"/></text:p>
            <text:p><text:span text:style-name="T6">Archäologie</text:span></text:p>
          </table:table-cell>
          <table:table-cell office:value-type="string" table:style-name="ce1">
            <text:p>PM2/ÜK, A3</text:p>
          </table:table-cell>
          <table:table-cell office:value-type="string" table:style-name="ce60">
            <text:p>3-D-Computerrekonstruktio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3D-Modellierung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60">
            <text:p>Zentrum für Altertumswissenschaften (ZAW)</text:p>
          </table:table-cell>
          <table:table-cell office:value-type="string" table:style-name="ce1">
            <text:p><text:span text:style-name="T6">BA-UFG 50%: Module A3 und</text:span><text:span text:style-name="T6"/></text:p>
            <text:p><text:span text:style-name="T6">A4 sowie B3 und B4 BA-UFG</text:span><text:span text:style-name="T6"/></text:p>
            <text:p><text:span text:style-name="T6">25%: C2, C3 MA-UFG: A4 MA</text:span><text:span text:style-name="T6"/></text:p>
            <text:p><text:span text:style-name="T6">GeoArch: C2</text:span></text:p>
          </table:table-cell>
          <table:table-cell office:value-type="string" table:style-name="ce60">
            <text:p>Statistik und Datenorganisation mit R</text:p>
            <text:p>(2/3): Tabellen - Dataframes - Package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Shinoto, Maria</text:p>
          </table:table-cell>
          <table:table-cell office:value-type="string" table:style-name="ce1">
            <text:p>R,Software und Tools,</text:p>
            <text:p>Statistik,Programmierung,</text:p>
            <text:p>Datenpräsentation,Digitale Datenauswertung,Digital Humanities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60">
            <text:p>Teil der Module Bg2, Bg3, Cg2,</text:p>
            <text:p>Dg1, Dg2</text:p>
          </table:table-cell>
          <table:table-cell office:value-type="string" table:style-name="ce1">
            <text:p>Kartierungen mit GI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60">
            <text:p>Dr. phil. Jutta Kneisel</text:p>
          </table:table-cell>
          <table:table-cell office:value-type="string" table:style-name="ce1">
            <text:p>Software und Tools,GIS,</text:p>
            <text:p>Digitale Datenauswertung,</text:p>
            <text:p>EDV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<text:span text:style-name="T6">Teil der Module Bg3, Bv3, Dg2,</text:span><text:span text:style-name="T6"/></text:p>
            <text:p><text:span text:style-name="T6">Dv2</text:span></text:p>
          </table:table-cell>
          <table:table-cell office:value-type="string" table:style-name="ce60">
            <text:p>Quantitative Methoden für Prähistoriker - Einführung in die Statistik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Dr. Christoph Rinne</text:p>
          </table:table-cell>
          <table:table-cell office:value-type="string" table:style-name="ce60">
            <text:p>Datenkuratierung,R,</text:p>
            <text:p>Software und Tools,Statistik,</text:p>
            <text:p>Datenbanken,Digitale Datenauswertung,EDV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<text:span text:style-name="T6">Teil der Module Bv2, Bv3, Cv2,</text:span><text:span text:style-name="T6"/></text:p>
            <text:p><text:span text:style-name="T6">Dv1, Dv2</text:span></text:p>
          </table:table-cell>
          <table:table-cell office:value-type="string" table:style-name="ce60">
            <text:p>Einführung  in die Korrespondenzanalys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60">
            <text:p>Dr. phil. Jutta Kneisel</text:p>
          </table:table-cell>
          <table:table-cell office:value-type="string" table:style-name="ce1">
            <text:p><text:span text:style-name="T6">Digitale Datenauswertung,</text:span><text:span text:style-name="T6"/></text:p>
            <text:p><text:span text:style-name="T6">Dig. Methoden &amp; Theorien,</text:span><text:span text:style-name="T6"/></text:p>
            <text:p><text:span text:style-name="T6">EDV</text:span>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<text:span text:style-name="T6">Teil der Module Cg2, Cv2, Dg1,</text:span><text:span text:style-name="T6"/></text:p>
            <text:p><text:span text:style-name="T6">Dv1, Dg2, Dv2</text:span></text:p>
          </table:table-cell>
          <table:table-cell office:value-type="string" table:style-name="ce1">
            <text:p>Einführung  in 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60">
            <text:p>PD Dr. Oliver Nakoinz</text:p>
          </table:table-cell>
          <table:table-cell office:value-type="string" table:style-name="ce1">
            <text:p>R,Statistik,Datenbanken,</text:p>
            <text:p>Digitale Datenauswertung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<text:span text:style-name="T6">Teil der Module Cg2, Cv2, Dv1,</text:span><text:span text:style-name="T6"/></text:p>
            <text:p><text:span text:style-name="T6">Eg1, Ev1</text:span></text:p>
          </table:table-cell>
          <table:table-cell office:value-type="string" table:style-name="ce1">
            <text:p><text:span text:style-name="T6">Datenbanken und konkrete</text:span><text:span text:style-name="T6"/></text:p>
            <text:p><text:span text:style-name="T6">Anwendungen</text:span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Dr. Christoph Rinne</text:p>
          </table:table-cell>
          <table:table-cell office:value-type="string" table:style-name="ce60">
            <text:p>Software und Tools,</text:p>
            <text:p>Datenbanken,Digitale Datenauswertung,EDV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Teil der Module Eg3, Ev3</text:p>
          </table:table-cell>
          <table:table-cell office:value-type="string" table:style-name="ce60">
            <text:p>Geophysikalische Prospektio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Dr. Christoph Rinne</text:p>
          </table:table-cell>
          <table:table-cell office:value-type="string" table:style-name="ce1">
            <text:p>Geophysik,Digitale Datenauswertung,</text:p>
            <text:p>Digitale Dokumentation,Dig. Methoden &amp; Theorien,</text:p>
            <text:p>Digitale Vermessung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Teil der Module EG3, Ev3</text:p>
          </table:table-cell>
          <table:table-cell office:value-type="string" table:style-name="ce1">
            <text:p>Magnetische Prospektion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, Sonstige</text:p>
          </table:table-cell>
          <table:table-cell office:value-type="string" table:style-name="ce60">
            <text:p>Dr. phil. Jutta Kneisel</text:p>
          </table:table-cell>
          <table:table-cell office:value-type="string" table:style-name="ce1">
            <text:p>Geophysik,Digitalisierung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iel</text:p>
          </table:table-cell>
          <table:table-cell office:value-type="string" table:style-name="ce1">
            <text:p>Christian-Albrechts-Universität zu Kiel</text:p>
          </table:table-cell>
          <table:table-cell office:value-type="string" table:style-name="ce60">
            <text:p>Institut für Ur- und Frühgeschichte</text:p>
          </table:table-cell>
          <table:table-cell office:value-type="string" table:style-name="ce1">
            <text:p><text:span text:style-name="T6">Teil der Module Kv1, Bg2, Bv2,</text:span><text:span text:style-name="T6"/></text:p>
            <text:p><text:span text:style-name="T6">Cg2, Cv2, Dg1, Dv1, Dg2, Dv2</text:span></text:p>
          </table:table-cell>
          <table:table-cell office:value-type="string" table:style-name="ce60">
            <text:p>Archäologische Datenmodellierung und</text:p>
            <text:p>Datenerfass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Sonstige</text:p>
          </table:table-cell>
          <table:table-cell office:value-type="string" table:style-name="ce60">
            <text:p>PD Dr. Oliver Nakoinz</text:p>
          </table:table-cell>
          <table:table-cell office:value-type="string" table:style-name="ce1">
            <text:p>R,Statistik,Datenbanken,</text:p>
            <text:p>EDV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Archäoinformatik AM, EM</text:p>
          </table:table-cell>
          <table:table-cell office:value-type="string" table:style-name="ce1">
            <text:p><text:span text:style-name="T6">Colloquium in Digital</text:span><text:span text:style-name="T6"/></text:p>
            <text:p><text:span text:style-name="T6">Cultural Heritage</text:span></text:p>
          </table:table-cell>
          <table:table-cell office:value-type="string" table:style-name="ce1">
            <text:p>Kolloquium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<text:span text:style-name="T6">Hageneuer, Sebastian,</text:span><text:span text:style-name="T6"/></text:p>
            <text:p><text:span text:style-name="T6">Eide, Oyvind</text:span></text:p>
          </table:table-cell>
          <table:table-cell office:value-type="string" table:style-name="ce1">
            <text:p><text:span text:style-name="T6">Dig. Methoden &amp; Theorien,</text:span><text:span text:style-name="T6"/></text:p>
            <text:p><text:span text:style-name="T6">Digital Humanities</text:span>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<text:span text:style-name="T6">Archäologie/Archäoinformatik</text:span><text:span text:style-name="T6"/></text:p>
            <text:p><text:span text:style-name="T6">im SM, AM oder EM</text:span></text:p>
          </table:table-cell>
          <table:table-cell office:value-type="string" table:style-name="ce60">
            <text:p>3D recording  and documentation of material</text:p>
            <text:p>Cultur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Doktoranden</text:p>
          </table:table-cell>
          <table:table-cell office:value-type="string" table:style-name="ce60">
            <text:p>Hageneuer, Sebastian</text:p>
          </table:table-cell>
          <table:table-cell office:value-type="string" table:style-name="ce1">
            <text:p>Archivierung,</text:p>
            <text:p>Photogrammetrie,</text:p>
            <text:p>Laserscanning,</text:p>
            <text:p>Bildbearbeitung,3D Scan,</text:p>
            <text:p>Digitale Dokumentation,</text:p>
            <text:p>Fotografie,Digitalisierung,</text:p>
            <text:p>Digitale Vermessung,3D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<text:span text:style-name="T6">Archäologie/Archäoinformatik</text:span><text:span text:style-name="T6"/></text:p>
            <text:p><text:span text:style-name="T6">im SM, AM oder EM</text:span></text:p>
          </table:table-cell>
          <table:table-cell office:value-type="string" table:style-name="ce60">
            <text:p>Kernkompetenzen Archäoinformatik II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<text:span text:style-name="T6">Hageneuer, Sebastian,</text:span><text:span text:style-name="T6"/></text:p>
            <text:p><text:span text:style-name="T6">Schmidt, Sophie</text:span></text:p>
          </table:table-cell>
          <table:table-cell office:value-type="string" table:style-name="ce1">
            <text:p>3D-Modellierung,Spatial</text:p>
            <text:p>Analysis,Visualisierung,</text:p>
            <text:p>Zeichnen,GIS,CAD,Digitale</text:p>
            <text:p>Dokumentation,3D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<text:span text:style-name="T6">Archäologie / Aufbaumodul 3:</text:span><text:span text:style-name="T6"/></text:p>
            <text:p><text:span text:style-name="T6">Archäoinformatik,</text:span><text:span text:style-name="T6"/></text:p>
            <text:p><text:span text:style-name="T6">Archäogeophysik,</text:span><text:span text:style-name="T6"/></text:p>
            <text:p><text:span text:style-name="T6">Vermessungs- und</text:span><text:span text:style-name="T6"/></text:p>
            <text:p><text:span text:style-name="T6">Dokumentationstechniken</text:span><text:span text:style-name="T6"/></text:p>
            <text:p><text:span text:style-name="T6">Archäologie / Ergänzungsmodul</text:span><text:span text:style-name="T6"/></text:p>
            <text:p><text:span text:style-name="T6">8: Methodenkompetenz</text:span><text:span text:style-name="T6"/></text:p>
            <text:p><text:span text:style-name="T6">Archäoinformatik</text:span></text:p>
          </table:table-cell>
          <table:table-cell office:value-type="string" table:style-name="ce1">
            <text:p><text:span text:style-name="T6">Praktische Einführung in quantitative Methoden für</text:span><text:span text:style-name="T6"/></text:p>
            <text:p><text:span text:style-name="T6">die Archäologie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chmidt, Sophie</text:p>
          </table:table-cell>
          <table:table-cell office:value-type="string" table:style-name="ce1">
            <text:p>R,Software und Tools,</text:p>
            <text:p>Statistik,Programmierung,</text:p>
            <text:p>Digitale Datenauswertung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1">
            <text:p>Archäologie BA</text:p>
          </table:table-cell>
          <table:table-cell office:value-type="string" table:style-name="ce60">
            <text:p>Archäoinformatik I Basistechnologi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Recht, Alexander</text:p>
          </table:table-cell>
          <table:table-cell office:value-type="string" table:style-name="ce1">
            <text:p>3D-Modellierung,</text:p>
            <text:p>Archivierung,Software und</text:p>
            <text:p>Tools,Programmierung,</text:p>
            <text:p>Online-Ressourcen,</text:p>
            <text:p>Webtechnologien,Zeichnen,</text:p>
            <text:p>GIS,Datenbanken,</text:p>
            <text:p>Datenpräsentation,CAD,</text:p>
            <text:p>Digitale Datenauswertung,</text:p>
            <text:p>EDV,Digitale Ressourcen,3D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Köln</text:p>
          </table:table-cell>
          <table:table-cell office:value-type="string" table:style-name="ce1">
            <text:p>Universität zu Köln</text:p>
          </table:table-cell>
          <table:table-cell office:value-type="string" table:style-name="ce1">
            <text:p><text:span text:style-name="T6">Institut für Afrikanistik und</text:span><text:span text:style-name="T6"/></text:p>
            <text:p><text:span text:style-name="T6">Ägyptologie</text:span></text:p>
          </table:table-cell>
          <table:table-cell office:value-type="string" table:style-name="ce1">
            <text:p><text:span text:style-name="T6">BA/MA Archäologie, BA/MA</text:span><text:span text:style-name="T6"/></text:p>
            <text:p><text:span text:style-name="T6">Afrikanistik und Ägyptologie,</text:span><text:span text:style-name="T6"/></text:p>
            <text:p><text:span text:style-name="T6">BA/MA Antike Sprachen und</text:span><text:span text:style-name="T6"/></text:p>
            <text:p><text:span text:style-name="T6">Kulturen</text:span></text:p>
          </table:table-cell>
          <table:table-cell office:value-type="string" table:style-name="ce60">
            <text:p>Introduction to network analysis in archaeology and</text:p>
            <text:p>ancient history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Lena Tambs</text:p>
          </table:table-cell>
          <table:table-cell office:value-type="string" table:style-name="ce1">
            <text:p>Digital Humanities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Leipzig</text:p>
          </table:table-cell>
          <table:table-cell office:value-type="string" table:style-name="ce1">
            <text:p>Universität Leipzig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<text:span text:style-name="T6">SunoikisisDC - Teil zahlreicher</text:span><text:span text:style-name="T6"/></text:p>
            <text:p><text:span text:style-name="T6">Studiengänge weltweit</text:span></text:p>
          </table:table-cell>
          <table:table-cell office:value-type="string" table:style-name="ce1">
            <text:p><text:span text:style-name="T6">SunoikisisDC-2020-2021 -</text:span><text:span text:style-name="T6"/></text:p>
            <text:p><text:span text:style-name="T6">Digital Classics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<text:span text:style-name="T6">Dr. Franziska</text:span><text:span text:style-name="T6"/></text:p>
            <text:p><text:span text:style-name="T6">Naether und</text:span><text:span text:style-name="T6"/></text:p>
            <text:p><text:span text:style-name="T6">Weitere</text:span></text:p>
          </table:table-cell>
          <table:table-cell office:value-type="string" table:style-name="ce1">
            <text:p>Datenkuratierung,</text:p>
            <text:p>Dig. Editieren,Software und Tools,Textanalyse,</text:p>
            <text:p>Online-Ressourcen,Metadaten,</text:p>
            <text:p>Visualisierung,</text:p>
            <text:p>Webtechnologien,</text:p>
            <text:p>Digitale Datenauswertung,</text:p>
            <text:p>Digital Humanities,</text:p>
            <text:p>Digitale Ressourcen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Leipzig</text:p>
          </table:table-cell>
          <table:table-cell office:value-type="string" table:style-name="ce1">
            <text:p>Universität Leipzig</text:p>
          </table:table-cell>
          <table:table-cell office:value-type="string" table:style-name="ce1">
            <text:p><text:span text:style-name="T6">Institut für klassische Philologie</text:span><text:span text:style-name="T6"/></text:p>
            <text:p><text:span text:style-name="T6">und Komparatistik</text:span></text:p>
          </table:table-cell>
          <table:table-cell office:value-type="string" table:style-name="ce1">
            <text:p><text:span text:style-name="T6">Lehramt Latein Gymnasium /</text:span><text:span text:style-name="T6"/></text:p>
            <text:p><text:span text:style-name="T6">Modul 04-022-1004</text:span></text:p>
          </table:table-cell>
          <table:table-cell office:value-type="string" table:style-name="ce1">
            <text:p><text:span text:style-name="T6">Fachdidaktik des</text:span><text:span text:style-name="T6"/></text:p>
            <text:p><text:span text:style-name="T6">altsprachlichen Unterrichts</text:span><text:span text:style-name="T6"/></text:p>
            <text:p><text:span text:style-name="T6">3,  Thema 3b: Grundsätze</text:span><text:span text:style-name="T6"/></text:p>
            <text:p><text:span text:style-name="T6">des Lernens mit digitalen</text:span><text:span text:style-name="T6"/></text:p>
            <text:p><text:span text:style-name="T6">Medien in den alten</text:span><text:span text:style-name="T6"/></text:p>
            <text:p><text:span text:style-name="T6">Sprachen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, Sonstige</text:p>
          </table:table-cell>
          <table:table-cell office:value-type="string" table:style-name="ce1">
            <text:p><text:span text:style-name="T6">Korn, Matthias,</text:span><text:span text:style-name="T6"/></text:p>
            <text:p><text:span text:style-name="T6">Kauk, Lioba</text:span></text:p>
          </table:table-cell>
          <table:table-cell office:value-type="string" table:style-name="ce1">
            <text:p>Software und Tools,</text:p>
            <text:p>Textanalyse,Online-</text:p>
            <text:p>Ressourcen,Internet,</text:p>
            <text:p>Digitale Ressourcen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inz</text:p>
          </table:table-cell>
          <table:table-cell office:value-type="string" table:style-name="ce60">
            <text:p>Johannes Gutenberg-Universität Mainz</text:p>
          </table:table-cell>
          <table:table-cell office:value-type="string" table:style-name="ce60">
            <text:p>Institut für Altertumswissenschaften</text:p>
          </table:table-cell>
          <table:table-cell office:value-type="string" table:style-name="ce1">
            <text:p>Latinistik</text:p>
          </table:table-cell>
          <table:table-cell office:value-type="string" table:style-name="ce1">
            <text:p><text:span text:style-name="T6">Masterkurs lateinisch -</text:span><text:span text:style-name="T6"/></text:p>
            <text:p><text:span text:style-name="T6">deutsch Übersetzen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Blümer, Wilhelm,</text:span><text:span text:style-name="T6"/></text:p>
            <text:p><text:span text:style-name="T6">Walde, Christine</text:span></text:p>
          </table:table-cell>
          <table:table-cell table:number-columns-repeated="5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inz</text:p>
          </table:table-cell>
          <table:table-cell office:value-type="string" table:style-name="ce60">
            <text:p>Johannes Gutenberg-Universität Mainz</text:p>
          </table:table-cell>
          <table:table-cell office:value-type="string" table:style-name="ce1">
            <text:p>Klassische Archäologie</text:p>
          </table:table-cell>
          <table:table-cell office:value-type="string" table:style-name="ce1">
            <text:p><text:span text:style-name="T6">B.A. Archäologien und B.A.</text:span><text:span text:style-name="T6"/></text:p>
            <text:p><text:span text:style-name="T6">Klassische Archäologie:</text:span><text:span text:style-name="T6"/></text:p>
            <text:p><text:span text:style-name="T6">Praxismodul</text:span></text:p>
          </table:table-cell>
          <table:table-cell office:value-type="string" table:style-name="ce1">
            <text:p><text:span text:style-name="T6">Spring School. Archäologische</text:span><text:span text:style-name="T6"/></text:p>
            <text:p><text:span text:style-name="T6">Rekonstruktion in der digitalen Ära (März 2021)</text:span></text:p>
          </table:table-cell>
          <table:table-cell office:value-type="string" table:style-name="ce1">
            <text:p>Workshop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Junker, Klaus</text:p>
          </table:table-cell>
          <table:table-cell office:value-type="string" table:style-name="ce1">
            <text:p>Visualisierung,3D Scan,</text:p>
            <text:p>Digitale Dokumentation,</text:p>
            <text:p>Digital Humanities</text:p>
          </table:table-cell>
          <table:table-cell table:number-columns-repeated="4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<text:span text:style-name="T6">Griechische Vasen:</text:span><text:span text:style-name="T6"/></text:p>
            <text:p><text:span text:style-name="T6">Funktionen und Techniken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Sonstige</text:p>
          </table:table-cell>
          <table:table-cell office:value-type="string" table:style-name="ce1">
            <text:p>Amedick, Rita</text:p>
          </table:table-cell>
          <table:table-cell table:number-columns-repeated="5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60">
            <text:p>6012120 MA1B, 3012110</text:p>
            <text:p>MA1A, 683010 , 6763475 12b,</text:p>
            <text:p>6763470, 683020, 6763480</text:p>
            <text:p>13a, 6763485 13b, 763480,</text:p>
            <text:p>6012160 MA3b, 6012150</text:p>
            <text:p>MA3a</text:p>
          </table:table-cell>
          <table:table-cell office:value-type="string" table:style-name="ce1">
            <text:p>Bauten Herodes des Großen</text:p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Held, Winfried</text:p>
          </table:table-cell>
          <table:table-cell table:number-columns-repeated="5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1">
            <text:p><text:span text:style-name="T6">6763470 12a, 6763320,</text:span><text:span text:style-name="T6"/></text:p>
            <text:p><text:span text:style-name="T6">6763340, 763610, 763620</text:span></text:p>
          </table:table-cell>
          <table:table-cell office:value-type="string" table:style-name="ce1">
            <text:p>Griechische Tempel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Held, Winfried</text:p>
          </table:table-cell>
          <table:table-cell table:number-columns-repeated="5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1">
            <text:p><text:span text:style-name="T6">6763470 12a, 6763360,</text:span><text:span text:style-name="T6"/></text:p>
            <text:p><text:span text:style-name="T6">763240, 6763480 13a,</text:span><text:span text:style-name="T6"/></text:p>
            <text:p><text:span text:style-name="T6">6763450 10a</text:span></text:p>
          </table:table-cell>
          <table:table-cell office:value-type="string" table:style-name="ce1">
            <text:p><text:span text:style-name="T6">Seminar zur Vorlesung  Rom</text:span><text:span text:style-name="T6"/></text:p>
            <text:p><text:span text:style-name="T6">in der Zeit des Augustus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Amedick, Rita</text:p>
          </table:table-cell>
          <table:table-cell table:number-columns-repeated="5" table:style-name="ce1"/>
          <table:table-cell table:number-columns-repeated="16369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1">
            <text:p><text:span text:style-name="T6">6763470 12a, 6763475 12b,</text:span><text:span text:style-name="T6"/></text:p>
            <text:p><text:span text:style-name="T6">683030, 6012140 MA2b,</text:span><text:span text:style-name="T6"/></text:p>
            <text:p><text:span text:style-name="T6">6012130 MA2a, 763230,</text:span><text:span text:style-name="T6"/></text:p>
            <text:p><text:span text:style-name="T6">763240, 683020, 6763480 13a,</text:span><text:span text:style-name="T6"/></text:p>
            <text:p><text:span text:style-name="T6">6763485 13b, 6763455 10b,</text:span><text:span text:style-name="T6"/></text:p>
            <text:p><text:span text:style-name="T6">6763450 10a, 6012160 MA3b,</text:span><text:span text:style-name="T6"/></text:p>
            <text:p><text:span text:style-name="T6">6012150 MA3a, 6012180</text:span><text:span text:style-name="T6"/></text:p>
            <text:p><text:span text:style-name="T6">MA4b, 6012170 MA4a</text:span></text:p>
          </table:table-cell>
          <table:table-cell office:value-type="string" table:style-name="ce1">
            <text:p>Grabmalerei in Etrurien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Amedick, Rita</text:p>
          </table:table-cell>
          <table:table-cell table:number-columns-repeated="4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1">
            <text:p><text:span text:style-name="T6">6763470 12a, 6763475 12b,</text:span><text:span text:style-name="T6"/></text:p>
            <text:p><text:span text:style-name="T6">683030, 6012140 MA2b,</text:span><text:span text:style-name="T6"/></text:p>
            <text:p><text:span text:style-name="T6">6012130 MA2a, 763230,</text:span><text:span text:style-name="T6"/></text:p>
            <text:p><text:span text:style-name="T6">763240, 683020, 6763480 13a,</text:span><text:span text:style-name="T6"/></text:p>
            <text:p><text:span text:style-name="T6">6763485 13b, 6763455 10b,</text:span><text:span text:style-name="T6"/></text:p>
            <text:p><text:span text:style-name="T6">6763450 10a, 6012160 MA3b,</text:span><text:span text:style-name="T6"/></text:p>
            <text:p><text:span text:style-name="T6">6012150 MA3a, 763480,</text:span><text:span text:style-name="T6"/></text:p>
            <text:p><text:span text:style-name="T6">763240, 6763360, 683010,</text:span><text:span text:style-name="T6"/></text:p>
            <text:p><text:span text:style-name="T6">6012110 MA1a, 6012120 MA1b</text:span></text:p>
          </table:table-cell>
          <table:table-cell office:value-type="string" table:style-name="ce1">
            <text:p><text:span text:style-name="T6">Rom in der Zeit des</text:span><text:span text:style-name="T6"/></text:p>
            <text:p><text:span text:style-name="T6">Augustus</text:span>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Amedick, Rita</text:p>
          </table:table-cell>
          <table:table-cell table:number-columns-repeated="4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1">
            <text:p><text:span text:style-name="T6">683030, 6012140 MA2b,</text:span><text:span text:style-name="T6"/></text:p>
            <text:p><text:span text:style-name="T6">6012130 MA2a, 683020,</text:span><text:span text:style-name="T6"/></text:p>
            <text:p><text:span text:style-name="T6">6763480 13a, 6763485 13b,</text:span><text:span text:style-name="T6"/></text:p>
            <text:p><text:span text:style-name="T6">6763450 10a, 6763455 10b,</text:span><text:span text:style-name="T6"/></text:p>
            <text:p><text:span text:style-name="T6">6012160 MA3b, 6012150</text:span><text:span text:style-name="T6"/></text:p>
            <text:p><text:span text:style-name="T6">MA3a, 6012110 MA1a,</text:span><text:span text:style-name="T6"/></text:p>
            <text:p><text:span text:style-name="T6">6012120 MA1b, 683010</text:span></text:p>
          </table:table-cell>
          <table:table-cell office:value-type="string" table:style-name="ce1">
            <text:p><text:span text:style-name="T6">Häuser von Pompeji und</text:span><text:span text:style-name="T6"/></text:p>
            <text:p><text:span text:style-name="T6">ihre Ausstattung</text:span></text:p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Amedick, Rita</text:p>
          </table:table-cell>
          <table:table-cell table:number-columns-repeated="4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1">
            <text:p><text:span text:style-name="T6">683030, 6763320, 6763340,</text:span><text:span text:style-name="T6"/></text:p>
            <text:p><text:span text:style-name="T6">6012140 MA2b, 6012130</text:span><text:span text:style-name="T6"/></text:p>
            <text:p><text:span text:style-name="T6">MA2a, 763230, 683020,</text:span><text:span text:style-name="T6"/></text:p>
            <text:p><text:span text:style-name="T6">6763480 13a, 6763485 13b,</text:span><text:span text:style-name="T6"/></text:p>
            <text:p><text:span text:style-name="T6">763480, 6763450 10a,</text:span><text:span text:style-name="T6"/></text:p>
            <text:p><text:span text:style-name="T6">6763455 10b, 763450,</text:span><text:span text:style-name="T6"/></text:p>
            <text:p><text:span text:style-name="T6">6763465 11b, 763460,</text:span><text:span text:style-name="T6"/></text:p>
            <text:p><text:span text:style-name="T6">6012160 MA3b, 6012150</text:span><text:span text:style-name="T6"/></text:p>
            <text:p><text:span text:style-name="T6">MA3a</text:span></text:p>
          </table:table-cell>
          <table:table-cell office:value-type="string" table:style-name="ce1">
            <text:p><text:span text:style-name="T6">Griechische Götter. Gestaltwerdung  und</text:span><text:span text:style-name="T6"/></text:p>
            <text:p><text:span text:style-name="T6">Erscheinungsbilder</text:span>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, Sonstige</text:p>
          </table:table-cell>
          <table:table-cell office:value-type="string" table:style-name="ce60">
            <text:p>Grassinger, Dagmar</text:p>
          </table:table-cell>
          <table:table-cell table:number-columns-repeated="4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arburg</text:p>
          </table:table-cell>
          <table:table-cell office:value-type="string" table:style-name="ce1">
            <text:p>Philipps Universität Marburg</text:p>
          </table:table-cell>
          <table:table-cell office:value-type="string" table:style-name="ce1">
            <text:p><text:span text:style-name="T6">Fachbereich 06 Geschichte und</text:span><text:span text:style-name="T6"/></text:p>
            <text:p><text:span text:style-name="T6">Kulturwissenschaften – Archäologisches Seminar</text:span></text:p>
          </table:table-cell>
          <table:table-cell office:value-type="string" table:style-name="ce1">
            <text:p>763110, 6763110 M1, 763920</text:p>
          </table:table-cell>
          <table:table-cell office:value-type="string" table:style-name="ce1">
            <text:p><text:span text:style-name="T6">Einführung  in die Klassische</text:span><text:span text:style-name="T6"/></text:p>
            <text:p><text:span text:style-name="T6">Archäologie</text:span>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Amedick, Rita</text:p>
          </table:table-cell>
          <table:table-cell table:number-columns-repeated="4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60">
            <text:p>Ludwig-Maximilians-Universität München</text:p>
          </table:table-cell>
          <table:table-cell office:value-type="string" table:style-name="ce1">
            <text:p><text:span text:style-name="T6">Department für Kulturwissenschaften und</text:span><text:span text:style-name="T6"/></text:p>
            <text:p><text:span text:style-name="T6">Altertumskunde</text:span></text:p>
          </table:table-cell>
          <table:table-cell office:value-type="string" table:style-name="ce1">
            <text:p><text:span text:style-name="T6">Bachelor Archäologie: Europa</text:span><text:span text:style-name="T6"/></text:p>
            <text:p><text:span text:style-name="T6">und Vorderer Orient</text:span><text:span text:style-name="T6"/></text:p>
            <text:p><text:span text:style-name="T6">(Hauptfach) Bachelor Classical</text:span><text:span text:style-name="T6"/></text:p>
            <text:p><text:span text:style-name="T6">Studies (Hauptfach) Bachelor</text:span><text:span text:style-name="T6"/></text:p>
            <text:p><text:span text:style-name="T6">Antike und Orient (Nebenfach)</text:span><text:span text:style-name="T6"/></text:p>
            <text:p><text:span text:style-name="T6">Master Klassische Archäologie</text:span></text:p>
          </table:table-cell>
          <table:table-cell office:value-type="string" table:style-name="ce1">
            <text:p>Einführung  in die Archäoinformatik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Hunziker, Manuel</text:p>
          </table:table-cell>
          <table:table-cell office:value-type="string" table:style-name="ce1">
            <text:p>3D-Modellierung,Software und Tools,Programmierung,</text:p>
            <text:p>Webtechnologien,Datenbanken,3D Scan,Dig.</text:p>
            <text:p>Methoden &amp; Theorien,EDV,</text:p>
            <text:p>Digital Humanities,3D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60">
            <text:p>Ludwig-Maximilians-Universität München</text:p>
          </table:table-cell>
          <table:table-cell office:value-type="string" table:style-name="ce1">
            <text:p><text:span text:style-name="T6">Institut für Vor- und</text:span><text:span text:style-name="T6"/></text:p>
            <text:p><text:span text:style-name="T6">Frühgeschichtliche Archäologie</text:span><text:span text:style-name="T6"/></text:p>
            <text:p><text:span text:style-name="T6">und Provinzialrömische</text:span><text:span text:style-name="T6"/></text:p>
            <text:p><text:span text:style-name="T6">Archäologie</text:span></text:p>
          </table:table-cell>
          <table:table-cell office:value-type="string" table:style-name="ce1">
            <text:p><text:span text:style-name="T6">Master Vor- und</text:span><text:span text:style-name="T6"/></text:p>
            <text:p><text:span text:style-name="T6">Frühgeschichtliche Archäologie</text:span><text:span text:style-name="T6"/></text:p>
            <text:p><text:span text:style-name="T6">Bachelor Archäologie: Europa</text:span><text:span text:style-name="T6"/></text:p>
            <text:p><text:span text:style-name="T6">und Vorderer Orient</text:span><text:span text:style-name="T6"/></text:p>
            <text:p><text:span text:style-name="T6">(Hauptfach)</text:span></text:p>
          </table:table-cell>
          <table:table-cell office:value-type="string" table:style-name="ce1">
            <text:p><text:a xlink:href="mailto:Statistik@EisenzeitDigital">Statistik@EisenzeitDigital</text:a>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von Nicolai, Caroline,</text:p>
            <text:p>Küchenhoff, Helmut,</text:p>
            <text:p>Lücke, Stephan</text:p>
            <text:p/>
          </table:table-cell>
          <table:table-cell office:value-type="string" table:style-name="ce1">
            <text:p>R,Statistik,Datenbanken,</text:p>
            <text:p>EDV,Digital Humanities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60">
            <text:p>Westfälische Wilhelms-Universität Münster</text:p>
          </table:table-cell>
          <table:table-cell office:value-type="string" table:style-name="ce1">
            <text:p><text:span text:style-name="T6">Historisches Seminar -</text:span><text:span text:style-name="T6"/></text:p>
            <text:p><text:span text:style-name="T6">Abteilung für Ur- und</text:span><text:span text:style-name="T6"/></text:p>
            <text:p><text:span text:style-name="T6">Frühgeschichtliche Archäologie</text:span></text:p>
          </table:table-cell>
          <table:table-cell office:value-type="string" table:style-name="ce1">
            <text:p>MA Modul 2</text:p>
          </table:table-cell>
          <table:table-cell office:value-type="string" table:style-name="ce60">
            <text:p>Geographische Informationssysteme (GIS)</text:p>
            <text:p>in der Archäologi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Dr. Claudia Tappert</text:p>
          </table:table-cell>
          <table:table-cell office:value-type="string" table:style-name="ce1">
            <text:p>Software und Tools,</text:p>
            <text:p>Spatial Analysis,Online-Ressourcen,</text:p>
            <text:p>Internet,Metadaten,GIS,</text:p>
            <text:p>Datenmanagement,Digitale Datenauswertung,</text:p>
            <text:p>Digitalisierung,Digital Humanities,Digitale Ressourcen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60">
            <text:p>Westfälische Wilhelms-Universität Münster</text:p>
          </table:table-cell>
          <table:table-cell office:value-type="string" table:style-name="ce60">
            <text:p>Institut für Altorientalistik und Vorderasiatische Archäologie</text:p>
          </table:table-cell>
          <table:table-cell office:value-type="string" table:style-name="ce1">
            <text:p><text:span text:style-name="T6">BA - Allgemeiner Abschluss -</text:span><text:span text:style-name="T6"/></text:p>
            <text:p><text:span text:style-name="T6">Allgemeine Studien ( AST 4),</text:span><text:span text:style-name="T6"/></text:p>
            <text:p><text:span text:style-name="T6">Master - Antike Kulturen des</text:span><text:span text:style-name="T6"/></text:p>
            <text:p><text:span text:style-name="T6">östl. Mittelmeerraums (AKOEM)</text:span><text:span text:style-name="T6"/></text:p>
            <text:p><text:span text:style-name="T6">(88 995 7), Master - Sprachen</text:span><text:span text:style-name="T6"/></text:p>
            <text:p><text:span text:style-name="T6">und Kulturen Ägyptens und</text:span><text:span text:style-name="T6"/></text:p>
            <text:p><text:span text:style-name="T6">Altvorderasiens, Master -</text:span><text:span text:style-name="T6"/></text:p>
            <text:p><text:span text:style-name="T6">Sprachen und Kulturen</text:span><text:span text:style-name="T6"/></text:p>
            <text:p><text:span text:style-name="T6">Ägyptens und Altvorderasiens</text:span></text:p>
          </table:table-cell>
          <table:table-cell office:value-type="string" table:style-name="ce60">
            <text:p>Auswertung  einer Ausgrabungsdokumentatio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Prof. Dr. Florian</text:span><text:span text:style-name="T6"/></text:p>
            <text:p><text:span text:style-name="T6">Janoscha Kreppner</text:span></text:p>
          </table:table-cell>
          <table:table-cell office:value-type="string" table:style-name="ce1">
            <text:p>Zeichnen,GIS,Datenbanken,</text:p>
            <text:p>Digitale Datenauswertung,</text:p>
            <text:p>Digitale Dokumentation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60">
            <text:p>Westfälische Wilhelms-Universität Münster</text:p>
          </table:table-cell>
          <table:table-cell office:value-type="string" table:style-name="ce60">
            <text:p>Institut für Altorientalistik und Vorderasiatische Archäologie</text:p>
          </table:table-cell>
          <table:table-cell office:value-type="string" table:style-name="ce1">
            <text:p><text:span text:style-name="T6">Master - Sprachen und Kulturen</text:span><text:span text:style-name="T6"/></text:p>
            <text:p><text:span text:style-name="T6">Ägyptens und Altvorderasiens,</text:span><text:span text:style-name="T6"/></text:p>
            <text:p><text:span text:style-name="T6">Master - Antike Kulturen des</text:span><text:span text:style-name="T6"/></text:p>
            <text:p><text:span text:style-name="T6">östl. Mittelmeerraums</text:span><text:span text:style-name="T6"/></text:p>
            <text:p><text:span text:style-name="T6">(AKOEM), Ba - Allgemeiner</text:span><text:span text:style-name="T6"/></text:p>
            <text:p><text:span text:style-name="T6">Abschluss - Allgemeine Studien</text:span></text:p>
          </table:table-cell>
          <table:table-cell office:value-type="string" table:style-name="ce60">
            <text:p>Modellierung  von virtuellen Rekonstruktionen in der Archäologi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<text:span text:style-name="T6">Sebastian</text:span><text:span text:style-name="T6"/></text:p>
            <text:p><text:span text:style-name="T6">Hageneuer, M.A.</text:span></text:p>
          </table:table-cell>
          <table:table-cell office:value-type="string" table:style-name="ce1">
            <text:p>3D-Modellierung,</text:p>
            <text:p>Visualisierung,3D</text:p>
          </table:table-cell>
          <table:table-cell table:number-columns-repeated="3" table:style-name="ce1"/>
          <table:table-cell table:number-columns-repeated="16370"/>
        </table:table-row>
        <table:table-row table:style-name="ro3">
          <table:table-cell office:value-type="string" table:style-name="ce2">
            <text:p>WiSe 2020/21</text:p>
          </table:table-cell>
          <table:table-cell table:style-name="ce2"/>
          <table:table-cell office:value-type="string" table:style-name="ce1">
            <text:p>Stuttgart</text:p>
          </table:table-cell>
          <table:table-cell office:value-type="string" table:style-name="ce1">
            <text:p>Universität Stuttgart</text:p>
          </table:table-cell>
          <table:table-cell office:value-type="string" table:style-name="ce1">
            <text:p><text:span text:style-name="T6">Historisches Institut Abteilung</text:span><text:span text:style-name="T6"/></text:p>
            <text:p><text:span text:style-name="T6">für Alte Geschichte</text:span></text:p>
          </table:table-cell>
          <table:table-cell office:value-type="string" table:style-name="ce1">
            <text:p><text:span text:style-name="T6">BA/MA Geschichte 19210</text:span><text:span text:style-name="T6"/></text:p>
            <text:p><text:span text:style-name="T6">Ergänzung Antike Lehramt</text:span><text:span text:style-name="T6"/></text:p>
            <text:p><text:span text:style-name="T6">Geschichte (GYmPo I) 26920</text:span><text:span text:style-name="T6"/></text:p>
            <text:p><text:span text:style-name="T6">Überblicksmodul Themen der</text:span><text:span text:style-name="T6"/></text:p>
            <text:p><text:span text:style-name="T6">historischen Epochen BA</text:span><text:span text:style-name="T6"/></text:p>
            <text:p><text:span text:style-name="T6">(Lehramt: Geschichte) 58490</text:span><text:span text:style-name="T6"/></text:p>
            <text:p><text:span text:style-name="T6">Kernmodul Themen der</text:span><text:span text:style-name="T6"/></text:p>
            <text:p><text:span text:style-name="T6">historischen Epochen MA</text:span><text:span text:style-name="T6"/></text:p>
            <text:p><text:span text:style-name="T6">(Lehramt: Geschichte) 72600</text:span><text:span text:style-name="T6"/></text:p>
            <text:p><text:span text:style-name="T6">Master-</text:span><text:span text:style-name="T6"/></text:p>
            <text:p><text:span text:style-name="T6">Vertiefungswahlpflichtbereich</text:span><text:span text:style-name="T6"/></text:p>
            <text:p><text:span text:style-name="T6">Themen der Antike</text:span></text:p>
          </table:table-cell>
          <table:table-cell office:value-type="string" table:style-name="ce1">
            <text:p><text:span text:style-name="T6">Historische Oratorik der</text:span><text:span text:style-name="T6"/></text:p>
            <text:p><text:span text:style-name="T6">Antike</text:span>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, Sonstige</text:p>
          </table:table-cell>
          <table:table-cell office:value-type="string" table:style-name="ce1">
            <text:p><text:span text:style-name="T6">Prof. Dr. Peter</text:span><text:span text:style-name="T6"/></text:p>
            <text:p><text:span text:style-name="T6">Scholz</text:span></text:p>
          </table:table-cell>
          <table:table-cell office:value-type="string" table:style-name="ce1">
            <text:p>3D-Modellierung,</text:p>
            <text:p>Textanalyse,Online-</text:p>
            <text:p>Ressourcen,Audio und Video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1">
            <text:p>Philologisch-Historische Fakultät, Klassische Archäologie</text:p>
          </table:table-cell>
          <table:table-cell office:value-type="string" table:style-name="ce1">
            <text:p>Bachelor und Master Kunst-und Kulturgeschichte</text:p>
            <text:p>Aufbaumodul</text:p>
            <text:p>Wahlpflichtbereich: KUK-</text:p>
            <text:p>0008</text:p>
            <text:p>(Praktikum/Projekt/Grabun</text:p>
            <text:p>g) Aufbaumodul</text:p>
            <text:p>Wahlpflichtbereich: KUK-</text:p>
            <text:p>0009</text:p>
            <text:p>(Praktikum/Projekt/Grabun</text:p>
            <text:p>g) Wahlbereich KUK-0026:</text:p>
            <text:p>Praktikum/Projekt/Grabung</text:p>
            <text:p>2 Wahlbereich KUK-0025:</text:p>
            <text:p>Praktikum/Projekt/Grabung</text:p>
            <text:p>1</text:p>
          </table:table-cell>
          <table:table-cell office:value-type="string" table:style-name="ce1">
            <text:p>Nachbearbeitung des Akragas Projekts. Digitalisierungsprojekt der Ausgrabung in Agrigent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rof. Dr. Natascha Sojc</text:p>
          </table:table-cell>
          <table:table-cell office:value-type="string" table:style-name="ce1">
            <text:p>Archivierung,</text:p>
            <text:p>Datenbanken,</text:p>
            <text:p>Datenmanagement,</text:p>
            <text:p>Digitale Datenauswertung,</text:p>
            <text:p>Digitale Dokumentation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1">
            <text:p>Philologisch-Historische Fakultät, Klassische Archäologie</text:p>
          </table:table-cell>
          <table:table-cell office:value-type="string" table:style-name="ce1">
            <text:p>Master Kunst- und</text:p>
            <text:p>Kulturgeschichte</text:p>
            <text:p>Pflichtbereich KUK-0016:</text:p>
            <text:p>Methoden und Theorien 1</text:p>
            <text:p>Pflichtbereich KUK-0019:</text:p>
            <text:p>Methoden und Theorien 2</text:p>
            <text:p>Wahlbereich KUK-0022:</text:p>
            <text:p>Methoden und Theorien</text:p>
            <text:p>Wahlbereich KUK-0024:</text:p>
            <text:p>Methoden und Theorien</text:p>
            <text:p>Wahlbereich KUK-0025:</text:p>
            <text:p>Praktikum/Projekt/Grabung</text:p>
            <text:p>1 Wahlbereich KUK-0026:</text:p>
            <text:p>Praktikum/Projekt/Grabung</text:p>
            <text:p>2</text:p>
          </table:table-cell>
          <table:table-cell office:value-type="string" table:style-name="ce1">
            <text:p>The Akragas Project goes online Part II: Von Website-Gestaltung bis Game-Design</text:p>
          </table:table-cell>
          <table:table-cell office:value-type="string" table:style-name="ce1">
            <text:p>Haupt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Prof. Dr. Natascha Sojc</text:p>
          </table:table-cell>
          <table:table-cell office:value-type="string" table:style-name="ce1">
            <text:p>Online-Ressourcen,</text:p>
            <text:p>Internet,Visualisierung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Augsburg</text:p>
          </table:table-cell>
          <table:table-cell office:value-type="string" table:style-name="ce1">
            <text:p>Universität Augsburg</text:p>
          </table:table-cell>
          <table:table-cell office:value-type="string" table:style-name="ce1">
            <text:p>Philologisch-Historische Fakultät, Klassische Archäologie</text:p>
          </table:table-cell>
          <table:table-cell office:value-type="string" table:style-name="ce1">
            <text:p>Master Kunst- und Kulturgeschichte, Methoden MA</text:p>
            <text:p>und Theorien 2</text:p>
          </table:table-cell>
          <table:table-cell office:value-type="string" table:style-name="ce1">
            <text:p>Museum 360°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Götz, Lisa</text:p>
          </table:table-cell>
          <table:table-cell office:value-type="string" table:style-name="ce1">
            <text:p>Online-Ressourcen,</text:p>
            <text:p>Visualisierung,Digitale</text:p>
            <text:p>Dokumentation,Dig.</text:p>
            <text:p>Methoden &amp; Theorien,</text:p>
            <text:p>Digitale Vermessung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Freie Universität Berlin</text:p>
          </table:table-cell>
          <table:table-cell office:value-type="string" table:style-name="ce1">
            <text:p>Institut für Prähistorische Archäologie</text:p>
          </table:table-cell>
          <table:table-cell office:value-type="string" table:style-name="ce1">
            <text:p>BA Altertumswissenschaften</text:p>
          </table:table-cell>
          <table:table-cell office:value-type="string" table:style-name="ce1">
            <text:p>Viele Daten aufgenommen - und</text:p>
            <text:p>jetzt? Einführung in Statistik für Altertumswissenschaftle</text:p>
            <text:p>Rinn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oth, Georg</text:p>
          </table:table-cell>
          <table:table-cell office:value-type="string" table:style-name="ce1">
            <text:p>Digitale Datenauswertung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Freie Universität Berlin</text:p>
          </table:table-cell>
          <table:table-cell office:value-type="string" table:style-name="ce1">
            <text:p>Institut für Prähistorische Archäologie</text:p>
          </table:table-cell>
          <table:table-cell office:value-type="string" table:style-name="ce1">
            <text:p>BA Altertumswissenschaften</text:p>
          </table:table-cell>
          <table:table-cell office:value-type="string" table:style-name="ce1">
            <text:p>Mehr als bunte Karten. Einführung zu Geographischen</text:p>
            <text:p>Informationssystemen</text:p>
            <text:p>(GIS) für AltertumswissenschaftlerInn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Roth, Georg</text:p>
          </table:table-cell>
          <table:table-cell office:value-type="string" table:style-name="ce1">
            <text:p>GIS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Institut für Archäologie/AKNOA</text:p>
          </table:table-cell>
          <table:table-cell office:value-type="string" table:style-name="ce1">
            <text:p>Master of Arts Archäol.</text:p>
            <text:p>Nordostafrikas Hauptfach (</text:p>
            <text:p>Vertiefung: kein LA;</text:p>
            <text:p>POVersion: 2014 ) ;</text:p>
            <text:p>Bachelor of Arts Archäol.</text:p>
            <text:p>Nordostafrikas Kernfach (</text:p>
            <text:p>Vertiefung: kein LA;</text:p>
            <text:p>POVersion: 2014 ) ;</text:p>
            <text:p>Bachelor of Arts Archäol.</text:p>
            <text:p>Nordostafrikas Zweitfach (</text:p>
            <text:p>Vertiefung: kein LA;</text:p>
            <text:p>POVersion: 2014 );</text:p>
            <text:p>Bachelor of Science</text:p>
            <text:p>Archäol. Nordostafrikas</text:p>
            <text:p>Zweitfach ( Vertiefung: kein</text:p>
            <text:p>LA; POVersion: 2014 )</text:p>
          </table:table-cell>
          <table:table-cell office:value-type="string" table:style-name="ce1">
            <text:p>GIS und Gräberfelder - <text:s/>eine praktische Einführ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Döhl, Rebecca</text:p>
          </table:table-cell>
          <table:table-cell office:value-type="string" table:style-name="ce1">
            <text:p>GIS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Institut für Archäologie/AKNOA</text:p>
          </table:table-cell>
          <table:table-cell office:value-type="string" table:style-name="ce1">
            <text:p>AKNOA: BA4, BA10</text:p>
          </table:table-cell>
          <table:table-cell office:value-type="string" table:style-name="ce1">
            <text:p>Mein Haus, mein Grab, mein Tempel: Archäologische</text:p>
            <text:p>Fundkontext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Hemauer, Eva Maria</text:p>
          </table:table-cell>
          <table:table-cell office:value-type="string" table:style-name="ce1">
            <text:p>Online-Ressourcen,</text:p>
            <text:p>Visualisierung,Dig.</text:p>
            <text:p>Methoden &amp; Theorien,</text:p>
            <text:p>Digitale Ressourcen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Institut für Archäologie/AKNOA</text:p>
          </table:table-cell>
          <table:table-cell office:value-type="string" table:style-name="ce1">
            <text:p>AKNOA: BA7, BA10</text:p>
          </table:table-cell>
          <table:table-cell office:value-type="string" table:style-name="ce1">
            <text:p>Mummies and more: Körper in Theorie und Praxi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Prof. Dr. Alexandra Verbovsek</text:p>
          </table:table-cell>
          <table:table-cell office:value-type="string" table:style-name="ce1">
            <text:p>Programmierung,</text:p>
            <text:p>Datenpräsentation,Dig.</text:p>
            <text:p>Methoden &amp; Theorien,</text:p>
            <text:p>Digital Humanities,</text:p>
            <text:p>Digitale Ressourcen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Bern</text:p>
          </table:table-cell>
          <table:table-cell office:value-type="string" table:style-name="ce1">
            <text:p>Universität Bern</text:p>
          </table:table-cell>
          <table:table-cell office:value-type="string" table:style-name="ce1">
            <text:p>Institut für archäologische Wissenschaften</text:p>
          </table:table-cell>
          <table:table-cell office:value-type="string" table:style-name="ce1">
            <text:p>BA / MA</text:p>
          </table:table-cell>
          <table:table-cell office:value-type="string" table:style-name="ce1">
            <text:p>Statistical methods for archaeological data analysi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Hinz, Martin</text:p>
          </table:table-cell>
          <table:table-cell office:value-type="string" table:style-name="ce1">
            <text:p>R,Statistik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Darmstadt</text:p>
          </table:table-cell>
          <table:table-cell office:value-type="string" table:style-name="ce1">
            <text:p>Technische Universität Darmstadt</text:p>
          </table:table-cell>
          <table:table-cell office:value-type="string" table:style-name="ce1">
            <text:p>Fachgebiet Klassische Archäologie</text:p>
          </table:table-cell>
          <table:table-cell office:value-type="string" table:style-name="ce1">
            <text:p>Architektur</text:p>
          </table:table-cell>
          <table:table-cell office:value-type="string" table:style-name="ce1">
            <text:p>Digitale Bauaufnahm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rüneberg, Clemens</text:p>
          </table:table-cell>
          <table:table-cell office:value-type="string" table:style-name="ce1">
            <text:p>3D-Modellierung,Dig.</text:p>
            <text:p>Editieren,</text:p>
            <text:p>Photogrammetrie,</text:p>
            <text:p>Software und Tools,</text:p>
            <text:p>Metadaten,</text:p>
            <text:p>Visualisierung,</text:p>
            <text:p>Bildbearbeitung,3D Scan,</text:p>
            <text:p>Digitale Dokumentation,</text:p>
            <text:p>Fotografie,Digitale</text:p>
            <text:p>Vermessung,3D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Darmstadt</text:p>
          </table:table-cell>
          <table:table-cell office:value-type="string" table:style-name="ce1">
            <text:p>Technische Universität Darmstadt</text:p>
          </table:table-cell>
          <table:table-cell office:value-type="string" table:style-name="ce1">
            <text:p>Fachgebiet Klassische Archäologie</text:p>
          </table:table-cell>
          <table:table-cell office:value-type="string" table:style-name="ce1">
            <text:p>Architektur</text:p>
          </table:table-cell>
          <table:table-cell office:value-type="string" table:style-name="ce1">
            <text:p>Historische Bauforschung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Brüneberg, Clemens</text:p>
          </table:table-cell>
          <table:table-cell office:value-type="string" table:style-name="ce1">
            <text:p>3D-Modellierung,Photogrammetrie,Metadaten,</text:p>
            <text:p>Visualisierung,</text:p>
            <text:p>Bildbearbeitung,3D Scan,</text:p>
            <text:p>Digitale Datenauswertung,</text:p>
            <text:p>Digitale Dokumentation,</text:p>
            <text:p>Dig. Methoden &amp; Theorien,Fotografie,</text:p>
            <text:p>Digitale Vermessung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Eichstätt</text:p>
          </table:table-cell>
          <table:table-cell office:value-type="string" table:style-name="ce1">
            <text:p>Katholische Universität Eichstätt-Ingolstadt</text:p>
          </table:table-cell>
          <table:table-cell office:value-type="string" table:style-name="ce1">
            <text:p>Professur für Klassische Archäologie</text:p>
          </table:table-cell>
          <table:table-cell office:value-type="string" table:style-name="ce1">
            <text:p>Interdisziplinärer BA</text:p>
            <text:p>Kunstwissenschaften,</text:p>
            <text:p>Teilgebiet Klassische</text:p>
            <text:p>Archäologie, Module:</text:p>
            <text:p>Vertiefung, Konkretisierung,</text:p>
            <text:p>Praktikum</text:p>
          </table:table-cell>
          <table:table-cell office:value-type="string" table:style-name="ce1">
            <text:p>Digitale Präsentation einer archäologischen Sammlung (Internetausstellung)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Burkhardt, Nadin</text:p>
          </table:table-cell>
          <table:table-cell office:value-type="string" table:style-name="ce1">
            <text:p>Software und Tools,</text:p>
            <text:p>Internet,Visualisierung,</text:p>
            <text:p>Datenpräsentation,</text:p>
            <text:p>Bildbearbeitung,Digitale</text:p>
            <text:p>Dokumentation,</text:p>
            <text:p>Fotografie,Digitalisierung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1">
            <text:p>Institut für Archäologische Wissenschaften</text:p>
          </table:table-cell>
          <table:table-cell office:value-type="string" table:style-name="ce1">
            <text:p>BA Archäologische Wissenschaften</text:p>
          </table:table-cell>
          <table:table-cell office:value-type="string" table:style-name="ce1">
            <text:p>Structure from Motion (SfM) als Aufnahmetechnik in der</text:p>
            <text:p>Archäologie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chäffler, Doris</text:p>
          </table:table-cell>
          <table:table-cell office:value-type="string" table:style-name="ce1">
            <text:p>3D-Modellierung,</text:p>
            <text:p>Photogrammetrie,3D</text:p>
            <text:p>Scan,Digitale</text:p>
            <text:p>Datenauswertung,</text:p>
            <text:p>Digitale Dokumentation,</text:p>
            <text:p>Fotografie,Digitale</text:p>
            <text:p>Vermessung,3D</text:p>
          </table:table-cell>
          <table:table-cell table:number-columns-repeated="3" table:style-name="ce1"/>
          <table:table-cell table:number-columns-repeated="16370"/>
        </table:table-row>
        <table:table-row table:style-name="ro20">
          <table:table-cell office:value-type="string" table:style-name="ce2">
            <text:p>SoSe 2021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62">
            <text:p>Institut für Archäologische Wissenschaften</text:p>
          </table:table-cell>
          <table:table-cell office:value-type="string" table:style-name="ce62">
            <text:p>BA Archäologische Wissenschaften</text:p>
          </table:table-cell>
          <table:table-cell office:value-type="string" table:style-name="ce62">
            <text:p>Erstellung einer digitalen archäologischen Karte zur „Neolithisierung“ Afrikas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</text:p>
          </table:table-cell>
          <table:table-cell office:value-type="string" table:style-name="ce62">
            <text:p>Magnavita, Sonja</text:p>
          </table:table-cell>
          <table:table-cell office:value-type="string" table:style-name="ce62">
            <text:p>Web-Kartierung,Digitale Datenauswertung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3">
          <table:table-cell office:value-type="string" table:style-name="ce2">
            <text:p>SoSe 2021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62">
            <text:p>Institut für Archäologische Wissenschaften</text:p>
          </table:table-cell>
          <table:table-cell office:value-type="string" table:style-name="ce62">
            <text:p>BA Archäologische Wissenschaften, MA Vor- und Frühgeschichtliche Archäologie</text:p>
          </table:table-cell>
          <table:table-cell office:value-type="string" table:style-name="ce62">
            <text:p>Quantitative Arbeiten und Forschungsdaten in der Archäologie. Praktische Hilfe für Examenskandidat_innen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, MA, Doktoranden</text:p>
          </table:table-cell>
          <table:table-cell office:value-type="string" table:style-name="ce62">
            <text:p>Gestrich, Nikolas</text:p>
          </table:table-cell>
          <table:table-cell office:value-type="string" table:style-name="ce62">
            <text:p>Software und Tools,Statistik,Datenmanagement,Datenpräsentation,Digitale Datenauswertung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5">
          <table:table-cell office:value-type="string" table:style-name="ce2">
            <text:p>SoSe 2021</text:p>
          </table:table-cell>
          <table:table-cell table:style-name="ce2"/>
          <table:table-cell office:value-type="string" table:style-name="ce2">
            <text:p>Freiburg</text:p>
          </table:table-cell>
          <table:table-cell office:value-type="string" table:style-name="ce2">
            <text:p>Albert-Ludwigs-Universität</text:p>
          </table:table-cell>
          <table:table-cell office:value-type="string" table:style-name="ce62">
            <text:p>Abteilung für Voderasiatische<text:s/><text:span text:style-name="T6">Archäologie und</text:span><text:span text:style-name="T6"/></text:p>
            <text:p><text:span text:style-name="T6">Altorientalische Philologie, Institut für Archäologische Wissenschaften</text:span></text:p>
          </table:table-cell>
          <table:table-cell office:value-type="string" table:style-name="ce63">
            <text:p>B.A. /M.A. Vorderasiatische Altertumskunde</text:p>
          </table:table-cell>
          <table:table-cell office:value-type="string" table:style-name="ce62">
            <text:p>Digitale Ressourcen in der Altorientalistik</text:p>
          </table:table-cell>
          <table:table-cell office:value-type="string" table:style-name="ce62">
            <text:p>Seminar</text:p>
          </table:table-cell>
          <table:table-cell office:value-type="string" table:style-name="ce62">
            <text:p>BA, MA</text:p>
          </table:table-cell>
          <table:table-cell office:value-type="string" table:style-name="ce62">
            <text:p>Prof. Dr. Pruszinszky, Regome</text:p>
          </table:table-cell>
          <table:table-cell office:value-type="string" table:style-name="ce62">
            <text:p>Digitale Ressourcen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46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Hamburg</text:p>
          </table:table-cell>
          <table:table-cell office:value-type="string" table:style-name="ce62">
            <text:p>Universität Hamburg</text:p>
          </table:table-cell>
          <table:table-cell office:value-type="string" table:style-name="ce62">
            <text:p>Archäologie und Kulturgeschichte des antiken Mittelmeerraumes</text:p>
          </table:table-cell>
          <table:table-cell office:value-type="string" table:style-name="ce62">
            <text:p>BA Klassische Archäologie</text:p>
          </table:table-cell>
          <table:table-cell office:value-type="string" table:style-name="ce62">
            <text:p>3D-Digitalisierung in der Archäologie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</text:p>
          </table:table-cell>
          <table:table-cell office:value-type="string" table:style-name="ce62">
            <text:p>Schwenn, Fabian</text:p>
          </table:table-cell>
          <table:table-cell office:value-type="string" table:style-name="ce62">
            <text:p>3D-Modellierung,</text:p>
            <text:p>Photogrammetrie,</text:p>
            <text:p>Software und Tools,</text:p>
            <text:p>Laserscanning,</text:p>
            <text:p>Visualisierung,</text:p>
            <text:p>Bildbearbeitung,3D Scan,</text:p>
            <text:p>Digitale Datenauswertung,3D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47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Hamburg</text:p>
          </table:table-cell>
          <table:table-cell office:value-type="string" table:style-name="ce62">
            <text:p>Universität Hamburg</text:p>
          </table:table-cell>
          <table:table-cell office:value-type="string" table:style-name="ce62">
            <text:p>Archäologie und Kulturgeschichte des antiken Mittelmeerraumes</text:p>
          </table:table-cell>
          <table:table-cell office:value-type="string" table:style-name="ce62">
            <text:p>BA Klassische Archäologie, MA Archäologie und Kulturgeschichte des antiken Mittelmeerraumes</text:p>
          </table:table-cell>
          <table:table-cell office:value-type="string" table:style-name="ce62">
            <text:p>Methoden der Feldarbeit und Grabungsdokumentation am Beispiel der Forschungsgrabung von Milet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, MA</text:p>
          </table:table-cell>
          <table:table-cell office:value-type="string" table:style-name="ce62">
            <text:p>Steinmann, Lisa</text:p>
          </table:table-cell>
          <table:table-cell office:value-type="string" table:style-name="ce62">
            <text:p>Datenkuratierung,</text:p>
            <text:p>Software und Tools,</text:p>
            <text:p>Ausgrabungsdokumentation,Datenbanken,</text:p>
            <text:p>Datenmanagement,</text:p>
            <text:p>Datenpräsentation,</text:p>
            <text:p>Digitale Datenauswertung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48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Hamburg</text:p>
          </table:table-cell>
          <table:table-cell office:value-type="string" table:style-name="ce62">
            <text:p>Universität Hamburg</text:p>
          </table:table-cell>
          <table:table-cell office:value-type="string" table:style-name="ce62">
            <text:p>Archäologie und Kulturgeschichte des antiken Mittelmeerraumes</text:p>
          </table:table-cell>
          <table:table-cell office:value-type="string" table:style-name="ce62">
            <text:p>BA Klassische Archäologie (Ü, WB1-FV), MA Archäologie und Kulturgeschichte des antiken Mittelmeerraumes (MMA-A3, MMA-WB-FV)</text:p>
          </table:table-cell>
          <table:table-cell office:value-type="string" table:style-name="ce62">
            <text:p>Fieldschool Xanten – Geophysikalische Prospektionen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, MA</text:p>
          </table:table-cell>
          <table:table-cell office:value-type="string" table:style-name="ce62">
            <text:p>Seifert, Martina, Babucic, Nikola</text:p>
          </table:table-cell>
          <table:table-cell office:value-type="string" table:style-name="ce62">
            <text:p>Geophysik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0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62">
            <text:p>Heidelberg Center for Cultural Heritage</text:p>
          </table:table-cell>
          <table:table-cell office:value-type="string" table:style-name="ce62">
            <text:p>Master, Praxismodul</text:p>
          </table:table-cell>
          <table:table-cell office:value-type="string" table:style-name="ce62">
            <text:p>3D-Visualisierung von (Wohn)Gebäuden in Uruk-Warka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MA</text:p>
          </table:table-cell>
          <table:table-cell office:value-type="string" table:style-name="ce62">
            <text:p>Süß, Jürgen</text:p>
          </table:table-cell>
          <table:table-cell office:value-type="string" table:style-name="ce62">
            <text:p>3D-Modellierung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62">
            <text:p>Institut für Klassische Archäologie</text:p>
          </table:table-cell>
          <table:table-cell office:value-type="string" table:style-name="ce62">
            <text:p>Klassische Archäologie</text:p>
          </table:table-cell>
          <table:table-cell office:value-type="string" table:style-name="ce62">
            <text:p>Archäologie digital am Beispiel von Zeichnungen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</text:p>
          </table:table-cell>
          <table:table-cell office:value-type="string" table:style-name="ce62">
            <text:p>Süß, Jürgen</text:p>
          </table:table-cell>
          <table:table-cell office:value-type="string" table:style-name="ce62">
            <text:p>Software und Tools,Zeichnen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62">
            <text:p>Institut für Klassische Archäologie</text:p>
          </table:table-cell>
          <table:table-cell office:value-type="string" table:style-name="ce62">
            <text:p>Klassische Archäologie</text:p>
          </table:table-cell>
          <table:table-cell office:value-type="string" table:style-name="ce62">
            <text:p>3D Computerrekonstruktion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</text:p>
          </table:table-cell>
          <table:table-cell office:value-type="string" table:style-name="ce62">
            <text:p>Süß, Jürgen</text:p>
          </table:table-cell>
          <table:table-cell office:value-type="string" table:style-name="ce62">
            <text:p>3D-Modellierung,Software und Tools,3D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3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Heidelberg</text:p>
          </table:table-cell>
          <table:table-cell office:value-type="string" table:style-name="ce2">
            <text:p>Ruprecht-Karls-Universität Heidelberg</text:p>
          </table:table-cell>
          <table:table-cell office:value-type="string" table:style-name="ce62">
            <text:p>Zentrum für Altertumswissenschaften Ur- und Frühgeschichte und Vorderasiatische Archäologie</text:p>
          </table:table-cell>
          <table:table-cell office:value-type="string" table:style-name="ce62">
            <text:p><text:s/>BA-UFG 50%: Module A3 <text:s/>und A4 sowie B3 und B4 und BA-UFG 25%: C2, C3 MA- UFG: A4 MA GeoArch: C2</text:p>
          </table:table-cell>
          <table:table-cell office:value-type="string" table:style-name="ce62">
            <text:p>Statistik und Datenorganisation mit R (3/3): Statistische und archäologische Konzepte und ihre Umsetzung in „R“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, MA, Doktoranden</text:p>
          </table:table-cell>
          <table:table-cell office:value-type="string" table:style-name="ce62">
            <text:p>Shinoto, Maria</text:p>
          </table:table-cell>
          <table:table-cell office:value-type="string" table:style-name="ce62">
            <text:p>R,Statistik,Datenmanagement,Digital Humanities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46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iel</text:p>
          </table:table-cell>
          <table:table-cell office:value-type="string" table:style-name="ce62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62">
            <text:p>Prähistorische und Historische Archäologie,Teil der Module Bg1, Bv1, Cg1, Cv1, Kv1</text:p>
          </table:table-cell>
          <table:table-cell office:value-type="string" table:style-name="ce62">
            <text:p>Landschaftsarchäologische Modellierung</text:p>
          </table:table-cell>
          <table:table-cell office:value-type="string" table:style-name="ce62">
            <text:p>Vorlesung</text:p>
          </table:table-cell>
          <table:table-cell office:value-type="string" table:style-name="ce62">
            <text:p>BA, MA, Sonstige</text:p>
          </table:table-cell>
          <table:table-cell office:value-type="string" table:style-name="ce62">
            <text:p>Nakoinz, Oliver</text:p>
          </table:table-cell>
          <table:table-cell office:value-type="string" table:style-name="ce62">
            <text:p>R,Software und Tools,</text:p>
            <text:p>Spatial Analysis,</text:p>
            <text:p>Programmierung,</text:p>
            <text:p>Visualisierung,</text:p>
            <text:p>Datenpräsentation,Dig.</text:p>
            <text:p>Methoden &amp; Theorien,</text:p>
            <text:p>EDV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49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iel</text:p>
          </table:table-cell>
          <table:table-cell office:value-type="string" table:style-name="ce62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62">
            <text:p>Prähistorische und</text:p>
            <text:p>Historische Archäologie, Teil</text:p>
            <text:p>der Module Bg3, Bv3, Cg2,</text:p>
            <text:p>Cv2, Dg2, Dv2, Eg1, Ev1</text:p>
          </table:table-cell>
          <table:table-cell office:value-type="string" table:style-name="ce62">
            <text:p>GIS Einführung: Daten organisieren,</text:p>
            <text:p>analysieren und visualisieren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, MA, Sonstige</text:p>
          </table:table-cell>
          <table:table-cell office:value-type="string" table:style-name="ce62">
            <text:p>Rinne, Christoph</text:p>
          </table:table-cell>
          <table:table-cell office:value-type="string" table:style-name="ce62">
            <text:p>Software und Tools,</text:p>
            <text:p>Spatial Analysis,Statistik,</text:p>
            <text:p>Visualisierung,GIS,</text:p>
            <text:p>Datenbanken,</text:p>
            <text:p>Datenmanagement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iel</text:p>
          </table:table-cell>
          <table:table-cell office:value-type="string" table:style-name="ce62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62">
            <text:p>Prähistorische und</text:p>
            <text:p>Historische Archäologie, Teil der Module Dg1, Dv1, Dg2,</text:p>
            <text:p>Dv2</text:p>
          </table:table-cell>
          <table:table-cell office:value-type="string" table:style-name="ce62">
            <text:p>Digitale Medien und Kooperation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BA, MA, Sonstige</text:p>
          </table:table-cell>
          <table:table-cell office:value-type="string" table:style-name="ce62">
            <text:p>Rinne, Christoph</text:p>
          </table:table-cell>
          <table:table-cell office:value-type="string" table:style-name="ce62">
            <text:p>Dig. Editieren,R,Software und Tools,Online-Ressourcen,Internet,Datenbanken,EDV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3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iel</text:p>
          </table:table-cell>
          <table:table-cell office:value-type="string" table:style-name="ce62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62">
            <text:p>Prähistorische und Historische Archäologie, Teil</text:p>
            <text:p>der Module Eg3, Ev3</text:p>
          </table:table-cell>
          <table:table-cell office:value-type="string" table:style-name="ce62">
            <text:p>Geländepraktikum: Prospektion Warburg-</text:p>
            <text:p>Menne</text:p>
          </table:table-cell>
          <table:table-cell office:value-type="string" table:style-name="ce62">
            <text:p>Praktikum</text:p>
          </table:table-cell>
          <table:table-cell office:value-type="string" table:style-name="ce62">
            <text:p>BA, MA</text:p>
          </table:table-cell>
          <table:table-cell office:value-type="string" table:style-name="ce62">
            <text:p>Rinne, Christoph</text:p>
          </table:table-cell>
          <table:table-cell office:value-type="string" table:style-name="ce62">
            <text:p>Visualisierung,Geophysik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3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iel</text:p>
          </table:table-cell>
          <table:table-cell office:value-type="string" table:style-name="ce62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62">
            <text:p>Prähistorische und Historische Archäologie, Teil</text:p>
            <text:p>der Module Eg3, Ev3, Kg2, Kv2</text:p>
          </table:table-cell>
          <table:table-cell office:value-type="string" table:style-name="ce62">
            <text:p>Geomagnetische Prospektionen in Mecklenburg-Vorpommern</text:p>
          </table:table-cell>
          <table:table-cell office:value-type="string" table:style-name="ce62">
            <text:p>Praktikum</text:p>
          </table:table-cell>
          <table:table-cell office:value-type="string" table:style-name="ce62">
            <text:p>BA, MA, Sonstige</text:p>
          </table:table-cell>
          <table:table-cell office:value-type="string" table:style-name="ce62">
            <text:p>Dr. phil. Jutta Kneisel</text:p>
          </table:table-cell>
          <table:table-cell office:value-type="string" table:style-name="ce62">
            <text:p>Visualisierung,Geophysik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3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iel</text:p>
          </table:table-cell>
          <table:table-cell office:value-type="string" table:style-name="ce62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62">
            <text:p>Prähistorische und Historische Archäologie, Teil</text:p>
            <text:p>der Module Eg3, Ev3, Kg2, Kv2</text:p>
          </table:table-cell>
          <table:table-cell office:value-type="string" table:style-name="ce62">
            <text:p>Geomagnetische Prospektionen in Polen</text:p>
          </table:table-cell>
          <table:table-cell office:value-type="string" table:style-name="ce62">
            <text:p>Praktikum</text:p>
          </table:table-cell>
          <table:table-cell office:value-type="string" table:style-name="ce62">
            <text:p>BA, MA, Sonstige</text:p>
          </table:table-cell>
          <table:table-cell office:value-type="string" table:style-name="ce62">
            <text:p>Dr. phil. Jutta Kneisel</text:p>
          </table:table-cell>
          <table:table-cell office:value-type="string" table:style-name="ce62">
            <text:p>Visualisierung,Geophysik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50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iel</text:p>
          </table:table-cell>
          <table:table-cell office:value-type="string" table:style-name="ce62">
            <text:p>Christian-Albrechts-Universität zu Kiel</text:p>
          </table:table-cell>
          <table:table-cell office:value-type="string" table:style-name="ce1">
            <text:p>Institut für Ur- und Frühgeschichte</text:p>
          </table:table-cell>
          <table:table-cell office:value-type="string" table:style-name="ce62">
            <text:p>Prähistorische und Historische Archäologie, Teil</text:p>
            <text:p>Des Moduls Kv2</text:p>
          </table:table-cell>
          <table:table-cell office:value-type="string" table:style-name="ce62">
            <text:p>Praktische Übung Landschaftsarchäologisches</text:p>
            <text:p>Modellierungspraktikum</text:p>
          </table:table-cell>
          <table:table-cell office:value-type="string" table:style-name="ce62">
            <text:p>Übung</text:p>
          </table:table-cell>
          <table:table-cell office:value-type="string" table:style-name="ce62">
            <text:p>MA, Sonstige</text:p>
          </table:table-cell>
          <table:table-cell office:value-type="string" table:style-name="ce62">
            <text:p>Nakoinz, Oliver</text:p>
          </table:table-cell>
          <table:table-cell office:value-type="string" table:style-name="ce62">
            <text:p>R,Software und Tools,</text:p>
            <text:p>Spatial Analysis,Statistik,</text:p>
            <text:p>Programmierung,</text:p>
            <text:p>Visualisierung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48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öln</text:p>
          </table:table-cell>
          <table:table-cell office:value-type="string" table:style-name="ce62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2">
            <text:p>Archäoinformatik im SM</text:p>
            <text:p>oder EM</text:p>
          </table:table-cell>
          <table:table-cell office:value-type="string" table:style-name="ce62">
            <text:p>Theorien und aktuelle</text:p>
            <text:p>Forschungen in der</text:p>
            <text:p>Archäoinformatik</text:p>
          </table:table-cell>
          <table:table-cell office:value-type="string" table:style-name="ce62">
            <text:p>Seminar</text:p>
          </table:table-cell>
          <table:table-cell office:value-type="string" table:style-name="ce62">
            <text:p>MA, Doktoranden</text:p>
          </table:table-cell>
          <table:table-cell office:value-type="string" table:style-name="ce62">
            <text:p>Paliou, Eleftheria</text:p>
          </table:table-cell>
          <table:table-cell office:value-type="string" table:style-name="ce62">
            <text:p>Software und Tools,</text:p>
            <text:p>Online-Ressourcen,Dig.</text:p>
            <text:p>Methoden &amp; Theorien,</text:p>
            <text:p>Digital Humanities,</text:p>
            <text:p>Digitale Ressourcen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49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öln</text:p>
          </table:table-cell>
          <table:table-cell office:value-type="string" table:style-name="ce62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2">
            <text:p>Archäoinformatik im SM, AM</text:p>
            <text:p>oder EM</text:p>
          </table:table-cell>
          <table:table-cell office:value-type="string" table:style-name="ce62">
            <text:p>Spatial analysis of landscapes and urban environments</text:p>
          </table:table-cell>
          <table:table-cell office:value-type="string" table:style-name="ce62">
            <text:p>Vorlesung</text:p>
          </table:table-cell>
          <table:table-cell office:value-type="string" table:style-name="ce62">
            <text:p>MA, Doktoranden</text:p>
          </table:table-cell>
          <table:table-cell office:value-type="string" table:style-name="ce62">
            <text:p>Paliou, Eleftheria</text:p>
          </table:table-cell>
          <table:table-cell office:value-type="string" table:style-name="ce62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number-columns-repeated="2" table:style-name="ce62"/>
          <table:table-cell table:style-name="ce1"/>
          <table:table-cell table:number-columns-repeated="16370"/>
        </table:table-row>
        <table:table-row table:style-name="ro20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öln</text:p>
          </table:table-cell>
          <table:table-cell office:value-type="string" table:style-name="ce62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2">
            <text:p>Archäoinformatik im SM, AM</text:p>
            <text:p>oder EM</text:p>
          </table:table-cell>
          <table:table-cell office:value-type="string" table:style-name="ce62">
            <text:p>Spatial analysis of landscapes and urban environments, Übung zur LV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62">
            <text:p>Paliou, Eleftheria</text:p>
          </table:table-cell>
          <table:table-cell office:value-type="string" table:style-name="ce1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number-columns-repeated="3" table:style-name="ce1"/>
          <table:table-cell table:number-columns-repeated="16370"/>
        </table:table-row>
        <table:table-row table:style-name="ro20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öln</text:p>
          </table:table-cell>
          <table:table-cell office:value-type="string" table:style-name="ce62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2">
            <text:p>Archäoinformatik im SM, AM</text:p>
            <text:p>oder EM</text:p>
          </table:table-cell>
          <table:table-cell office:value-type="string" table:style-name="ce1">
            <text:p>3D modelling and reconstruction in Archaeology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A, Doktoranden</text:p>
          </table:table-cell>
          <table:table-cell office:value-type="string" table:style-name="ce1">
            <text:p>Hageneuer, Sebastian</text:p>
          </table:table-cell>
          <table:table-cell office:value-type="string" table:style-name="ce1">
            <text:p>3D-Modellierung,</text:p>
            <text:p>Software und Tools,</text:p>
            <text:p>Online-Ressourcen,</text:p>
            <text:p>Visualisierung,</text:p>
            <text:p>Datenmanagement,</text:p>
            <text:p>Datenpräsentation,Dig.</text:p>
            <text:p>Methoden &amp; Theorien,</text:p>
            <text:p>Digitale Ressourcen,3D</text:p>
          </table:table-cell>
          <table:table-cell table:number-columns-repeated="3" table:style-name="ce1"/>
          <table:table-cell table:number-columns-repeated="16370"/>
        </table:table-row>
        <table:table-row table:style-name="ro20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Köln</text:p>
          </table:table-cell>
          <table:table-cell office:value-type="string" table:style-name="ce62">
            <text:p>Universität zu Köln</text:p>
          </table:table-cell>
          <table:table-cell office:value-type="string" table:style-name="ce1">
            <text:p>Archäologisches Institut</text:p>
          </table:table-cell>
          <table:table-cell office:value-type="string" table:style-name="ce62">
            <text:p>Archäoinformatik im SM, AM</text:p>
            <text:p>oder EM</text:p>
          </table:table-cell>
          <table:table-cell office:value-type="string" table:style-name="ce1">
            <text:p>Kernkompetenzen Archäoinformatik I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62">
            <text:p>Paliou, Eleftheria</text:p>
          </table:table-cell>
          <table:table-cell office:value-type="string" table:style-name="ce1">
            <text:p>3D-Modellierung,Spatial</text:p>
            <text:p>Analysis,Visualisierung,</text:p>
            <text:p>Zeichnen,GIS,CAD,</text:p>
            <text:p>Digitale Dokumentation,</text:p>
            <text:p>3D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Mainz</text:p>
          </table:table-cell>
          <table:table-cell office:value-type="string" table:style-name="ce62">
            <text:p>Johannes Gutenberg-Universität Mainz</text:p>
          </table:table-cell>
          <table:table-cell office:value-type="string" table:style-name="ce1">
            <text:p>Institut für Altertumswissenschaften</text:p>
          </table:table-cell>
          <table:table-cell office:value-type="string" table:style-name="ce1">
            <text:p>Digitale Methodik in den Geistes- und Kulturwissenschaften, Altorientalische Philologie</text:p>
          </table:table-cell>
          <table:table-cell office:value-type="string" table:style-name="ce1">
            <text:p>Exploration von digitalen Werkzeugen in der Altertumsforschung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Mara, Hubert</text:p>
          </table:table-cell>
          <table:table-cell office:value-type="string" table:style-name="ce1">
            <text:p>3D-Modellierung,</text:p>
            <text:p>Datenkuratierung,</text:p>
            <text:p>Software und Tools,</text:p>
            <text:p>Metadaten,</text:p>
            <text:p>Datenmanagement,</text:p>
            <text:p>Datenpräsentation,3D</text:p>
            <text:p>Scan,Digitale Datenauswertung,Dig.</text:p>
            <text:p>Methoden &amp; Theorien,</text:p>
            <text:p>Digital Humanities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Mainz</text:p>
          </table:table-cell>
          <table:table-cell office:value-type="string" table:style-name="ce62">
            <text:p>Johannes Gutenberg-Universität Mainz</text:p>
          </table:table-cell>
          <table:table-cell office:value-type="string" table:style-name="ce1">
            <text:p>Institut für Altertumswissenschaften</text:p>
          </table:table-cell>
          <table:table-cell office:value-type="string" table:style-name="ce1">
            <text:p>Ägyptologie/Altorientalistik <text:s/>(Bachelor/Master)</text:p>
          </table:table-cell>
          <table:table-cell office:value-type="string" table:style-name="ce1">
            <text:p>Geschichte und Objekte ägyptologischer Sammlungen weltweit: Vorberietung einer virtuellen Exkursion</text:p>
          </table:table-cell>
          <table:table-cell office:value-type="string" table:style-name="ce1">
            <text:p>Exkursio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Gerhards, Simone</text:p>
          </table:table-cell>
          <table:table-cell office:value-type="string" table:style-name="ce1">
            <text:p>Software und Tools,</text:p>
            <text:p>Online-Ressourcen,</text:p>
            <text:p>Metadaten,Datenbanken,</text:p>
            <text:p>Digitale Datenauswertung,</text:p>
            <text:p>Digitale Ressourcen</text:p>
          </table:table-cell>
          <table:table-cell table:number-columns-repeated="3" table:style-name="ce1"/>
          <table:table-cell table:number-columns-repeated="16370"/>
        </table:table-row>
        <table:table-row table:style-name="ro47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Mainz</text:p>
          </table:table-cell>
          <table:table-cell office:value-type="string" table:style-name="ce62">
            <text:p>Johannes Gutenberg-Universität Mainz</text:p>
          </table:table-cell>
          <table:table-cell office:value-type="string" table:style-name="ce1">
            <text:p>Institut für Altertumswissenschaften</text:p>
          </table:table-cell>
          <table:table-cell office:value-type="string" table:style-name="ce1">
            <text:p>Ägyptologie/Altorientalistik, Schwerpunkt Ägyptologie</text:p>
          </table:table-cell>
          <table:table-cell office:value-type="string" table:style-name="ce1">
            <text:p>Epigraphik, Paläographie, Textedition und Analyse: Philologische Methoden in der Ägyptologi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Verhoeven-van</text:p>
            <text:p>Elsbergen, Univ.-</text:p>
            <text:p>Prof. Dr. Ursula</text:p>
          </table:table-cell>
          <table:table-cell office:value-type="string" table:style-name="ce62">
            <text:p>Dig. Editieren,Software und Tools,Textanalyse,</text:p>
            <text:p>Online-Ressourcen,Datenbanken,Dig. Methoden &amp; Theorien,</text:p>
            <text:p>Digitalisierung,Digital Humanities,Digitale Ressourcen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62">
            <text:p>Mainz</text:p>
          </table:table-cell>
          <table:table-cell office:value-type="string" table:style-name="ce62">
            <text:p>Johannes Gutenberg-Universität Mainz</text:p>
          </table:table-cell>
          <table:table-cell office:value-type="string" table:style-name="ce1">
            <text:p>Institut für Altertumswissenschaften</text:p>
          </table:table-cell>
          <table:table-cell office:value-type="string" table:style-name="ce1">
            <text:p>8 Digitale Archäologie und</text:p>
            <text:p>Methoden 14 und 15</text:p>
            <text:p>Fachspezifische Sprachen</text:p>
            <text:p>und</text:p>
            <text:p>Schlüsselqualifikationen 1</text:p>
            <text:p>und 2</text:p>
          </table:table-cell>
          <table:table-cell office:value-type="string" table:style-name="ce1">
            <text:p>Einführung in die Bauaufnahm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Henning Burwitz</text:p>
          </table:table-cell>
          <table:table-cell table:number-columns-repeated="4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München</text:p>
          </table:table-cell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Institut für Vor- und Frühgeschichtliche</text:p>
            <text:p>Archäologie und Provinzialrömische</text:p>
            <text:p>Archäologie</text:p>
          </table:table-cell>
          <table:table-cell office:value-type="string" table:style-name="ce1">
            <text:p>Bachelor, Master und Promotion</text:p>
          </table:table-cell>
          <table:table-cell office:value-type="string" table:style-name="ce1">
            <text:p>Karten, Grafiken und Data Visualization in der Archäolog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office:value-type="string" table:style-name="ce1">
            <text:p>Massy, Ken</text:p>
          </table:table-cell>
          <table:table-cell office:value-type="string" table:style-name="ce1">
            <text:p>Software und Tools,</text:p>
            <text:p>Visualisierung,</text:p>
            <text:p>Bildbearbeitung,Digitale Datenauswertung,EDV,</text:p>
            <text:p>Digitalisierung</text:p>
          </table:table-cell>
          <table:table-cell table:number-columns-repeated="3" table:style-name="ce1"/>
          <table:table-cell table:number-columns-repeated="16370"/>
        </table:table-row>
        <table:table-row table:style-name="ro34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</text:p>
          </table:table-cell>
          <table:table-cell office:value-type="string" table:style-name="ce1">
            <text:p>Institut für Altorientalistik und Vorderasiatische</text:p>
            <text:p>Archäologie</text:p>
          </table:table-cell>
          <table:table-cell office:value-type="string" table:style-name="ce1">
            <text:p>M21 Ergänzende Studien</text:p>
          </table:table-cell>
          <table:table-cell office:value-type="string" table:style-name="ce1">
            <text:p>Auswertung einer <text:s/>Ausgrabungsdokumentatio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60">
            <text:p>Prof. Dr. Florian Janoscha Kreppner</text:p>
          </table:table-cell>
          <table:table-cell office:value-type="string" table:style-name="ce1">
            <text:p>GIS,Datenmanagement,Ausgrabungsdokumentation,Digitale Datenauswertung,Digitale Dokumentation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</text:p>
          </table:table-cell>
          <table:table-cell office:value-type="string" table:style-name="ce1">
            <text:p>Historisches Seminar - Abteilung für Ur- und</text:p>
            <text:p>Frühgeschichtliche Archäologie</text:p>
          </table:table-cell>
          <table:table-cell office:value-type="string" table:style-name="ce1">
            <text:p>MA Modul 2</text:p>
          </table:table-cell>
          <table:table-cell office:value-type="string" table:style-name="ce1">
            <text:p>Theorie und Anwendung statistischer Methoden zur Gräberfeld- und Siedlungsanalys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iegmund, Frank</text:p>
          </table:table-cell>
          <table:table-cell office:value-type="string" table:style-name="ce1">
            <text:p>Statistik,Datenbanken,Digitale Datenauswertung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Münster</text:p>
          </table:table-cell>
          <table:table-cell office:value-type="string" table:style-name="ce1">
            <text:p>Westfälische Wilhelms-Universität Münster</text:p>
          </table:table-cell>
          <table:table-cell office:value-type="string" table:style-name="ce1">
            <text:p>Institut für Klassische und Christliche Archäologie / Archäologisches Museum</text:p>
          </table:table-cell>
          <table:table-cell office:value-type="string" table:style-name="ce1">
            <text:p>BA Klassische und Christliche Archäologie; MAKlassische und Christliche</text:p>
            <text:p>Archäologie, MA AKOEM</text:p>
          </table:table-cell>
          <table:table-cell office:value-type="string" table:style-name="ce1">
            <text:p>3D-Projekte im Archäologischen Museum der WWU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Dr. H.-H.</text:p>
            <text:p>Nieswandt</text:p>
          </table:table-cell>
          <table:table-cell office:value-type="string" table:style-name="ce1">
            <text:p>3D-Modellierung,3D Scan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Potsdam</text:p>
          </table:table-cell>
          <table:table-cell office:value-type="string" table:style-name="ce1">
            <text:p>Universität Potsdam</text:p>
          </table:table-cell>
          <table:table-cell office:value-type="string" table:style-name="ce1">
            <text:p>Historisches Institut</text:p>
          </table:table-cell>
          <table:table-cell office:value-type="string" table:style-name="ce1">
            <text:p>BA Latinistik, BA Lehramt Latein, BA Gräzistik</text:p>
          </table:table-cell>
          <table:table-cell office:value-type="string" table:style-name="ce1">
            <text:p>Instrumenta digitali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Tischer, Ute</text:p>
          </table:table-cell>
          <table:table-cell office:value-type="string" table:style-name="ce1">
            <text:p>Software und Tools,</text:p>
            <text:p>Textanalyse,Online-</text:p>
            <text:p>Ressourcen,Internet,</text:p>
            <text:p>Datenbanken,Dig.</text:p>
            <text:p>Methoden &amp; Theorien,</text:p>
            <text:p>Digitalisierung,Digital</text:p>
            <text:p>Humanities,Digitale</text:p>
            <text:p>Ressourcen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1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1">
            <text:p>Universität Würzburg</text:p>
          </table:table-cell>
          <table:table-cell office:value-type="string" table:style-name="ce1">
            <text:p>Institut für Klassische Philologie</text:p>
          </table:table-cell>
          <table:table-cell office:value-type="string" table:style-name="ce1">
            <text:p>BA Griechisch</text:p>
          </table:table-cell>
          <table:table-cell office:value-type="string" table:style-name="ce1">
            <text:p>Digital Editions of Greek Literary and Paraliterary Papyri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Essler, Holger</text:p>
          </table:table-cell>
          <table:table-cell office:value-type="string" table:style-name="ce1">
            <text:p>Online-Ressourcen,</text:p>
            <text:p>Auszeichnungssprachen,</text:p>
            <text:p>Digital Humanities</text:p>
          </table:table-cell>
          <table:table-cell table:number-columns-repeated="3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Digital Humanities, Schlüsselkompetenzen</text:p>
          </table:table-cell>
          <table:table-cell office:value-type="string" table:style-name="ce1">
            <text:p>Blender</text:p>
          </table:table-cell>
          <table:table-cell office:value-type="string" table:style-name="ce1">
            <text:p>Workshop</text:p>
          </table:table-cell>
          <table:table-cell office:value-type="string" table:style-name="ce1">
            <text:p>B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Digital Humanities, Schlüsselkompetenzen</text:p>
          </table:table-cell>
          <table:table-cell office:value-type="string" table:style-name="ce1">
            <text:p>Digitale Archäologie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Digital Humanities, Schlüsselkompetenzen</text:p>
          </table:table-cell>
          <table:table-cell office:value-type="string" table:style-name="ce1">
            <text:p>Einführung in die digitale Bild- und Objektwissenschaft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Digital Humanities, Schlüsselkompetenzen</text:p>
          </table:table-cell>
          <table:table-cell office:value-type="string" table:style-name="ce1">
            <text:p>Römische Kaiserporträts. Digitaler Maßvergleich an 3D</text:p>
            <text:p>Modell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Digital Humanities, Schlüsselkompetenzen</text:p>
          </table:table-cell>
          <table:table-cell office:value-type="string" table:style-name="ce1">
            <text:p>Sehen lernen. Mensch und Künstliche Intelligenz im Vergleich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Göttingen</text:p>
          </table:table-cell>
          <table:table-cell office:value-type="string" table:style-name="ce2">
            <text:p>Georg-August-Universität Göttingen</text:p>
          </table:table-cell>
          <table:table-cell office:value-type="string" table:style-name="ce1">
            <text:p>Institut für Digital Humanities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Spatial Humanitie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1">
            <text:p>Archäologische Wissenschaften</text:p>
          </table:table-cell>
          <table:table-cell office:value-type="string" table:style-name="ce1">
            <text:p>Vor- und Frühgeschichte</text:p>
          </table:table-cell>
          <table:table-cell office:value-type="string" table:style-name="ce1">
            <text:p>Digitale Methoden und ihre Anwendung in der Archäolog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1">
            <text:p>Archäologische Wissenschaften</text:p>
          </table:table-cell>
          <table:table-cell office:value-type="string" table:style-name="ce1">
            <text:p>Vor- und Frühgeschichte</text:p>
          </table:table-cell>
          <table:table-cell office:value-type="string" table:style-name="ce1">
            <text:p>Grundlagen der Vermessungstechnik und Structure from Motion (SfM) in der Archäologi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Frankfurt a.M.</text:p>
          </table:table-cell>
          <table:table-cell office:value-type="string" table:style-name="ce2">
            <text:p>J. W. Goethe-Universität Frankfurt</text:p>
          </table:table-cell>
          <table:table-cell office:value-type="string" table:style-name="ce1">
            <text:p>Archäologische Wissenschaften</text:p>
          </table:table-cell>
          <table:table-cell office:value-type="string" table:style-name="ce1">
            <text:p>Vor- und Frühgeschichte</text:p>
          </table:table-cell>
          <table:table-cell office:value-type="string" table:style-name="ce1">
            <text:p>Quantitative Methoden in 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Berlin</text:p>
          </table:table-cell>
          <table:table-cell office:value-type="string" table:style-name="ce1">
            <text:p>Humboldt Universität Berlin</text:p>
          </table:table-cell>
          <table:table-cell office:value-type="string" table:style-name="ce1">
            <text:p>Institut für Klasssiche</text:p>
            <text:p>Archäologie, Winckelmann-</text:p>
            <text:p>Institut</text:p>
          </table:table-cell>
          <table:table-cell office:value-type="string" table:style-name="ce1">
            <text:p>Klassische Archäologie</text:p>
          </table:table-cell>
          <table:table-cell office:value-type="string" table:style-name="ce1">
            <text:p>Archäometrie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Praxismodul</text:p>
          </table:table-cell>
          <table:table-cell office:value-type="string" table:style-name="ce1">
            <text:p>Digitale Verarbeitung</text:p>
            <text:p>archäologischer Geodaten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A, MA, Doktoranden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Mainz</text:p>
          </table:table-cell>
          <table:table-cell office:value-type="string" table:style-name="ce1">
            <text:p>Johannes Gutenberg-Universität Mainz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Praxismodul</text:p>
          </table:table-cell>
          <table:table-cell office:value-type="string" table:style-name="ce1">
            <text:p>Sands of Time – Mediale Darstellungsstrategien der Grabungswissenschaften (Vorbereitung einer Sonderausstellung)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BA, MA, Doktoranden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1">
            <text:p>Vor- und Frühgeschichtliche Archäologie</text:p>
          </table:table-cell>
          <table:table-cell office:value-type="string" table:style-name="ce1">
            <text:p>Vor- und Frühgeschichtliche Archäologie</text:p>
          </table:table-cell>
          <table:table-cell office:value-type="string" table:style-name="ce1">
            <text:p>3D-Scanning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1">
            <text:p>Würzburg</text:p>
          </table:table-cell>
          <table:table-cell office:value-type="string" table:style-name="ce2">
            <text:p>Julius-Maximilians-Universität Würzburg</text:p>
          </table:table-cell>
          <table:table-cell office:value-type="string" table:style-name="ce1">
            <text:p>Vor- und Frühgeschichtliche Archäologie</text:p>
          </table:table-cell>
          <table:table-cell office:value-type="string" table:style-name="ce1">
            <text:p>Vor- und Frühgeschichtliche Archäologie</text:p>
          </table:table-cell>
          <table:table-cell office:value-type="string" table:style-name="ce1">
            <text:p>Jungneolithische Erdwerke in Mainfranken – Gewinnung, Prozessierung und Analyse von Forschungsdate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A, MA</text:p>
          </table:table-cell>
          <table:table-cell table:number-columns-repeated="2" table:style-name="ce1"/>
          <table:table-cell office:value-type="string" table:style-name="ce1">
            <text:p>Institut ergänzt nicht mehr aufgenommen worden)</text:p>
          </table:table-cell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ABC der Archäoinformatik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Antike Landschaften mit GIS betrachten und analysier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table:style-name="ce1"/>
          <table:table-cell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Archäologische Wissenschaften, Optionalbereich</text:p>
          </table:table-cell>
          <table:table-cell office:value-type="string" table:style-name="ce2">
            <text:p>Bilder, Text und Seiten digital editier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Bochum</text:p>
          </table:table-cell>
          <table:table-cell office:value-type="string" table:style-name="ce2">
            <text:p>Ruhr-Universität Bochum</text:p>
          </table:table-cell>
          <table:table-cell office:value-type="string" table:style-name="ce2">
            <text:p>Archäologische Wissenschaften</text:p>
          </table:table-cell>
          <table:table-cell office:value-type="string" table:style-name="ce2">
            <text:p>Archäologische Wissenschaften, Optionalbereich</text:p>
          </table:table-cell>
          <table:table-cell office:value-type="string" table:style-name="ce2">
            <text:p>Bilder, Text und Seiten digital gestalt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Saarbrücken</text:p>
          </table:table-cell>
          <table:table-cell office:value-type="string" table:style-name="ce2">
            <text:p>Universität des Saarlandes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Archäologie, Altertumswissenschaften</text:p>
          </table:table-cell>
          <table:table-cell office:value-type="string" table:style-name="ce2">
            <text:p>Digitalisierung der Lehrsammlung der Klassischen Archäologi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Hamburg</text:p>
          </table:table-cell>
          <table:table-cell office:value-type="string" table:style-name="ce2">
            <text:p>Universität Hamburg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Klassische Archäologie</text:p>
          </table:table-cell>
          <table:table-cell office:value-type="string" table:style-name="ce2">
            <text:p>CAD und GIS – eine Einführung in Zeichnen und Layout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Universität Heidelberg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3D-Computerrekonstruktio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Heidelberg</text:p>
          </table:table-cell>
          <table:table-cell office:value-type="string" table:style-name="ce2">
            <text:p>Universität Heidelberg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Digitales Zeichnen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3D modelling and reconstruction</text:p>
            <text:p>in Archaeology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, Doktoranden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3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“That belongs in a museum!” Creating Archaeogames from idea to release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, Doktoranden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011" table:style-name="ce2"/>
          <table:table-cell table:number-columns-repeated="15361"/>
        </table:table-row>
        <table:table-row table:style-name="ro1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Archäologie</text:p>
          </table:table-cell>
          <table:table-cell office:value-type="string" table:style-name="ce2">
            <text:p>Relational and Spatial databases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BA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Institut für Klassische Archäologie</text:p>
          </table:table-cell>
          <table:table-cell office:value-type="string" table:style-name="ce2">
            <text:p>Archäologie (Fachrichtung Archäoinformatik), Digital and</text:p>
            <text:p>Computational Archaeology</text:p>
          </table:table-cell>
          <table:table-cell office:value-type="string" table:style-name="ce2">
            <text:p>Spatial analysis of landscapes and urban environments. Übung zur VL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MA, Doktoranden</text:p>
          </table:table-cell>
          <table:table-cell office:value-type="string" table:style-name="ce62">
            <text:p>Paliou, Eleftheria</text:p>
          </table:table-cell>
          <table:table-cell table:style-name="ce22"/>
          <table:table-cell office:value-type="string" table:style-name="ce1">
            <text:p>Institut ergänzt nicht mehr aufgenommen worden)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Institut für Klassische Archäologie</text:p>
          </table:table-cell>
          <table:table-cell office:value-type="string" table:style-name="ce2">
            <text:p>Archäologie (Fachrichtung Archäoinformatik), Digital and</text:p>
            <text:p>Computational Archaeology</text:p>
          </table:table-cell>
          <table:table-cell office:value-type="string" table:style-name="ce2">
            <text:p>Spatial analysis of landscapes and urban environments</text:p>
          </table:table-cell>
          <table:table-cell office:value-type="string" table:style-name="ce2">
            <text:p>Vorlesung</text:p>
          </table:table-cell>
          <table:table-cell office:value-type="string" table:style-name="ce2">
            <text:p>MA, Doktoranden</text:p>
          </table:table-cell>
          <table:table-cell office:value-type="string" table:style-name="ce62">
            <text:p>Paliou, Eleftheria</text:p>
          </table:table-cell>
          <table:table-cell table:style-name="ce62"/>
          <table:table-cell office:value-type="string" table:style-name="ce1">
            <text:p>Institut ergänzt nicht mehr aufgenommen worden)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Köln</text:p>
          </table:table-cell>
          <table:table-cell office:value-type="string" table:style-name="ce2">
            <text:p>Universität zu Köln</text:p>
          </table:table-cell>
          <table:table-cell office:value-type="string" table:style-name="ce2">
            <text:p>Institut für Klassische Archäologie</text:p>
          </table:table-cell>
          <table:table-cell office:value-type="string" table:style-name="ce2">
            <text:p>Archäologie (Fachrichtung Archäoinformatik), Digital and</text:p>
            <text:p>Computational Archaeology</text:p>
          </table:table-cell>
          <table:table-cell office:value-type="string" table:style-name="ce2">
            <text:p>Theorien und aktuelle Forschungen in der Archäoinformatik</text:p>
          </table:table-cell>
          <table:table-cell office:value-type="string" table:style-name="ce2">
            <text:p>Seminar</text:p>
          </table:table-cell>
          <table:table-cell office:value-type="string" table:style-name="ce2">
            <text:p>MA, Doktoranden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SoSe 2023</text:p>
          </table:table-cell>
          <table:table-cell table:style-name="ce2"/>
          <table:table-cell office:value-type="string" table:style-name="ce2">
            <text:p>Münster</text:p>
          </table:table-cell>
          <table:table-cell office:value-type="string" table:style-name="ce2">
            <text:p>Westfälische Wilhelms-Universität Münster</text:p>
          </table:table-cell>
          <table:table-cell office:value-type="string" table:style-name="ce2">
            <text:p>Klassische und Christliche Archäologie</text:p>
          </table:table-cell>
          <table:table-cell office:value-type="string" table:style-name="ce2">
            <text:p>BA "Klass. u. Christl. Arch.",</text:p>
            <text:p>MA "Klass. u. Christl. Arch.";</text:p>
            <text:p>MA "AKOEM"</text:p>
          </table:table-cell>
          <table:table-cell office:value-type="string" table:style-name="ce2">
            <text:p>Münzprägung im Hellenismus</text:p>
          </table:table-cell>
          <table:table-cell office:value-type="string" table:style-name="ce2">
            <text:p>Übung</text:p>
          </table:table-cell>
          <table:table-cell office:value-type="string" table:style-name="ce2">
            <text:p>BA, MA</text:p>
          </table:table-cell>
          <table:table-cell table:number-columns-repeated="2" table:style-name="ce2"/>
          <table:table-cell office:value-type="string" table:style-name="ce1">
            <text:p>Institut ergänzt nicht mehr aufgenommen worden)</text:p>
          </table:table-cell>
          <table:table-cell table:number-columns-repeated="16372"/>
        </table:table-row>
        <table:table-row table:number-rows-repeated="1047851" table:style-name="ro51">
          <table:table-cell table:number-columns-repeated="16384"/>
        </table:table-row>
        <table:named-expressions>
          <table:named-range table:name="autofields_table" table:cell-range-address="Tabelle1.$A$1:Tabelle1.$O$51" table:base-cell-address="Tabelle1.$A$1"/>
          <table:named-range table:name="Connection1" table:cell-range-address="Tabelle1.$A$1" table:base-cell-address="Tabelle1.$A$1"/>
          <table:named-expression table:name="content" table:expression="of:=&quot;tabelle1!#REF!&quot;" table:base-cell-address="Tabelle1.$A$1"/>
        </table:named-expressions>
      </table:table>
      <table:table table:name="Pivot_Table_Tabelle1_1" table:style-name="ta2">
        <table:table-column table:style-name="co19" table:default-cell-style-name="ce1"/>
        <table:table-column table:style-name="co17" table:number-columns-repeated="29" table:default-cell-style-name="ce1"/>
        <table:table-column table:style-name="co18" table:number-columns-repeated="16354" table:default-cell-style-name="ce1"/>
        <table:table-row table:style-name="ro1">
          <table:table-cell office:value-type="string" table:style-name="ce64">
            <text:p>Count - Stadt</text:p>
          </table:table-cell>
          <table:table-cell office:value-type="string" table:style-name="ce65">
            <text:p>Stadt</text:p>
          </table:table-cell>
          <table:table-cell table:number-columns-repeated="27" table:style-name="ce66"/>
          <table:table-cell table:style-name="ce67"/>
          <table:table-cell table:number-columns-repeated="16354"/>
        </table:table-row>
        <table:table-row table:style-name="ro1">
          <table:table-cell office:value-type="string" table:style-name="ce68">
            <text:p>Semester</text:p>
          </table:table-cell>
          <table:table-cell office:value-type="string" table:style-name="ce69">
            <text:p>Augsburg</text:p>
          </table:table-cell>
          <table:table-cell office:value-type="string" table:style-name="ce70">
            <text:p>Bamberg</text:p>
          </table:table-cell>
          <table:table-cell office:value-type="string" table:style-name="ce70">
            <text:p>Berlin</text:p>
          </table:table-cell>
          <table:table-cell office:value-type="string" table:style-name="ce70">
            <text:p>Bochum</text:p>
          </table:table-cell>
          <table:table-cell office:value-type="string" table:style-name="ce70">
            <text:p>Bonn</text:p>
          </table:table-cell>
          <table:table-cell office:value-type="string" table:style-name="ce70">
            <text:p>Düsseldorf</text:p>
          </table:table-cell>
          <table:table-cell office:value-type="string" table:style-name="ce70">
            <text:p>Erlangen</text:p>
          </table:table-cell>
          <table:table-cell office:value-type="string" table:style-name="ce70">
            <text:p>Frankfurt a.M.</text:p>
          </table:table-cell>
          <table:table-cell office:value-type="string" table:style-name="ce70">
            <text:p>Freiburg</text:p>
          </table:table-cell>
          <table:table-cell office:value-type="string" table:style-name="ce70">
            <text:p>Giessen</text:p>
          </table:table-cell>
          <table:table-cell office:value-type="string" table:style-name="ce70">
            <text:p>Göttingen</text:p>
          </table:table-cell>
          <table:table-cell office:value-type="string" table:style-name="ce70">
            <text:p>Halle</text:p>
          </table:table-cell>
          <table:table-cell office:value-type="string" table:style-name="ce70">
            <text:p>Hamburg</text:p>
          </table:table-cell>
          <table:table-cell office:value-type="string" table:style-name="ce70">
            <text:p>Heidelberg</text:p>
          </table:table-cell>
          <table:table-cell office:value-type="string" table:style-name="ce70">
            <text:p>Jena</text:p>
          </table:table-cell>
          <table:table-cell office:value-type="string" table:style-name="ce70">
            <text:p>Kiel</text:p>
          </table:table-cell>
          <table:table-cell office:value-type="string" table:style-name="ce70">
            <text:p>Köln</text:p>
          </table:table-cell>
          <table:table-cell office:value-type="string" table:style-name="ce70">
            <text:p>Leipzig</text:p>
          </table:table-cell>
          <table:table-cell office:value-type="string" table:style-name="ce70">
            <text:p>Mainz</text:p>
          </table:table-cell>
          <table:table-cell office:value-type="string" table:style-name="ce70">
            <text:p>Marburg</text:p>
          </table:table-cell>
          <table:table-cell office:value-type="string" table:style-name="ce70">
            <text:p>München</text:p>
          </table:table-cell>
          <table:table-cell office:value-type="string" table:style-name="ce70">
            <text:p>Münster</text:p>
          </table:table-cell>
          <table:table-cell office:value-type="string" table:style-name="ce70">
            <text:p>Regensburg</text:p>
          </table:table-cell>
          <table:table-cell office:value-type="string" table:style-name="ce70">
            <text:p>Stuttgart</text:p>
          </table:table-cell>
          <table:table-cell office:value-type="string" table:style-name="ce70">
            <text:p>Trier</text:p>
          </table:table-cell>
          <table:table-cell office:value-type="string" table:style-name="ce70">
            <text:p>Tübingen</text:p>
          </table:table-cell>
          <table:table-cell office:value-type="string" table:style-name="ce70">
            <text:p>Würzburg</text:p>
          </table:table-cell>
          <table:table-cell office:value-type="string" table:style-name="ce70">
            <text:p>(empty)</text:p>
          </table:table-cell>
          <table:table-cell office:value-type="string" table:style-name="ce71">
            <text:p>Total Result</text:p>
          </table:table-cell>
          <table:table-cell table:number-columns-repeated="16354"/>
        </table:table-row>
        <table:table-row table:style-name="ro1">
          <table:table-cell office:value-type="string" table:style-name="ce72">
            <text:p>SoSe 2015</text:p>
          </table:table-cell>
          <table:table-cell office:value-type="float" office:value="1" table:style-name="ce73">
            <text:p>1</text:p>
          </table:table-cell>
          <table:table-cell office:value-type="float" office:value="3" table:style-name="ce74">
            <text:p>3</text:p>
          </table:table-cell>
          <table:table-cell office:value-type="float" office:value="3" table:style-name="ce74">
            <text:p>3</text:p>
          </table:table-cell>
          <table:table-cell office:value-type="float" office:value="3" table:style-name="ce74">
            <text:p>3</text:p>
          </table:table-cell>
          <table:table-cell table:number-columns-repeated="3" table:style-name="ce74"/>
          <table:table-cell office:value-type="float" office:value="1" table:style-name="ce74">
            <text:p>1</text:p>
          </table:table-cell>
          <table:table-cell table:number-columns-repeated="2" table:style-name="ce74"/>
          <table:table-cell office:value-type="float" office:value="2" table:style-name="ce74">
            <text:p>2</text:p>
          </table:table-cell>
          <table:table-cell table:number-columns-repeated="2" table:style-name="ce74"/>
          <table:table-cell office:value-type="float" office:value="11" table:style-name="ce74">
            <text:p>11</text:p>
          </table:table-cell>
          <table:table-cell table:style-name="ce74"/>
          <table:table-cell office:value-type="float" office:value="6" table:style-name="ce74">
            <text:p>6</text:p>
          </table:table-cell>
          <table:table-cell office:value-type="float" office:value="6" table:style-name="ce74">
            <text:p>6</text:p>
          </table:table-cell>
          <table:table-cell office:value-type="float" office:value="1" table:style-name="ce74">
            <text:p>1</text:p>
          </table:table-cell>
          <table:table-cell office:value-type="float" office:value="9" table:style-name="ce74">
            <text:p>9</text:p>
          </table:table-cell>
          <table:table-cell table:style-name="ce74"/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table:number-columns-repeated="2" table:style-name="ce74"/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table:style-name="ce74"/>
          <table:table-cell table:style-name="ce75"/>
          <table:table-cell office:value-type="float" office:value="52" table:style-name="ce76">
            <text:p>52</text:p>
          </table:table-cell>
          <table:table-cell table:number-columns-repeated="16354"/>
        </table:table-row>
        <table:table-row table:style-name="ro1">
          <table:table-cell office:value-type="string" table:style-name="ce77">
            <text:p>SoSe 2016</text:p>
          </table:table-cell>
          <table:table-cell office:value-type="float" office:value="2" table:style-name="ce78">
            <text:p>2</text:p>
          </table:table-cell>
          <table:table-cell office:value-type="float" office:value="5" table:style-name="ce79">
            <text:p>5</text:p>
          </table:table-cell>
          <table:table-cell office:value-type="float" office:value="27" table:style-name="ce79">
            <text:p>27</text:p>
          </table:table-cell>
          <table:table-cell office:value-type="float" office:value="5" table:style-name="ce79">
            <text:p>5</text:p>
          </table:table-cell>
          <table:table-cell office:value-type="float" office:value="3" table:style-name="ce79">
            <text:p>3</text:p>
          </table:table-cell>
          <table:table-cell table:number-columns-repeated="2" table:style-name="ce79"/>
          <table:table-cell office:value-type="float" office:value="5" table:style-name="ce79">
            <text:p>5</text:p>
          </table:table-cell>
          <table:table-cell table:style-name="ce79"/>
          <table:table-cell office:value-type="float" office:value="1" table:style-name="ce79">
            <text:p>1</text:p>
          </table:table-cell>
          <table:table-cell office:value-type="float" office:value="8" table:style-name="ce79">
            <text:p>8</text:p>
          </table:table-cell>
          <table:table-cell table:style-name="ce79"/>
          <table:table-cell office:value-type="float" office:value="5" table:style-name="ce79">
            <text:p>5</text:p>
          </table:table-cell>
          <table:table-cell office:value-type="float" office:value="9" table:style-name="ce79">
            <text:p>9</text:p>
          </table:table-cell>
          <table:table-cell table:style-name="ce79"/>
          <table:table-cell office:value-type="float" office:value="4" table:style-name="ce79">
            <text:p>4</text:p>
          </table:table-cell>
          <table:table-cell office:value-type="float" office:value="15" table:style-name="ce79">
            <text:p>15</text:p>
          </table:table-cell>
          <table:table-cell office:value-type="float" office:value="5" table:style-name="ce79">
            <text:p>5</text:p>
          </table:table-cell>
          <table:table-cell office:value-type="float" office:value="3" table:style-name="ce79">
            <text:p>3</text:p>
          </table:table-cell>
          <table:table-cell office:value-type="float" office:value="2" table:style-name="ce79">
            <text:p>2</text:p>
          </table:table-cell>
          <table:table-cell office:value-type="float" office:value="12" table:style-name="ce79">
            <text:p>12</text:p>
          </table:table-cell>
          <table:table-cell office:value-type="float" office:value="4" table:style-name="ce79">
            <text:p>4</text:p>
          </table:table-cell>
          <table:table-cell table:style-name="ce79"/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2" table:style-name="ce79">
            <text:p>12</text:p>
          </table:table-cell>
          <table:table-cell office:value-type="float" office:value="7" table:style-name="ce79">
            <text:p>7</text:p>
          </table:table-cell>
          <table:table-cell table:style-name="ce80"/>
          <table:table-cell office:value-type="float" office:value="136" table:style-name="ce81">
            <text:p>136</text:p>
          </table:table-cell>
          <table:table-cell table:number-columns-repeated="16354"/>
        </table:table-row>
        <table:table-row table:style-name="ro1">
          <table:table-cell office:value-type="string" table:style-name="ce77">
            <text:p>SoSe 2017</text:p>
          </table:table-cell>
          <table:table-cell office:value-type="float" office:value="2" table:style-name="ce78">
            <text:p>2</text:p>
          </table:table-cell>
          <table:table-cell table:style-name="ce79"/>
          <table:table-cell office:value-type="float" office:value="7" table:style-name="ce79">
            <text:p>7</text:p>
          </table:table-cell>
          <table:table-cell office:value-type="float" office:value="4" table:style-name="ce79">
            <text:p>4</text:p>
          </table:table-cell>
          <table:table-cell office:value-type="float" office:value="2" table:style-name="ce79">
            <text:p>2</text:p>
          </table:table-cell>
          <table:table-cell table:number-columns-repeated="7" table:style-name="ce79"/>
          <table:table-cell office:value-type="float" office:value="1" table:style-name="ce79">
            <text:p>1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79">
            <text:p>1</text:p>
          </table:table-cell>
          <table:table-cell office:value-type="float" office:value="7" table:style-name="ce79">
            <text:p>7</text:p>
          </table:table-cell>
          <table:table-cell office:value-type="float" office:value="8" table:style-name="ce79">
            <text:p>8</text:p>
          </table:table-cell>
          <table:table-cell office:value-type="float" office:value="2" table:style-name="ce79">
            <text:p>2</text:p>
          </table:table-cell>
          <table:table-cell table:style-name="ce79"/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3" table:style-name="ce79"/>
          <table:table-cell office:value-type="float" office:value="3" table:style-name="ce79">
            <text:p>3</text:p>
          </table:table-cell>
          <table:table-cell table:style-name="ce80"/>
          <table:table-cell office:value-type="float" office:value="44" table:style-name="ce81">
            <text:p>44</text:p>
          </table:table-cell>
          <table:table-cell table:number-columns-repeated="16354"/>
        </table:table-row>
        <table:table-row table:style-name="ro1">
          <table:table-cell office:value-type="string" table:style-name="ce77">
            <text:p>SoSe 2018</text:p>
          </table:table-cell>
          <table:table-cell office:value-type="float" office:value="1" table:style-name="ce78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0" table:style-name="ce79"/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10" table:style-name="ce79"/>
          <table:table-cell table:style-name="ce80"/>
          <table:table-cell office:value-type="float" office:value="5" table:style-name="ce81">
            <text:p>5</text:p>
          </table:table-cell>
          <table:table-cell table:number-columns-repeated="16354"/>
        </table:table-row>
        <table:table-row table:style-name="ro1">
          <table:table-cell office:value-type="string" table:style-name="ce77">
            <text:p>WiSe 2014/15</text:p>
          </table:table-cell>
          <table:table-cell table:style-name="ce78"/>
          <table:table-cell table:style-name="ce79"/>
          <table:table-cell office:value-type="float" office:value="3" table:style-name="ce79">
            <text:p>3</text:p>
          </table:table-cell>
          <table:table-cell table:number-columns-repeated="24" table:style-name="ce79"/>
          <table:table-cell table:style-name="ce80"/>
          <table:table-cell office:value-type="float" office:value="3" table:style-name="ce81">
            <text:p>3</text:p>
          </table:table-cell>
          <table:table-cell table:number-columns-repeated="16354"/>
        </table:table-row>
        <table:table-row table:style-name="ro1">
          <table:table-cell office:value-type="string" table:style-name="ce77">
            <text:p>WiSe 2015/16</text:p>
          </table:table-cell>
          <table:table-cell office:value-type="float" office:value="1" table:style-name="ce78">
            <text:p>1</text:p>
          </table:table-cell>
          <table:table-cell office:value-type="float" office:value="9" table:style-name="ce79">
            <text:p>9</text:p>
          </table:table-cell>
          <table:table-cell office:value-type="float" office:value="15" table:style-name="ce79">
            <text:p>15</text:p>
          </table:table-cell>
          <table:table-cell office:value-type="float" office:value="4" table:style-name="ce79">
            <text:p>4</text:p>
          </table:table-cell>
          <table:table-cell table:number-columns-repeated="3" table:style-name="ce79"/>
          <table:table-cell office:value-type="float" office:value="1" table:style-name="ce79">
            <text:p>1</text:p>
          </table:table-cell>
          <table:table-cell table:number-columns-repeated="2" table:style-name="ce79"/>
          <table:table-cell office:value-type="float" office:value="1" table:style-name="ce79">
            <text:p>1</text:p>
          </table:table-cell>
          <table:table-cell table:number-columns-repeated="2" table:style-name="ce79"/>
          <table:table-cell office:value-type="float" office:value="13" table:style-name="ce79">
            <text:p>13</text:p>
          </table:table-cell>
          <table:table-cell table:style-name="ce79"/>
          <table:table-cell office:value-type="float" office:value="3" table:style-name="ce79">
            <text:p>3</text:p>
          </table:table-cell>
          <table:table-cell office:value-type="float" office:value="12" table:style-name="ce79">
            <text:p>12</text:p>
          </table:table-cell>
          <table:table-cell office:value-type="float" office:value="5" table:style-name="ce79">
            <text:p>5</text:p>
          </table:table-cell>
          <table:table-cell office:value-type="float" office:value="8" table:style-name="ce79">
            <text:p>8</text:p>
          </table:table-cell>
          <table:table-cell table:style-name="ce79"/>
          <table:table-cell office:value-type="float" office:value="6" table:style-name="ce79">
            <text:p>6</text:p>
          </table:table-cell>
          <table:table-cell office:value-type="float" office:value="5" table:style-name="ce79">
            <text:p>5</text:p>
          </table:table-cell>
          <table:table-cell table:number-columns-repeated="2" table:style-name="ce79"/>
          <table:table-cell office:value-type="float" office:value="2" table:style-name="ce79">
            <text:p>2</text:p>
          </table:table-cell>
          <table:table-cell office:value-type="float" office:value="9" table:style-name="ce79">
            <text:p>9</text:p>
          </table:table-cell>
          <table:table-cell table:style-name="ce79"/>
          <table:table-cell table:style-name="ce80"/>
          <table:table-cell office:value-type="float" office:value="94" table:style-name="ce81">
            <text:p>94</text:p>
          </table:table-cell>
          <table:table-cell table:number-columns-repeated="16354"/>
        </table:table-row>
        <table:table-row table:style-name="ro1">
          <table:table-cell office:value-type="string" table:style-name="ce77">
            <text:p>WiSe 2016/17</text:p>
          </table:table-cell>
          <table:table-cell table:style-name="ce78"/>
          <table:table-cell table:style-name="ce79"/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table:number-columns-repeated="3" table:style-name="ce79"/>
          <table:table-cell office:value-type="float" office:value="1" table:style-name="ce79">
            <text:p>1</text:p>
          </table:table-cell>
          <table:table-cell table:number-columns-repeated="2" table:style-name="ce79"/>
          <table:table-cell office:value-type="float" office:value="2" table:style-name="ce79">
            <text:p>2</text:p>
          </table:table-cell>
          <table:table-cell table:number-columns-repeated="2" table:style-name="ce79"/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7" table:style-name="ce79">
            <text:p>7</text:p>
          </table:table-cell>
          <table:table-cell office:value-type="float" office:value="4" table:style-name="ce79">
            <text:p>4</text:p>
          </table:table-cell>
          <table:table-cell office:value-type="float" office:value="4" table:style-name="ce79">
            <text:p>4</text:p>
          </table:table-cell>
          <table:table-cell table:style-name="ce79"/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number-columns-repeated="2" table:style-name="ce79"/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style-name="ce80"/>
          <table:table-cell office:value-type="float" office:value="29" table:style-name="ce81">
            <text:p>29</text:p>
          </table:table-cell>
          <table:table-cell table:number-columns-repeated="16354"/>
        </table:table-row>
        <table:table-row table:style-name="ro1">
          <table:table-cell office:value-type="string" table:style-name="ce77">
            <text:p>WiSe 2017/18</text:p>
          </table:table-cell>
          <table:table-cell office:value-type="float" office:value="1" table:style-name="ce78">
            <text:p>1</text:p>
          </table:table-cell>
          <table:table-cell office:value-type="float" office:value="4" table:style-name="ce79">
            <text:p>4</text:p>
          </table:table-cell>
          <table:table-cell office:value-type="float" office:value="1" table:style-name="ce79">
            <text:p>1</text:p>
          </table:table-cell>
          <table:table-cell office:value-type="float" office:value="5" table:style-name="ce79">
            <text:p>5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2" table:style-name="ce79">
            <text:p>2</text:p>
          </table:table-cell>
          <table:table-cell office:value-type="float" office:value="6" table:style-name="ce79">
            <text:p>6</text:p>
          </table:table-cell>
          <table:table-cell table:style-name="ce79"/>
          <table:table-cell office:value-type="float" office:value="2" table:style-name="ce79">
            <text:p>2</text:p>
          </table:table-cell>
          <table:table-cell office:value-type="float" office:value="1" table:style-name="ce79">
            <text:p>1</text:p>
          </table:table-cell>
          <table:table-cell office:value-type="float" office:value="4" table:style-name="ce79">
            <text:p>4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79">
            <text:p>1</text:p>
          </table:table-cell>
          <table:table-cell office:value-type="float" office:value="9" table:style-name="ce79">
            <text:p>9</text:p>
          </table:table-cell>
          <table:table-cell office:value-type="float" office:value="10" table:style-name="ce79">
            <text:p>10</text:p>
          </table:table-cell>
          <table:table-cell office:value-type="float" office:value="2" table:style-name="ce79">
            <text:p>2</text:p>
          </table:table-cell>
          <table:table-cell office:value-type="float" office:value="4" table:style-name="ce79">
            <text:p>4</text:p>
          </table:table-cell>
          <table:table-cell table:style-name="ce79"/>
          <table:table-cell office:value-type="float" office:value="2" table:style-name="ce79">
            <text:p>2</text:p>
          </table:table-cell>
          <table:table-cell office:value-type="float" office:value="1" table:style-name="ce79">
            <text:p>1</text:p>
          </table:table-cell>
          <table:table-cell office:value-type="float" office:value="10" table:style-name="ce79">
            <text:p>10</text:p>
          </table:table-cell>
          <table:table-cell office:value-type="float" office:value="1" table:style-name="ce79">
            <text:p>1</text:p>
          </table:table-cell>
          <table:table-cell table:number-columns-repeated="2" table:style-name="ce79"/>
          <table:table-cell office:value-type="float" office:value="1" table:style-name="ce79">
            <text:p>1</text:p>
          </table:table-cell>
          <table:table-cell table:style-name="ce80"/>
          <table:table-cell office:value-type="float" office:value="74" table:style-name="ce81">
            <text:p>74</text:p>
          </table:table-cell>
          <table:table-cell table:number-columns-repeated="16354"/>
        </table:table-row>
        <table:table-row table:style-name="ro1">
          <table:table-cell office:value-type="string" table:style-name="ce77">
            <text:p>WiSe 2018/19</text:p>
          </table:table-cell>
          <table:table-cell office:value-type="float" office:value="2" table:style-name="ce82">
            <text:p>2</text:p>
          </table:table-cell>
          <table:table-cell office:value-type="float" office:value="3" table:style-name="ce83">
            <text:p>3</text:p>
          </table:table-cell>
          <table:table-cell office:value-type="float" office:value="1" table:style-name="ce83">
            <text:p>1</text:p>
          </table:table-cell>
          <table:table-cell office:value-type="float" office:value="6" table:style-name="ce83">
            <text:p>6</text:p>
          </table:table-cell>
          <table:table-cell table:number-columns-repeated="8" table:style-name="ce83"/>
          <table:table-cell office:value-type="float" office:value="2" table:style-name="ce83">
            <text:p>2</text:p>
          </table:table-cell>
          <table:table-cell office:value-type="float" office:value="2" table:style-name="ce83">
            <text:p>2</text:p>
          </table:table-cell>
          <table:table-cell table:style-name="ce83"/>
          <table:table-cell office:value-type="float" office:value="6" table:style-name="ce83">
            <text:p>6</text:p>
          </table:table-cell>
          <table:table-cell office:value-type="float" office:value="5" table:style-name="ce83">
            <text:p>5</text:p>
          </table:table-cell>
          <table:table-cell office:value-type="float" office:value="15" table:style-name="ce83">
            <text:p>15</text:p>
          </table:table-cell>
          <table:table-cell table:number-columns-repeated="2" table:style-name="ce83"/>
          <table:table-cell office:value-type="float" office:value="1" table:style-name="ce83">
            <text:p>1</text:p>
          </table:table-cell>
          <table:table-cell office:value-type="float" office:value="1" table:style-name="ce83">
            <text:p>1</text:p>
          </table:table-cell>
          <table:table-cell table:number-columns-repeated="4" table:style-name="ce83"/>
          <table:table-cell office:value-type="float" office:value="1" table:style-name="ce83">
            <text:p>1</text:p>
          </table:table-cell>
          <table:table-cell table:style-name="ce84"/>
          <table:table-cell office:value-type="float" office:value="45" table:style-name="ce85">
            <text:p>45</text:p>
          </table:table-cell>
          <table:table-cell table:number-columns-repeated="16354"/>
        </table:table-row>
        <table:table-row table:style-name="ro1">
          <table:table-cell office:value-type="string" table:style-name="ce86">
            <text:p>Total Result</text:p>
          </table:table-cell>
          <table:table-cell office:value-type="float" office:value="10" table:style-name="ce87">
            <text:p>10</text:p>
          </table:table-cell>
          <table:table-cell office:value-type="float" office:value="24" table:style-name="ce88">
            <text:p>24</text:p>
          </table:table-cell>
          <table:table-cell office:value-type="float" office:value="59" table:style-name="ce88">
            <text:p>59</text:p>
          </table:table-cell>
          <table:table-cell office:value-type="float" office:value="28" table:style-name="ce88">
            <text:p>28</text:p>
          </table:table-cell>
          <table:table-cell office:value-type="float" office:value="6" table:style-name="ce88">
            <text:p>6</text:p>
          </table:table-cell>
          <table:table-cell office:value-type="float" office:value="1" table:style-name="ce88">
            <text:p>1</text:p>
          </table:table-cell>
          <table:table-cell office:value-type="float" office:value="2" table:style-name="ce88">
            <text:p>2</text:p>
          </table:table-cell>
          <table:table-cell office:value-type="float" office:value="10" table:style-name="ce88">
            <text:p>10</text:p>
          </table:table-cell>
          <table:table-cell office:value-type="float" office:value="6" table:style-name="ce88">
            <text:p>6</text:p>
          </table:table-cell>
          <table:table-cell office:value-type="float" office:value="1" table:style-name="ce88">
            <text:p>1</text:p>
          </table:table-cell>
          <table:table-cell office:value-type="float" office:value="15" table:style-name="ce88">
            <text:p>15</text:p>
          </table:table-cell>
          <table:table-cell office:value-type="float" office:value="1" table:style-name="ce88">
            <text:p>1</text:p>
          </table:table-cell>
          <table:table-cell office:value-type="float" office:value="12" table:style-name="ce88">
            <text:p>12</text:p>
          </table:table-cell>
          <table:table-cell office:value-type="float" office:value="43" table:style-name="ce88">
            <text:p>43</text:p>
          </table:table-cell>
          <table:table-cell office:value-type="float" office:value="3" table:style-name="ce88">
            <text:p>3</text:p>
          </table:table-cell>
          <table:table-cell office:value-type="float" office:value="42" table:style-name="ce88">
            <text:p>42</text:p>
          </table:table-cell>
          <table:table-cell office:value-type="float" office:value="61" table:style-name="ce88">
            <text:p>61</text:p>
          </table:table-cell>
          <table:table-cell office:value-type="float" office:value="34" table:style-name="ce88">
            <text:p>34</text:p>
          </table:table-cell>
          <table:table-cell office:value-type="float" office:value="24" table:style-name="ce88">
            <text:p>24</text:p>
          </table:table-cell>
          <table:table-cell office:value-type="float" office:value="4" table:style-name="ce88">
            <text:p>4</text:p>
          </table:table-cell>
          <table:table-cell office:value-type="float" office:value="26" table:style-name="ce88">
            <text:p>26</text:p>
          </table:table-cell>
          <table:table-cell office:value-type="float" office:value="14" table:style-name="ce88">
            <text:p>14</text:p>
          </table:table-cell>
          <table:table-cell office:value-type="float" office:value="11" table:style-name="ce88">
            <text:p>11</text:p>
          </table:table-cell>
          <table:table-cell office:value-type="float" office:value="2" table:style-name="ce88">
            <text:p>2</text:p>
          </table:table-cell>
          <table:table-cell office:value-type="float" office:value="6" table:style-name="ce88">
            <text:p>6</text:p>
          </table:table-cell>
          <table:table-cell office:value-type="float" office:value="23" table:style-name="ce88">
            <text:p>23</text:p>
          </table:table-cell>
          <table:table-cell office:value-type="float" office:value="14" table:style-name="ce88">
            <text:p>14</text:p>
          </table:table-cell>
          <table:table-cell table:style-name="ce89"/>
          <table:table-cell office:value-type="float" office:value="482" table:style-name="ce90">
            <text:p>482</text:p>
          </table:table-cell>
          <table:table-cell table:number-columns-repeated="16354"/>
        </table:table-row>
        <table:table-row table:number-rows-repeated="1048564" table:style-name="ro1">
          <table:table-cell table:number-columns-repeated="16384"/>
        </table:table-row>
      </table:table>
      <table:table table:name="Tabelle2" table:style-name="ta2">
        <table:table-column table:style-name="co17" table:default-cell-style-name="ce1"/>
        <table:table-column table:style-name="co18" table:number-columns-repeated="16383" table:default-cell-style-name="ce1"/>
        <table:table-row table:number-rows-repeated="3" table:style-name="ro1">
          <table:table-cell table:style-name="ce91"/>
          <table:table-cell table:number-columns-repeated="16383"/>
        </table:table-row>
        <table:table-row table:number-rows-repeated="116" table:style-name="ro1">
          <table:table-cell table:style-name="ce92"/>
          <table:table-cell table:number-columns-repeated="16383"/>
        </table:table-row>
        <table:table-row table:number-rows-repeated="1048457" table:style-name="ro51">
          <table:table-cell table:number-columns-repeated="16384"/>
        </table:table-row>
      </table:table>
      <table:database-ranges>
        <table:database-range table:target-range-address="Tabelle1.A1:Tabelle1.O725" table:name="__Anonymous_Sheet_DB__0" table:display-filter-buttons="true"/>
      </table:database-ranges>
      <table:data-pilot-tables>
        <table:data-pilot-table table:name="DataPilot1" table:target-range-address="Pivot_Table_Tabelle1_1.A1:Pivot_Table_Tabelle1_1.AD12" table:show-filter-button="false" table:buttons="Pivot_Table_Tabelle1_1.A2 Pivot_Table_Tabelle1_1.B1" table:drill-down-on-double-click="false">
          <table:source-cell-range table:cell-range-address="Tabelle1.A1:Tabelle1.C525"/>
          <table:data-pilot-field table:source-field-name="Stadt" table:orientation="column">
            <table:data-pilot-level table:show-empty="true"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Semester" table:orientation="row">
            <table:data-pilot-level table:show-empty="false"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Stadt" table:orientation="data" table:function="count">
            <table:data-pilot-level table:show-empty="true"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2" svg:font-family="Calibri2"/>
    <style:font-face style:name="Verdana" svg:font-family="Verdana"/>
    <style:font-face style:name="Calibri1" svg:font-family="Calibri1"/>
    <style:font-face style:name="Liberation Serif" svg:font-family="&quot;Liberation Serif&quot;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SCSchmidt</meta:initial-creator>
    <dc:creator>Andreas Angourakis</dc:creator>
    <meta:creation-date>2018-09-10T08:22:30Z</meta:creation-date>
    <dc:date>2024-03-20T17:13:46Z</dc:date>
    <meta:editing-cycles>340</meta:editing-cycles>
    <meta:editing-duration>PT565019S</meta:editing-duration>
    <meta:user-defined meta:name="AppVersion">15.0300</meta:user-defined>
  </office:meta>
</office:document-meta>
</file>